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0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Comérci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ceita Bruta em 12 meses (em R$)</text:p>
          </table:table-cell>
          <table:table-cell office:value-type="string" calcext:value-type="string">
            <text:p>TETO</text:p>
          </table:table-cell>
          <table:table-cell office:value-type="string" calcext:value-type="string">
            <text:p>Alíquota Total</text:p>
          </table:table-cell>
          <table:table-cell office:value-type="string" calcext:value-type="string">
            <text:p>IRPJ</text:p>
          </table:table-cell>
          <table:table-cell office:value-type="string" calcext:value-type="string">
            <text:p>CSLL</text:p>
          </table:table-cell>
          <table:table-cell office:value-type="string" calcext:value-type="string">
            <text:p>Cofins</text:p>
          </table:table-cell>
          <table:table-cell office:value-type="string" calcext:value-type="string">
            <text:p>PIS/Pasep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CMS</text:p>
          </table:table-cell>
          <table:table-cell office:value-type="string" calcext:value-type="string">
            <text:p>IPI</text:p>
          </table:table-cell>
          <table:table-cell office:value-type="string" calcext:value-type="string">
            <text:p>I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é 180.000,00</text:p>
          </table:table-cell>
          <table:table-cell office:value-type="string" calcext:value-type="string">
            <text:p>SIMPLES_NACIONAL_TETO_0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.75" calcext:value-type="float">
            <text:p>2,75</text:p>
          </table:table-cell>
          <table:table-cell table:style-name="ce1" office:value-type="float" office:value="1.25" calcext:value-type="float">
            <text:p>1,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'al_simples': D('&quot;;SUBSTITUTE(TEXT([.C3];&quot;#0,00&quot;);&quot;,&quot;;&quot;.&quot;);&quot;')&quot;)" office:value-type="string" office:string-value="'al_simples': D('4.00')" calcext:value-type="string">
            <text:p>'al_simples': D('4.00')</text:p>
          </table:table-cell>
          <table:table-cell table:formula="of:=CONCATENATE(&quot;'al_irpj': D('&quot;;SUBSTITUTE(TEXT([.D3];&quot;#0,00&quot;);&quot;,&quot;;&quot;.&quot;);&quot;')&quot;)" office:value-type="string" office:string-value="'al_irpj': D('0.00')" calcext:value-type="string">
            <text:p>'al_irpj': D('0.00')</text:p>
          </table:table-cell>
          <table:table-cell table:formula="of:=CONCATENATE(&quot;'al_csll': D('&quot;;SUBSTITUTE(TEXT([.E3];&quot;#0,00&quot;);&quot;,&quot;;&quot;.&quot;);&quot;')&quot;)" office:value-type="string" office:string-value="'al_csll': D('0.00')" calcext:value-type="string">
            <text:p>'al_csll': D('0.00')</text:p>
          </table:table-cell>
          <table:table-cell table:formula="of:=CONCATENATE(&quot;'al_cofins': D('&quot;;SUBSTITUTE(TEXT([.F3];&quot;#0,00&quot;);&quot;,&quot;;&quot;.&quot;);&quot;')&quot;)" office:value-type="string" office:string-value="'al_cofins': D('0.00')" calcext:value-type="string">
            <text:p>'al_cofins': D('0.00')</text:p>
          </table:table-cell>
          <table:table-cell table:formula="of:=CONCATENATE(&quot;'al_pis': D('&quot;;SUBSTITUTE(TEXT([.G3];&quot;#0,00&quot;);&quot;,&quot;;&quot;.&quot;);&quot;')&quot;)" office:value-type="string" office:string-value="'al_pis': D('0.00')" calcext:value-type="string">
            <text:p>'al_pis': D('0.00')</text:p>
          </table:table-cell>
          <table:table-cell table:formula="of:=CONCATENATE(&quot;'al_cpp': D('&quot;;SUBSTITUTE(TEXT([.H3];&quot;#0,00&quot;);&quot;,&quot;;&quot;.&quot;);&quot;')&quot;)" office:value-type="string" office:string-value="'al_cpp': D('2.75')" calcext:value-type="string">
            <text:p>'al_cpp': D('2.75')</text:p>
          </table:table-cell>
          <table:table-cell table:formula="of:=CONCATENATE(&quot;'al_icms': D('&quot;;SUBSTITUTE(TEXT([.I3];&quot;#0,00&quot;);&quot;,&quot;;&quot;.&quot;);&quot;')&quot;)" office:value-type="string" office:string-value="'al_icms': D('1.25')" calcext:value-type="string">
            <text:p>'al_icms': D('1.25')</text:p>
          </table:table-cell>
          <table:table-cell table:formula="of:=CONCATENATE(&quot;'al_iss': D('&quot;;SUBSTITUTE(TEXT([.J3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3];&quot;: {&quot;;[.L3];&quot;, &quot;;[.M3];&quot;, &quot;;[.N3];&quot;, &quot;;[.O3];&quot;, &quot;;[.P3];&quot;, &quot;;[.Q3];&quot;, &quot;;[.R3];&quot;, &quot;;[.S3];&quot;},&quot;)" office:value-type="string" office:string-value="SIMPLES_NACIONAL_TETO_01: {'al_simples': D('4.00'), 'al_irpj': D('0.00'), 'al_csll': D('0.00'), 'al_cofins': D('0.00'), 'al_pis': D('0.00'), 'al_cpp': D('2.75'), 'al_icms': D('1.25'), 'al_iss': D('0.00')}," calcext:value-type="string">
            <text:p>SIMPLES_NACIONAL_TETO_01: {'al_simples': D('4.00'), 'al_irpj': D('0.00'), 'al_csll': D('0.00'), 'al_cofins': D('0.00'), 'al_pis': D('0.00'), 'al_cpp': D('2.75'), 'al_icms': D('1.25'), 'al_iss': D('0.00')},</text:p>
          </table:table-cell>
        </table:table-row>
        <table:table-row table:style-name="ro1">
          <table:table-cell office:value-type="string" calcext:value-type="string">
            <text:p>De 180.000,01 a 360.000,00</text:p>
          </table:table-cell>
          <table:table-cell office:value-type="string" calcext:value-type="string">
            <text:p>SIMPLES_NACIONAL_TETO_02</text:p>
          </table:table-cell>
          <table:table-cell table:style-name="ce1" office:value-type="float" office:value="5.47" calcext:value-type="float">
            <text:p>5,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86" calcext:value-type="float">
            <text:p>0,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75" calcext:value-type="float">
            <text:p>2,75</text:p>
          </table:table-cell>
          <table:table-cell table:style-name="ce1" office:value-type="float" office:value="1.86" calcext:value-type="float">
            <text:p>1,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'al_simples': D('&quot;;SUBSTITUTE(TEXT([.C4];&quot;#0,00&quot;);&quot;,&quot;;&quot;.&quot;);&quot;')&quot;)" office:value-type="string" office:string-value="'al_simples': D('5.47')" calcext:value-type="string">
            <text:p>'al_simples': D('5.47')</text:p>
          </table:table-cell>
          <table:table-cell table:formula="of:=CONCATENATE(&quot;'al_irpj': D('&quot;;SUBSTITUTE(TEXT([.D4];&quot;#0,00&quot;);&quot;,&quot;;&quot;.&quot;);&quot;')&quot;)" office:value-type="string" office:string-value="'al_irpj': D('0.00')" calcext:value-type="string">
            <text:p>'al_irpj': D('0.00')</text:p>
          </table:table-cell>
          <table:table-cell table:formula="of:=CONCATENATE(&quot;'al_csll': D('&quot;;SUBSTITUTE(TEXT([.E4];&quot;#0,00&quot;);&quot;,&quot;;&quot;.&quot;);&quot;')&quot;)" office:value-type="string" office:string-value="'al_csll': D('0.00')" calcext:value-type="string">
            <text:p>'al_csll': D('0.00')</text:p>
          </table:table-cell>
          <table:table-cell table:formula="of:=CONCATENATE(&quot;'al_cofins': D('&quot;;SUBSTITUTE(TEXT([.F4];&quot;#0,00&quot;);&quot;,&quot;;&quot;.&quot;);&quot;')&quot;)" office:value-type="string" office:string-value="'al_cofins': D('0.86')" calcext:value-type="string">
            <text:p>'al_cofins': D('0.86')</text:p>
          </table:table-cell>
          <table:table-cell table:formula="of:=CONCATENATE(&quot;'al_pis': D('&quot;;SUBSTITUTE(TEXT([.G4];&quot;#0,00&quot;);&quot;,&quot;;&quot;.&quot;);&quot;')&quot;)" office:value-type="string" office:string-value="'al_pis': D('0.00')" calcext:value-type="string">
            <text:p>'al_pis': D('0.00')</text:p>
          </table:table-cell>
          <table:table-cell table:formula="of:=CONCATENATE(&quot;'al_cpp': D('&quot;;SUBSTITUTE(TEXT([.H4];&quot;#0,00&quot;);&quot;,&quot;;&quot;.&quot;);&quot;')&quot;)" office:value-type="string" office:string-value="'al_cpp': D('2.75')" calcext:value-type="string">
            <text:p>'al_cpp': D('2.75')</text:p>
          </table:table-cell>
          <table:table-cell table:formula="of:=CONCATENATE(&quot;'al_icms': D('&quot;;SUBSTITUTE(TEXT([.I4];&quot;#0,00&quot;);&quot;,&quot;;&quot;.&quot;);&quot;')&quot;)" office:value-type="string" office:string-value="'al_icms': D('1.86')" calcext:value-type="string">
            <text:p>'al_icms': D('1.86')</text:p>
          </table:table-cell>
          <table:table-cell table:formula="of:=CONCATENATE(&quot;'al_iss': D('&quot;;SUBSTITUTE(TEXT([.J4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4];&quot;: {&quot;;[.L4];&quot;, &quot;;[.M4];&quot;, &quot;;[.N4];&quot;, &quot;;[.O4];&quot;, &quot;;[.P4];&quot;, &quot;;[.Q4];&quot;, &quot;;[.R4];&quot;, &quot;;[.S4];&quot;},&quot;)" office:value-type="string" office:string-value="SIMPLES_NACIONAL_TETO_02: {'al_simples': D('5.47'), 'al_irpj': D('0.00'), 'al_csll': D('0.00'), 'al_cofins': D('0.86'), 'al_pis': D('0.00'), 'al_cpp': D('2.75'), 'al_icms': D('1.86'), 'al_iss': D('0.00')}," calcext:value-type="string">
            <text:p>SIMPLES_NACIONAL_TETO_02: {'al_simples': D('5.47'), 'al_irpj': D('0.00'), 'al_csll': D('0.00'), 'al_cofins': D('0.86'), 'al_pis': D('0.00'), 'al_cpp': D('2.75'), 'al_icms': D('1.86'), 'al_iss': D('0.00')},</text:p>
          </table:table-cell>
        </table:table-row>
        <table:table-row table:style-name="ro1">
          <table:table-cell office:value-type="string" calcext:value-type="string">
            <text:p>De 360.000,01 a 540.000,00</text:p>
          </table:table-cell>
          <table:table-cell office:value-type="string" calcext:value-type="string">
            <text:p>SIMPLES_NACIONAL_TETO_03</text:p>
          </table:table-cell>
          <table:table-cell table:style-name="ce1" office:value-type="float" office:value="6.84" calcext:value-type="float">
            <text:p>6,84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office:value-type="float" office:value="0.23" calcext:value-type="float">
            <text:p>0,23</text:p>
          </table:table-cell>
          <table:table-cell table:style-name="ce1" office:value-type="float" office:value="2.75" calcext:value-type="float">
            <text:p>2,75</text:p>
          </table:table-cell>
          <table:table-cell table:style-name="ce1" office:value-type="float" office:value="2.33" calcext:value-type="float">
            <text:p>2,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'al_simples': D('&quot;;SUBSTITUTE(TEXT([.C5];&quot;#0,00&quot;);&quot;,&quot;;&quot;.&quot;);&quot;')&quot;)" office:value-type="string" office:string-value="'al_simples': D('6.84')" calcext:value-type="string">
            <text:p>'al_simples': D('6.84')</text:p>
          </table:table-cell>
          <table:table-cell table:formula="of:=CONCATENATE(&quot;'al_irpj': D('&quot;;SUBSTITUTE(TEXT([.D5];&quot;#0,00&quot;);&quot;,&quot;;&quot;.&quot;);&quot;')&quot;)" office:value-type="string" office:string-value="'al_irpj': D('0.27')" calcext:value-type="string">
            <text:p>'al_irpj': D('0.27')</text:p>
          </table:table-cell>
          <table:table-cell table:formula="of:=CONCATENATE(&quot;'al_csll': D('&quot;;SUBSTITUTE(TEXT([.E5];&quot;#0,00&quot;);&quot;,&quot;;&quot;.&quot;);&quot;')&quot;)" office:value-type="string" office:string-value="'al_csll': D('0.31')" calcext:value-type="string">
            <text:p>'al_csll': D('0.31')</text:p>
          </table:table-cell>
          <table:table-cell table:formula="of:=CONCATENATE(&quot;'al_cofins': D('&quot;;SUBSTITUTE(TEXT([.F5];&quot;#0,00&quot;);&quot;,&quot;;&quot;.&quot;);&quot;')&quot;)" office:value-type="string" office:string-value="'al_cofins': D('0.95')" calcext:value-type="string">
            <text:p>'al_cofins': D('0.95')</text:p>
          </table:table-cell>
          <table:table-cell table:formula="of:=CONCATENATE(&quot;'al_pis': D('&quot;;SUBSTITUTE(TEXT([.G5];&quot;#0,00&quot;);&quot;,&quot;;&quot;.&quot;);&quot;')&quot;)" office:value-type="string" office:string-value="'al_pis': D('0.23')" calcext:value-type="string">
            <text:p>'al_pis': D('0.23')</text:p>
          </table:table-cell>
          <table:table-cell table:formula="of:=CONCATENATE(&quot;'al_cpp': D('&quot;;SUBSTITUTE(TEXT([.H5];&quot;#0,00&quot;);&quot;,&quot;;&quot;.&quot;);&quot;')&quot;)" office:value-type="string" office:string-value="'al_cpp': D('2.75')" calcext:value-type="string">
            <text:p>'al_cpp': D('2.75')</text:p>
          </table:table-cell>
          <table:table-cell table:formula="of:=CONCATENATE(&quot;'al_icms': D('&quot;;SUBSTITUTE(TEXT([.I5];&quot;#0,00&quot;);&quot;,&quot;;&quot;.&quot;);&quot;')&quot;)" office:value-type="string" office:string-value="'al_icms': D('2.33')" calcext:value-type="string">
            <text:p>'al_icms': D('2.33')</text:p>
          </table:table-cell>
          <table:table-cell table:formula="of:=CONCATENATE(&quot;'al_iss': D('&quot;;SUBSTITUTE(TEXT([.J5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5];&quot;: {&quot;;[.L5];&quot;, &quot;;[.M5];&quot;, &quot;;[.N5];&quot;, &quot;;[.O5];&quot;, &quot;;[.P5];&quot;, &quot;;[.Q5];&quot;, &quot;;[.R5];&quot;, &quot;;[.S5];&quot;},&quot;)" office:value-type="string" office:string-value="SIMPLES_NACIONAL_TETO_03: {'al_simples': D('6.84'), 'al_irpj': D('0.27'), 'al_csll': D('0.31'), 'al_cofins': D('0.95'), 'al_pis': D('0.23'), 'al_cpp': D('2.75'), 'al_icms': D('2.33'), 'al_iss': D('0.00')}," calcext:value-type="string">
            <text:p>SIMPLES_NACIONAL_TETO_03: {'al_simples': D('6.84'), 'al_irpj': D('0.27'), 'al_csll': D('0.31'), 'al_cofins': D('0.95'), 'al_pis': D('0.23'), 'al_cpp': D('2.75'), 'al_icms': D('2.33'), 'al_iss': D('0.00')},</text:p>
          </table:table-cell>
        </table:table-row>
        <table:table-row table:style-name="ro1">
          <table:table-cell office:value-type="string" calcext:value-type="string">
            <text:p>De 540.000,01 a 720.000,00</text:p>
          </table:table-cell>
          <table:table-cell office:value-type="string" calcext:value-type="string">
            <text:p>SIMPLES_NACIONAL_TETO_04</text:p>
          </table:table-cell>
          <table:table-cell table:style-name="ce1" office:value-type="float" office:value="7.54" calcext:value-type="float">
            <text:p>7,54</text:p>
          </table:table-cell>
          <table:table-cell table:number-columns-repeated="2" table:style-name="ce1" office:value-type="float" office:value="0.35" calcext:value-type="float">
            <text:p>0,35</text:p>
          </table:table-cell>
          <table:table-cell table:style-name="ce1" office:value-type="float" office:value="1.04" calcext:value-type="float">
            <text:p>1,04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2.99" calcext:value-type="float">
            <text:p>2,99</text:p>
          </table:table-cell>
          <table:table-cell table:style-name="ce1" office:value-type="float" office:value="2.56" calcext:value-type="float">
            <text:p>2,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'al_simples': D('&quot;;SUBSTITUTE(TEXT([.C6];&quot;#0,00&quot;);&quot;,&quot;;&quot;.&quot;);&quot;')&quot;)" office:value-type="string" office:string-value="'al_simples': D('7.54')" calcext:value-type="string">
            <text:p>'al_simples': D('7.54')</text:p>
          </table:table-cell>
          <table:table-cell table:formula="of:=CONCATENATE(&quot;'al_irpj': D('&quot;;SUBSTITUTE(TEXT([.D6];&quot;#0,00&quot;);&quot;,&quot;;&quot;.&quot;);&quot;')&quot;)" office:value-type="string" office:string-value="'al_irpj': D('0.35')" calcext:value-type="string">
            <text:p>'al_irpj': D('0.35')</text:p>
          </table:table-cell>
          <table:table-cell table:formula="of:=CONCATENATE(&quot;'al_csll': D('&quot;;SUBSTITUTE(TEXT([.E6];&quot;#0,00&quot;);&quot;,&quot;;&quot;.&quot;);&quot;')&quot;)" office:value-type="string" office:string-value="'al_csll': D('0.35')" calcext:value-type="string">
            <text:p>'al_csll': D('0.35')</text:p>
          </table:table-cell>
          <table:table-cell table:formula="of:=CONCATENATE(&quot;'al_cofins': D('&quot;;SUBSTITUTE(TEXT([.F6];&quot;#0,00&quot;);&quot;,&quot;;&quot;.&quot;);&quot;')&quot;)" office:value-type="string" office:string-value="'al_cofins': D('1.04')" calcext:value-type="string">
            <text:p>'al_cofins': D('1.04')</text:p>
          </table:table-cell>
          <table:table-cell table:formula="of:=CONCATENATE(&quot;'al_pis': D('&quot;;SUBSTITUTE(TEXT([.G6];&quot;#0,00&quot;);&quot;,&quot;;&quot;.&quot;);&quot;')&quot;)" office:value-type="string" office:string-value="'al_pis': D('0.25')" calcext:value-type="string">
            <text:p>'al_pis': D('0.25')</text:p>
          </table:table-cell>
          <table:table-cell table:formula="of:=CONCATENATE(&quot;'al_cpp': D('&quot;;SUBSTITUTE(TEXT([.H6];&quot;#0,00&quot;);&quot;,&quot;;&quot;.&quot;);&quot;')&quot;)" office:value-type="string" office:string-value="'al_cpp': D('2.99')" calcext:value-type="string">
            <text:p>'al_cpp': D('2.99')</text:p>
          </table:table-cell>
          <table:table-cell table:formula="of:=CONCATENATE(&quot;'al_icms': D('&quot;;SUBSTITUTE(TEXT([.I6];&quot;#0,00&quot;);&quot;,&quot;;&quot;.&quot;);&quot;')&quot;)" office:value-type="string" office:string-value="'al_icms': D('2.56')" calcext:value-type="string">
            <text:p>'al_icms': D('2.56')</text:p>
          </table:table-cell>
          <table:table-cell table:formula="of:=CONCATENATE(&quot;'al_iss': D('&quot;;SUBSTITUTE(TEXT([.J6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6];&quot;: {&quot;;[.L6];&quot;, &quot;;[.M6];&quot;, &quot;;[.N6];&quot;, &quot;;[.O6];&quot;, &quot;;[.P6];&quot;, &quot;;[.Q6];&quot;, &quot;;[.R6];&quot;, &quot;;[.S6];&quot;},&quot;)" office:value-type="string" office:string-value="SIMPLES_NACIONAL_TETO_04: {'al_simples': D('7.54'), 'al_irpj': D('0.35'), 'al_csll': D('0.35'), 'al_cofins': D('1.04'), 'al_pis': D('0.25'), 'al_cpp': D('2.99'), 'al_icms': D('2.56'), 'al_iss': D('0.00')}," calcext:value-type="string">
            <text:p>SIMPLES_NACIONAL_TETO_04: {'al_simples': D('7.54'), 'al_irpj': D('0.35'), 'al_csll': D('0.35'), 'al_cofins': D('1.04'), 'al_pis': D('0.25'), 'al_cpp': D('2.99'), 'al_icms': D('2.56'), 'al_iss': D('0.00')},</text:p>
          </table:table-cell>
        </table:table-row>
        <table:table-row table:style-name="ro1">
          <table:table-cell office:value-type="string" calcext:value-type="string">
            <text:p>De 720.000,01 a 900.000,00</text:p>
          </table:table-cell>
          <table:table-cell office:value-type="string" calcext:value-type="string">
            <text:p>SIMPLES_NACIONAL_TETO_05</text:p>
          </table:table-cell>
          <table:table-cell table:style-name="ce1" office:value-type="float" office:value="7.6" calcext:value-type="float">
            <text:p>7,6</text:p>
          </table:table-cell>
          <table:table-cell table:number-columns-repeated="2" table:style-name="ce1" office:value-type="float" office:value="0.35" calcext:value-type="float">
            <text:p>0,35</text:p>
          </table:table-cell>
          <table:table-cell table:style-name="ce1" office:value-type="float" office:value="1.05" calcext:value-type="float">
            <text:p>1,05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3.02" calcext:value-type="float">
            <text:p>3,02</text:p>
          </table:table-cell>
          <table:table-cell table:style-name="ce1" office:value-type="float" office:value="2.58" calcext:value-type="float">
            <text:p>2,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'al_simples': D('&quot;;SUBSTITUTE(TEXT([.C7];&quot;#0,00&quot;);&quot;,&quot;;&quot;.&quot;);&quot;')&quot;)" office:value-type="string" office:string-value="'al_simples': D('7.60')" calcext:value-type="string">
            <text:p>'al_simples': D('7.60')</text:p>
          </table:table-cell>
          <table:table-cell table:formula="of:=CONCATENATE(&quot;'al_irpj': D('&quot;;SUBSTITUTE(TEXT([.D7];&quot;#0,00&quot;);&quot;,&quot;;&quot;.&quot;);&quot;')&quot;)" office:value-type="string" office:string-value="'al_irpj': D('0.35')" calcext:value-type="string">
            <text:p>'al_irpj': D('0.35')</text:p>
          </table:table-cell>
          <table:table-cell table:formula="of:=CONCATENATE(&quot;'al_csll': D('&quot;;SUBSTITUTE(TEXT([.E7];&quot;#0,00&quot;);&quot;,&quot;;&quot;.&quot;);&quot;')&quot;)" office:value-type="string" office:string-value="'al_csll': D('0.35')" calcext:value-type="string">
            <text:p>'al_csll': D('0.35')</text:p>
          </table:table-cell>
          <table:table-cell table:formula="of:=CONCATENATE(&quot;'al_cofins': D('&quot;;SUBSTITUTE(TEXT([.F7];&quot;#0,00&quot;);&quot;,&quot;;&quot;.&quot;);&quot;')&quot;)" office:value-type="string" office:string-value="'al_cofins': D('1.05')" calcext:value-type="string">
            <text:p>'al_cofins': D('1.05')</text:p>
          </table:table-cell>
          <table:table-cell table:formula="of:=CONCATENATE(&quot;'al_pis': D('&quot;;SUBSTITUTE(TEXT([.G7];&quot;#0,00&quot;);&quot;,&quot;;&quot;.&quot;);&quot;')&quot;)" office:value-type="string" office:string-value="'al_pis': D('0.25')" calcext:value-type="string">
            <text:p>'al_pis': D('0.25')</text:p>
          </table:table-cell>
          <table:table-cell table:formula="of:=CONCATENATE(&quot;'al_cpp': D('&quot;;SUBSTITUTE(TEXT([.H7];&quot;#0,00&quot;);&quot;,&quot;;&quot;.&quot;);&quot;')&quot;)" office:value-type="string" office:string-value="'al_cpp': D('3.02')" calcext:value-type="string">
            <text:p>'al_cpp': D('3.02')</text:p>
          </table:table-cell>
          <table:table-cell table:formula="of:=CONCATENATE(&quot;'al_icms': D('&quot;;SUBSTITUTE(TEXT([.I7];&quot;#0,00&quot;);&quot;,&quot;;&quot;.&quot;);&quot;')&quot;)" office:value-type="string" office:string-value="'al_icms': D('2.58')" calcext:value-type="string">
            <text:p>'al_icms': D('2.58')</text:p>
          </table:table-cell>
          <table:table-cell table:formula="of:=CONCATENATE(&quot;'al_iss': D('&quot;;SUBSTITUTE(TEXT([.J7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7];&quot;: {&quot;;[.L7];&quot;, &quot;;[.M7];&quot;, &quot;;[.N7];&quot;, &quot;;[.O7];&quot;, &quot;;[.P7];&quot;, &quot;;[.Q7];&quot;, &quot;;[.R7];&quot;, &quot;;[.S7];&quot;},&quot;)" office:value-type="string" office:string-value="SIMPLES_NACIONAL_TETO_05: {'al_simples': D('7.60'), 'al_irpj': D('0.35'), 'al_csll': D('0.35'), 'al_cofins': D('1.05'), 'al_pis': D('0.25'), 'al_cpp': D('3.02'), 'al_icms': D('2.58'), 'al_iss': D('0.00')}," calcext:value-type="string">
            <text:p>SIMPLES_NACIONAL_TETO_05: {'al_simples': D('7.60'), 'al_irpj': D('0.35'), 'al_csll': D('0.35'), 'al_cofins': D('1.05'), 'al_pis': D('0.25'), 'al_cpp': D('3.02'), 'al_icms': D('2.58'), 'al_iss': D('0.00')},</text:p>
          </table:table-cell>
        </table:table-row>
        <table:table-row table:style-name="ro1">
          <table:table-cell office:value-type="string" calcext:value-type="string">
            <text:p>De 900.000,01 a 1.080.000,00</text:p>
          </table:table-cell>
          <table:table-cell office:value-type="string" calcext:value-type="string">
            <text:p>SIMPLES_NACIONAL_TETO_06</text:p>
          </table:table-cell>
          <table:table-cell table:style-name="ce1" office:value-type="float" office:value="8.28" calcext:value-type="float">
            <text:p>8,28</text:p>
          </table:table-cell>
          <table:table-cell table:number-columns-repeated="2" table:style-name="ce1" office:value-type="float" office:value="0.38" calcext:value-type="float">
            <text:p>0,38</text:p>
          </table:table-cell>
          <table:table-cell table:style-name="ce1" office:value-type="float" office:value="1.15" calcext:value-type="float">
            <text:p>1,15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3.28" calcext:value-type="float">
            <text:p>3,28</text:p>
          </table:table-cell>
          <table:table-cell table:style-name="ce1" office:value-type="float" office:value="2.82" calcext:value-type="float">
            <text:p>2,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'al_simples': D('&quot;;SUBSTITUTE(TEXT([.C8];&quot;#0,00&quot;);&quot;,&quot;;&quot;.&quot;);&quot;')&quot;)" office:value-type="string" office:string-value="'al_simples': D('8.28')" calcext:value-type="string">
            <text:p>'al_simples': D('8.28')</text:p>
          </table:table-cell>
          <table:table-cell table:formula="of:=CONCATENATE(&quot;'al_irpj': D('&quot;;SUBSTITUTE(TEXT([.D8];&quot;#0,00&quot;);&quot;,&quot;;&quot;.&quot;);&quot;')&quot;)" office:value-type="string" office:string-value="'al_irpj': D('0.38')" calcext:value-type="string">
            <text:p>'al_irpj': D('0.38')</text:p>
          </table:table-cell>
          <table:table-cell table:formula="of:=CONCATENATE(&quot;'al_csll': D('&quot;;SUBSTITUTE(TEXT([.E8];&quot;#0,00&quot;);&quot;,&quot;;&quot;.&quot;);&quot;')&quot;)" office:value-type="string" office:string-value="'al_csll': D('0.38')" calcext:value-type="string">
            <text:p>'al_csll': D('0.38')</text:p>
          </table:table-cell>
          <table:table-cell table:formula="of:=CONCATENATE(&quot;'al_cofins': D('&quot;;SUBSTITUTE(TEXT([.F8];&quot;#0,00&quot;);&quot;,&quot;;&quot;.&quot;);&quot;')&quot;)" office:value-type="string" office:string-value="'al_cofins': D('1.15')" calcext:value-type="string">
            <text:p>'al_cofins': D('1.15')</text:p>
          </table:table-cell>
          <table:table-cell table:formula="of:=CONCATENATE(&quot;'al_pis': D('&quot;;SUBSTITUTE(TEXT([.G8];&quot;#0,00&quot;);&quot;,&quot;;&quot;.&quot;);&quot;')&quot;)" office:value-type="string" office:string-value="'al_pis': D('0.27')" calcext:value-type="string">
            <text:p>'al_pis': D('0.27')</text:p>
          </table:table-cell>
          <table:table-cell table:formula="of:=CONCATENATE(&quot;'al_cpp': D('&quot;;SUBSTITUTE(TEXT([.H8];&quot;#0,00&quot;);&quot;,&quot;;&quot;.&quot;);&quot;')&quot;)" office:value-type="string" office:string-value="'al_cpp': D('3.28')" calcext:value-type="string">
            <text:p>'al_cpp': D('3.28')</text:p>
          </table:table-cell>
          <table:table-cell table:formula="of:=CONCATENATE(&quot;'al_icms': D('&quot;;SUBSTITUTE(TEXT([.I8];&quot;#0,00&quot;);&quot;,&quot;;&quot;.&quot;);&quot;')&quot;)" office:value-type="string" office:string-value="'al_icms': D('2.82')" calcext:value-type="string">
            <text:p>'al_icms': D('2.82')</text:p>
          </table:table-cell>
          <table:table-cell table:formula="of:=CONCATENATE(&quot;'al_iss': D('&quot;;SUBSTITUTE(TEXT([.J8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8];&quot;: {&quot;;[.L8];&quot;, &quot;;[.M8];&quot;, &quot;;[.N8];&quot;, &quot;;[.O8];&quot;, &quot;;[.P8];&quot;, &quot;;[.Q8];&quot;, &quot;;[.R8];&quot;, &quot;;[.S8];&quot;},&quot;)" office:value-type="string" office:string-value="SIMPLES_NACIONAL_TETO_06: {'al_simples': D('8.28'), 'al_irpj': D('0.38'), 'al_csll': D('0.38'), 'al_cofins': D('1.15'), 'al_pis': D('0.27'), 'al_cpp': D('3.28'), 'al_icms': D('2.82'), 'al_iss': D('0.00')}," calcext:value-type="string">
            <text:p>SIMPLES_NACIONAL_TETO_06: {'al_simples': D('8.28'), 'al_irpj': D('0.38'), 'al_csll': D('0.38'), 'al_cofins': D('1.15'), 'al_pis': D('0.27'), 'al_cpp': D('3.28'), 'al_icms': D('2.82'), 'al_iss': D('0.00')},</text:p>
          </table:table-cell>
        </table:table-row>
        <table:table-row table:style-name="ro1">
          <table:table-cell office:value-type="string" calcext:value-type="string">
            <text:p>De 1.080.000,01 a 1.260.000,00</text:p>
          </table:table-cell>
          <table:table-cell office:value-type="string" calcext:value-type="string">
            <text:p>SIMPLES_NACIONAL_TETO_07</text:p>
          </table:table-cell>
          <table:table-cell table:style-name="ce1" office:value-type="float" office:value="8.36" calcext:value-type="float">
            <text:p>8,36</text:p>
          </table:table-cell>
          <table:table-cell table:number-columns-repeated="2" table:style-name="ce1" office:value-type="float" office:value="0.39" calcext:value-type="float">
            <text:p>0,39</text:p>
          </table:table-cell>
          <table:table-cell table:style-name="ce1" office:value-type="float" office:value="1.16" calcext:value-type="float">
            <text:p>1,16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2.84" calcext:value-type="float">
            <text:p>2,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'al_simples': D('&quot;;SUBSTITUTE(TEXT([.C9];&quot;#0,00&quot;);&quot;,&quot;;&quot;.&quot;);&quot;')&quot;)" office:value-type="string" office:string-value="'al_simples': D('8.36')" calcext:value-type="string">
            <text:p>'al_simples': D('8.36')</text:p>
          </table:table-cell>
          <table:table-cell table:formula="of:=CONCATENATE(&quot;'al_irpj': D('&quot;;SUBSTITUTE(TEXT([.D9];&quot;#0,00&quot;);&quot;,&quot;;&quot;.&quot;);&quot;')&quot;)" office:value-type="string" office:string-value="'al_irpj': D('0.39')" calcext:value-type="string">
            <text:p>'al_irpj': D('0.39')</text:p>
          </table:table-cell>
          <table:table-cell table:formula="of:=CONCATENATE(&quot;'al_csll': D('&quot;;SUBSTITUTE(TEXT([.E9];&quot;#0,00&quot;);&quot;,&quot;;&quot;.&quot;);&quot;')&quot;)" office:value-type="string" office:string-value="'al_csll': D('0.39')" calcext:value-type="string">
            <text:p>'al_csll': D('0.39')</text:p>
          </table:table-cell>
          <table:table-cell table:formula="of:=CONCATENATE(&quot;'al_cofins': D('&quot;;SUBSTITUTE(TEXT([.F9];&quot;#0,00&quot;);&quot;,&quot;;&quot;.&quot;);&quot;')&quot;)" office:value-type="string" office:string-value="'al_cofins': D('1.16')" calcext:value-type="string">
            <text:p>'al_cofins': D('1.16')</text:p>
          </table:table-cell>
          <table:table-cell table:formula="of:=CONCATENATE(&quot;'al_pis': D('&quot;;SUBSTITUTE(TEXT([.G9];&quot;#0,00&quot;);&quot;,&quot;;&quot;.&quot;);&quot;')&quot;)" office:value-type="string" office:string-value="'al_pis': D('0.28')" calcext:value-type="string">
            <text:p>'al_pis': D('0.28')</text:p>
          </table:table-cell>
          <table:table-cell table:formula="of:=CONCATENATE(&quot;'al_cpp': D('&quot;;SUBSTITUTE(TEXT([.H9];&quot;#0,00&quot;);&quot;,&quot;;&quot;.&quot;);&quot;')&quot;)" office:value-type="string" office:string-value="'al_cpp': D('3.30')" calcext:value-type="string">
            <text:p>'al_cpp': D('3.30')</text:p>
          </table:table-cell>
          <table:table-cell table:formula="of:=CONCATENATE(&quot;'al_icms': D('&quot;;SUBSTITUTE(TEXT([.I9];&quot;#0,00&quot;);&quot;,&quot;;&quot;.&quot;);&quot;')&quot;)" office:value-type="string" office:string-value="'al_icms': D('2.84')" calcext:value-type="string">
            <text:p>'al_icms': D('2.84')</text:p>
          </table:table-cell>
          <table:table-cell table:formula="of:=CONCATENATE(&quot;'al_iss': D('&quot;;SUBSTITUTE(TEXT([.J9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9];&quot;: {&quot;;[.L9];&quot;, &quot;;[.M9];&quot;, &quot;;[.N9];&quot;, &quot;;[.O9];&quot;, &quot;;[.P9];&quot;, &quot;;[.Q9];&quot;, &quot;;[.R9];&quot;, &quot;;[.S9];&quot;},&quot;)" office:value-type="string" office:string-value="SIMPLES_NACIONAL_TETO_07: {'al_simples': D('8.36'), 'al_irpj': D('0.39'), 'al_csll': D('0.39'), 'al_cofins': D('1.16'), 'al_pis': D('0.28'), 'al_cpp': D('3.30'), 'al_icms': D('2.84'), 'al_iss': D('0.00')}," calcext:value-type="string">
            <text:p>SIMPLES_NACIONAL_TETO_07: {'al_simples': D('8.36'), 'al_irpj': D('0.39'), 'al_csll': D('0.39'), 'al_cofins': D('1.16'), 'al_pis': D('0.28'), 'al_cpp': D('3.30'), 'al_icms': D('2.84'), 'al_iss': D('0.00')},</text:p>
          </table:table-cell>
        </table:table-row>
        <table:table-row table:style-name="ro1">
          <table:table-cell office:value-type="string" calcext:value-type="string">
            <text:p>De 1.260.000,01 a 1.440.000,00</text:p>
          </table:table-cell>
          <table:table-cell office:value-type="string" calcext:value-type="string">
            <text:p>SIMPLES_NACIONAL_TETO_08</text:p>
          </table:table-cell>
          <table:table-cell table:style-name="ce1" office:value-type="float" office:value="8.45" calcext:value-type="float">
            <text:p>8,45</text:p>
          </table:table-cell>
          <table:table-cell table:number-columns-repeated="2" table:style-name="ce1" office:value-type="float" office:value="0.39" calcext:value-type="float">
            <text:p>0,39</text:p>
          </table:table-cell>
          <table:table-cell table:style-name="ce1" office:value-type="float" office:value="1.17" calcext:value-type="float">
            <text:p>1,1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3.35" calcext:value-type="float">
            <text:p>3,35</text:p>
          </table:table-cell>
          <table:table-cell table:style-name="ce1" office:value-type="float" office:value="2.87" calcext:value-type="float">
            <text:p>2,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'al_simples': D('&quot;;SUBSTITUTE(TEXT([.C10];&quot;#0,00&quot;);&quot;,&quot;;&quot;.&quot;);&quot;')&quot;)" office:value-type="string" office:string-value="'al_simples': D('8.45')" calcext:value-type="string">
            <text:p>'al_simples': D('8.45')</text:p>
          </table:table-cell>
          <table:table-cell table:formula="of:=CONCATENATE(&quot;'al_irpj': D('&quot;;SUBSTITUTE(TEXT([.D10];&quot;#0,00&quot;);&quot;,&quot;;&quot;.&quot;);&quot;')&quot;)" office:value-type="string" office:string-value="'al_irpj': D('0.39')" calcext:value-type="string">
            <text:p>'al_irpj': D('0.39')</text:p>
          </table:table-cell>
          <table:table-cell table:formula="of:=CONCATENATE(&quot;'al_csll': D('&quot;;SUBSTITUTE(TEXT([.E10];&quot;#0,00&quot;);&quot;,&quot;;&quot;.&quot;);&quot;')&quot;)" office:value-type="string" office:string-value="'al_csll': D('0.39')" calcext:value-type="string">
            <text:p>'al_csll': D('0.39')</text:p>
          </table:table-cell>
          <table:table-cell table:formula="of:=CONCATENATE(&quot;'al_cofins': D('&quot;;SUBSTITUTE(TEXT([.F10];&quot;#0,00&quot;);&quot;,&quot;;&quot;.&quot;);&quot;')&quot;)" office:value-type="string" office:string-value="'al_cofins': D('1.17')" calcext:value-type="string">
            <text:p>'al_cofins': D('1.17')</text:p>
          </table:table-cell>
          <table:table-cell table:formula="of:=CONCATENATE(&quot;'al_pis': D('&quot;;SUBSTITUTE(TEXT([.G10];&quot;#0,00&quot;);&quot;,&quot;;&quot;.&quot;);&quot;')&quot;)" office:value-type="string" office:string-value="'al_pis': D('0.28')" calcext:value-type="string">
            <text:p>'al_pis': D('0.28')</text:p>
          </table:table-cell>
          <table:table-cell table:formula="of:=CONCATENATE(&quot;'al_cpp': D('&quot;;SUBSTITUTE(TEXT([.H10];&quot;#0,00&quot;);&quot;,&quot;;&quot;.&quot;);&quot;')&quot;)" office:value-type="string" office:string-value="'al_cpp': D('3.35')" calcext:value-type="string">
            <text:p>'al_cpp': D('3.35')</text:p>
          </table:table-cell>
          <table:table-cell table:formula="of:=CONCATENATE(&quot;'al_icms': D('&quot;;SUBSTITUTE(TEXT([.I10];&quot;#0,00&quot;);&quot;,&quot;;&quot;.&quot;);&quot;')&quot;)" office:value-type="string" office:string-value="'al_icms': D('2.87')" calcext:value-type="string">
            <text:p>'al_icms': D('2.87')</text:p>
          </table:table-cell>
          <table:table-cell table:formula="of:=CONCATENATE(&quot;'al_iss': D('&quot;;SUBSTITUTE(TEXT([.J10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0];&quot;: {&quot;;[.L10];&quot;, &quot;;[.M10];&quot;, &quot;;[.N10];&quot;, &quot;;[.O10];&quot;, &quot;;[.P10];&quot;, &quot;;[.Q10];&quot;, &quot;;[.R10];&quot;, &quot;;[.S10];&quot;},&quot;)" office:value-type="string" office:string-value="SIMPLES_NACIONAL_TETO_08: {'al_simples': D('8.45'), 'al_irpj': D('0.39'), 'al_csll': D('0.39'), 'al_cofins': D('1.17'), 'al_pis': D('0.28'), 'al_cpp': D('3.35'), 'al_icms': D('2.87'), 'al_iss': D('0.00')}," calcext:value-type="string">
            <text:p>SIMPLES_NACIONAL_TETO_08: {'al_simples': D('8.45'), 'al_irpj': D('0.39'), 'al_csll': D('0.39'), 'al_cofins': D('1.17'), 'al_pis': D('0.28'), 'al_cpp': D('3.35'), 'al_icms': D('2.87'), 'al_iss': D('0.00')},</text:p>
          </table:table-cell>
        </table:table-row>
        <table:table-row table:style-name="ro1">
          <table:table-cell office:value-type="string" calcext:value-type="string">
            <text:p>De 1.440.000,01 a 1.620.000,00</text:p>
          </table:table-cell>
          <table:table-cell office:value-type="string" calcext:value-type="string">
            <text:p>SIMPLES_NACIONAL_TETO_09</text:p>
          </table:table-cell>
          <table:table-cell table:style-name="ce1" office:value-type="float" office:value="9.03" calcext:value-type="float">
            <text:p>9,03</text:p>
          </table:table-cell>
          <table:table-cell table:number-columns-repeated="2" table:style-name="ce1" office:value-type="float" office:value="0.42" calcext:value-type="float">
            <text:p>0,42</text:p>
          </table:table-cell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3.57" calcext:value-type="float">
            <text:p>3,57</text:p>
          </table:table-cell>
          <table:table-cell table:style-name="ce1" office:value-type="float" office:value="3.07" calcext:value-type="float">
            <text:p>3,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'al_simples': D('&quot;;SUBSTITUTE(TEXT([.C11];&quot;#0,00&quot;);&quot;,&quot;;&quot;.&quot;);&quot;')&quot;)" office:value-type="string" office:string-value="'al_simples': D('9.03')" calcext:value-type="string">
            <text:p>'al_simples': D('9.03')</text:p>
          </table:table-cell>
          <table:table-cell table:formula="of:=CONCATENATE(&quot;'al_irpj': D('&quot;;SUBSTITUTE(TEXT([.D11];&quot;#0,00&quot;);&quot;,&quot;;&quot;.&quot;);&quot;')&quot;)" office:value-type="string" office:string-value="'al_irpj': D('0.42')" calcext:value-type="string">
            <text:p>'al_irpj': D('0.42')</text:p>
          </table:table-cell>
          <table:table-cell table:formula="of:=CONCATENATE(&quot;'al_csll': D('&quot;;SUBSTITUTE(TEXT([.E11];&quot;#0,00&quot;);&quot;,&quot;;&quot;.&quot;);&quot;')&quot;)" office:value-type="string" office:string-value="'al_csll': D('0.42')" calcext:value-type="string">
            <text:p>'al_csll': D('0.42')</text:p>
          </table:table-cell>
          <table:table-cell table:formula="of:=CONCATENATE(&quot;'al_cofins': D('&quot;;SUBSTITUTE(TEXT([.F11];&quot;#0,00&quot;);&quot;,&quot;;&quot;.&quot;);&quot;')&quot;)" office:value-type="string" office:string-value="'al_cofins': D('1.25')" calcext:value-type="string">
            <text:p>'al_cofins': D('1.25')</text:p>
          </table:table-cell>
          <table:table-cell table:formula="of:=CONCATENATE(&quot;'al_pis': D('&quot;;SUBSTITUTE(TEXT([.G11];&quot;#0,00&quot;);&quot;,&quot;;&quot;.&quot;);&quot;')&quot;)" office:value-type="string" office:string-value="'al_pis': D('0.30')" calcext:value-type="string">
            <text:p>'al_pis': D('0.30')</text:p>
          </table:table-cell>
          <table:table-cell table:formula="of:=CONCATENATE(&quot;'al_cpp': D('&quot;;SUBSTITUTE(TEXT([.H11];&quot;#0,00&quot;);&quot;,&quot;;&quot;.&quot;);&quot;')&quot;)" office:value-type="string" office:string-value="'al_cpp': D('3.57')" calcext:value-type="string">
            <text:p>'al_cpp': D('3.57')</text:p>
          </table:table-cell>
          <table:table-cell table:formula="of:=CONCATENATE(&quot;'al_icms': D('&quot;;SUBSTITUTE(TEXT([.I11];&quot;#0,00&quot;);&quot;,&quot;;&quot;.&quot;);&quot;')&quot;)" office:value-type="string" office:string-value="'al_icms': D('3.07')" calcext:value-type="string">
            <text:p>'al_icms': D('3.07')</text:p>
          </table:table-cell>
          <table:table-cell table:formula="of:=CONCATENATE(&quot;'al_iss': D('&quot;;SUBSTITUTE(TEXT([.J11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1];&quot;: {&quot;;[.L11];&quot;, &quot;;[.M11];&quot;, &quot;;[.N11];&quot;, &quot;;[.O11];&quot;, &quot;;[.P11];&quot;, &quot;;[.Q11];&quot;, &quot;;[.R11];&quot;, &quot;;[.S11];&quot;},&quot;)" office:value-type="string" office:string-value="SIMPLES_NACIONAL_TETO_09: {'al_simples': D('9.03'), 'al_irpj': D('0.42'), 'al_csll': D('0.42'), 'al_cofins': D('1.25'), 'al_pis': D('0.30'), 'al_cpp': D('3.57'), 'al_icms': D('3.07'), 'al_iss': D('0.00')}," calcext:value-type="string">
            <text:p>SIMPLES_NACIONAL_TETO_09: {'al_simples': D('9.03'), 'al_irpj': D('0.42'), 'al_csll': D('0.42'), 'al_cofins': D('1.25'), 'al_pis': D('0.30'), 'al_cpp': D('3.57'), 'al_icms': D('3.07'), 'al_iss': D('0.00')},</text:p>
          </table:table-cell>
        </table:table-row>
        <table:table-row table:style-name="ro1">
          <table:table-cell office:value-type="string" calcext:value-type="string">
            <text:p>De 1.620.000,01 a 1.800.000,00</text:p>
          </table:table-cell>
          <table:table-cell office:value-type="string" calcext:value-type="string">
            <text:p>SIMPLES_NACIONAL_TETO_10</text:p>
          </table:table-cell>
          <table:table-cell table:style-name="ce1" office:value-type="float" office:value="9.12" calcext:value-type="float">
            <text:p>9,12</text:p>
          </table:table-cell>
          <table:table-cell table:number-columns-repeated="2" table:style-name="ce1" office:value-type="float" office:value="0.43" calcext:value-type="float">
            <text:p>0,43</text:p>
          </table:table-cell>
          <table:table-cell table:style-name="ce1" office:value-type="float" office:value="1.26" calcext:value-type="float">
            <text:p>1,26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3.1" calcext:value-type="float">
            <text:p>3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'al_simples': D('&quot;;SUBSTITUTE(TEXT([.C12];&quot;#0,00&quot;);&quot;,&quot;;&quot;.&quot;);&quot;')&quot;)" office:value-type="string" office:string-value="'al_simples': D('9.12')" calcext:value-type="string">
            <text:p>'al_simples': D('9.12')</text:p>
          </table:table-cell>
          <table:table-cell table:formula="of:=CONCATENATE(&quot;'al_irpj': D('&quot;;SUBSTITUTE(TEXT([.D12];&quot;#0,00&quot;);&quot;,&quot;;&quot;.&quot;);&quot;')&quot;)" office:value-type="string" office:string-value="'al_irpj': D('0.43')" calcext:value-type="string">
            <text:p>'al_irpj': D('0.43')</text:p>
          </table:table-cell>
          <table:table-cell table:formula="of:=CONCATENATE(&quot;'al_csll': D('&quot;;SUBSTITUTE(TEXT([.E12];&quot;#0,00&quot;);&quot;,&quot;;&quot;.&quot;);&quot;')&quot;)" office:value-type="string" office:string-value="'al_csll': D('0.43')" calcext:value-type="string">
            <text:p>'al_csll': D('0.43')</text:p>
          </table:table-cell>
          <table:table-cell table:formula="of:=CONCATENATE(&quot;'al_cofins': D('&quot;;SUBSTITUTE(TEXT([.F12];&quot;#0,00&quot;);&quot;,&quot;;&quot;.&quot;);&quot;')&quot;)" office:value-type="string" office:string-value="'al_cofins': D('1.26')" calcext:value-type="string">
            <text:p>'al_cofins': D('1.26')</text:p>
          </table:table-cell>
          <table:table-cell table:formula="of:=CONCATENATE(&quot;'al_pis': D('&quot;;SUBSTITUTE(TEXT([.G12];&quot;#0,00&quot;);&quot;,&quot;;&quot;.&quot;);&quot;')&quot;)" office:value-type="string" office:string-value="'al_pis': D('0.30')" calcext:value-type="string">
            <text:p>'al_pis': D('0.30')</text:p>
          </table:table-cell>
          <table:table-cell table:formula="of:=CONCATENATE(&quot;'al_cpp': D('&quot;;SUBSTITUTE(TEXT([.H12];&quot;#0,00&quot;);&quot;,&quot;;&quot;.&quot;);&quot;')&quot;)" office:value-type="string" office:string-value="'al_cpp': D('3.60')" calcext:value-type="string">
            <text:p>'al_cpp': D('3.60')</text:p>
          </table:table-cell>
          <table:table-cell table:formula="of:=CONCATENATE(&quot;'al_icms': D('&quot;;SUBSTITUTE(TEXT([.I12];&quot;#0,00&quot;);&quot;,&quot;;&quot;.&quot;);&quot;')&quot;)" office:value-type="string" office:string-value="'al_icms': D('3.10')" calcext:value-type="string">
            <text:p>'al_icms': D('3.10')</text:p>
          </table:table-cell>
          <table:table-cell table:formula="of:=CONCATENATE(&quot;'al_iss': D('&quot;;SUBSTITUTE(TEXT([.J12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2];&quot;: {&quot;;[.L12];&quot;, &quot;;[.M12];&quot;, &quot;;[.N12];&quot;, &quot;;[.O12];&quot;, &quot;;[.P12];&quot;, &quot;;[.Q12];&quot;, &quot;;[.R12];&quot;, &quot;;[.S12];&quot;},&quot;)" office:value-type="string" office:string-value="SIMPLES_NACIONAL_TETO_10: {'al_simples': D('9.12'), 'al_irpj': D('0.43'), 'al_csll': D('0.43'), 'al_cofins': D('1.26'), 'al_pis': D('0.30'), 'al_cpp': D('3.60'), 'al_icms': D('3.10'), 'al_iss': D('0.00')}," calcext:value-type="string">
            <text:p>SIMPLES_NACIONAL_TETO_10: {'al_simples': D('9.12'), 'al_irpj': D('0.43'), 'al_csll': D('0.43'), 'al_cofins': D('1.26'), 'al_pis': D('0.30'), 'al_cpp': D('3.60'), 'al_icms': D('3.10'), 'al_iss': D('0.00')},</text:p>
          </table:table-cell>
        </table:table-row>
        <table:table-row table:style-name="ro1">
          <table:table-cell office:value-type="string" calcext:value-type="string">
            <text:p>De 1.800.000,01 a 1.980.000,00</text:p>
          </table:table-cell>
          <table:table-cell office:value-type="string" calcext:value-type="string">
            <text:p>SIMPLES_NACIONAL_TETO_11</text:p>
          </table:table-cell>
          <table:table-cell table:style-name="ce1" office:value-type="float" office:value="9.95" calcext:value-type="float">
            <text:p>9,95</text:p>
          </table:table-cell>
          <table:table-cell table:number-columns-repeated="2" table:style-name="ce1" office:value-type="float" office:value="0.46" calcext:value-type="float">
            <text:p>0,46</text:p>
          </table:table-cell>
          <table:table-cell table:style-name="ce1" office:value-type="float" office:value="1.38" calcext:value-type="float">
            <text:p>1,38</text:p>
          </table:table-cell>
          <table:table-cell table:style-name="ce1" office:value-type="float" office:value="0.33" calcext:value-type="float">
            <text:p>0,33</text:p>
          </table:table-cell>
          <table:table-cell table:style-name="ce1" office:value-type="float" office:value="3.94" calcext:value-type="float">
            <text:p>3,94</text:p>
          </table:table-cell>
          <table:table-cell table:style-name="ce1" office:value-type="float" office:value="3.38" calcext:value-type="float">
            <text:p>3,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'al_simples': D('&quot;;SUBSTITUTE(TEXT([.C13];&quot;#0,00&quot;);&quot;,&quot;;&quot;.&quot;);&quot;')&quot;)" office:value-type="string" office:string-value="'al_simples': D('9.95')" calcext:value-type="string">
            <text:p>'al_simples': D('9.95')</text:p>
          </table:table-cell>
          <table:table-cell table:formula="of:=CONCATENATE(&quot;'al_irpj': D('&quot;;SUBSTITUTE(TEXT([.D13];&quot;#0,00&quot;);&quot;,&quot;;&quot;.&quot;);&quot;')&quot;)" office:value-type="string" office:string-value="'al_irpj': D('0.46')" calcext:value-type="string">
            <text:p>'al_irpj': D('0.46')</text:p>
          </table:table-cell>
          <table:table-cell table:formula="of:=CONCATENATE(&quot;'al_csll': D('&quot;;SUBSTITUTE(TEXT([.E13];&quot;#0,00&quot;);&quot;,&quot;;&quot;.&quot;);&quot;')&quot;)" office:value-type="string" office:string-value="'al_csll': D('0.46')" calcext:value-type="string">
            <text:p>'al_csll': D('0.46')</text:p>
          </table:table-cell>
          <table:table-cell table:formula="of:=CONCATENATE(&quot;'al_cofins': D('&quot;;SUBSTITUTE(TEXT([.F13];&quot;#0,00&quot;);&quot;,&quot;;&quot;.&quot;);&quot;')&quot;)" office:value-type="string" office:string-value="'al_cofins': D('1.38')" calcext:value-type="string">
            <text:p>'al_cofins': D('1.38')</text:p>
          </table:table-cell>
          <table:table-cell table:formula="of:=CONCATENATE(&quot;'al_pis': D('&quot;;SUBSTITUTE(TEXT([.G13];&quot;#0,00&quot;);&quot;,&quot;;&quot;.&quot;);&quot;')&quot;)" office:value-type="string" office:string-value="'al_pis': D('0.33')" calcext:value-type="string">
            <text:p>'al_pis': D('0.33')</text:p>
          </table:table-cell>
          <table:table-cell table:formula="of:=CONCATENATE(&quot;'al_cpp': D('&quot;;SUBSTITUTE(TEXT([.H13];&quot;#0,00&quot;);&quot;,&quot;;&quot;.&quot;);&quot;')&quot;)" office:value-type="string" office:string-value="'al_cpp': D('3.94')" calcext:value-type="string">
            <text:p>'al_cpp': D('3.94')</text:p>
          </table:table-cell>
          <table:table-cell table:formula="of:=CONCATENATE(&quot;'al_icms': D('&quot;;SUBSTITUTE(TEXT([.I13];&quot;#0,00&quot;);&quot;,&quot;;&quot;.&quot;);&quot;')&quot;)" office:value-type="string" office:string-value="'al_icms': D('3.38')" calcext:value-type="string">
            <text:p>'al_icms': D('3.38')</text:p>
          </table:table-cell>
          <table:table-cell table:formula="of:=CONCATENATE(&quot;'al_iss': D('&quot;;SUBSTITUTE(TEXT([.J13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3];&quot;: {&quot;;[.L13];&quot;, &quot;;[.M13];&quot;, &quot;;[.N13];&quot;, &quot;;[.O13];&quot;, &quot;;[.P13];&quot;, &quot;;[.Q13];&quot;, &quot;;[.R13];&quot;, &quot;;[.S13];&quot;},&quot;)" office:value-type="string" office:string-value="SIMPLES_NACIONAL_TETO_11: {'al_simples': D('9.95'), 'al_irpj': D('0.46'), 'al_csll': D('0.46'), 'al_cofins': D('1.38'), 'al_pis': D('0.33'), 'al_cpp': D('3.94'), 'al_icms': D('3.38'), 'al_iss': D('0.00')}," calcext:value-type="string">
            <text:p>SIMPLES_NACIONAL_TETO_11: {'al_simples': D('9.95'), 'al_irpj': D('0.46'), 'al_csll': D('0.46'), 'al_cofins': D('1.38'), 'al_pis': D('0.33'), 'al_cpp': D('3.94'), 'al_icms': D('3.38'), 'al_iss': D('0.00')},</text:p>
          </table:table-cell>
        </table:table-row>
        <table:table-row table:style-name="ro1">
          <table:table-cell office:value-type="string" calcext:value-type="string">
            <text:p>De 1.980.000,01 a 2.160.000,00</text:p>
          </table:table-cell>
          <table:table-cell office:value-type="string" calcext:value-type="string">
            <text:p>SIMPLES_NACIONAL_TETO_12</text:p>
          </table:table-cell>
          <table:table-cell table:style-name="ce1" office:value-type="float" office:value="10.04" calcext:value-type="float">
            <text:p>10,04</text:p>
          </table:table-cell>
          <table:table-cell table:number-columns-repeated="2" table:style-name="ce1" office:value-type="float" office:value="0.46" calcext:value-type="float">
            <text:p>0,46</text:p>
          </table:table-cell>
          <table:table-cell table:style-name="ce1" office:value-type="float" office:value="1.39" calcext:value-type="float">
            <text:p>1,39</text:p>
          </table:table-cell>
          <table:table-cell table:style-name="ce1" office:value-type="float" office:value="0.33" calcext:value-type="float">
            <text:p>0,33</text:p>
          </table:table-cell>
          <table:table-cell table:style-name="ce1" office:value-type="float" office:value="3.99" calcext:value-type="float">
            <text:p>3,99</text:p>
          </table:table-cell>
          <table:table-cell table:style-name="ce1" office:value-type="float" office:value="3.41" calcext:value-type="float">
            <text:p>3,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'al_simples': D('&quot;;SUBSTITUTE(TEXT([.C14];&quot;#0,00&quot;);&quot;,&quot;;&quot;.&quot;);&quot;')&quot;)" office:value-type="string" office:string-value="'al_simples': D('10.04')" calcext:value-type="string">
            <text:p>'al_simples': D('10.04')</text:p>
          </table:table-cell>
          <table:table-cell table:formula="of:=CONCATENATE(&quot;'al_irpj': D('&quot;;SUBSTITUTE(TEXT([.D14];&quot;#0,00&quot;);&quot;,&quot;;&quot;.&quot;);&quot;')&quot;)" office:value-type="string" office:string-value="'al_irpj': D('0.46')" calcext:value-type="string">
            <text:p>'al_irpj': D('0.46')</text:p>
          </table:table-cell>
          <table:table-cell table:formula="of:=CONCATENATE(&quot;'al_csll': D('&quot;;SUBSTITUTE(TEXT([.E14];&quot;#0,00&quot;);&quot;,&quot;;&quot;.&quot;);&quot;')&quot;)" office:value-type="string" office:string-value="'al_csll': D('0.46')" calcext:value-type="string">
            <text:p>'al_csll': D('0.46')</text:p>
          </table:table-cell>
          <table:table-cell table:formula="of:=CONCATENATE(&quot;'al_cofins': D('&quot;;SUBSTITUTE(TEXT([.F14];&quot;#0,00&quot;);&quot;,&quot;;&quot;.&quot;);&quot;')&quot;)" office:value-type="string" office:string-value="'al_cofins': D('1.39')" calcext:value-type="string">
            <text:p>'al_cofins': D('1.39')</text:p>
          </table:table-cell>
          <table:table-cell table:formula="of:=CONCATENATE(&quot;'al_pis': D('&quot;;SUBSTITUTE(TEXT([.G14];&quot;#0,00&quot;);&quot;,&quot;;&quot;.&quot;);&quot;')&quot;)" office:value-type="string" office:string-value="'al_pis': D('0.33')" calcext:value-type="string">
            <text:p>'al_pis': D('0.33')</text:p>
          </table:table-cell>
          <table:table-cell table:formula="of:=CONCATENATE(&quot;'al_cpp': D('&quot;;SUBSTITUTE(TEXT([.H14];&quot;#0,00&quot;);&quot;,&quot;;&quot;.&quot;);&quot;')&quot;)" office:value-type="string" office:string-value="'al_cpp': D('3.99')" calcext:value-type="string">
            <text:p>'al_cpp': D('3.99')</text:p>
          </table:table-cell>
          <table:table-cell table:formula="of:=CONCATENATE(&quot;'al_icms': D('&quot;;SUBSTITUTE(TEXT([.I14];&quot;#0,00&quot;);&quot;,&quot;;&quot;.&quot;);&quot;')&quot;)" office:value-type="string" office:string-value="'al_icms': D('3.41')" calcext:value-type="string">
            <text:p>'al_icms': D('3.41')</text:p>
          </table:table-cell>
          <table:table-cell table:formula="of:=CONCATENATE(&quot;'al_iss': D('&quot;;SUBSTITUTE(TEXT([.J14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4];&quot;: {&quot;;[.L14];&quot;, &quot;;[.M14];&quot;, &quot;;[.N14];&quot;, &quot;;[.O14];&quot;, &quot;;[.P14];&quot;, &quot;;[.Q14];&quot;, &quot;;[.R14];&quot;, &quot;;[.S14];&quot;},&quot;)" office:value-type="string" office:string-value="SIMPLES_NACIONAL_TETO_12: {'al_simples': D('10.04'), 'al_irpj': D('0.46'), 'al_csll': D('0.46'), 'al_cofins': D('1.39'), 'al_pis': D('0.33'), 'al_cpp': D('3.99'), 'al_icms': D('3.41'), 'al_iss': D('0.00')}," calcext:value-type="string">
            <text:p>SIMPLES_NACIONAL_TETO_12: {'al_simples': D('10.04'), 'al_irpj': D('0.46'), 'al_csll': D('0.46'), 'al_cofins': D('1.39'), 'al_pis': D('0.33'), 'al_cpp': D('3.99'), 'al_icms': D('3.41'), 'al_iss': D('0.00')},</text:p>
          </table:table-cell>
        </table:table-row>
        <table:table-row table:style-name="ro1">
          <table:table-cell office:value-type="string" calcext:value-type="string">
            <text:p>De 2.160.000,01 a 2.340.000,00</text:p>
          </table:table-cell>
          <table:table-cell office:value-type="string" calcext:value-type="string">
            <text:p>SIMPLES_NACIONAL_TETO_13</text:p>
          </table:table-cell>
          <table:table-cell table:style-name="ce1" office:value-type="float" office:value="10.13" calcext:value-type="float">
            <text:p>10,13</text:p>
          </table:table-cell>
          <table:table-cell table:number-columns-repeated="2" table:style-name="ce1" office:value-type="float" office:value="0.47" calcext:value-type="float">
            <text:p>0,47</text:p>
          </table:table-cell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0.33" calcext:value-type="float">
            <text:p>0,33</text:p>
          </table:table-cell>
          <table:table-cell table:style-name="ce1" office:value-type="float" office:value="4.01" calcext:value-type="float">
            <text:p>4,01</text:p>
          </table:table-cell>
          <table:table-cell table:style-name="ce1" office:value-type="float" office:value="3.45" calcext:value-type="float">
            <text:p>3,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'al_simples': D('&quot;;SUBSTITUTE(TEXT([.C15];&quot;#0,00&quot;);&quot;,&quot;;&quot;.&quot;);&quot;')&quot;)" office:value-type="string" office:string-value="'al_simples': D('10.13')" calcext:value-type="string">
            <text:p>'al_simples': D('10.13')</text:p>
          </table:table-cell>
          <table:table-cell table:formula="of:=CONCATENATE(&quot;'al_irpj': D('&quot;;SUBSTITUTE(TEXT([.D15];&quot;#0,00&quot;);&quot;,&quot;;&quot;.&quot;);&quot;')&quot;)" office:value-type="string" office:string-value="'al_irpj': D('0.47')" calcext:value-type="string">
            <text:p>'al_irpj': D('0.47')</text:p>
          </table:table-cell>
          <table:table-cell table:formula="of:=CONCATENATE(&quot;'al_csll': D('&quot;;SUBSTITUTE(TEXT([.E15];&quot;#0,00&quot;);&quot;,&quot;;&quot;.&quot;);&quot;')&quot;)" office:value-type="string" office:string-value="'al_csll': D('0.47')" calcext:value-type="string">
            <text:p>'al_csll': D('0.47')</text:p>
          </table:table-cell>
          <table:table-cell table:formula="of:=CONCATENATE(&quot;'al_cofins': D('&quot;;SUBSTITUTE(TEXT([.F15];&quot;#0,00&quot;);&quot;,&quot;;&quot;.&quot;);&quot;')&quot;)" office:value-type="string" office:string-value="'al_cofins': D('1.40')" calcext:value-type="string">
            <text:p>'al_cofins': D('1.40')</text:p>
          </table:table-cell>
          <table:table-cell table:formula="of:=CONCATENATE(&quot;'al_pis': D('&quot;;SUBSTITUTE(TEXT([.G15];&quot;#0,00&quot;);&quot;,&quot;;&quot;.&quot;);&quot;')&quot;)" office:value-type="string" office:string-value="'al_pis': D('0.33')" calcext:value-type="string">
            <text:p>'al_pis': D('0.33')</text:p>
          </table:table-cell>
          <table:table-cell table:formula="of:=CONCATENATE(&quot;'al_cpp': D('&quot;;SUBSTITUTE(TEXT([.H15];&quot;#0,00&quot;);&quot;,&quot;;&quot;.&quot;);&quot;')&quot;)" office:value-type="string" office:string-value="'al_cpp': D('4.01')" calcext:value-type="string">
            <text:p>'al_cpp': D('4.01')</text:p>
          </table:table-cell>
          <table:table-cell table:formula="of:=CONCATENATE(&quot;'al_icms': D('&quot;;SUBSTITUTE(TEXT([.I15];&quot;#0,00&quot;);&quot;,&quot;;&quot;.&quot;);&quot;')&quot;)" office:value-type="string" office:string-value="'al_icms': D('3.45')" calcext:value-type="string">
            <text:p>'al_icms': D('3.45')</text:p>
          </table:table-cell>
          <table:table-cell table:formula="of:=CONCATENATE(&quot;'al_iss': D('&quot;;SUBSTITUTE(TEXT([.J15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5];&quot;: {&quot;;[.L15];&quot;, &quot;;[.M15];&quot;, &quot;;[.N15];&quot;, &quot;;[.O15];&quot;, &quot;;[.P15];&quot;, &quot;;[.Q15];&quot;, &quot;;[.R15];&quot;, &quot;;[.S15];&quot;},&quot;)" office:value-type="string" office:string-value="SIMPLES_NACIONAL_TETO_13: {'al_simples': D('10.13'), 'al_irpj': D('0.47'), 'al_csll': D('0.47'), 'al_cofins': D('1.40'), 'al_pis': D('0.33'), 'al_cpp': D('4.01'), 'al_icms': D('3.45'), 'al_iss': D('0.00')}," calcext:value-type="string">
            <text:p>SIMPLES_NACIONAL_TETO_13: {'al_simples': D('10.13'), 'al_irpj': D('0.47'), 'al_csll': D('0.47'), 'al_cofins': D('1.40'), 'al_pis': D('0.33'), 'al_cpp': D('4.01'), 'al_icms': D('3.45'), 'al_iss': D('0.00')},</text:p>
          </table:table-cell>
        </table:table-row>
        <table:table-row table:style-name="ro1">
          <table:table-cell office:value-type="string" calcext:value-type="string">
            <text:p>De 2.340.000,01 a 2.520.000,00</text:p>
          </table:table-cell>
          <table:table-cell office:value-type="string" calcext:value-type="string">
            <text:p>SIMPLES_NACIONAL_TETO_14</text:p>
          </table:table-cell>
          <table:table-cell table:style-name="ce1" office:value-type="float" office:value="10.23" calcext:value-type="float">
            <text:p>10,23</text:p>
          </table:table-cell>
          <table:table-cell table:number-columns-repeated="2" table:style-name="ce1" office:value-type="float" office:value="0.47" calcext:value-type="float">
            <text:p>0,47</text:p>
          </table:table-cell>
          <table:table-cell table:style-name="ce1" office:value-type="float" office:value="1.42" calcext:value-type="float">
            <text:p>1,42</text:p>
          </table:table-cell>
          <table:table-cell table:style-name="ce1" office:value-type="float" office:value="0.34" calcext:value-type="float">
            <text:p>0,34</text:p>
          </table:table-cell>
          <table:table-cell table:style-name="ce1" office:value-type="float" office:value="4.05" calcext:value-type="float">
            <text:p>4,05</text:p>
          </table:table-cell>
          <table:table-cell table:style-name="ce1" office:value-type="float" office:value="3.48" calcext:value-type="float">
            <text:p>3,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'al_simples': D('&quot;;SUBSTITUTE(TEXT([.C16];&quot;#0,00&quot;);&quot;,&quot;;&quot;.&quot;);&quot;')&quot;)" office:value-type="string" office:string-value="'al_simples': D('10.23')" calcext:value-type="string">
            <text:p>'al_simples': D('10.23')</text:p>
          </table:table-cell>
          <table:table-cell table:formula="of:=CONCATENATE(&quot;'al_irpj': D('&quot;;SUBSTITUTE(TEXT([.D16];&quot;#0,00&quot;);&quot;,&quot;;&quot;.&quot;);&quot;')&quot;)" office:value-type="string" office:string-value="'al_irpj': D('0.47')" calcext:value-type="string">
            <text:p>'al_irpj': D('0.47')</text:p>
          </table:table-cell>
          <table:table-cell table:formula="of:=CONCATENATE(&quot;'al_csll': D('&quot;;SUBSTITUTE(TEXT([.E16];&quot;#0,00&quot;);&quot;,&quot;;&quot;.&quot;);&quot;')&quot;)" office:value-type="string" office:string-value="'al_csll': D('0.47')" calcext:value-type="string">
            <text:p>'al_csll': D('0.47')</text:p>
          </table:table-cell>
          <table:table-cell table:formula="of:=CONCATENATE(&quot;'al_cofins': D('&quot;;SUBSTITUTE(TEXT([.F16];&quot;#0,00&quot;);&quot;,&quot;;&quot;.&quot;);&quot;')&quot;)" office:value-type="string" office:string-value="'al_cofins': D('1.42')" calcext:value-type="string">
            <text:p>'al_cofins': D('1.42')</text:p>
          </table:table-cell>
          <table:table-cell table:formula="of:=CONCATENATE(&quot;'al_pis': D('&quot;;SUBSTITUTE(TEXT([.G16];&quot;#0,00&quot;);&quot;,&quot;;&quot;.&quot;);&quot;')&quot;)" office:value-type="string" office:string-value="'al_pis': D('0.34')" calcext:value-type="string">
            <text:p>'al_pis': D('0.34')</text:p>
          </table:table-cell>
          <table:table-cell table:formula="of:=CONCATENATE(&quot;'al_cpp': D('&quot;;SUBSTITUTE(TEXT([.H16];&quot;#0,00&quot;);&quot;,&quot;;&quot;.&quot;);&quot;')&quot;)" office:value-type="string" office:string-value="'al_cpp': D('4.05')" calcext:value-type="string">
            <text:p>'al_cpp': D('4.05')</text:p>
          </table:table-cell>
          <table:table-cell table:formula="of:=CONCATENATE(&quot;'al_icms': D('&quot;;SUBSTITUTE(TEXT([.I16];&quot;#0,00&quot;);&quot;,&quot;;&quot;.&quot;);&quot;')&quot;)" office:value-type="string" office:string-value="'al_icms': D('3.48')" calcext:value-type="string">
            <text:p>'al_icms': D('3.48')</text:p>
          </table:table-cell>
          <table:table-cell table:formula="of:=CONCATENATE(&quot;'al_iss': D('&quot;;SUBSTITUTE(TEXT([.J16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6];&quot;: {&quot;;[.L16];&quot;, &quot;;[.M16];&quot;, &quot;;[.N16];&quot;, &quot;;[.O16];&quot;, &quot;;[.P16];&quot;, &quot;;[.Q16];&quot;, &quot;;[.R16];&quot;, &quot;;[.S16];&quot;},&quot;)" office:value-type="string" office:string-value="SIMPLES_NACIONAL_TETO_14: {'al_simples': D('10.23'), 'al_irpj': D('0.47'), 'al_csll': D('0.47'), 'al_cofins': D('1.42'), 'al_pis': D('0.34'), 'al_cpp': D('4.05'), 'al_icms': D('3.48'), 'al_iss': D('0.00')}," calcext:value-type="string">
            <text:p>SIMPLES_NACIONAL_TETO_14: {'al_simples': D('10.23'), 'al_irpj': D('0.47'), 'al_csll': D('0.47'), 'al_cofins': D('1.42'), 'al_pis': D('0.34'), 'al_cpp': D('4.05'), 'al_icms': D('3.48'), 'al_iss': D('0.00')},</text:p>
          </table:table-cell>
        </table:table-row>
        <table:table-row table:style-name="ro1">
          <table:table-cell office:value-type="string" calcext:value-type="string">
            <text:p>De 2.520.000,01 a 2.700.000,00</text:p>
          </table:table-cell>
          <table:table-cell office:value-type="string" calcext:value-type="string">
            <text:p>SIMPLES_NACIONAL_TETO_15</text:p>
          </table:table-cell>
          <table:table-cell table:style-name="ce1" office:value-type="float" office:value="10.32" calcext:value-type="float">
            <text:p>10,32</text:p>
          </table:table-cell>
          <table:table-cell table:number-columns-repeated="2" table:style-name="ce1" office:value-type="float" office:value="0.48" calcext:value-type="float">
            <text:p>0,48</text:p>
          </table:table-cell>
          <table:table-cell table:style-name="ce1" office:value-type="float" office:value="1.43" calcext:value-type="float">
            <text:p>1,43</text:p>
          </table:table-cell>
          <table:table-cell table:style-name="ce1" office:value-type="float" office:value="0.34" calcext:value-type="float">
            <text:p>0,34</text:p>
          </table:table-cell>
          <table:table-cell table:style-name="ce1" office:value-type="float" office:value="4.08" calcext:value-type="float">
            <text:p>4,08</text:p>
          </table:table-cell>
          <table:table-cell table:style-name="ce1" office:value-type="float" office:value="3.51" calcext:value-type="float">
            <text:p>3,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'al_simples': D('&quot;;SUBSTITUTE(TEXT([.C17];&quot;#0,00&quot;);&quot;,&quot;;&quot;.&quot;);&quot;')&quot;)" office:value-type="string" office:string-value="'al_simples': D('10.32')" calcext:value-type="string">
            <text:p>'al_simples': D('10.32')</text:p>
          </table:table-cell>
          <table:table-cell table:formula="of:=CONCATENATE(&quot;'al_irpj': D('&quot;;SUBSTITUTE(TEXT([.D17];&quot;#0,00&quot;);&quot;,&quot;;&quot;.&quot;);&quot;')&quot;)" office:value-type="string" office:string-value="'al_irpj': D('0.48')" calcext:value-type="string">
            <text:p>'al_irpj': D('0.48')</text:p>
          </table:table-cell>
          <table:table-cell table:formula="of:=CONCATENATE(&quot;'al_csll': D('&quot;;SUBSTITUTE(TEXT([.E17];&quot;#0,00&quot;);&quot;,&quot;;&quot;.&quot;);&quot;')&quot;)" office:value-type="string" office:string-value="'al_csll': D('0.48')" calcext:value-type="string">
            <text:p>'al_csll': D('0.48')</text:p>
          </table:table-cell>
          <table:table-cell table:formula="of:=CONCATENATE(&quot;'al_cofins': D('&quot;;SUBSTITUTE(TEXT([.F17];&quot;#0,00&quot;);&quot;,&quot;;&quot;.&quot;);&quot;')&quot;)" office:value-type="string" office:string-value="'al_cofins': D('1.43')" calcext:value-type="string">
            <text:p>'al_cofins': D('1.43')</text:p>
          </table:table-cell>
          <table:table-cell table:formula="of:=CONCATENATE(&quot;'al_pis': D('&quot;;SUBSTITUTE(TEXT([.G17];&quot;#0,00&quot;);&quot;,&quot;;&quot;.&quot;);&quot;')&quot;)" office:value-type="string" office:string-value="'al_pis': D('0.34')" calcext:value-type="string">
            <text:p>'al_pis': D('0.34')</text:p>
          </table:table-cell>
          <table:table-cell table:formula="of:=CONCATENATE(&quot;'al_cpp': D('&quot;;SUBSTITUTE(TEXT([.H17];&quot;#0,00&quot;);&quot;,&quot;;&quot;.&quot;);&quot;')&quot;)" office:value-type="string" office:string-value="'al_cpp': D('4.08')" calcext:value-type="string">
            <text:p>'al_cpp': D('4.08')</text:p>
          </table:table-cell>
          <table:table-cell table:formula="of:=CONCATENATE(&quot;'al_icms': D('&quot;;SUBSTITUTE(TEXT([.I17];&quot;#0,00&quot;);&quot;,&quot;;&quot;.&quot;);&quot;')&quot;)" office:value-type="string" office:string-value="'al_icms': D('3.51')" calcext:value-type="string">
            <text:p>'al_icms': D('3.51')</text:p>
          </table:table-cell>
          <table:table-cell table:formula="of:=CONCATENATE(&quot;'al_iss': D('&quot;;SUBSTITUTE(TEXT([.J17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7];&quot;: {&quot;;[.L17];&quot;, &quot;;[.M17];&quot;, &quot;;[.N17];&quot;, &quot;;[.O17];&quot;, &quot;;[.P17];&quot;, &quot;;[.Q17];&quot;, &quot;;[.R17];&quot;, &quot;;[.S17];&quot;},&quot;)" office:value-type="string" office:string-value="SIMPLES_NACIONAL_TETO_15: {'al_simples': D('10.32'), 'al_irpj': D('0.48'), 'al_csll': D('0.48'), 'al_cofins': D('1.43'), 'al_pis': D('0.34'), 'al_cpp': D('4.08'), 'al_icms': D('3.51'), 'al_iss': D('0.00')}," calcext:value-type="string">
            <text:p>SIMPLES_NACIONAL_TETO_15: {'al_simples': D('10.32'), 'al_irpj': D('0.48'), 'al_csll': D('0.48'), 'al_cofins': D('1.43'), 'al_pis': D('0.34'), 'al_cpp': D('4.08'), 'al_icms': D('3.51'), 'al_iss': D('0.00')},</text:p>
          </table:table-cell>
        </table:table-row>
        <table:table-row table:style-name="ro1">
          <table:table-cell office:value-type="string" calcext:value-type="string">
            <text:p>De 2.700.000,01 a 2.880.000,00</text:p>
          </table:table-cell>
          <table:table-cell office:value-type="string" calcext:value-type="string">
            <text:p>SIMPLES_NACIONAL_TETO_16</text:p>
          </table:table-cell>
          <table:table-cell table:style-name="ce1" office:value-type="float" office:value="11.23" calcext:value-type="float">
            <text:p>11,23</text:p>
          </table:table-cell>
          <table:table-cell table:number-columns-repeated="2" table:style-name="ce1" office:value-type="float" office:value="0.52" calcext:value-type="float">
            <text:p>0,52</text:p>
          </table:table-cell>
          <table:table-cell table:style-name="ce1" office:value-type="float" office:value="1.56" calcext:value-type="float">
            <text:p>1,56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4.44" calcext:value-type="float">
            <text:p>4,44</text:p>
          </table:table-cell>
          <table:table-cell table:style-name="ce1" office:value-type="float" office:value="3.82" calcext:value-type="float">
            <text:p>3,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'al_simples': D('&quot;;SUBSTITUTE(TEXT([.C18];&quot;#0,00&quot;);&quot;,&quot;;&quot;.&quot;);&quot;')&quot;)" office:value-type="string" office:string-value="'al_simples': D('11.23')" calcext:value-type="string">
            <text:p>'al_simples': D('11.23')</text:p>
          </table:table-cell>
          <table:table-cell table:formula="of:=CONCATENATE(&quot;'al_irpj': D('&quot;;SUBSTITUTE(TEXT([.D18];&quot;#0,00&quot;);&quot;,&quot;;&quot;.&quot;);&quot;')&quot;)" office:value-type="string" office:string-value="'al_irpj': D('0.52')" calcext:value-type="string">
            <text:p>'al_irpj': D('0.52')</text:p>
          </table:table-cell>
          <table:table-cell table:formula="of:=CONCATENATE(&quot;'al_csll': D('&quot;;SUBSTITUTE(TEXT([.E18];&quot;#0,00&quot;);&quot;,&quot;;&quot;.&quot;);&quot;')&quot;)" office:value-type="string" office:string-value="'al_csll': D('0.52')" calcext:value-type="string">
            <text:p>'al_csll': D('0.52')</text:p>
          </table:table-cell>
          <table:table-cell table:formula="of:=CONCATENATE(&quot;'al_cofins': D('&quot;;SUBSTITUTE(TEXT([.F18];&quot;#0,00&quot;);&quot;,&quot;;&quot;.&quot;);&quot;')&quot;)" office:value-type="string" office:string-value="'al_cofins': D('1.56')" calcext:value-type="string">
            <text:p>'al_cofins': D('1.56')</text:p>
          </table:table-cell>
          <table:table-cell table:formula="of:=CONCATENATE(&quot;'al_pis': D('&quot;;SUBSTITUTE(TEXT([.G18];&quot;#0,00&quot;);&quot;,&quot;;&quot;.&quot;);&quot;')&quot;)" office:value-type="string" office:string-value="'al_pis': D('0.37')" calcext:value-type="string">
            <text:p>'al_pis': D('0.37')</text:p>
          </table:table-cell>
          <table:table-cell table:formula="of:=CONCATENATE(&quot;'al_cpp': D('&quot;;SUBSTITUTE(TEXT([.H18];&quot;#0,00&quot;);&quot;,&quot;;&quot;.&quot;);&quot;')&quot;)" office:value-type="string" office:string-value="'al_cpp': D('4.44')" calcext:value-type="string">
            <text:p>'al_cpp': D('4.44')</text:p>
          </table:table-cell>
          <table:table-cell table:formula="of:=CONCATENATE(&quot;'al_icms': D('&quot;;SUBSTITUTE(TEXT([.I18];&quot;#0,00&quot;);&quot;,&quot;;&quot;.&quot;);&quot;')&quot;)" office:value-type="string" office:string-value="'al_icms': D('3.82')" calcext:value-type="string">
            <text:p>'al_icms': D('3.82')</text:p>
          </table:table-cell>
          <table:table-cell table:formula="of:=CONCATENATE(&quot;'al_iss': D('&quot;;SUBSTITUTE(TEXT([.J18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8];&quot;: {&quot;;[.L18];&quot;, &quot;;[.M18];&quot;, &quot;;[.N18];&quot;, &quot;;[.O18];&quot;, &quot;;[.P18];&quot;, &quot;;[.Q18];&quot;, &quot;;[.R18];&quot;, &quot;;[.S18];&quot;},&quot;)" office:value-type="string" office:string-value="SIMPLES_NACIONAL_TETO_16: {'al_simples': D('11.23'), 'al_irpj': D('0.52'), 'al_csll': D('0.52'), 'al_cofins': D('1.56'), 'al_pis': D('0.37'), 'al_cpp': D('4.44'), 'al_icms': D('3.82'), 'al_iss': D('0.00')}," calcext:value-type="string">
            <text:p>SIMPLES_NACIONAL_TETO_16: {'al_simples': D('11.23'), 'al_irpj': D('0.52'), 'al_csll': D('0.52'), 'al_cofins': D('1.56'), 'al_pis': D('0.37'), 'al_cpp': D('4.44'), 'al_icms': D('3.82'), 'al_iss': D('0.00')},</text:p>
          </table:table-cell>
        </table:table-row>
        <table:table-row table:style-name="ro1">
          <table:table-cell office:value-type="string" calcext:value-type="string">
            <text:p>De 2.880.000,01 a 3.060.000,00</text:p>
          </table:table-cell>
          <table:table-cell office:value-type="string" calcext:value-type="string">
            <text:p>SIMPLES_NACIONAL_TETO_17</text:p>
          </table:table-cell>
          <table:table-cell table:style-name="ce1" office:value-type="float" office:value="11.32" calcext:value-type="float">
            <text:p>11,32</text:p>
          </table:table-cell>
          <table:table-cell table:number-columns-repeated="2" table:style-name="ce1" office:value-type="float" office:value="0.52" calcext:value-type="float">
            <text:p>0,52</text:p>
          </table:table-cell>
          <table:table-cell table:style-name="ce1" office:value-type="float" office:value="1.57" calcext:value-type="float">
            <text:p>1,57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4.49" calcext:value-type="float">
            <text:p>4,49</text:p>
          </table:table-cell>
          <table:table-cell table:style-name="ce1" office:value-type="float" office:value="3.85" calcext:value-type="float">
            <text:p>3,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'al_simples': D('&quot;;SUBSTITUTE(TEXT([.C19];&quot;#0,00&quot;);&quot;,&quot;;&quot;.&quot;);&quot;')&quot;)" office:value-type="string" office:string-value="'al_simples': D('11.32')" calcext:value-type="string">
            <text:p>'al_simples': D('11.32')</text:p>
          </table:table-cell>
          <table:table-cell table:formula="of:=CONCATENATE(&quot;'al_irpj': D('&quot;;SUBSTITUTE(TEXT([.D19];&quot;#0,00&quot;);&quot;,&quot;;&quot;.&quot;);&quot;')&quot;)" office:value-type="string" office:string-value="'al_irpj': D('0.52')" calcext:value-type="string">
            <text:p>'al_irpj': D('0.52')</text:p>
          </table:table-cell>
          <table:table-cell table:formula="of:=CONCATENATE(&quot;'al_csll': D('&quot;;SUBSTITUTE(TEXT([.E19];&quot;#0,00&quot;);&quot;,&quot;;&quot;.&quot;);&quot;')&quot;)" office:value-type="string" office:string-value="'al_csll': D('0.52')" calcext:value-type="string">
            <text:p>'al_csll': D('0.52')</text:p>
          </table:table-cell>
          <table:table-cell table:formula="of:=CONCATENATE(&quot;'al_cofins': D('&quot;;SUBSTITUTE(TEXT([.F19];&quot;#0,00&quot;);&quot;,&quot;;&quot;.&quot;);&quot;')&quot;)" office:value-type="string" office:string-value="'al_cofins': D('1.57')" calcext:value-type="string">
            <text:p>'al_cofins': D('1.57')</text:p>
          </table:table-cell>
          <table:table-cell table:formula="of:=CONCATENATE(&quot;'al_pis': D('&quot;;SUBSTITUTE(TEXT([.G19];&quot;#0,00&quot;);&quot;,&quot;;&quot;.&quot;);&quot;')&quot;)" office:value-type="string" office:string-value="'al_pis': D('0.37')" calcext:value-type="string">
            <text:p>'al_pis': D('0.37')</text:p>
          </table:table-cell>
          <table:table-cell table:formula="of:=CONCATENATE(&quot;'al_cpp': D('&quot;;SUBSTITUTE(TEXT([.H19];&quot;#0,00&quot;);&quot;,&quot;;&quot;.&quot;);&quot;')&quot;)" office:value-type="string" office:string-value="'al_cpp': D('4.49')" calcext:value-type="string">
            <text:p>'al_cpp': D('4.49')</text:p>
          </table:table-cell>
          <table:table-cell table:formula="of:=CONCATENATE(&quot;'al_icms': D('&quot;;SUBSTITUTE(TEXT([.I19];&quot;#0,00&quot;);&quot;,&quot;;&quot;.&quot;);&quot;')&quot;)" office:value-type="string" office:string-value="'al_icms': D('3.85')" calcext:value-type="string">
            <text:p>'al_icms': D('3.85')</text:p>
          </table:table-cell>
          <table:table-cell table:formula="of:=CONCATENATE(&quot;'al_iss': D('&quot;;SUBSTITUTE(TEXT([.J19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9];&quot;: {&quot;;[.L19];&quot;, &quot;;[.M19];&quot;, &quot;;[.N19];&quot;, &quot;;[.O19];&quot;, &quot;;[.P19];&quot;, &quot;;[.Q19];&quot;, &quot;;[.R19];&quot;, &quot;;[.S19];&quot;},&quot;)" office:value-type="string" office:string-value="SIMPLES_NACIONAL_TETO_17: {'al_simples': D('11.32'), 'al_irpj': D('0.52'), 'al_csll': D('0.52'), 'al_cofins': D('1.57'), 'al_pis': D('0.37'), 'al_cpp': D('4.49'), 'al_icms': D('3.85'), 'al_iss': D('0.00')}," calcext:value-type="string">
            <text:p>SIMPLES_NACIONAL_TETO_17: {'al_simples': D('11.32'), 'al_irpj': D('0.52'), 'al_csll': D('0.52'), 'al_cofins': D('1.57'), 'al_pis': D('0.37'), 'al_cpp': D('4.49'), 'al_icms': D('3.85'), 'al_iss': D('0.00')},</text:p>
          </table:table-cell>
        </table:table-row>
        <table:table-row table:style-name="ro1">
          <table:table-cell office:value-type="string" calcext:value-type="string">
            <text:p>De 3.060.000,01 a 3.240.000,00</text:p>
          </table:table-cell>
          <table:table-cell office:value-type="string" calcext:value-type="string">
            <text:p>SIMPLES_NACIONAL_TETO_18</text:p>
          </table:table-cell>
          <table:table-cell table:style-name="ce1" office:value-type="float" office:value="11.42" calcext:value-type="float">
            <text:p>11,42</text:p>
          </table:table-cell>
          <table:table-cell table:number-columns-repeated="2" table:style-name="ce1" office:value-type="float" office:value="0.53" calcext:value-type="float">
            <text:p>0,53</text:p>
          </table:table-cell>
          <table:table-cell table:style-name="ce1" office:value-type="float" office:value="1.58" calcext:value-type="float">
            <text:p>1,58</text:p>
          </table:table-cell>
          <table:table-cell table:style-name="ce1" office:value-type="float" office:value="0.38" calcext:value-type="float">
            <text:p>0,38</text:p>
          </table:table-cell>
          <table:table-cell table:style-name="ce1" office:value-type="float" office:value="4.52" calcext:value-type="float">
            <text:p>4,52</text:p>
          </table:table-cell>
          <table:table-cell table:style-name="ce1" office:value-type="float" office:value="3.88" calcext:value-type="float">
            <text:p>3,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'al_simples': D('&quot;;SUBSTITUTE(TEXT([.C20];&quot;#0,00&quot;);&quot;,&quot;;&quot;.&quot;);&quot;')&quot;)" office:value-type="string" office:string-value="'al_simples': D('11.42')" calcext:value-type="string">
            <text:p>'al_simples': D('11.42')</text:p>
          </table:table-cell>
          <table:table-cell table:formula="of:=CONCATENATE(&quot;'al_irpj': D('&quot;;SUBSTITUTE(TEXT([.D20];&quot;#0,00&quot;);&quot;,&quot;;&quot;.&quot;);&quot;')&quot;)" office:value-type="string" office:string-value="'al_irpj': D('0.53')" calcext:value-type="string">
            <text:p>'al_irpj': D('0.53')</text:p>
          </table:table-cell>
          <table:table-cell table:formula="of:=CONCATENATE(&quot;'al_csll': D('&quot;;SUBSTITUTE(TEXT([.E20];&quot;#0,00&quot;);&quot;,&quot;;&quot;.&quot;);&quot;')&quot;)" office:value-type="string" office:string-value="'al_csll': D('0.53')" calcext:value-type="string">
            <text:p>'al_csll': D('0.53')</text:p>
          </table:table-cell>
          <table:table-cell table:formula="of:=CONCATENATE(&quot;'al_cofins': D('&quot;;SUBSTITUTE(TEXT([.F20];&quot;#0,00&quot;);&quot;,&quot;;&quot;.&quot;);&quot;')&quot;)" office:value-type="string" office:string-value="'al_cofins': D('1.58')" calcext:value-type="string">
            <text:p>'al_cofins': D('1.58')</text:p>
          </table:table-cell>
          <table:table-cell table:formula="of:=CONCATENATE(&quot;'al_pis': D('&quot;;SUBSTITUTE(TEXT([.G20];&quot;#0,00&quot;);&quot;,&quot;;&quot;.&quot;);&quot;')&quot;)" office:value-type="string" office:string-value="'al_pis': D('0.38')" calcext:value-type="string">
            <text:p>'al_pis': D('0.38')</text:p>
          </table:table-cell>
          <table:table-cell table:formula="of:=CONCATENATE(&quot;'al_cpp': D('&quot;;SUBSTITUTE(TEXT([.H20];&quot;#0,00&quot;);&quot;,&quot;;&quot;.&quot;);&quot;')&quot;)" office:value-type="string" office:string-value="'al_cpp': D('4.52')" calcext:value-type="string">
            <text:p>'al_cpp': D('4.52')</text:p>
          </table:table-cell>
          <table:table-cell table:formula="of:=CONCATENATE(&quot;'al_icms': D('&quot;;SUBSTITUTE(TEXT([.I20];&quot;#0,00&quot;);&quot;,&quot;;&quot;.&quot;);&quot;')&quot;)" office:value-type="string" office:string-value="'al_icms': D('3.88')" calcext:value-type="string">
            <text:p>'al_icms': D('3.88')</text:p>
          </table:table-cell>
          <table:table-cell table:formula="of:=CONCATENATE(&quot;'al_iss': D('&quot;;SUBSTITUTE(TEXT([.J20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20];&quot;: {&quot;;[.L20];&quot;, &quot;;[.M20];&quot;, &quot;;[.N20];&quot;, &quot;;[.O20];&quot;, &quot;;[.P20];&quot;, &quot;;[.Q20];&quot;, &quot;;[.R20];&quot;, &quot;;[.S20];&quot;},&quot;)" office:value-type="string" office:string-value="SIMPLES_NACIONAL_TETO_18: {'al_simples': D('11.42'), 'al_irpj': D('0.53'), 'al_csll': D('0.53'), 'al_cofins': D('1.58'), 'al_pis': D('0.38'), 'al_cpp': D('4.52'), 'al_icms': D('3.88'), 'al_iss': D('0.00')}," calcext:value-type="string">
            <text:p>SIMPLES_NACIONAL_TETO_18: {'al_simples': D('11.42'), 'al_irpj': D('0.53'), 'al_csll': D('0.53'), 'al_cofins': D('1.58'), 'al_pis': D('0.38'), 'al_cpp': D('4.52'), 'al_icms': D('3.88'), 'al_iss': D('0.00')},</text:p>
          </table:table-cell>
        </table:table-row>
        <table:table-row table:style-name="ro1">
          <table:table-cell office:value-type="string" calcext:value-type="string">
            <text:p>De 3.240.000,01 a 3.420.000,00</text:p>
          </table:table-cell>
          <table:table-cell office:value-type="string" calcext:value-type="string">
            <text:p>SIMPLES_NACIONAL_TETO_19</text:p>
          </table:table-cell>
          <table:table-cell table:style-name="ce1" office:value-type="float" office:value="11.51" calcext:value-type="float">
            <text:p>11,51</text:p>
          </table:table-cell>
          <table:table-cell table:number-columns-repeated="2" table:style-name="ce1" office:value-type="float" office:value="0.53" calcext:value-type="float">
            <text:p>0,53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0.38" calcext:value-type="float">
            <text:p>0,38</text:p>
          </table:table-cell>
          <table:table-cell table:style-name="ce1" office:value-type="float" office:value="4.56" calcext:value-type="float">
            <text:p>4,56</text:p>
          </table:table-cell>
          <table:table-cell table:style-name="ce1" office:value-type="float" office:value="3.91" calcext:value-type="float">
            <text:p>3,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'al_simples': D('&quot;;SUBSTITUTE(TEXT([.C21];&quot;#0,00&quot;);&quot;,&quot;;&quot;.&quot;);&quot;')&quot;)" office:value-type="string" office:string-value="'al_simples': D('11.51')" calcext:value-type="string">
            <text:p>'al_simples': D('11.51')</text:p>
          </table:table-cell>
          <table:table-cell table:formula="of:=CONCATENATE(&quot;'al_irpj': D('&quot;;SUBSTITUTE(TEXT([.D21];&quot;#0,00&quot;);&quot;,&quot;;&quot;.&quot;);&quot;')&quot;)" office:value-type="string" office:string-value="'al_irpj': D('0.53')" calcext:value-type="string">
            <text:p>'al_irpj': D('0.53')</text:p>
          </table:table-cell>
          <table:table-cell table:formula="of:=CONCATENATE(&quot;'al_csll': D('&quot;;SUBSTITUTE(TEXT([.E21];&quot;#0,00&quot;);&quot;,&quot;;&quot;.&quot;);&quot;')&quot;)" office:value-type="string" office:string-value="'al_csll': D('0.53')" calcext:value-type="string">
            <text:p>'al_csll': D('0.53')</text:p>
          </table:table-cell>
          <table:table-cell table:formula="of:=CONCATENATE(&quot;'al_cofins': D('&quot;;SUBSTITUTE(TEXT([.F21];&quot;#0,00&quot;);&quot;,&quot;;&quot;.&quot;);&quot;')&quot;)" office:value-type="string" office:string-value="'al_cofins': D('1.60')" calcext:value-type="string">
            <text:p>'al_cofins': D('1.60')</text:p>
          </table:table-cell>
          <table:table-cell table:formula="of:=CONCATENATE(&quot;'al_pis': D('&quot;;SUBSTITUTE(TEXT([.G21];&quot;#0,00&quot;);&quot;,&quot;;&quot;.&quot;);&quot;')&quot;)" office:value-type="string" office:string-value="'al_pis': D('0.38')" calcext:value-type="string">
            <text:p>'al_pis': D('0.38')</text:p>
          </table:table-cell>
          <table:table-cell table:formula="of:=CONCATENATE(&quot;'al_cpp': D('&quot;;SUBSTITUTE(TEXT([.H21];&quot;#0,00&quot;);&quot;,&quot;;&quot;.&quot;);&quot;')&quot;)" office:value-type="string" office:string-value="'al_cpp': D('4.56')" calcext:value-type="string">
            <text:p>'al_cpp': D('4.56')</text:p>
          </table:table-cell>
          <table:table-cell table:formula="of:=CONCATENATE(&quot;'al_icms': D('&quot;;SUBSTITUTE(TEXT([.I21];&quot;#0,00&quot;);&quot;,&quot;;&quot;.&quot;);&quot;')&quot;)" office:value-type="string" office:string-value="'al_icms': D('3.91')" calcext:value-type="string">
            <text:p>'al_icms': D('3.91')</text:p>
          </table:table-cell>
          <table:table-cell table:formula="of:=CONCATENATE(&quot;'al_iss': D('&quot;;SUBSTITUTE(TEXT([.J21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21];&quot;: {&quot;;[.L21];&quot;, &quot;;[.M21];&quot;, &quot;;[.N21];&quot;, &quot;;[.O21];&quot;, &quot;;[.P21];&quot;, &quot;;[.Q21];&quot;, &quot;;[.R21];&quot;, &quot;;[.S21];&quot;},&quot;)" office:value-type="string" office:string-value="SIMPLES_NACIONAL_TETO_19: {'al_simples': D('11.51'), 'al_irpj': D('0.53'), 'al_csll': D('0.53'), 'al_cofins': D('1.60'), 'al_pis': D('0.38'), 'al_cpp': D('4.56'), 'al_icms': D('3.91'), 'al_iss': D('0.00')}," calcext:value-type="string">
            <text:p>SIMPLES_NACIONAL_TETO_19: {'al_simples': D('11.51'), 'al_irpj': D('0.53'), 'al_csll': D('0.53'), 'al_cofins': D('1.60'), 'al_pis': D('0.38'), 'al_cpp': D('4.56'), 'al_icms': D('3.91'), 'al_iss': D('0.00')},</text:p>
          </table:table-cell>
        </table:table-row>
        <table:table-row table:style-name="ro1">
          <table:table-cell office:value-type="string" calcext:value-type="string">
            <text:p>De 3.420.000,01 a 3.600.000,00</text:p>
          </table:table-cell>
          <table:table-cell office:value-type="string" calcext:value-type="string">
            <text:p>SIMPLES_NACIONAL_TETO_20</text:p>
          </table:table-cell>
          <table:table-cell table:style-name="ce1" office:value-type="float" office:value="11.61" calcext:value-type="float">
            <text:p>11,61</text:p>
          </table:table-cell>
          <table:table-cell table:number-columns-repeated="2" table:style-name="ce1" office:value-type="float" office:value="0.54" calcext:value-type="float">
            <text:p>0,54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0.38" calcext:value-type="float">
            <text:p>0,38</text:p>
          </table:table-cell>
          <table:table-cell table:style-name="ce1" office:value-type="float" office:value="4.6" calcext:value-type="float">
            <text:p>4,6</text:p>
          </table:table-cell>
          <table:table-cell table:style-name="ce1" office:value-type="float" office:value="3.95" calcext:value-type="float">
            <text:p>3,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'al_simples': D('&quot;;SUBSTITUTE(TEXT([.C22];&quot;#0,00&quot;);&quot;,&quot;;&quot;.&quot;);&quot;')&quot;)" office:value-type="string" office:string-value="'al_simples': D('11.61')" calcext:value-type="string">
            <text:p>'al_simples': D('11.61')</text:p>
          </table:table-cell>
          <table:table-cell table:formula="of:=CONCATENATE(&quot;'al_irpj': D('&quot;;SUBSTITUTE(TEXT([.D22];&quot;#0,00&quot;);&quot;,&quot;;&quot;.&quot;);&quot;')&quot;)" office:value-type="string" office:string-value="'al_irpj': D('0.54')" calcext:value-type="string">
            <text:p>'al_irpj': D('0.54')</text:p>
          </table:table-cell>
          <table:table-cell table:formula="of:=CONCATENATE(&quot;'al_csll': D('&quot;;SUBSTITUTE(TEXT([.E22];&quot;#0,00&quot;);&quot;,&quot;;&quot;.&quot;);&quot;')&quot;)" office:value-type="string" office:string-value="'al_csll': D('0.54')" calcext:value-type="string">
            <text:p>'al_csll': D('0.54')</text:p>
          </table:table-cell>
          <table:table-cell table:formula="of:=CONCATENATE(&quot;'al_cofins': D('&quot;;SUBSTITUTE(TEXT([.F22];&quot;#0,00&quot;);&quot;,&quot;;&quot;.&quot;);&quot;')&quot;)" office:value-type="string" office:string-value="'al_cofins': D('1.60')" calcext:value-type="string">
            <text:p>'al_cofins': D('1.60')</text:p>
          </table:table-cell>
          <table:table-cell table:formula="of:=CONCATENATE(&quot;'al_pis': D('&quot;;SUBSTITUTE(TEXT([.G22];&quot;#0,00&quot;);&quot;,&quot;;&quot;.&quot;);&quot;')&quot;)" office:value-type="string" office:string-value="'al_pis': D('0.38')" calcext:value-type="string">
            <text:p>'al_pis': D('0.38')</text:p>
          </table:table-cell>
          <table:table-cell table:formula="of:=CONCATENATE(&quot;'al_cpp': D('&quot;;SUBSTITUTE(TEXT([.H22];&quot;#0,00&quot;);&quot;,&quot;;&quot;.&quot;);&quot;')&quot;)" office:value-type="string" office:string-value="'al_cpp': D('4.60')" calcext:value-type="string">
            <text:p>'al_cpp': D('4.60')</text:p>
          </table:table-cell>
          <table:table-cell table:formula="of:=CONCATENATE(&quot;'al_icms': D('&quot;;SUBSTITUTE(TEXT([.I22];&quot;#0,00&quot;);&quot;,&quot;;&quot;.&quot;);&quot;')&quot;)" office:value-type="string" office:string-value="'al_icms': D('3.95')" calcext:value-type="string">
            <text:p>'al_icms': D('3.95')</text:p>
          </table:table-cell>
          <table:table-cell table:formula="of:=CONCATENATE(&quot;'al_iss': D('&quot;;SUBSTITUTE(TEXT([.J22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22];&quot;: {&quot;;[.L22];&quot;, &quot;;[.M22];&quot;, &quot;;[.N22];&quot;, &quot;;[.O22];&quot;, &quot;;[.P22];&quot;, &quot;;[.Q22];&quot;, &quot;;[.R22];&quot;, &quot;;[.S22];&quot;},&quot;)" office:value-type="string" office:string-value="SIMPLES_NACIONAL_TETO_20: {'al_simples': D('11.61'), 'al_irpj': D('0.54'), 'al_csll': D('0.54'), 'al_cofins': D('1.60'), 'al_pis': D('0.38'), 'al_cpp': D('4.60'), 'al_icms': D('3.95'), 'al_iss': D('0.00')}," calcext:value-type="string">
            <text:p>SIMPLES_NACIONAL_TETO_20: {'al_simples': D('11.61'), 'al_irpj': D('0.54'), 'al_csll': D('0.54'), 'al_cofins': D('1.60'), 'al_pis': D('0.38'), 'al_cpp': D('4.60'), 'al_icms': D('3.95'), 'al_iss': D('0.00')},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Indústri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ceita Bruta em 12 meses (em R$)</text:p>
          </table:table-cell>
          <table:table-cell/>
          <table:table-cell office:value-type="string" calcext:value-type="string">
            <text:p>Alíquota Total</text:p>
          </table:table-cell>
          <table:table-cell office:value-type="string" calcext:value-type="string">
            <text:p>IRPJ</text:p>
          </table:table-cell>
          <table:table-cell office:value-type="string" calcext:value-type="string">
            <text:p>CSLL</text:p>
          </table:table-cell>
          <table:table-cell office:value-type="string" calcext:value-type="string">
            <text:p>COFINS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CMS</text:p>
          </table:table-cell>
          <table:table-cell office:value-type="string" calcext:value-type="string">
            <text:p>IPI</text:p>
          </table:table-cell>
          <table:table-cell office:value-type="string" calcext:value-type="string">
            <text:p>I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R$ 0,00 a R$ 180.000,00</text:p>
          </table:table-cell>
          <table:table-cell office:value-type="string" calcext:value-type="string">
            <text:p>SIMPLES_NACIONAL_TETO_01</text:p>
          </table:table-cell>
          <table:table-cell office:value-type="float" office:value="4.5" calcext:value-type="float">
            <text:p>4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5" calcext:value-type="float">
            <text:p>2,75</text:p>
          </table:table-cell>
          <table:table-cell office:value-type="float" office:value="1.25" calcext:value-type="float">
            <text:p>1,2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CONCATENATE(&quot;'al_simples': D('&quot;;SUBSTITUTE(TEXT([.C26];&quot;#0,00&quot;);&quot;,&quot;;&quot;.&quot;);&quot;')&quot;)" office:value-type="string" office:string-value="'al_simples': D('4.50')" calcext:value-type="string">
            <text:p>'al_simples': D('4.50')</text:p>
          </table:table-cell>
          <table:table-cell table:formula="of:=CONCATENATE(&quot;'al_irpj': D('&quot;;SUBSTITUTE(TEXT([.D26];&quot;#0,00&quot;);&quot;,&quot;;&quot;.&quot;);&quot;')&quot;)" office:value-type="string" office:string-value="'al_irpj': D('0.00')" calcext:value-type="string">
            <text:p>'al_irpj': D('0.00')</text:p>
          </table:table-cell>
          <table:table-cell table:formula="of:=CONCATENATE(&quot;'al_csll': D('&quot;;SUBSTITUTE(TEXT([.E26];&quot;#0,00&quot;);&quot;,&quot;;&quot;.&quot;);&quot;')&quot;)" office:value-type="string" office:string-value="'al_csll': D('0.00')" calcext:value-type="string">
            <text:p>'al_csll': D('0.00')</text:p>
          </table:table-cell>
          <table:table-cell table:formula="of:=CONCATENATE(&quot;'al_cofins': D('&quot;;SUBSTITUTE(TEXT([.F26];&quot;#0,00&quot;);&quot;,&quot;;&quot;.&quot;);&quot;')&quot;)" office:value-type="string" office:string-value="'al_cofins': D('0.00')" calcext:value-type="string">
            <text:p>'al_cofins': D('0.00')</text:p>
          </table:table-cell>
          <table:table-cell table:formula="of:=CONCATENATE(&quot;'al_pis': D('&quot;;SUBSTITUTE(TEXT([.G26];&quot;#0,00&quot;);&quot;,&quot;;&quot;.&quot;);&quot;')&quot;)" office:value-type="string" office:string-value="'al_pis': D('0.00')" calcext:value-type="string">
            <text:p>'al_pis': D('0.00')</text:p>
          </table:table-cell>
          <table:table-cell table:formula="of:=CONCATENATE(&quot;'al_cpp': D('&quot;;SUBSTITUTE(TEXT([.H26];&quot;#0,00&quot;);&quot;,&quot;;&quot;.&quot;);&quot;')&quot;)" office:value-type="string" office:string-value="'al_cpp': D('2.75')" calcext:value-type="string">
            <text:p>'al_cpp': D('2.75')</text:p>
          </table:table-cell>
          <table:table-cell table:formula="of:=CONCATENATE(&quot;'al_icms': D('&quot;;SUBSTITUTE(TEXT([.I26];&quot;#0,00&quot;);&quot;,&quot;;&quot;.&quot;);&quot;')&quot;)" office:value-type="string" office:string-value="'al_icms': D('1.25')" calcext:value-type="string">
            <text:p>'al_icms': D('1.25')</text:p>
          </table:table-cell>
          <table:table-cell table:formula="of:=CONCATENATE(&quot;'al_iss': D('&quot;;SUBSTITUTE(TEXT([.J26];&quot;#0,00&quot;);&quot;,&quot;;&quot;.&quot;);&quot;')&quot;)" office:value-type="string" office:string-value="'al_iss': D('0.50')" calcext:value-type="string">
            <text:p>'al_iss': D('0.50')</text:p>
          </table:table-cell>
          <table:table-cell table:formula="of:=CONCATENATE([.B26];&quot;: {&quot;;[.L26];&quot;, &quot;;[.M26];&quot;, &quot;;[.N26];&quot;, &quot;;[.O26];&quot;, &quot;;[.P26];&quot;, &quot;;[.Q26];&quot;, &quot;;[.R26];&quot;, &quot;;[.S26];&quot;},&quot;)" office:value-type="string" office:string-value="SIMPLES_NACIONAL_TETO_01: {'al_simples': D('4.50'), 'al_irpj': D('0.00'), 'al_csll': D('0.00'), 'al_cofins': D('0.00'), 'al_pis': D('0.00'), 'al_cpp': D('2.75'), 'al_icms': D('1.25'), 'al_iss': D('0.50')}," calcext:value-type="string">
            <text:p>SIMPLES_NACIONAL_TETO_01: {'al_simples': D('4.50'), 'al_irpj': D('0.00'), 'al_csll': D('0.00'), 'al_cofins': D('0.00'), 'al_pis': D('0.00'), 'al_cpp': D('2.75'), 'al_icms': D('1.25'), 'al_iss': D('0.50')},</text:p>
          </table:table-cell>
        </table:table-row>
        <table:table-row table:style-name="ro1">
          <table:table-cell office:value-type="string" calcext:value-type="string">
            <text:p>De R$ 180.000,01 a R$ 360.000,00</text:p>
          </table:table-cell>
          <table:table-cell office:value-type="string" calcext:value-type="string">
            <text:p>SIMPLES_NACIONAL_TETO_02</text:p>
          </table:table-cell>
          <table:table-cell office:value-type="float" office:value="5.97" calcext:value-type="float">
            <text:p>5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,75</text:p>
          </table:table-cell>
          <table:table-cell office:value-type="float" office:value="1.86" calcext:value-type="float">
            <text:p>1,8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CONCATENATE(&quot;'al_simples': D('&quot;;SUBSTITUTE(TEXT([.C27];&quot;#0,00&quot;);&quot;,&quot;;&quot;.&quot;);&quot;')&quot;)" office:value-type="string" office:string-value="'al_simples': D('5.97')" calcext:value-type="string">
            <text:p>'al_simples': D('5.97')</text:p>
          </table:table-cell>
          <table:table-cell table:formula="of:=CONCATENATE(&quot;'al_irpj': D('&quot;;SUBSTITUTE(TEXT([.D27];&quot;#0,00&quot;);&quot;,&quot;;&quot;.&quot;);&quot;')&quot;)" office:value-type="string" office:string-value="'al_irpj': D('0.00')" calcext:value-type="string">
            <text:p>'al_irpj': D('0.00')</text:p>
          </table:table-cell>
          <table:table-cell table:formula="of:=CONCATENATE(&quot;'al_csll': D('&quot;;SUBSTITUTE(TEXT([.E27];&quot;#0,00&quot;);&quot;,&quot;;&quot;.&quot;);&quot;')&quot;)" office:value-type="string" office:string-value="'al_csll': D('0.00')" calcext:value-type="string">
            <text:p>'al_csll': D('0.00')</text:p>
          </table:table-cell>
          <table:table-cell table:formula="of:=CONCATENATE(&quot;'al_cofins': D('&quot;;SUBSTITUTE(TEXT([.F27];&quot;#0,00&quot;);&quot;,&quot;;&quot;.&quot;);&quot;')&quot;)" office:value-type="string" office:string-value="'al_cofins': D('0.86')" calcext:value-type="string">
            <text:p>'al_cofins': D('0.86')</text:p>
          </table:table-cell>
          <table:table-cell table:formula="of:=CONCATENATE(&quot;'al_pis': D('&quot;;SUBSTITUTE(TEXT([.G27];&quot;#0,00&quot;);&quot;,&quot;;&quot;.&quot;);&quot;')&quot;)" office:value-type="string" office:string-value="'al_pis': D('0.00')" calcext:value-type="string">
            <text:p>'al_pis': D('0.00')</text:p>
          </table:table-cell>
          <table:table-cell table:formula="of:=CONCATENATE(&quot;'al_cpp': D('&quot;;SUBSTITUTE(TEXT([.H27];&quot;#0,00&quot;);&quot;,&quot;;&quot;.&quot;);&quot;')&quot;)" office:value-type="string" office:string-value="'al_cpp': D('2.75')" calcext:value-type="string">
            <text:p>'al_cpp': D('2.75')</text:p>
          </table:table-cell>
          <table:table-cell table:formula="of:=CONCATENATE(&quot;'al_icms': D('&quot;;SUBSTITUTE(TEXT([.I27];&quot;#0,00&quot;);&quot;,&quot;;&quot;.&quot;);&quot;')&quot;)" office:value-type="string" office:string-value="'al_icms': D('1.86')" calcext:value-type="string">
            <text:p>'al_icms': D('1.86')</text:p>
          </table:table-cell>
          <table:table-cell table:formula="of:=CONCATENATE(&quot;'al_iss': D('&quot;;SUBSTITUTE(TEXT([.J27];&quot;#0,00&quot;);&quot;,&quot;;&quot;.&quot;);&quot;')&quot;)" office:value-type="string" office:string-value="'al_iss': D('0.50')" calcext:value-type="string">
            <text:p>'al_iss': D('0.50')</text:p>
          </table:table-cell>
          <table:table-cell table:formula="of:=CONCATENATE([.B27];&quot;: {&quot;;[.L27];&quot;, &quot;;[.M27];&quot;, &quot;;[.N27];&quot;, &quot;;[.O27];&quot;, &quot;;[.P27];&quot;, &quot;;[.Q27];&quot;, &quot;;[.R27];&quot;, &quot;;[.S27];&quot;},&quot;)" office:value-type="string" office:string-value="SIMPLES_NACIONAL_TETO_02: {'al_simples': D('5.97'), 'al_irpj': D('0.00'), 'al_csll': D('0.00'), 'al_cofins': D('0.86'), 'al_pis': D('0.00'), 'al_cpp': D('2.75'), 'al_icms': D('1.86'), 'al_iss': D('0.50')}," calcext:value-type="string">
            <text:p>SIMPLES_NACIONAL_TETO_02: {'al_simples': D('5.97'), 'al_irpj': D('0.00'), 'al_csll': D('0.00'), 'al_cofins': D('0.86'), 'al_pis': D('0.00'), 'al_cpp': D('2.75'), 'al_icms': D('1.86'), 'al_iss': D('0.50')},</text:p>
          </table:table-cell>
        </table:table-row>
        <table:table-row table:style-name="ro1">
          <table:table-cell office:value-type="string" calcext:value-type="string">
            <text:p>De R$ 360.000,01 a R$ 540.000,00</text:p>
          </table:table-cell>
          <table:table-cell office:value-type="string" calcext:value-type="string">
            <text:p>SIMPLES_NACIONAL_TETO_03</text:p>
          </table:table-cell>
          <table:table-cell office:value-type="float" office:value="7.34" calcext:value-type="float">
            <text:p>7,34</text:p>
          </table:table-cell>
          <table:table-cell office:value-type="float" office:value="0.27" calcext:value-type="float">
            <text:p>0,27</text:p>
          </table:table-cell>
          <table:table-cell office:value-type="float" office:value="0.31" calcext:value-type="float">
            <text:p>0,31</text:p>
          </table:table-cell>
          <table:table-cell office:value-type="float" office:value="0.95" calcext:value-type="float">
            <text:p>0,95</text:p>
          </table:table-cell>
          <table:table-cell office:value-type="float" office:value="0.23" calcext:value-type="float">
            <text:p>0,23</text:p>
          </table:table-cell>
          <table:table-cell office:value-type="float" office:value="2.75" calcext:value-type="float">
            <text:p>2,75</text:p>
          </table:table-cell>
          <table:table-cell office:value-type="float" office:value="2.33" calcext:value-type="float">
            <text:p>2,3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CONCATENATE(&quot;'al_simples': D('&quot;;SUBSTITUTE(TEXT([.C28];&quot;#0,00&quot;);&quot;,&quot;;&quot;.&quot;);&quot;')&quot;)" office:value-type="string" office:string-value="'al_simples': D('7.34')" calcext:value-type="string">
            <text:p>'al_simples': D('7.34')</text:p>
          </table:table-cell>
          <table:table-cell table:formula="of:=CONCATENATE(&quot;'al_irpj': D('&quot;;SUBSTITUTE(TEXT([.D28];&quot;#0,00&quot;);&quot;,&quot;;&quot;.&quot;);&quot;')&quot;)" office:value-type="string" office:string-value="'al_irpj': D('0.27')" calcext:value-type="string">
            <text:p>'al_irpj': D('0.27')</text:p>
          </table:table-cell>
          <table:table-cell table:formula="of:=CONCATENATE(&quot;'al_csll': D('&quot;;SUBSTITUTE(TEXT([.E28];&quot;#0,00&quot;);&quot;,&quot;;&quot;.&quot;);&quot;')&quot;)" office:value-type="string" office:string-value="'al_csll': D('0.31')" calcext:value-type="string">
            <text:p>'al_csll': D('0.31')</text:p>
          </table:table-cell>
          <table:table-cell table:formula="of:=CONCATENATE(&quot;'al_cofins': D('&quot;;SUBSTITUTE(TEXT([.F28];&quot;#0,00&quot;);&quot;,&quot;;&quot;.&quot;);&quot;')&quot;)" office:value-type="string" office:string-value="'al_cofins': D('0.95')" calcext:value-type="string">
            <text:p>'al_cofins': D('0.95')</text:p>
          </table:table-cell>
          <table:table-cell table:formula="of:=CONCATENATE(&quot;'al_pis': D('&quot;;SUBSTITUTE(TEXT([.G28];&quot;#0,00&quot;);&quot;,&quot;;&quot;.&quot;);&quot;')&quot;)" office:value-type="string" office:string-value="'al_pis': D('0.23')" calcext:value-type="string">
            <text:p>'al_pis': D('0.23')</text:p>
          </table:table-cell>
          <table:table-cell table:formula="of:=CONCATENATE(&quot;'al_cpp': D('&quot;;SUBSTITUTE(TEXT([.H28];&quot;#0,00&quot;);&quot;,&quot;;&quot;.&quot;);&quot;')&quot;)" office:value-type="string" office:string-value="'al_cpp': D('2.75')" calcext:value-type="string">
            <text:p>'al_cpp': D('2.75')</text:p>
          </table:table-cell>
          <table:table-cell table:formula="of:=CONCATENATE(&quot;'al_icms': D('&quot;;SUBSTITUTE(TEXT([.I28];&quot;#0,00&quot;);&quot;,&quot;;&quot;.&quot;);&quot;')&quot;)" office:value-type="string" office:string-value="'al_icms': D('2.33')" calcext:value-type="string">
            <text:p>'al_icms': D('2.33')</text:p>
          </table:table-cell>
          <table:table-cell table:formula="of:=CONCATENATE(&quot;'al_iss': D('&quot;;SUBSTITUTE(TEXT([.J28];&quot;#0,00&quot;);&quot;,&quot;;&quot;.&quot;);&quot;')&quot;)" office:value-type="string" office:string-value="'al_iss': D('0.50')" calcext:value-type="string">
            <text:p>'al_iss': D('0.50')</text:p>
          </table:table-cell>
          <table:table-cell table:formula="of:=CONCATENATE([.B28];&quot;: {&quot;;[.L28];&quot;, &quot;;[.M28];&quot;, &quot;;[.N28];&quot;, &quot;;[.O28];&quot;, &quot;;[.P28];&quot;, &quot;;[.Q28];&quot;, &quot;;[.R28];&quot;, &quot;;[.S28];&quot;},&quot;)" office:value-type="string" office:string-value="SIMPLES_NACIONAL_TETO_03: {'al_simples': D('7.34'), 'al_irpj': D('0.27'), 'al_csll': D('0.31'), 'al_cofins': D('0.95'), 'al_pis': D('0.23'), 'al_cpp': D('2.75'), 'al_icms': D('2.33'), 'al_iss': D('0.50')}," calcext:value-type="string">
            <text:p>SIMPLES_NACIONAL_TETO_03: {'al_simples': D('7.34'), 'al_irpj': D('0.27'), 'al_csll': D('0.31'), 'al_cofins': D('0.95'), 'al_pis': D('0.23'), 'al_cpp': D('2.75'), 'al_icms': D('2.33'), 'al_iss': D('0.50')},</text:p>
          </table:table-cell>
        </table:table-row>
        <table:table-row table:style-name="ro1">
          <table:table-cell office:value-type="string" calcext:value-type="string">
            <text:p>De R$ 540.000,01 a R$ 720.000,00</text:p>
          </table:table-cell>
          <table:table-cell office:value-type="string" calcext:value-type="string">
            <text:p>SIMPLES_NACIONAL_TETO_04</text:p>
          </table:table-cell>
          <table:table-cell office:value-type="float" office:value="8.04" calcext:value-type="float">
            <text:p>8,04</text:p>
          </table:table-cell>
          <table:table-cell table:number-columns-repeated="2" office:value-type="float" office:value="0.35" calcext:value-type="float">
            <text:p>0,35</text:p>
          </table:table-cell>
          <table:table-cell office:value-type="float" office:value="1.04" calcext:value-type="float">
            <text:p>1,04</text:p>
          </table:table-cell>
          <table:table-cell office:value-type="float" office:value="0.25" calcext:value-type="float">
            <text:p>0,25</text:p>
          </table:table-cell>
          <table:table-cell office:value-type="float" office:value="2.99" calcext:value-type="float">
            <text:p>2,99</text:p>
          </table:table-cell>
          <table:table-cell office:value-type="float" office:value="2.56" calcext:value-type="float">
            <text:p>2,5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CONCATENATE(&quot;'al_simples': D('&quot;;SUBSTITUTE(TEXT([.C29];&quot;#0,00&quot;);&quot;,&quot;;&quot;.&quot;);&quot;')&quot;)" office:value-type="string" office:string-value="'al_simples': D('8.04')" calcext:value-type="string">
            <text:p>'al_simples': D('8.04')</text:p>
          </table:table-cell>
          <table:table-cell table:formula="of:=CONCATENATE(&quot;'al_irpj': D('&quot;;SUBSTITUTE(TEXT([.D29];&quot;#0,00&quot;);&quot;,&quot;;&quot;.&quot;);&quot;')&quot;)" office:value-type="string" office:string-value="'al_irpj': D('0.35')" calcext:value-type="string">
            <text:p>'al_irpj': D('0.35')</text:p>
          </table:table-cell>
          <table:table-cell table:formula="of:=CONCATENATE(&quot;'al_csll': D('&quot;;SUBSTITUTE(TEXT([.E29];&quot;#0,00&quot;);&quot;,&quot;;&quot;.&quot;);&quot;')&quot;)" office:value-type="string" office:string-value="'al_csll': D('0.35')" calcext:value-type="string">
            <text:p>'al_csll': D('0.35')</text:p>
          </table:table-cell>
          <table:table-cell table:formula="of:=CONCATENATE(&quot;'al_cofins': D('&quot;;SUBSTITUTE(TEXT([.F29];&quot;#0,00&quot;);&quot;,&quot;;&quot;.&quot;);&quot;')&quot;)" office:value-type="string" office:string-value="'al_cofins': D('1.04')" calcext:value-type="string">
            <text:p>'al_cofins': D('1.04')</text:p>
          </table:table-cell>
          <table:table-cell table:formula="of:=CONCATENATE(&quot;'al_pis': D('&quot;;SUBSTITUTE(TEXT([.G29];&quot;#0,00&quot;);&quot;,&quot;;&quot;.&quot;);&quot;')&quot;)" office:value-type="string" office:string-value="'al_pis': D('0.25')" calcext:value-type="string">
            <text:p>'al_pis': D('0.25')</text:p>
          </table:table-cell>
          <table:table-cell table:formula="of:=CONCATENATE(&quot;'al_cpp': D('&quot;;SUBSTITUTE(TEXT([.H29];&quot;#0,00&quot;);&quot;,&quot;;&quot;.&quot;);&quot;')&quot;)" office:value-type="string" office:string-value="'al_cpp': D('2.99')" calcext:value-type="string">
            <text:p>'al_cpp': D('2.99')</text:p>
          </table:table-cell>
          <table:table-cell table:formula="of:=CONCATENATE(&quot;'al_icms': D('&quot;;SUBSTITUTE(TEXT([.I29];&quot;#0,00&quot;);&quot;,&quot;;&quot;.&quot;);&quot;')&quot;)" office:value-type="string" office:string-value="'al_icms': D('2.56')" calcext:value-type="string">
            <text:p>'al_icms': D('2.56')</text:p>
          </table:table-cell>
          <table:table-cell table:formula="of:=CONCATENATE(&quot;'al_iss': D('&quot;;SUBSTITUTE(TEXT([.J29];&quot;#0,00&quot;);&quot;,&quot;;&quot;.&quot;);&quot;')&quot;)" office:value-type="string" office:string-value="'al_iss': D('0.50')" calcext:value-type="string">
            <text:p>'al_iss': D('0.50')</text:p>
          </table:table-cell>
          <table:table-cell table:formula="of:=CONCATENATE([.B29];&quot;: {&quot;;[.L29];&quot;, &quot;;[.M29];&quot;, &quot;;[.N29];&quot;, &quot;;[.O29];&quot;, &quot;;[.P29];&quot;, &quot;;[.Q29];&quot;, &quot;;[.R29];&quot;, &quot;;[.S29];&quot;},&quot;)" office:value-type="string" office:string-value="SIMPLES_NACIONAL_TETO_04: {'al_simples': D('8.04'), 'al_irpj': D('0.35'), 'al_csll': D('0.35'), 'al_cofins': D('1.04'), 'al_pis': D('0.25'), 'al_cpp': D('2.99'), 'al_icms': D('2.56'), 'al_iss': D('0.50')}," calcext:value-type="string">
            <text:p>SIMPLES_NACIONAL_TETO_04: {'al_simples': D('8.04'), 'al_irpj': D('0.35'), 'al_csll': D('0.35'), 'al_cofins': D('1.04'), 'al_pis': D('0.25'), 'al_cpp': D('2.99'), 'al_icms': D('2.56'), 'al_iss': D('0.50')},</text:p>
          </table:table-cell>
        </table:table-row>
        <table:table-row table:style-name="ro1">
          <table:table-cell office:value-type="string" calcext:value-type="string">
            <text:p>De R$ 720.000,01 a R$ 900.000,00</text:p>
          </table:table-cell>
          <table:table-cell office:value-type="string" calcext:value-type="string">
            <text:p>SIMPLES_NACIONAL_TETO_05</text:p>
          </table:table-cell>
          <table:table-cell office:value-type="float" office:value="8.1" calcext:value-type="float">
            <text:p>8,1</text:p>
          </table:table-cell>
          <table:table-cell table:number-columns-repeated="2" office:value-type="float" office:value="0.35" calcext:value-type="float">
            <text:p>0,35</text:p>
          </table:table-cell>
          <table:table-cell office:value-type="float" office:value="1.05" calcext:value-type="float">
            <text:p>1,05</text:p>
          </table:table-cell>
          <table:table-cell office:value-type="float" office:value="0.25" calcext:value-type="float">
            <text:p>0,25</text:p>
          </table:table-cell>
          <table:table-cell office:value-type="float" office:value="3.02" calcext:value-type="float">
            <text:p>3,02</text:p>
          </table:table-cell>
          <table:table-cell office:value-type="float" office:value="2.58" calcext:value-type="float">
            <text:p>2,5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CONCATENATE(&quot;'al_simples': D('&quot;;SUBSTITUTE(TEXT([.C30];&quot;#0,00&quot;);&quot;,&quot;;&quot;.&quot;);&quot;')&quot;)" office:value-type="string" office:string-value="'al_simples': D('8.10')" calcext:value-type="string">
            <text:p>'al_simples': D('8.10')</text:p>
          </table:table-cell>
          <table:table-cell table:formula="of:=CONCATENATE(&quot;'al_irpj': D('&quot;;SUBSTITUTE(TEXT([.D30];&quot;#0,00&quot;);&quot;,&quot;;&quot;.&quot;);&quot;')&quot;)" office:value-type="string" office:string-value="'al_irpj': D('0.35')" calcext:value-type="string">
            <text:p>'al_irpj': D('0.35')</text:p>
          </table:table-cell>
          <table:table-cell table:formula="of:=CONCATENATE(&quot;'al_csll': D('&quot;;SUBSTITUTE(TEXT([.E30];&quot;#0,00&quot;);&quot;,&quot;;&quot;.&quot;);&quot;')&quot;)" office:value-type="string" office:string-value="'al_csll': D('0.35')" calcext:value-type="string">
            <text:p>'al_csll': D('0.35')</text:p>
          </table:table-cell>
          <table:table-cell table:formula="of:=CONCATENATE(&quot;'al_cofins': D('&quot;;SUBSTITUTE(TEXT([.F30];&quot;#0,00&quot;);&quot;,&quot;;&quot;.&quot;);&quot;')&quot;)" office:value-type="string" office:string-value="'al_cofins': D('1.05')" calcext:value-type="string">
            <text:p>'al_cofins': D('1.05')</text:p>
          </table:table-cell>
          <table:table-cell table:formula="of:=CONCATENATE(&quot;'al_pis': D('&quot;;SUBSTITUTE(TEXT([.G30];&quot;#0,00&quot;);&quot;,&quot;;&quot;.&quot;);&quot;')&quot;)" office:value-type="string" office:string-value="'al_pis': D('0.25')" calcext:value-type="string">
            <text:p>'al_pis': D('0.25')</text:p>
          </table:table-cell>
          <table:table-cell table:formula="of:=CONCATENATE(&quot;'al_cpp': D('&quot;;SUBSTITUTE(TEXT([.H30];&quot;#0,00&quot;);&quot;,&quot;;&quot;.&quot;);&quot;')&quot;)" office:value-type="string" office:string-value="'al_cpp': D('3.02')" calcext:value-type="string">
            <text:p>'al_cpp': D('3.02')</text:p>
          </table:table-cell>
          <table:table-cell table:formula="of:=CONCATENATE(&quot;'al_icms': D('&quot;;SUBSTITUTE(TEXT([.I30];&quot;#0,00&quot;);&quot;,&quot;;&quot;.&quot;);&quot;')&quot;)" office:value-type="string" office:string-value="'al_icms': D('2.58')" calcext:value-type="string">
            <text:p>'al_icms': D('2.58')</text:p>
          </table:table-cell>
          <table:table-cell table:formula="of:=CONCATENATE(&quot;'al_iss': D('&quot;;SUBSTITUTE(TEXT([.J30];&quot;#0,00&quot;);&quot;,&quot;;&quot;.&quot;);&quot;')&quot;)" office:value-type="string" office:string-value="'al_iss': D('0.50')" calcext:value-type="string">
            <text:p>'al_iss': D('0.50')</text:p>
          </table:table-cell>
          <table:table-cell table:formula="of:=CONCATENATE([.B30];&quot;: {&quot;;[.L30];&quot;, &quot;;[.M30];&quot;, &quot;;[.N30];&quot;, &quot;;[.O30];&quot;, &quot;;[.P30];&quot;, &quot;;[.Q30];&quot;, &quot;;[.R30];&quot;, &quot;;[.S30];&quot;},&quot;)" office:value-type="string" office:string-value="SIMPLES_NACIONAL_TETO_05: {'al_simples': D('8.10'), 'al_irpj': D('0.35'), 'al_csll': D('0.35'), 'al_cofins': D('1.05'), 'al_pis': D('0.25'), 'al_cpp': D('3.02'), 'al_icms': D('2.58'), 'al_iss': D('0.50')}," calcext:value-type="string">
            <text:p>SIMPLES_NACIONAL_TETO_05: {'al_simples': D('8.10'), 'al_irpj': D('0.35'), 'al_csll': D('0.35'), 'al_cofins': D('1.05'), 'al_pis': D('0.25'), 'al_cpp': D('3.02'), 'al_icms': D('2.58'), 'al_iss': D('0.50')},</text:p>
          </table:table-cell>
        </table:table-row>
        <table:table-row table:style-name="ro1">
          <table:table-cell office:value-type="string" calcext:value-type="string">
            <text:p>De R$ 900.000,01 a R$ 1.080.000,00</text:p>
          </table:table-cell>
          <table:table-cell office:value-type="string" calcext:value-type="string">
            <text:p>SIMPLES_NACIONAL_TETO_06</text:p>
          </table:table-cell>
          <table:table-cell office:value-type="float" office:value="8.78" calcext:value-type="float">
            <text:p>8,78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1.15" calcext:value-type="float">
            <text:p>1,15</text:p>
          </table:table-cell>
          <table:table-cell office:value-type="float" office:value="0.27" calcext:value-type="float">
            <text:p>0,27</text:p>
          </table:table-cell>
          <table:table-cell office:value-type="float" office:value="3.28" calcext:value-type="float">
            <text:p>3,28</text:p>
          </table:table-cell>
          <table:table-cell office:value-type="float" office:value="2.82" calcext:value-type="float">
            <text:p>2,8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CONCATENATE(&quot;'al_simples': D('&quot;;SUBSTITUTE(TEXT([.C31];&quot;#0,00&quot;);&quot;,&quot;;&quot;.&quot;);&quot;')&quot;)" office:value-type="string" office:string-value="'al_simples': D('8.78')" calcext:value-type="string">
            <text:p>'al_simples': D('8.78')</text:p>
          </table:table-cell>
          <table:table-cell table:formula="of:=CONCATENATE(&quot;'al_irpj': D('&quot;;SUBSTITUTE(TEXT([.D31];&quot;#0,00&quot;);&quot;,&quot;;&quot;.&quot;);&quot;')&quot;)" office:value-type="string" office:string-value="'al_irpj': D('0.38')" calcext:value-type="string">
            <text:p>'al_irpj': D('0.38')</text:p>
          </table:table-cell>
          <table:table-cell table:formula="of:=CONCATENATE(&quot;'al_csll': D('&quot;;SUBSTITUTE(TEXT([.E31];&quot;#0,00&quot;);&quot;,&quot;;&quot;.&quot;);&quot;')&quot;)" office:value-type="string" office:string-value="'al_csll': D('0.38')" calcext:value-type="string">
            <text:p>'al_csll': D('0.38')</text:p>
          </table:table-cell>
          <table:table-cell table:formula="of:=CONCATENATE(&quot;'al_cofins': D('&quot;;SUBSTITUTE(TEXT([.F31];&quot;#0,00&quot;);&quot;,&quot;;&quot;.&quot;);&quot;')&quot;)" office:value-type="string" office:string-value="'al_cofins': D('1.15')" calcext:value-type="string">
            <text:p>'al_cofins': D('1.15')</text:p>
          </table:table-cell>
          <table:table-cell table:formula="of:=CONCATENATE(&quot;'al_pis': D('&quot;;SUBSTITUTE(TEXT([.G31];&quot;#0,00&quot;);&quot;,&quot;;&quot;.&quot;);&quot;')&quot;)" office:value-type="string" office:string-value="'al_pis': D('0.27')" calcext:value-type="string">
            <text:p>'al_pis': D('0.27')</text:p>
          </table:table-cell>
          <table:table-cell table:formula="of:=CONCATENATE(&quot;'al_cpp': D('&quot;;SUBSTITUTE(TEXT([.H31];&quot;#0,00&quot;);&quot;,&quot;;&quot;.&quot;);&quot;')&quot;)" office:value-type="string" office:string-value="'al_cpp': D('3.28')" calcext:value-type="string">
            <text:p>'al_cpp': D('3.28')</text:p>
          </table:table-cell>
          <table:table-cell table:formula="of:=CONCATENATE(&quot;'al_icms': D('&quot;;SUBSTITUTE(TEXT([.I31];&quot;#0,00&quot;);&quot;,&quot;;&quot;.&quot;);&quot;')&quot;)" office:value-type="string" office:string-value="'al_icms': D('2.82')" calcext:value-type="string">
            <text:p>'al_icms': D('2.82')</text:p>
          </table:table-cell>
          <table:table-cell table:formula="of:=CONCATENATE(&quot;'al_iss': D('&quot;;SUBSTITUTE(TEXT([.J31];&quot;#0,00&quot;);&quot;,&quot;;&quot;.&quot;);&quot;')&quot;)" office:value-type="string" office:string-value="'al_iss': D('0.50')" calcext:value-type="string">
            <text:p>'al_iss': D('0.50')</text:p>
          </table:table-cell>
          <table:table-cell table:formula="of:=CONCATENATE([.B31];&quot;: {&quot;;[.L31];&quot;, &quot;;[.M31];&quot;, &quot;;[.N31];&quot;, &quot;;[.O31];&quot;, &quot;;[.P31];&quot;, &quot;;[.Q31];&quot;, &quot;;[.R31];&quot;, &quot;;[.S31];&quot;},&quot;)" office:value-type="string" office:string-value="SIMPLES_NACIONAL_TETO_06: {'al_simples': D('8.78'), 'al_irpj': D('0.38'), 'al_csll': D('0.38'), 'al_cofins': D('1.15'), 'al_pis': D('0.27'), 'al_cpp': D('3.28'), 'al_icms': D('2.82'), 'al_iss': D('0.50')}," calcext:value-type="string">
            <text:p>SIMPLES_NACIONAL_TETO_06: {'al_simples': D('8.78'), 'al_irpj': D('0.38'), 'al_csll': D('0.38'), 'al_cofins': D('1.15'), 'al_pis': D('0.27'), 'al_cpp': D('3.28'), 'al_icms': D('2.82'), 'al_iss': D('0.50')},</text:p>
          </table:table-cell>
        </table:table-row>
        <table:table-row table:style-name="ro1">
          <table:table-cell office:value-type="string" calcext:value-type="string">
            <text:p>De R$ 1.080.000,01 a R$ 1.260.000,00</text:p>
          </table:table-cell>
          <table:table-cell office:value-type="string" calcext:value-type="string">
            <text:p>SIMPLES_NACIONAL_TETO_07</text:p>
          </table:table-cell>
          <table:table-cell office:value-type="float" office:value="8.86" calcext:value-type="float">
            <text:p>8,86</text:p>
          </table:table-cell>
          <table:table-cell table:number-columns-repeated="2" office:value-type="float" office:value="0.39" calcext:value-type="float">
            <text:p>0,39</text:p>
          </table:table-cell>
          <table:table-cell office:value-type="float" office:value="1.16" calcext:value-type="float">
            <text:p>1,16</text:p>
          </table:table-cell>
          <table:table-cell office:value-type="float" office:value="0.28" calcext:value-type="float">
            <text:p>0,28</text:p>
          </table:table-cell>
          <table:table-cell office:value-type="float" office:value="3.3" calcext:value-type="float">
            <text:p>3,3</text:p>
          </table:table-cell>
          <table:table-cell office:value-type="float" office:value="2.84" calcext:value-type="float">
            <text:p>2,84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CONCATENATE(&quot;'al_simples': D('&quot;;SUBSTITUTE(TEXT([.C32];&quot;#0,00&quot;);&quot;,&quot;;&quot;.&quot;);&quot;')&quot;)" office:value-type="string" office:string-value="'al_simples': D('8.86')" calcext:value-type="string">
            <text:p>'al_simples': D('8.86')</text:p>
          </table:table-cell>
          <table:table-cell table:formula="of:=CONCATENATE(&quot;'al_irpj': D('&quot;;SUBSTITUTE(TEXT([.D32];&quot;#0,00&quot;);&quot;,&quot;;&quot;.&quot;);&quot;')&quot;)" office:value-type="string" office:string-value="'al_irpj': D('0.39')" calcext:value-type="string">
            <text:p>'al_irpj': D('0.39')</text:p>
          </table:table-cell>
          <table:table-cell table:formula="of:=CONCATENATE(&quot;'al_csll': D('&quot;;SUBSTITUTE(TEXT([.E32];&quot;#0,00&quot;);&quot;,&quot;;&quot;.&quot;);&quot;')&quot;)" office:value-type="string" office:string-value="'al_csll': D('0.39')" calcext:value-type="string">
            <text:p>'al_csll': D('0.39')</text:p>
          </table:table-cell>
          <table:table-cell table:formula="of:=CONCATENATE(&quot;'al_cofins': D('&quot;;SUBSTITUTE(TEXT([.F32];&quot;#0,00&quot;);&quot;,&quot;;&quot;.&quot;);&quot;')&quot;)" office:value-type="string" office:string-value="'al_cofins': D('1.16')" calcext:value-type="string">
            <text:p>'al_cofins': D('1.16')</text:p>
          </table:table-cell>
          <table:table-cell table:formula="of:=CONCATENATE(&quot;'al_pis': D('&quot;;SUBSTITUTE(TEXT([.G32];&quot;#0,00&quot;);&quot;,&quot;;&quot;.&quot;);&quot;')&quot;)" office:value-type="string" office:string-value="'al_pis': D('0.28')" calcext:value-type="string">
            <text:p>'al_pis': D('0.28')</text:p>
          </table:table-cell>
          <table:table-cell table:formula="of:=CONCATENATE(&quot;'al_cpp': D('&quot;;SUBSTITUTE(TEXT([.H32];&quot;#0,00&quot;);&quot;,&quot;;&quot;.&quot;);&quot;')&quot;)" office:value-type="string" office:string-value="'al_cpp': D('3.30')" calcext:value-type="string">
            <text:p>'al_cpp': D('3.30')</text:p>
          </table:table-cell>
          <table:table-cell table:formula="of:=CONCATENATE(&quot;'al_icms': D('&quot;;SUBSTITUTE(TEXT([.I32];&quot;#0,00&quot;);&quot;,&quot;;&quot;.&quot;);&quot;')&quot;)" office:value-type="string" office:string-value="'al_icms': D('2.84')" calcext:value-type="string">
            <text:p>'al_icms': D('2.84')</text:p>
          </table:table-cell>
          <table:table-cell table:formula="of:=CONCATENATE(&quot;'al_iss': D('&quot;;SUBSTITUTE(TEXT([.J32];&quot;#0,00&quot;);&quot;,&quot;;&quot;.&quot;);&quot;')&quot;)" office:value-type="string" office:string-value="'al_iss': D('0.50')" calcext:value-type="string">
            <text:p>'al_iss': D('0.50')</text:p>
          </table:table-cell>
          <table:table-cell table:formula="of:=CONCATENATE([.B32];&quot;: {&quot;;[.L32];&quot;, &quot;;[.M32];&quot;, &quot;;[.N32];&quot;, &quot;;[.O32];&quot;, &quot;;[.P32];&quot;, &quot;;[.Q32];&quot;, &quot;;[.R32];&quot;, &quot;;[.S32];&quot;},&quot;)" office:value-type="string" office:string-value="SIMPLES_NACIONAL_TETO_07: {'al_simples': D('8.86'), 'al_irpj': D('0.39'), 'al_csll': D('0.39'), 'al_cofins': D('1.16'), 'al_pis': D('0.28'), 'al_cpp': D('3.30'), 'al_icms': D('2.84'), 'al_iss': D('0.50')}," calcext:value-type="string">
            <text:p>SIMPLES_NACIONAL_TETO_07: {'al_simples': D('8.86'), 'al_irpj': D('0.39'), 'al_csll': D('0.39'), 'al_cofins': D('1.16'), 'al_pis': D('0.28'), 'al_cpp': D('3.30'), 'al_icms': D('2.84'), 'al_iss': D('0.50')},</text:p>
          </table:table-cell>
        </table:table-row>
        <table:table-row table:style-name="ro1">
          <table:table-cell office:value-type="string" calcext:value-type="string">
            <text:p>De R$ 1.260.000,01 a R$ 1.440.000,00</text:p>
          </table:table-cell>
          <table:table-cell office:value-type="string" calcext:value-type="string">
            <text:p>SIMPLES_NACIONAL_TETO_08</text:p>
          </table:table-cell>
          <table:table-cell office:value-type="float" office:value="8.95" calcext:value-type="float">
            <text:p>8,95</text:p>
          </table:table-cell>
          <table:table-cell table:number-columns-repeated="2" office:value-type="float" office:value="0.39" calcext:value-type="float">
            <text:p>0,39</text:p>
          </table:table-cell>
          <table:table-cell office:value-type="float" office:value="1.17" calcext:value-type="float">
            <text:p>1,17</text:p>
          </table:table-cell>
          <table:table-cell office:value-type="float" office:value="0.28" calcext:value-type="float">
            <text:p>0,28</text:p>
          </table:table-cell>
          <table:table-cell office:value-type="float" office:value="3.35" calcext:value-type="float">
            <text:p>3,35</text:p>
          </table:table-cell>
          <table:table-cell office:value-type="float" office:value="2.87" calcext:value-type="float">
            <text:p>2,8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CONCATENATE(&quot;'al_simples': D('&quot;;SUBSTITUTE(TEXT([.C33];&quot;#0,00&quot;);&quot;,&quot;;&quot;.&quot;);&quot;')&quot;)" office:value-type="string" office:string-value="'al_simples': D('8.95')" calcext:value-type="string">
            <text:p>'al_simples': D('8.95')</text:p>
          </table:table-cell>
          <table:table-cell table:formula="of:=CONCATENATE(&quot;'al_irpj': D('&quot;;SUBSTITUTE(TEXT([.D33];&quot;#0,00&quot;);&quot;,&quot;;&quot;.&quot;);&quot;')&quot;)" office:value-type="string" office:string-value="'al_irpj': D('0.39')" calcext:value-type="string">
            <text:p>'al_irpj': D('0.39')</text:p>
          </table:table-cell>
          <table:table-cell table:formula="of:=CONCATENATE(&quot;'al_csll': D('&quot;;SUBSTITUTE(TEXT([.E33];&quot;#0,00&quot;);&quot;,&quot;;&quot;.&quot;);&quot;')&quot;)" office:value-type="string" office:string-value="'al_csll': D('0.39')" calcext:value-type="string">
            <text:p>'al_csll': D('0.39')</text:p>
          </table:table-cell>
          <table:table-cell table:formula="of:=CONCATENATE(&quot;'al_cofins': D('&quot;;SUBSTITUTE(TEXT([.F33];&quot;#0,00&quot;);&quot;,&quot;;&quot;.&quot;);&quot;')&quot;)" office:value-type="string" office:string-value="'al_cofins': D('1.17')" calcext:value-type="string">
            <text:p>'al_cofins': D('1.17')</text:p>
          </table:table-cell>
          <table:table-cell table:formula="of:=CONCATENATE(&quot;'al_pis': D('&quot;;SUBSTITUTE(TEXT([.G33];&quot;#0,00&quot;);&quot;,&quot;;&quot;.&quot;);&quot;')&quot;)" office:value-type="string" office:string-value="'al_pis': D('0.28')" calcext:value-type="string">
            <text:p>'al_pis': D('0.28')</text:p>
          </table:table-cell>
          <table:table-cell table:formula="of:=CONCATENATE(&quot;'al_cpp': D('&quot;;SUBSTITUTE(TEXT([.H33];&quot;#0,00&quot;);&quot;,&quot;;&quot;.&quot;);&quot;')&quot;)" office:value-type="string" office:string-value="'al_cpp': D('3.35')" calcext:value-type="string">
            <text:p>'al_cpp': D('3.35')</text:p>
          </table:table-cell>
          <table:table-cell table:formula="of:=CONCATENATE(&quot;'al_icms': D('&quot;;SUBSTITUTE(TEXT([.I33];&quot;#0,00&quot;);&quot;,&quot;;&quot;.&quot;);&quot;')&quot;)" office:value-type="string" office:string-value="'al_icms': D('2.87')" calcext:value-type="string">
            <text:p>'al_icms': D('2.87')</text:p>
          </table:table-cell>
          <table:table-cell table:formula="of:=CONCATENATE(&quot;'al_iss': D('&quot;;SUBSTITUTE(TEXT([.J33];&quot;#0,00&quot;);&quot;,&quot;;&quot;.&quot;);&quot;')&quot;)" office:value-type="string" office:string-value="'al_iss': D('0.50')" calcext:value-type="string">
            <text:p>'al_iss': D('0.50')</text:p>
          </table:table-cell>
          <table:table-cell table:formula="of:=CONCATENATE([.B33];&quot;: {&quot;;[.L33];&quot;, &quot;;[.M33];&quot;, &quot;;[.N33];&quot;, &quot;;[.O33];&quot;, &quot;;[.P33];&quot;, &quot;;[.Q33];&quot;, &quot;;[.R33];&quot;, &quot;;[.S33];&quot;},&quot;)" office:value-type="string" office:string-value="SIMPLES_NACIONAL_TETO_08: {'al_simples': D('8.95'), 'al_irpj': D('0.39'), 'al_csll': D('0.39'), 'al_cofins': D('1.17'), 'al_pis': D('0.28'), 'al_cpp': D('3.35'), 'al_icms': D('2.87'), 'al_iss': D('0.50')}," calcext:value-type="string">
            <text:p>SIMPLES_NACIONAL_TETO_08: {'al_simples': D('8.95'), 'al_irpj': D('0.39'), 'al_csll': D('0.39'), 'al_cofins': D('1.17'), 'al_pis': D('0.28'), 'al_cpp': D('3.35'), 'al_icms': D('2.87'), 'al_iss': D('0.50')},</text:p>
          </table:table-cell>
        </table:table-row>
        <table:table-row table:style-name="ro1">
          <table:table-cell office:value-type="string" calcext:value-type="string">
            <text:p>De R$ 1.440.000,01 a R$ 1.620.000,00</text:p>
          </table:table-cell>
          <table:table-cell office:value-type="string" calcext:value-type="string">
            <text:p>SIMPLES_NACIONAL_TETO_09</text:p>
          </table:table-cell>
          <table:table-cell office:value-type="float" office:value="9.53" calcext:value-type="float">
            <text:p>9,53</text:p>
          </table:table-cell>
          <table:table-cell table:number-columns-repeated="2" office:value-type="float" office:value="0.42" calcext:value-type="float">
            <text:p>0,42</text:p>
          </table:table-cell>
          <table:table-cell office:value-type="float" office:value="1.25" calcext:value-type="float">
            <text:p>1,25</text:p>
          </table:table-cell>
          <table:table-cell office:value-type="float" office:value="0.3" calcext:value-type="float">
            <text:p>0,3</text:p>
          </table:table-cell>
          <table:table-cell office:value-type="float" office:value="3.57" calcext:value-type="float">
            <text:p>3,57</text:p>
          </table:table-cell>
          <table:table-cell office:value-type="float" office:value="3.07" calcext:value-type="float">
            <text:p>3,0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CONCATENATE(&quot;'al_simples': D('&quot;;SUBSTITUTE(TEXT([.C34];&quot;#0,00&quot;);&quot;,&quot;;&quot;.&quot;);&quot;')&quot;)" office:value-type="string" office:string-value="'al_simples': D('9.53')" calcext:value-type="string">
            <text:p>'al_simples': D('9.53')</text:p>
          </table:table-cell>
          <table:table-cell table:formula="of:=CONCATENATE(&quot;'al_irpj': D('&quot;;SUBSTITUTE(TEXT([.D34];&quot;#0,00&quot;);&quot;,&quot;;&quot;.&quot;);&quot;')&quot;)" office:value-type="string" office:string-value="'al_irpj': D('0.42')" calcext:value-type="string">
            <text:p>'al_irpj': D('0.42')</text:p>
          </table:table-cell>
          <table:table-cell table:formula="of:=CONCATENATE(&quot;'al_csll': D('&quot;;SUBSTITUTE(TEXT([.E34];&quot;#0,00&quot;);&quot;,&quot;;&quot;.&quot;);&quot;')&quot;)" office:value-type="string" office:string-value="'al_csll': D('0.42')" calcext:value-type="string">
            <text:p>'al_csll': D('0.42')</text:p>
          </table:table-cell>
          <table:table-cell table:formula="of:=CONCATENATE(&quot;'al_cofins': D('&quot;;SUBSTITUTE(TEXT([.F34];&quot;#0,00&quot;);&quot;,&quot;;&quot;.&quot;);&quot;')&quot;)" office:value-type="string" office:string-value="'al_cofins': D('1.25')" calcext:value-type="string">
            <text:p>'al_cofins': D('1.25')</text:p>
          </table:table-cell>
          <table:table-cell table:formula="of:=CONCATENATE(&quot;'al_pis': D('&quot;;SUBSTITUTE(TEXT([.G34];&quot;#0,00&quot;);&quot;,&quot;;&quot;.&quot;);&quot;')&quot;)" office:value-type="string" office:string-value="'al_pis': D('0.30')" calcext:value-type="string">
            <text:p>'al_pis': D('0.30')</text:p>
          </table:table-cell>
          <table:table-cell table:formula="of:=CONCATENATE(&quot;'al_cpp': D('&quot;;SUBSTITUTE(TEXT([.H34];&quot;#0,00&quot;);&quot;,&quot;;&quot;.&quot;);&quot;')&quot;)" office:value-type="string" office:string-value="'al_cpp': D('3.57')" calcext:value-type="string">
            <text:p>'al_cpp': D('3.57')</text:p>
          </table:table-cell>
          <table:table-cell table:formula="of:=CONCATENATE(&quot;'al_icms': D('&quot;;SUBSTITUTE(TEXT([.I34];&quot;#0,00&quot;);&quot;,&quot;;&quot;.&quot;);&quot;')&quot;)" office:value-type="string" office:string-value="'al_icms': D('3.07')" calcext:value-type="string">
            <text:p>'al_icms': D('3.07')</text:p>
          </table:table-cell>
          <table:table-cell table:formula="of:=CONCATENATE(&quot;'al_iss': D('&quot;;SUBSTITUTE(TEXT([.J34];&quot;#0,00&quot;);&quot;,&quot;;&quot;.&quot;);&quot;')&quot;)" office:value-type="string" office:string-value="'al_iss': D('0.50')" calcext:value-type="string">
            <text:p>'al_iss': D('0.50')</text:p>
          </table:table-cell>
          <table:table-cell table:formula="of:=CONCATENATE([.B34];&quot;: {&quot;;[.L34];&quot;, &quot;;[.M34];&quot;, &quot;;[.N34];&quot;, &quot;;[.O34];&quot;, &quot;;[.P34];&quot;, &quot;;[.Q34];&quot;, &quot;;[.R34];&quot;, &quot;;[.S34];&quot;},&quot;)" office:value-type="string" office:string-value="SIMPLES_NACIONAL_TETO_09: {'al_simples': D('9.53'), 'al_irpj': D('0.42'), 'al_csll': D('0.42'), 'al_cofins': D('1.25'), 'al_pis': D('0.30'), 'al_cpp': D('3.57'), 'al_icms': D('3.07'), 'al_iss': D('0.50')}," calcext:value-type="string">
            <text:p>SIMPLES_NACIONAL_TETO_09: {'al_simples': D('9.53'), 'al_irpj': D('0.42'), 'al_csll': D('0.42'), 'al_cofins': D('1.25'), 'al_pis': D('0.30'), 'al_cpp': D('3.57'), 'al_icms': D('3.07'), 'al_iss': D('0.50')},</text:p>
          </table:table-cell>
        </table:table-row>
        <table:table-row table:style-name="ro1">
          <table:table-cell office:value-type="string" calcext:value-type="string">
            <text:p>De R$ 1.620.000,01 a R$ 1.800.000,00</text:p>
          </table:table-cell>
          <table:table-cell office:value-type="string" calcext:value-type="string">
            <text:p>SIMPLES_NACIONAL_TETO_10</text:p>
          </table:table-cell>
          <table:table-cell office:value-type="float" office:value="9.62" calcext:value-type="float">
            <text:p>9,62</text:p>
          </table:table-cell>
          <table:table-cell table:number-columns-repeated="2" office:value-type="float" office:value="0.42" calcext:value-type="float">
            <text:p>0,42</text:p>
          </table:table-cell>
          <table:table-cell office:value-type="float" office:value="1.26" calcext:value-type="float">
            <text:p>1,26</text:p>
          </table:table-cell>
          <table:table-cell office:value-type="float" office:value="0.3" calcext:value-type="float">
            <text:p>0,3</text:p>
          </table:table-cell>
          <table:table-cell office:value-type="float" office:value="3.62" calcext:value-type="float">
            <text:p>3,62</text:p>
          </table:table-cell>
          <table:table-cell office:value-type="float" office:value="3.1" calcext:value-type="float">
            <text:p>3,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CONCATENATE(&quot;'al_simples': D('&quot;;SUBSTITUTE(TEXT([.C35];&quot;#0,00&quot;);&quot;,&quot;;&quot;.&quot;);&quot;')&quot;)" office:value-type="string" office:string-value="'al_simples': D('9.62')" calcext:value-type="string">
            <text:p>'al_simples': D('9.62')</text:p>
          </table:table-cell>
          <table:table-cell table:formula="of:=CONCATENATE(&quot;'al_irpj': D('&quot;;SUBSTITUTE(TEXT([.D35];&quot;#0,00&quot;);&quot;,&quot;;&quot;.&quot;);&quot;')&quot;)" office:value-type="string" office:string-value="'al_irpj': D('0.42')" calcext:value-type="string">
            <text:p>'al_irpj': D('0.42')</text:p>
          </table:table-cell>
          <table:table-cell table:formula="of:=CONCATENATE(&quot;'al_csll': D('&quot;;SUBSTITUTE(TEXT([.E35];&quot;#0,00&quot;);&quot;,&quot;;&quot;.&quot;);&quot;')&quot;)" office:value-type="string" office:string-value="'al_csll': D('0.42')" calcext:value-type="string">
            <text:p>'al_csll': D('0.42')</text:p>
          </table:table-cell>
          <table:table-cell table:formula="of:=CONCATENATE(&quot;'al_cofins': D('&quot;;SUBSTITUTE(TEXT([.F35];&quot;#0,00&quot;);&quot;,&quot;;&quot;.&quot;);&quot;')&quot;)" office:value-type="string" office:string-value="'al_cofins': D('1.26')" calcext:value-type="string">
            <text:p>'al_cofins': D('1.26')</text:p>
          </table:table-cell>
          <table:table-cell table:formula="of:=CONCATENATE(&quot;'al_pis': D('&quot;;SUBSTITUTE(TEXT([.G35];&quot;#0,00&quot;);&quot;,&quot;;&quot;.&quot;);&quot;')&quot;)" office:value-type="string" office:string-value="'al_pis': D('0.30')" calcext:value-type="string">
            <text:p>'al_pis': D('0.30')</text:p>
          </table:table-cell>
          <table:table-cell table:formula="of:=CONCATENATE(&quot;'al_cpp': D('&quot;;SUBSTITUTE(TEXT([.H35];&quot;#0,00&quot;);&quot;,&quot;;&quot;.&quot;);&quot;')&quot;)" office:value-type="string" office:string-value="'al_cpp': D('3.62')" calcext:value-type="string">
            <text:p>'al_cpp': D('3.62')</text:p>
          </table:table-cell>
          <table:table-cell table:formula="of:=CONCATENATE(&quot;'al_icms': D('&quot;;SUBSTITUTE(TEXT([.I35];&quot;#0,00&quot;);&quot;,&quot;;&quot;.&quot;);&quot;')&quot;)" office:value-type="string" office:string-value="'al_icms': D('3.10')" calcext:value-type="string">
            <text:p>'al_icms': D('3.10')</text:p>
          </table:table-cell>
          <table:table-cell table:formula="of:=CONCATENATE(&quot;'al_iss': D('&quot;;SUBSTITUTE(TEXT([.J35];&quot;#0,00&quot;);&quot;,&quot;;&quot;.&quot;);&quot;')&quot;)" office:value-type="string" office:string-value="'al_iss': D('0.50')" calcext:value-type="string">
            <text:p>'al_iss': D('0.50')</text:p>
          </table:table-cell>
          <table:table-cell table:formula="of:=CONCATENATE([.B35];&quot;: {&quot;;[.L35];&quot;, &quot;;[.M35];&quot;, &quot;;[.N35];&quot;, &quot;;[.O35];&quot;, &quot;;[.P35];&quot;, &quot;;[.Q35];&quot;, &quot;;[.R35];&quot;, &quot;;[.S35];&quot;},&quot;)" office:value-type="string" office:string-value="SIMPLES_NACIONAL_TETO_10: {'al_simples': D('9.62'), 'al_irpj': D('0.42'), 'al_csll': D('0.42'), 'al_cofins': D('1.26'), 'al_pis': D('0.30'), 'al_cpp': D('3.62'), 'al_icms': D('3.10'), 'al_iss': D('0.50')}," calcext:value-type="string">
            <text:p>SIMPLES_NACIONAL_TETO_10: {'al_simples': D('9.62'), 'al_irpj': D('0.42'), 'al_csll': D('0.42'), 'al_cofins': D('1.26'), 'al_pis': D('0.30'), 'al_cpp': D('3.62'), 'al_icms': D('3.10'), 'al_iss': D('0.50')},</text:p>
          </table:table-cell>
        </table:table-row>
        <table:table-row table:style-name="ro1">
          <table:table-cell office:value-type="string" calcext:value-type="string">
            <text:p>De R$ 1.800.000,01 a R$ 1.980.000,00</text:p>
          </table:table-cell>
          <table:table-cell office:value-type="string" calcext:value-type="string">
            <text:p>SIMPLES_NACIONAL_TETO_11</text:p>
          </table:table-cell>
          <table:table-cell office:value-type="float" office:value="10.45" calcext:value-type="float">
            <text:p>10,45</text:p>
          </table:table-cell>
          <table:table-cell table:number-columns-repeated="2" office:value-type="float" office:value="0.46" calcext:value-type="float">
            <text:p>0,46</text:p>
          </table:table-cell>
          <table:table-cell office:value-type="float" office:value="1.38" calcext:value-type="float">
            <text:p>1,38</text:p>
          </table:table-cell>
          <table:table-cell office:value-type="float" office:value="0.33" calcext:value-type="float">
            <text:p>0,33</text:p>
          </table:table-cell>
          <table:table-cell office:value-type="float" office:value="3.94" calcext:value-type="float">
            <text:p>3,94</text:p>
          </table:table-cell>
          <table:table-cell office:value-type="float" office:value="3.38" calcext:value-type="float">
            <text:p>3,3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CONCATENATE(&quot;'al_simples': D('&quot;;SUBSTITUTE(TEXT([.C36];&quot;#0,00&quot;);&quot;,&quot;;&quot;.&quot;);&quot;')&quot;)" office:value-type="string" office:string-value="'al_simples': D('10.45')" calcext:value-type="string">
            <text:p>'al_simples': D('10.45')</text:p>
          </table:table-cell>
          <table:table-cell table:formula="of:=CONCATENATE(&quot;'al_irpj': D('&quot;;SUBSTITUTE(TEXT([.D36];&quot;#0,00&quot;);&quot;,&quot;;&quot;.&quot;);&quot;')&quot;)" office:value-type="string" office:string-value="'al_irpj': D('0.46')" calcext:value-type="string">
            <text:p>'al_irpj': D('0.46')</text:p>
          </table:table-cell>
          <table:table-cell table:formula="of:=CONCATENATE(&quot;'al_csll': D('&quot;;SUBSTITUTE(TEXT([.E36];&quot;#0,00&quot;);&quot;,&quot;;&quot;.&quot;);&quot;')&quot;)" office:value-type="string" office:string-value="'al_csll': D('0.46')" calcext:value-type="string">
            <text:p>'al_csll': D('0.46')</text:p>
          </table:table-cell>
          <table:table-cell table:formula="of:=CONCATENATE(&quot;'al_cofins': D('&quot;;SUBSTITUTE(TEXT([.F36];&quot;#0,00&quot;);&quot;,&quot;;&quot;.&quot;);&quot;')&quot;)" office:value-type="string" office:string-value="'al_cofins': D('1.38')" calcext:value-type="string">
            <text:p>'al_cofins': D('1.38')</text:p>
          </table:table-cell>
          <table:table-cell table:formula="of:=CONCATENATE(&quot;'al_pis': D('&quot;;SUBSTITUTE(TEXT([.G36];&quot;#0,00&quot;);&quot;,&quot;;&quot;.&quot;);&quot;')&quot;)" office:value-type="string" office:string-value="'al_pis': D('0.33')" calcext:value-type="string">
            <text:p>'al_pis': D('0.33')</text:p>
          </table:table-cell>
          <table:table-cell table:formula="of:=CONCATENATE(&quot;'al_cpp': D('&quot;;SUBSTITUTE(TEXT([.H36];&quot;#0,00&quot;);&quot;,&quot;;&quot;.&quot;);&quot;')&quot;)" office:value-type="string" office:string-value="'al_cpp': D('3.94')" calcext:value-type="string">
            <text:p>'al_cpp': D('3.94')</text:p>
          </table:table-cell>
          <table:table-cell table:formula="of:=CONCATENATE(&quot;'al_icms': D('&quot;;SUBSTITUTE(TEXT([.I36];&quot;#0,00&quot;);&quot;,&quot;;&quot;.&quot;);&quot;')&quot;)" office:value-type="string" office:string-value="'al_icms': D('3.38')" calcext:value-type="string">
            <text:p>'al_icms': D('3.38')</text:p>
          </table:table-cell>
          <table:table-cell table:formula="of:=CONCATENATE(&quot;'al_iss': D('&quot;;SUBSTITUTE(TEXT([.J36];&quot;#0,00&quot;);&quot;,&quot;;&quot;.&quot;);&quot;')&quot;)" office:value-type="string" office:string-value="'al_iss': D('0.50')" calcext:value-type="string">
            <text:p>'al_iss': D('0.50')</text:p>
          </table:table-cell>
          <table:table-cell table:formula="of:=CONCATENATE([.B36];&quot;: {&quot;;[.L36];&quot;, &quot;;[.M36];&quot;, &quot;;[.N36];&quot;, &quot;;[.O36];&quot;, &quot;;[.P36];&quot;, &quot;;[.Q36];&quot;, &quot;;[.R36];&quot;, &quot;;[.S36];&quot;},&quot;)" office:value-type="string" office:string-value="SIMPLES_NACIONAL_TETO_11: {'al_simples': D('10.45'), 'al_irpj': D('0.46'), 'al_csll': D('0.46'), 'al_cofins': D('1.38'), 'al_pis': D('0.33'), 'al_cpp': D('3.94'), 'al_icms': D('3.38'), 'al_iss': D('0.50')}," calcext:value-type="string">
            <text:p>SIMPLES_NACIONAL_TETO_11: {'al_simples': D('10.45'), 'al_irpj': D('0.46'), 'al_csll': D('0.46'), 'al_cofins': D('1.38'), 'al_pis': D('0.33'), 'al_cpp': D('3.94'), 'al_icms': D('3.38'), 'al_iss': D('0.50')},</text:p>
          </table:table-cell>
        </table:table-row>
        <table:table-row table:style-name="ro1">
          <table:table-cell office:value-type="string" calcext:value-type="string">
            <text:p>De R$ 1.980.000,01 a R$ 2.160.000,00</text:p>
          </table:table-cell>
          <table:table-cell office:value-type="string" calcext:value-type="string">
            <text:p>SIMPLES_NACIONAL_TETO_12</text:p>
          </table:table-cell>
          <table:table-cell office:value-type="float" office:value="10.54" calcext:value-type="float">
            <text:p>10,54</text:p>
          </table:table-cell>
          <table:table-cell table:number-columns-repeated="2" office:value-type="float" office:value="0.46" calcext:value-type="float">
            <text:p>0,46</text:p>
          </table:table-cell>
          <table:table-cell office:value-type="float" office:value="1.39" calcext:value-type="float">
            <text:p>1,39</text:p>
          </table:table-cell>
          <table:table-cell office:value-type="float" office:value="0.33" calcext:value-type="float">
            <text:p>0,33</text:p>
          </table:table-cell>
          <table:table-cell office:value-type="float" office:value="3.99" calcext:value-type="float">
            <text:p>3,99</text:p>
          </table:table-cell>
          <table:table-cell office:value-type="float" office:value="3.41" calcext:value-type="float">
            <text:p>3,4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CONCATENATE(&quot;'al_simples': D('&quot;;SUBSTITUTE(TEXT([.C37];&quot;#0,00&quot;);&quot;,&quot;;&quot;.&quot;);&quot;')&quot;)" office:value-type="string" office:string-value="'al_simples': D('10.54')" calcext:value-type="string">
            <text:p>'al_simples': D('10.54')</text:p>
          </table:table-cell>
          <table:table-cell table:formula="of:=CONCATENATE(&quot;'al_irpj': D('&quot;;SUBSTITUTE(TEXT([.D37];&quot;#0,00&quot;);&quot;,&quot;;&quot;.&quot;);&quot;')&quot;)" office:value-type="string" office:string-value="'al_irpj': D('0.46')" calcext:value-type="string">
            <text:p>'al_irpj': D('0.46')</text:p>
          </table:table-cell>
          <table:table-cell table:formula="of:=CONCATENATE(&quot;'al_csll': D('&quot;;SUBSTITUTE(TEXT([.E37];&quot;#0,00&quot;);&quot;,&quot;;&quot;.&quot;);&quot;')&quot;)" office:value-type="string" office:string-value="'al_csll': D('0.46')" calcext:value-type="string">
            <text:p>'al_csll': D('0.46')</text:p>
          </table:table-cell>
          <table:table-cell table:formula="of:=CONCATENATE(&quot;'al_cofins': D('&quot;;SUBSTITUTE(TEXT([.F37];&quot;#0,00&quot;);&quot;,&quot;;&quot;.&quot;);&quot;')&quot;)" office:value-type="string" office:string-value="'al_cofins': D('1.39')" calcext:value-type="string">
            <text:p>'al_cofins': D('1.39')</text:p>
          </table:table-cell>
          <table:table-cell table:formula="of:=CONCATENATE(&quot;'al_pis': D('&quot;;SUBSTITUTE(TEXT([.G37];&quot;#0,00&quot;);&quot;,&quot;;&quot;.&quot;);&quot;')&quot;)" office:value-type="string" office:string-value="'al_pis': D('0.33')" calcext:value-type="string">
            <text:p>'al_pis': D('0.33')</text:p>
          </table:table-cell>
          <table:table-cell table:formula="of:=CONCATENATE(&quot;'al_cpp': D('&quot;;SUBSTITUTE(TEXT([.H37];&quot;#0,00&quot;);&quot;,&quot;;&quot;.&quot;);&quot;')&quot;)" office:value-type="string" office:string-value="'al_cpp': D('3.99')" calcext:value-type="string">
            <text:p>'al_cpp': D('3.99')</text:p>
          </table:table-cell>
          <table:table-cell table:formula="of:=CONCATENATE(&quot;'al_icms': D('&quot;;SUBSTITUTE(TEXT([.I37];&quot;#0,00&quot;);&quot;,&quot;;&quot;.&quot;);&quot;')&quot;)" office:value-type="string" office:string-value="'al_icms': D('3.41')" calcext:value-type="string">
            <text:p>'al_icms': D('3.41')</text:p>
          </table:table-cell>
          <table:table-cell table:formula="of:=CONCATENATE(&quot;'al_iss': D('&quot;;SUBSTITUTE(TEXT([.J37];&quot;#0,00&quot;);&quot;,&quot;;&quot;.&quot;);&quot;')&quot;)" office:value-type="string" office:string-value="'al_iss': D('0.50')" calcext:value-type="string">
            <text:p>'al_iss': D('0.50')</text:p>
          </table:table-cell>
          <table:table-cell table:formula="of:=CONCATENATE([.B37];&quot;: {&quot;;[.L37];&quot;, &quot;;[.M37];&quot;, &quot;;[.N37];&quot;, &quot;;[.O37];&quot;, &quot;;[.P37];&quot;, &quot;;[.Q37];&quot;, &quot;;[.R37];&quot;, &quot;;[.S37];&quot;},&quot;)" office:value-type="string" office:string-value="SIMPLES_NACIONAL_TETO_12: {'al_simples': D('10.54'), 'al_irpj': D('0.46'), 'al_csll': D('0.46'), 'al_cofins': D('1.39'), 'al_pis': D('0.33'), 'al_cpp': D('3.99'), 'al_icms': D('3.41'), 'al_iss': D('0.50')}," calcext:value-type="string">
            <text:p>SIMPLES_NACIONAL_TETO_12: {'al_simples': D('10.54'), 'al_irpj': D('0.46'), 'al_csll': D('0.46'), 'al_cofins': D('1.39'), 'al_pis': D('0.33'), 'al_cpp': D('3.99'), 'al_icms': D('3.41'), 'al_iss': D('0.50')},</text:p>
          </table:table-cell>
        </table:table-row>
        <table:table-row table:style-name="ro1">
          <table:table-cell office:value-type="string" calcext:value-type="string">
            <text:p>De R$ 2.160.000,01 a R$ 2.340.000,00</text:p>
          </table:table-cell>
          <table:table-cell office:value-type="string" calcext:value-type="string">
            <text:p>SIMPLES_NACIONAL_TETO_13</text:p>
          </table:table-cell>
          <table:table-cell office:value-type="float" office:value="10.63" calcext:value-type="float">
            <text:p>10,63</text:p>
          </table:table-cell>
          <table:table-cell table:number-columns-repeated="2" office:value-type="float" office:value="0.47" calcext:value-type="float">
            <text:p>0,47</text:p>
          </table:table-cell>
          <table:table-cell office:value-type="float" office:value="1.4" calcext:value-type="float">
            <text:p>1,4</text:p>
          </table:table-cell>
          <table:table-cell office:value-type="float" office:value="0.33" calcext:value-type="float">
            <text:p>0,33</text:p>
          </table:table-cell>
          <table:table-cell office:value-type="float" office:value="4.01" calcext:value-type="float">
            <text:p>4,01</text:p>
          </table:table-cell>
          <table:table-cell office:value-type="float" office:value="3.45" calcext:value-type="float">
            <text:p>3,4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CONCATENATE(&quot;'al_simples': D('&quot;;SUBSTITUTE(TEXT([.C38];&quot;#0,00&quot;);&quot;,&quot;;&quot;.&quot;);&quot;')&quot;)" office:value-type="string" office:string-value="'al_simples': D('10.63')" calcext:value-type="string">
            <text:p>'al_simples': D('10.63')</text:p>
          </table:table-cell>
          <table:table-cell table:formula="of:=CONCATENATE(&quot;'al_irpj': D('&quot;;SUBSTITUTE(TEXT([.D38];&quot;#0,00&quot;);&quot;,&quot;;&quot;.&quot;);&quot;')&quot;)" office:value-type="string" office:string-value="'al_irpj': D('0.47')" calcext:value-type="string">
            <text:p>'al_irpj': D('0.47')</text:p>
          </table:table-cell>
          <table:table-cell table:formula="of:=CONCATENATE(&quot;'al_csll': D('&quot;;SUBSTITUTE(TEXT([.E38];&quot;#0,00&quot;);&quot;,&quot;;&quot;.&quot;);&quot;')&quot;)" office:value-type="string" office:string-value="'al_csll': D('0.47')" calcext:value-type="string">
            <text:p>'al_csll': D('0.47')</text:p>
          </table:table-cell>
          <table:table-cell table:formula="of:=CONCATENATE(&quot;'al_cofins': D('&quot;;SUBSTITUTE(TEXT([.F38];&quot;#0,00&quot;);&quot;,&quot;;&quot;.&quot;);&quot;')&quot;)" office:value-type="string" office:string-value="'al_cofins': D('1.40')" calcext:value-type="string">
            <text:p>'al_cofins': D('1.40')</text:p>
          </table:table-cell>
          <table:table-cell table:formula="of:=CONCATENATE(&quot;'al_pis': D('&quot;;SUBSTITUTE(TEXT([.G38];&quot;#0,00&quot;);&quot;,&quot;;&quot;.&quot;);&quot;')&quot;)" office:value-type="string" office:string-value="'al_pis': D('0.33')" calcext:value-type="string">
            <text:p>'al_pis': D('0.33')</text:p>
          </table:table-cell>
          <table:table-cell table:formula="of:=CONCATENATE(&quot;'al_cpp': D('&quot;;SUBSTITUTE(TEXT([.H38];&quot;#0,00&quot;);&quot;,&quot;;&quot;.&quot;);&quot;')&quot;)" office:value-type="string" office:string-value="'al_cpp': D('4.01')" calcext:value-type="string">
            <text:p>'al_cpp': D('4.01')</text:p>
          </table:table-cell>
          <table:table-cell table:formula="of:=CONCATENATE(&quot;'al_icms': D('&quot;;SUBSTITUTE(TEXT([.I38];&quot;#0,00&quot;);&quot;,&quot;;&quot;.&quot;);&quot;')&quot;)" office:value-type="string" office:string-value="'al_icms': D('3.45')" calcext:value-type="string">
            <text:p>'al_icms': D('3.45')</text:p>
          </table:table-cell>
          <table:table-cell table:formula="of:=CONCATENATE(&quot;'al_iss': D('&quot;;SUBSTITUTE(TEXT([.J38];&quot;#0,00&quot;);&quot;,&quot;;&quot;.&quot;);&quot;')&quot;)" office:value-type="string" office:string-value="'al_iss': D('0.50')" calcext:value-type="string">
            <text:p>'al_iss': D('0.50')</text:p>
          </table:table-cell>
          <table:table-cell table:formula="of:=CONCATENATE([.B38];&quot;: {&quot;;[.L38];&quot;, &quot;;[.M38];&quot;, &quot;;[.N38];&quot;, &quot;;[.O38];&quot;, &quot;;[.P38];&quot;, &quot;;[.Q38];&quot;, &quot;;[.R38];&quot;, &quot;;[.S38];&quot;},&quot;)" office:value-type="string" office:string-value="SIMPLES_NACIONAL_TETO_13: {'al_simples': D('10.63'), 'al_irpj': D('0.47'), 'al_csll': D('0.47'), 'al_cofins': D('1.40'), 'al_pis': D('0.33'), 'al_cpp': D('4.01'), 'al_icms': D('3.45'), 'al_iss': D('0.50')}," calcext:value-type="string">
            <text:p>SIMPLES_NACIONAL_TETO_13: {'al_simples': D('10.63'), 'al_irpj': D('0.47'), 'al_csll': D('0.47'), 'al_cofins': D('1.40'), 'al_pis': D('0.33'), 'al_cpp': D('4.01'), 'al_icms': D('3.45'), 'al_iss': D('0.50')},</text:p>
          </table:table-cell>
        </table:table-row>
        <table:table-row table:style-name="ro1">
          <table:table-cell office:value-type="string" calcext:value-type="string">
            <text:p>De R$ 2.340.000,01 a R$ 2.520.000,00</text:p>
          </table:table-cell>
          <table:table-cell office:value-type="string" calcext:value-type="string">
            <text:p>SIMPLES_NACIONAL_TETO_14</text:p>
          </table:table-cell>
          <table:table-cell office:value-type="float" office:value="10.73" calcext:value-type="float">
            <text:p>10,73</text:p>
          </table:table-cell>
          <table:table-cell table:number-columns-repeated="2" office:value-type="float" office:value="0.47" calcext:value-type="float">
            <text:p>0,47</text:p>
          </table:table-cell>
          <table:table-cell office:value-type="float" office:value="1.42" calcext:value-type="float">
            <text:p>1,42</text:p>
          </table:table-cell>
          <table:table-cell office:value-type="float" office:value="0.34" calcext:value-type="float">
            <text:p>0,34</text:p>
          </table:table-cell>
          <table:table-cell office:value-type="float" office:value="4.05" calcext:value-type="float">
            <text:p>4,05</text:p>
          </table:table-cell>
          <table:table-cell office:value-type="float" office:value="3.48" calcext:value-type="float">
            <text:p>3,4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CONCATENATE(&quot;'al_simples': D('&quot;;SUBSTITUTE(TEXT([.C39];&quot;#0,00&quot;);&quot;,&quot;;&quot;.&quot;);&quot;')&quot;)" office:value-type="string" office:string-value="'al_simples': D('10.73')" calcext:value-type="string">
            <text:p>'al_simples': D('10.73')</text:p>
          </table:table-cell>
          <table:table-cell table:formula="of:=CONCATENATE(&quot;'al_irpj': D('&quot;;SUBSTITUTE(TEXT([.D39];&quot;#0,00&quot;);&quot;,&quot;;&quot;.&quot;);&quot;')&quot;)" office:value-type="string" office:string-value="'al_irpj': D('0.47')" calcext:value-type="string">
            <text:p>'al_irpj': D('0.47')</text:p>
          </table:table-cell>
          <table:table-cell table:formula="of:=CONCATENATE(&quot;'al_csll': D('&quot;;SUBSTITUTE(TEXT([.E39];&quot;#0,00&quot;);&quot;,&quot;;&quot;.&quot;);&quot;')&quot;)" office:value-type="string" office:string-value="'al_csll': D('0.47')" calcext:value-type="string">
            <text:p>'al_csll': D('0.47')</text:p>
          </table:table-cell>
          <table:table-cell table:formula="of:=CONCATENATE(&quot;'al_cofins': D('&quot;;SUBSTITUTE(TEXT([.F39];&quot;#0,00&quot;);&quot;,&quot;;&quot;.&quot;);&quot;')&quot;)" office:value-type="string" office:string-value="'al_cofins': D('1.42')" calcext:value-type="string">
            <text:p>'al_cofins': D('1.42')</text:p>
          </table:table-cell>
          <table:table-cell table:formula="of:=CONCATENATE(&quot;'al_pis': D('&quot;;SUBSTITUTE(TEXT([.G39];&quot;#0,00&quot;);&quot;,&quot;;&quot;.&quot;);&quot;')&quot;)" office:value-type="string" office:string-value="'al_pis': D('0.34')" calcext:value-type="string">
            <text:p>'al_pis': D('0.34')</text:p>
          </table:table-cell>
          <table:table-cell table:formula="of:=CONCATENATE(&quot;'al_cpp': D('&quot;;SUBSTITUTE(TEXT([.H39];&quot;#0,00&quot;);&quot;,&quot;;&quot;.&quot;);&quot;')&quot;)" office:value-type="string" office:string-value="'al_cpp': D('4.05')" calcext:value-type="string">
            <text:p>'al_cpp': D('4.05')</text:p>
          </table:table-cell>
          <table:table-cell table:formula="of:=CONCATENATE(&quot;'al_icms': D('&quot;;SUBSTITUTE(TEXT([.I39];&quot;#0,00&quot;);&quot;,&quot;;&quot;.&quot;);&quot;')&quot;)" office:value-type="string" office:string-value="'al_icms': D('3.48')" calcext:value-type="string">
            <text:p>'al_icms': D('3.48')</text:p>
          </table:table-cell>
          <table:table-cell table:formula="of:=CONCATENATE(&quot;'al_iss': D('&quot;;SUBSTITUTE(TEXT([.J39];&quot;#0,00&quot;);&quot;,&quot;;&quot;.&quot;);&quot;')&quot;)" office:value-type="string" office:string-value="'al_iss': D('0.50')" calcext:value-type="string">
            <text:p>'al_iss': D('0.50')</text:p>
          </table:table-cell>
          <table:table-cell table:formula="of:=CONCATENATE([.B39];&quot;: {&quot;;[.L39];&quot;, &quot;;[.M39];&quot;, &quot;;[.N39];&quot;, &quot;;[.O39];&quot;, &quot;;[.P39];&quot;, &quot;;[.Q39];&quot;, &quot;;[.R39];&quot;, &quot;;[.S39];&quot;},&quot;)" office:value-type="string" office:string-value="SIMPLES_NACIONAL_TETO_14: {'al_simples': D('10.73'), 'al_irpj': D('0.47'), 'al_csll': D('0.47'), 'al_cofins': D('1.42'), 'al_pis': D('0.34'), 'al_cpp': D('4.05'), 'al_icms': D('3.48'), 'al_iss': D('0.50')}," calcext:value-type="string">
            <text:p>SIMPLES_NACIONAL_TETO_14: {'al_simples': D('10.73'), 'al_irpj': D('0.47'), 'al_csll': D('0.47'), 'al_cofins': D('1.42'), 'al_pis': D('0.34'), 'al_cpp': D('4.05'), 'al_icms': D('3.48'), 'al_iss': D('0.50')},</text:p>
          </table:table-cell>
        </table:table-row>
        <table:table-row table:style-name="ro1">
          <table:table-cell office:value-type="string" calcext:value-type="string">
            <text:p>De R$ 2.520.000,01 a R$ 2.700.000,00</text:p>
          </table:table-cell>
          <table:table-cell office:value-type="string" calcext:value-type="string">
            <text:p>SIMPLES_NACIONAL_TETO_15</text:p>
          </table:table-cell>
          <table:table-cell office:value-type="float" office:value="10.82" calcext:value-type="float">
            <text:p>10,82</text:p>
          </table:table-cell>
          <table:table-cell table:number-columns-repeated="2" office:value-type="float" office:value="0.48" calcext:value-type="float">
            <text:p>0,48</text:p>
          </table:table-cell>
          <table:table-cell office:value-type="float" office:value="1.43" calcext:value-type="float">
            <text:p>1,43</text:p>
          </table:table-cell>
          <table:table-cell office:value-type="float" office:value="0.34" calcext:value-type="float">
            <text:p>0,34</text:p>
          </table:table-cell>
          <table:table-cell office:value-type="float" office:value="4.08" calcext:value-type="float">
            <text:p>4,08</text:p>
          </table:table-cell>
          <table:table-cell office:value-type="float" office:value="3.51" calcext:value-type="float">
            <text:p>3,5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CONCATENATE(&quot;'al_simples': D('&quot;;SUBSTITUTE(TEXT([.C40];&quot;#0,00&quot;);&quot;,&quot;;&quot;.&quot;);&quot;')&quot;)" office:value-type="string" office:string-value="'al_simples': D('10.82')" calcext:value-type="string">
            <text:p>'al_simples': D('10.82')</text:p>
          </table:table-cell>
          <table:table-cell table:formula="of:=CONCATENATE(&quot;'al_irpj': D('&quot;;SUBSTITUTE(TEXT([.D40];&quot;#0,00&quot;);&quot;,&quot;;&quot;.&quot;);&quot;')&quot;)" office:value-type="string" office:string-value="'al_irpj': D('0.48')" calcext:value-type="string">
            <text:p>'al_irpj': D('0.48')</text:p>
          </table:table-cell>
          <table:table-cell table:formula="of:=CONCATENATE(&quot;'al_csll': D('&quot;;SUBSTITUTE(TEXT([.E40];&quot;#0,00&quot;);&quot;,&quot;;&quot;.&quot;);&quot;')&quot;)" office:value-type="string" office:string-value="'al_csll': D('0.48')" calcext:value-type="string">
            <text:p>'al_csll': D('0.48')</text:p>
          </table:table-cell>
          <table:table-cell table:formula="of:=CONCATENATE(&quot;'al_cofins': D('&quot;;SUBSTITUTE(TEXT([.F40];&quot;#0,00&quot;);&quot;,&quot;;&quot;.&quot;);&quot;')&quot;)" office:value-type="string" office:string-value="'al_cofins': D('1.43')" calcext:value-type="string">
            <text:p>'al_cofins': D('1.43')</text:p>
          </table:table-cell>
          <table:table-cell table:formula="of:=CONCATENATE(&quot;'al_pis': D('&quot;;SUBSTITUTE(TEXT([.G40];&quot;#0,00&quot;);&quot;,&quot;;&quot;.&quot;);&quot;')&quot;)" office:value-type="string" office:string-value="'al_pis': D('0.34')" calcext:value-type="string">
            <text:p>'al_pis': D('0.34')</text:p>
          </table:table-cell>
          <table:table-cell table:formula="of:=CONCATENATE(&quot;'al_cpp': D('&quot;;SUBSTITUTE(TEXT([.H40];&quot;#0,00&quot;);&quot;,&quot;;&quot;.&quot;);&quot;')&quot;)" office:value-type="string" office:string-value="'al_cpp': D('4.08')" calcext:value-type="string">
            <text:p>'al_cpp': D('4.08')</text:p>
          </table:table-cell>
          <table:table-cell table:formula="of:=CONCATENATE(&quot;'al_icms': D('&quot;;SUBSTITUTE(TEXT([.I40];&quot;#0,00&quot;);&quot;,&quot;;&quot;.&quot;);&quot;')&quot;)" office:value-type="string" office:string-value="'al_icms': D('3.51')" calcext:value-type="string">
            <text:p>'al_icms': D('3.51')</text:p>
          </table:table-cell>
          <table:table-cell table:formula="of:=CONCATENATE(&quot;'al_iss': D('&quot;;SUBSTITUTE(TEXT([.J40];&quot;#0,00&quot;);&quot;,&quot;;&quot;.&quot;);&quot;')&quot;)" office:value-type="string" office:string-value="'al_iss': D('0.50')" calcext:value-type="string">
            <text:p>'al_iss': D('0.50')</text:p>
          </table:table-cell>
          <table:table-cell table:formula="of:=CONCATENATE([.B40];&quot;: {&quot;;[.L40];&quot;, &quot;;[.M40];&quot;, &quot;;[.N40];&quot;, &quot;;[.O40];&quot;, &quot;;[.P40];&quot;, &quot;;[.Q40];&quot;, &quot;;[.R40];&quot;, &quot;;[.S40];&quot;},&quot;)" office:value-type="string" office:string-value="SIMPLES_NACIONAL_TETO_15: {'al_simples': D('10.82'), 'al_irpj': D('0.48'), 'al_csll': D('0.48'), 'al_cofins': D('1.43'), 'al_pis': D('0.34'), 'al_cpp': D('4.08'), 'al_icms': D('3.51'), 'al_iss': D('0.50')}," calcext:value-type="string">
            <text:p>SIMPLES_NACIONAL_TETO_15: {'al_simples': D('10.82'), 'al_irpj': D('0.48'), 'al_csll': D('0.48'), 'al_cofins': D('1.43'), 'al_pis': D('0.34'), 'al_cpp': D('4.08'), 'al_icms': D('3.51'), 'al_iss': D('0.50')},</text:p>
          </table:table-cell>
        </table:table-row>
        <table:table-row table:style-name="ro1">
          <table:table-cell office:value-type="string" calcext:value-type="string">
            <text:p>De R$ 2.700.000,01 a R$ 2.880.000,00</text:p>
          </table:table-cell>
          <table:table-cell office:value-type="string" calcext:value-type="string">
            <text:p>SIMPLES_NACIONAL_TETO_16</text:p>
          </table:table-cell>
          <table:table-cell office:value-type="float" office:value="11.73" calcext:value-type="float">
            <text:p>11,73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1.56" calcext:value-type="float">
            <text:p>1,56</text:p>
          </table:table-cell>
          <table:table-cell office:value-type="float" office:value="0.37" calcext:value-type="float">
            <text:p>0,37</text:p>
          </table:table-cell>
          <table:table-cell office:value-type="float" office:value="4.44" calcext:value-type="float">
            <text:p>4,44</text:p>
          </table:table-cell>
          <table:table-cell office:value-type="float" office:value="3.82" calcext:value-type="float">
            <text:p>3,8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CONCATENATE(&quot;'al_simples': D('&quot;;SUBSTITUTE(TEXT([.C41];&quot;#0,00&quot;);&quot;,&quot;;&quot;.&quot;);&quot;')&quot;)" office:value-type="string" office:string-value="'al_simples': D('11.73')" calcext:value-type="string">
            <text:p>'al_simples': D('11.73')</text:p>
          </table:table-cell>
          <table:table-cell table:formula="of:=CONCATENATE(&quot;'al_irpj': D('&quot;;SUBSTITUTE(TEXT([.D41];&quot;#0,00&quot;);&quot;,&quot;;&quot;.&quot;);&quot;')&quot;)" office:value-type="string" office:string-value="'al_irpj': D('0.52')" calcext:value-type="string">
            <text:p>'al_irpj': D('0.52')</text:p>
          </table:table-cell>
          <table:table-cell table:formula="of:=CONCATENATE(&quot;'al_csll': D('&quot;;SUBSTITUTE(TEXT([.E41];&quot;#0,00&quot;);&quot;,&quot;;&quot;.&quot;);&quot;')&quot;)" office:value-type="string" office:string-value="'al_csll': D('0.52')" calcext:value-type="string">
            <text:p>'al_csll': D('0.52')</text:p>
          </table:table-cell>
          <table:table-cell table:formula="of:=CONCATENATE(&quot;'al_cofins': D('&quot;;SUBSTITUTE(TEXT([.F41];&quot;#0,00&quot;);&quot;,&quot;;&quot;.&quot;);&quot;')&quot;)" office:value-type="string" office:string-value="'al_cofins': D('1.56')" calcext:value-type="string">
            <text:p>'al_cofins': D('1.56')</text:p>
          </table:table-cell>
          <table:table-cell table:formula="of:=CONCATENATE(&quot;'al_pis': D('&quot;;SUBSTITUTE(TEXT([.G41];&quot;#0,00&quot;);&quot;,&quot;;&quot;.&quot;);&quot;')&quot;)" office:value-type="string" office:string-value="'al_pis': D('0.37')" calcext:value-type="string">
            <text:p>'al_pis': D('0.37')</text:p>
          </table:table-cell>
          <table:table-cell table:formula="of:=CONCATENATE(&quot;'al_cpp': D('&quot;;SUBSTITUTE(TEXT([.H41];&quot;#0,00&quot;);&quot;,&quot;;&quot;.&quot;);&quot;')&quot;)" office:value-type="string" office:string-value="'al_cpp': D('4.44')" calcext:value-type="string">
            <text:p>'al_cpp': D('4.44')</text:p>
          </table:table-cell>
          <table:table-cell table:formula="of:=CONCATENATE(&quot;'al_icms': D('&quot;;SUBSTITUTE(TEXT([.I41];&quot;#0,00&quot;);&quot;,&quot;;&quot;.&quot;);&quot;')&quot;)" office:value-type="string" office:string-value="'al_icms': D('3.82')" calcext:value-type="string">
            <text:p>'al_icms': D('3.82')</text:p>
          </table:table-cell>
          <table:table-cell table:formula="of:=CONCATENATE(&quot;'al_iss': D('&quot;;SUBSTITUTE(TEXT([.J41];&quot;#0,00&quot;);&quot;,&quot;;&quot;.&quot;);&quot;')&quot;)" office:value-type="string" office:string-value="'al_iss': D('0.50')" calcext:value-type="string">
            <text:p>'al_iss': D('0.50')</text:p>
          </table:table-cell>
          <table:table-cell table:formula="of:=CONCATENATE([.B41];&quot;: {&quot;;[.L41];&quot;, &quot;;[.M41];&quot;, &quot;;[.N41];&quot;, &quot;;[.O41];&quot;, &quot;;[.P41];&quot;, &quot;;[.Q41];&quot;, &quot;;[.R41];&quot;, &quot;;[.S41];&quot;},&quot;)" office:value-type="string" office:string-value="SIMPLES_NACIONAL_TETO_16: {'al_simples': D('11.73'), 'al_irpj': D('0.52'), 'al_csll': D('0.52'), 'al_cofins': D('1.56'), 'al_pis': D('0.37'), 'al_cpp': D('4.44'), 'al_icms': D('3.82'), 'al_iss': D('0.50')}," calcext:value-type="string">
            <text:p>SIMPLES_NACIONAL_TETO_16: {'al_simples': D('11.73'), 'al_irpj': D('0.52'), 'al_csll': D('0.52'), 'al_cofins': D('1.56'), 'al_pis': D('0.37'), 'al_cpp': D('4.44'), 'al_icms': D('3.82'), 'al_iss': D('0.50')},</text:p>
          </table:table-cell>
        </table:table-row>
        <table:table-row table:style-name="ro1">
          <table:table-cell office:value-type="string" calcext:value-type="string">
            <text:p>De R$ 2.880.000,01 a R$ 3.060.000,00</text:p>
          </table:table-cell>
          <table:table-cell office:value-type="string" calcext:value-type="string">
            <text:p>SIMPLES_NACIONAL_TETO_17</text:p>
          </table:table-cell>
          <table:table-cell office:value-type="float" office:value="11.82" calcext:value-type="float">
            <text:p>11,82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1.57" calcext:value-type="float">
            <text:p>1,57</text:p>
          </table:table-cell>
          <table:table-cell office:value-type="float" office:value="0.37" calcext:value-type="float">
            <text:p>0,37</text:p>
          </table:table-cell>
          <table:table-cell office:value-type="float" office:value="4.49" calcext:value-type="float">
            <text:p>4,49</text:p>
          </table:table-cell>
          <table:table-cell office:value-type="float" office:value="3.85" calcext:value-type="float">
            <text:p>3,8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CONCATENATE(&quot;'al_simples': D('&quot;;SUBSTITUTE(TEXT([.C42];&quot;#0,00&quot;);&quot;,&quot;;&quot;.&quot;);&quot;')&quot;)" office:value-type="string" office:string-value="'al_simples': D('11.82')" calcext:value-type="string">
            <text:p>'al_simples': D('11.82')</text:p>
          </table:table-cell>
          <table:table-cell table:formula="of:=CONCATENATE(&quot;'al_irpj': D('&quot;;SUBSTITUTE(TEXT([.D42];&quot;#0,00&quot;);&quot;,&quot;;&quot;.&quot;);&quot;')&quot;)" office:value-type="string" office:string-value="'al_irpj': D('0.52')" calcext:value-type="string">
            <text:p>'al_irpj': D('0.52')</text:p>
          </table:table-cell>
          <table:table-cell table:formula="of:=CONCATENATE(&quot;'al_csll': D('&quot;;SUBSTITUTE(TEXT([.E42];&quot;#0,00&quot;);&quot;,&quot;;&quot;.&quot;);&quot;')&quot;)" office:value-type="string" office:string-value="'al_csll': D('0.52')" calcext:value-type="string">
            <text:p>'al_csll': D('0.52')</text:p>
          </table:table-cell>
          <table:table-cell table:formula="of:=CONCATENATE(&quot;'al_cofins': D('&quot;;SUBSTITUTE(TEXT([.F42];&quot;#0,00&quot;);&quot;,&quot;;&quot;.&quot;);&quot;')&quot;)" office:value-type="string" office:string-value="'al_cofins': D('1.57')" calcext:value-type="string">
            <text:p>'al_cofins': D('1.57')</text:p>
          </table:table-cell>
          <table:table-cell table:formula="of:=CONCATENATE(&quot;'al_pis': D('&quot;;SUBSTITUTE(TEXT([.G42];&quot;#0,00&quot;);&quot;,&quot;;&quot;.&quot;);&quot;')&quot;)" office:value-type="string" office:string-value="'al_pis': D('0.37')" calcext:value-type="string">
            <text:p>'al_pis': D('0.37')</text:p>
          </table:table-cell>
          <table:table-cell table:formula="of:=CONCATENATE(&quot;'al_cpp': D('&quot;;SUBSTITUTE(TEXT([.H42];&quot;#0,00&quot;);&quot;,&quot;;&quot;.&quot;);&quot;')&quot;)" office:value-type="string" office:string-value="'al_cpp': D('4.49')" calcext:value-type="string">
            <text:p>'al_cpp': D('4.49')</text:p>
          </table:table-cell>
          <table:table-cell table:formula="of:=CONCATENATE(&quot;'al_icms': D('&quot;;SUBSTITUTE(TEXT([.I42];&quot;#0,00&quot;);&quot;,&quot;;&quot;.&quot;);&quot;')&quot;)" office:value-type="string" office:string-value="'al_icms': D('3.85')" calcext:value-type="string">
            <text:p>'al_icms': D('3.85')</text:p>
          </table:table-cell>
          <table:table-cell table:formula="of:=CONCATENATE(&quot;'al_iss': D('&quot;;SUBSTITUTE(TEXT([.J42];&quot;#0,00&quot;);&quot;,&quot;;&quot;.&quot;);&quot;')&quot;)" office:value-type="string" office:string-value="'al_iss': D('0.50')" calcext:value-type="string">
            <text:p>'al_iss': D('0.50')</text:p>
          </table:table-cell>
          <table:table-cell table:formula="of:=CONCATENATE([.B42];&quot;: {&quot;;[.L42];&quot;, &quot;;[.M42];&quot;, &quot;;[.N42];&quot;, &quot;;[.O42];&quot;, &quot;;[.P42];&quot;, &quot;;[.Q42];&quot;, &quot;;[.R42];&quot;, &quot;;[.S42];&quot;},&quot;)" office:value-type="string" office:string-value="SIMPLES_NACIONAL_TETO_17: {'al_simples': D('11.82'), 'al_irpj': D('0.52'), 'al_csll': D('0.52'), 'al_cofins': D('1.57'), 'al_pis': D('0.37'), 'al_cpp': D('4.49'), 'al_icms': D('3.85'), 'al_iss': D('0.50')}," calcext:value-type="string">
            <text:p>SIMPLES_NACIONAL_TETO_17: {'al_simples': D('11.82'), 'al_irpj': D('0.52'), 'al_csll': D('0.52'), 'al_cofins': D('1.57'), 'al_pis': D('0.37'), 'al_cpp': D('4.49'), 'al_icms': D('3.85'), 'al_iss': D('0.50')},</text:p>
          </table:table-cell>
        </table:table-row>
        <table:table-row table:style-name="ro1">
          <table:table-cell office:value-type="string" calcext:value-type="string">
            <text:p>De R$ 3.060.000,01 a R$ 3.240.000,00</text:p>
          </table:table-cell>
          <table:table-cell office:value-type="string" calcext:value-type="string">
            <text:p>SIMPLES_NACIONAL_TETO_18</text:p>
          </table:table-cell>
          <table:table-cell office:value-type="float" office:value="11.92" calcext:value-type="float">
            <text:p>11,92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1.58" calcext:value-type="float">
            <text:p>1,58</text:p>
          </table:table-cell>
          <table:table-cell office:value-type="float" office:value="0.38" calcext:value-type="float">
            <text:p>0,38</text:p>
          </table:table-cell>
          <table:table-cell office:value-type="float" office:value="4.52" calcext:value-type="float">
            <text:p>4,52</text:p>
          </table:table-cell>
          <table:table-cell office:value-type="float" office:value="3.88" calcext:value-type="float">
            <text:p>3,8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CONCATENATE(&quot;'al_simples': D('&quot;;SUBSTITUTE(TEXT([.C43];&quot;#0,00&quot;);&quot;,&quot;;&quot;.&quot;);&quot;')&quot;)" office:value-type="string" office:string-value="'al_simples': D('11.92')" calcext:value-type="string">
            <text:p>'al_simples': D('11.92')</text:p>
          </table:table-cell>
          <table:table-cell table:formula="of:=CONCATENATE(&quot;'al_irpj': D('&quot;;SUBSTITUTE(TEXT([.D43];&quot;#0,00&quot;);&quot;,&quot;;&quot;.&quot;);&quot;')&quot;)" office:value-type="string" office:string-value="'al_irpj': D('0.53')" calcext:value-type="string">
            <text:p>'al_irpj': D('0.53')</text:p>
          </table:table-cell>
          <table:table-cell table:formula="of:=CONCATENATE(&quot;'al_csll': D('&quot;;SUBSTITUTE(TEXT([.E43];&quot;#0,00&quot;);&quot;,&quot;;&quot;.&quot;);&quot;')&quot;)" office:value-type="string" office:string-value="'al_csll': D('0.53')" calcext:value-type="string">
            <text:p>'al_csll': D('0.53')</text:p>
          </table:table-cell>
          <table:table-cell table:formula="of:=CONCATENATE(&quot;'al_cofins': D('&quot;;SUBSTITUTE(TEXT([.F43];&quot;#0,00&quot;);&quot;,&quot;;&quot;.&quot;);&quot;')&quot;)" office:value-type="string" office:string-value="'al_cofins': D('1.58')" calcext:value-type="string">
            <text:p>'al_cofins': D('1.58')</text:p>
          </table:table-cell>
          <table:table-cell table:formula="of:=CONCATENATE(&quot;'al_pis': D('&quot;;SUBSTITUTE(TEXT([.G43];&quot;#0,00&quot;);&quot;,&quot;;&quot;.&quot;);&quot;')&quot;)" office:value-type="string" office:string-value="'al_pis': D('0.38')" calcext:value-type="string">
            <text:p>'al_pis': D('0.38')</text:p>
          </table:table-cell>
          <table:table-cell table:formula="of:=CONCATENATE(&quot;'al_cpp': D('&quot;;SUBSTITUTE(TEXT([.H43];&quot;#0,00&quot;);&quot;,&quot;;&quot;.&quot;);&quot;')&quot;)" office:value-type="string" office:string-value="'al_cpp': D('4.52')" calcext:value-type="string">
            <text:p>'al_cpp': D('4.52')</text:p>
          </table:table-cell>
          <table:table-cell table:formula="of:=CONCATENATE(&quot;'al_icms': D('&quot;;SUBSTITUTE(TEXT([.I43];&quot;#0,00&quot;);&quot;,&quot;;&quot;.&quot;);&quot;')&quot;)" office:value-type="string" office:string-value="'al_icms': D('3.88')" calcext:value-type="string">
            <text:p>'al_icms': D('3.88')</text:p>
          </table:table-cell>
          <table:table-cell table:formula="of:=CONCATENATE(&quot;'al_iss': D('&quot;;SUBSTITUTE(TEXT([.J43];&quot;#0,00&quot;);&quot;,&quot;;&quot;.&quot;);&quot;')&quot;)" office:value-type="string" office:string-value="'al_iss': D('0.50')" calcext:value-type="string">
            <text:p>'al_iss': D('0.50')</text:p>
          </table:table-cell>
          <table:table-cell table:formula="of:=CONCATENATE([.B43];&quot;: {&quot;;[.L43];&quot;, &quot;;[.M43];&quot;, &quot;;[.N43];&quot;, &quot;;[.O43];&quot;, &quot;;[.P43];&quot;, &quot;;[.Q43];&quot;, &quot;;[.R43];&quot;, &quot;;[.S43];&quot;},&quot;)" office:value-type="string" office:string-value="SIMPLES_NACIONAL_TETO_18: {'al_simples': D('11.92'), 'al_irpj': D('0.53'), 'al_csll': D('0.53'), 'al_cofins': D('1.58'), 'al_pis': D('0.38'), 'al_cpp': D('4.52'), 'al_icms': D('3.88'), 'al_iss': D('0.50')}," calcext:value-type="string">
            <text:p>SIMPLES_NACIONAL_TETO_18: {'al_simples': D('11.92'), 'al_irpj': D('0.53'), 'al_csll': D('0.53'), 'al_cofins': D('1.58'), 'al_pis': D('0.38'), 'al_cpp': D('4.52'), 'al_icms': D('3.88'), 'al_iss': D('0.50')},</text:p>
          </table:table-cell>
        </table:table-row>
        <table:table-row table:style-name="ro1">
          <table:table-cell office:value-type="string" calcext:value-type="string">
            <text:p>De R$ 3.240.000,01 a R$ 3.420.000,00</text:p>
          </table:table-cell>
          <table:table-cell office:value-type="string" calcext:value-type="string">
            <text:p>SIMPLES_NACIONAL_TETO_19</text:p>
          </table:table-cell>
          <table:table-cell office:value-type="float" office:value="12.01" calcext:value-type="float">
            <text:p>12,01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1.6" calcext:value-type="float">
            <text:p>1,6</text:p>
          </table:table-cell>
          <table:table-cell office:value-type="float" office:value="0.38" calcext:value-type="float">
            <text:p>0,38</text:p>
          </table:table-cell>
          <table:table-cell office:value-type="float" office:value="4.56" calcext:value-type="float">
            <text:p>4,56</text:p>
          </table:table-cell>
          <table:table-cell office:value-type="float" office:value="3.91" calcext:value-type="float">
            <text:p>3,9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CONCATENATE(&quot;'al_simples': D('&quot;;SUBSTITUTE(TEXT([.C44];&quot;#0,00&quot;);&quot;,&quot;;&quot;.&quot;);&quot;')&quot;)" office:value-type="string" office:string-value="'al_simples': D('12.01')" calcext:value-type="string">
            <text:p>'al_simples': D('12.01')</text:p>
          </table:table-cell>
          <table:table-cell table:formula="of:=CONCATENATE(&quot;'al_irpj': D('&quot;;SUBSTITUTE(TEXT([.D44];&quot;#0,00&quot;);&quot;,&quot;;&quot;.&quot;);&quot;')&quot;)" office:value-type="string" office:string-value="'al_irpj': D('0.53')" calcext:value-type="string">
            <text:p>'al_irpj': D('0.53')</text:p>
          </table:table-cell>
          <table:table-cell table:formula="of:=CONCATENATE(&quot;'al_csll': D('&quot;;SUBSTITUTE(TEXT([.E44];&quot;#0,00&quot;);&quot;,&quot;;&quot;.&quot;);&quot;')&quot;)" office:value-type="string" office:string-value="'al_csll': D('0.53')" calcext:value-type="string">
            <text:p>'al_csll': D('0.53')</text:p>
          </table:table-cell>
          <table:table-cell table:formula="of:=CONCATENATE(&quot;'al_cofins': D('&quot;;SUBSTITUTE(TEXT([.F44];&quot;#0,00&quot;);&quot;,&quot;;&quot;.&quot;);&quot;')&quot;)" office:value-type="string" office:string-value="'al_cofins': D('1.60')" calcext:value-type="string">
            <text:p>'al_cofins': D('1.60')</text:p>
          </table:table-cell>
          <table:table-cell table:formula="of:=CONCATENATE(&quot;'al_pis': D('&quot;;SUBSTITUTE(TEXT([.G44];&quot;#0,00&quot;);&quot;,&quot;;&quot;.&quot;);&quot;')&quot;)" office:value-type="string" office:string-value="'al_pis': D('0.38')" calcext:value-type="string">
            <text:p>'al_pis': D('0.38')</text:p>
          </table:table-cell>
          <table:table-cell table:formula="of:=CONCATENATE(&quot;'al_cpp': D('&quot;;SUBSTITUTE(TEXT([.H44];&quot;#0,00&quot;);&quot;,&quot;;&quot;.&quot;);&quot;')&quot;)" office:value-type="string" office:string-value="'al_cpp': D('4.56')" calcext:value-type="string">
            <text:p>'al_cpp': D('4.56')</text:p>
          </table:table-cell>
          <table:table-cell table:formula="of:=CONCATENATE(&quot;'al_icms': D('&quot;;SUBSTITUTE(TEXT([.I44];&quot;#0,00&quot;);&quot;,&quot;;&quot;.&quot;);&quot;')&quot;)" office:value-type="string" office:string-value="'al_icms': D('3.91')" calcext:value-type="string">
            <text:p>'al_icms': D('3.91')</text:p>
          </table:table-cell>
          <table:table-cell table:formula="of:=CONCATENATE(&quot;'al_iss': D('&quot;;SUBSTITUTE(TEXT([.J44];&quot;#0,00&quot;);&quot;,&quot;;&quot;.&quot;);&quot;')&quot;)" office:value-type="string" office:string-value="'al_iss': D('0.50')" calcext:value-type="string">
            <text:p>'al_iss': D('0.50')</text:p>
          </table:table-cell>
          <table:table-cell table:formula="of:=CONCATENATE([.B44];&quot;: {&quot;;[.L44];&quot;, &quot;;[.M44];&quot;, &quot;;[.N44];&quot;, &quot;;[.O44];&quot;, &quot;;[.P44];&quot;, &quot;;[.Q44];&quot;, &quot;;[.R44];&quot;, &quot;;[.S44];&quot;},&quot;)" office:value-type="string" office:string-value="SIMPLES_NACIONAL_TETO_19: {'al_simples': D('12.01'), 'al_irpj': D('0.53'), 'al_csll': D('0.53'), 'al_cofins': D('1.60'), 'al_pis': D('0.38'), 'al_cpp': D('4.56'), 'al_icms': D('3.91'), 'al_iss': D('0.50')}," calcext:value-type="string">
            <text:p>SIMPLES_NACIONAL_TETO_19: {'al_simples': D('12.01'), 'al_irpj': D('0.53'), 'al_csll': D('0.53'), 'al_cofins': D('1.60'), 'al_pis': D('0.38'), 'al_cpp': D('4.56'), 'al_icms': D('3.91'), 'al_iss': D('0.50')},</text:p>
          </table:table-cell>
        </table:table-row>
        <table:table-row table:style-name="ro1">
          <table:table-cell office:value-type="string" calcext:value-type="string">
            <text:p>De R$ 3.420.000,01 a R$ 3.600.000,00</text:p>
          </table:table-cell>
          <table:table-cell office:value-type="string" calcext:value-type="string">
            <text:p>SIMPLES_NACIONAL_TETO_20</text:p>
          </table:table-cell>
          <table:table-cell office:value-type="float" office:value="12.11" calcext:value-type="float">
            <text:p>12,11</text:p>
          </table:table-cell>
          <table:table-cell table:number-columns-repeated="2" office:value-type="float" office:value="0.54" calcext:value-type="float">
            <text:p>0,54</text:p>
          </table:table-cell>
          <table:table-cell office:value-type="float" office:value="1.6" calcext:value-type="float">
            <text:p>1,6</text:p>
          </table:table-cell>
          <table:table-cell office:value-type="float" office:value="0.38" calcext:value-type="float">
            <text:p>0,38</text:p>
          </table:table-cell>
          <table:table-cell office:value-type="float" office:value="4.6" calcext:value-type="float">
            <text:p>4,6</text:p>
          </table:table-cell>
          <table:table-cell office:value-type="float" office:value="3.95" calcext:value-type="float">
            <text:p>3,9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CONCATENATE(&quot;'al_simples': D('&quot;;SUBSTITUTE(TEXT([.C45];&quot;#0,00&quot;);&quot;,&quot;;&quot;.&quot;);&quot;')&quot;)" office:value-type="string" office:string-value="'al_simples': D('12.11')" calcext:value-type="string">
            <text:p>'al_simples': D('12.11')</text:p>
          </table:table-cell>
          <table:table-cell table:formula="of:=CONCATENATE(&quot;'al_irpj': D('&quot;;SUBSTITUTE(TEXT([.D45];&quot;#0,00&quot;);&quot;,&quot;;&quot;.&quot;);&quot;')&quot;)" office:value-type="string" office:string-value="'al_irpj': D('0.54')" calcext:value-type="string">
            <text:p>'al_irpj': D('0.54')</text:p>
          </table:table-cell>
          <table:table-cell table:formula="of:=CONCATENATE(&quot;'al_csll': D('&quot;;SUBSTITUTE(TEXT([.E45];&quot;#0,00&quot;);&quot;,&quot;;&quot;.&quot;);&quot;')&quot;)" office:value-type="string" office:string-value="'al_csll': D('0.54')" calcext:value-type="string">
            <text:p>'al_csll': D('0.54')</text:p>
          </table:table-cell>
          <table:table-cell table:formula="of:=CONCATENATE(&quot;'al_cofins': D('&quot;;SUBSTITUTE(TEXT([.F45];&quot;#0,00&quot;);&quot;,&quot;;&quot;.&quot;);&quot;')&quot;)" office:value-type="string" office:string-value="'al_cofins': D('1.60')" calcext:value-type="string">
            <text:p>'al_cofins': D('1.60')</text:p>
          </table:table-cell>
          <table:table-cell table:formula="of:=CONCATENATE(&quot;'al_pis': D('&quot;;SUBSTITUTE(TEXT([.G45];&quot;#0,00&quot;);&quot;,&quot;;&quot;.&quot;);&quot;')&quot;)" office:value-type="string" office:string-value="'al_pis': D('0.38')" calcext:value-type="string">
            <text:p>'al_pis': D('0.38')</text:p>
          </table:table-cell>
          <table:table-cell table:formula="of:=CONCATENATE(&quot;'al_cpp': D('&quot;;SUBSTITUTE(TEXT([.H45];&quot;#0,00&quot;);&quot;,&quot;;&quot;.&quot;);&quot;')&quot;)" office:value-type="string" office:string-value="'al_cpp': D('4.60')" calcext:value-type="string">
            <text:p>'al_cpp': D('4.60')</text:p>
          </table:table-cell>
          <table:table-cell table:formula="of:=CONCATENATE(&quot;'al_icms': D('&quot;;SUBSTITUTE(TEXT([.I45];&quot;#0,00&quot;);&quot;,&quot;;&quot;.&quot;);&quot;')&quot;)" office:value-type="string" office:string-value="'al_icms': D('3.95')" calcext:value-type="string">
            <text:p>'al_icms': D('3.95')</text:p>
          </table:table-cell>
          <table:table-cell table:formula="of:=CONCATENATE(&quot;'al_iss': D('&quot;;SUBSTITUTE(TEXT([.J45];&quot;#0,00&quot;);&quot;,&quot;;&quot;.&quot;);&quot;')&quot;)" office:value-type="string" office:string-value="'al_iss': D('0.50')" calcext:value-type="string">
            <text:p>'al_iss': D('0.50')</text:p>
          </table:table-cell>
          <table:table-cell table:formula="of:=CONCATENATE([.B45];&quot;: {&quot;;[.L45];&quot;, &quot;;[.M45];&quot;, &quot;;[.N45];&quot;, &quot;;[.O45];&quot;, &quot;;[.P45];&quot;, &quot;;[.Q45];&quot;, &quot;;[.R45];&quot;, &quot;;[.S45];&quot;},&quot;)" office:value-type="string" office:string-value="SIMPLES_NACIONAL_TETO_20: {'al_simples': D('12.11'), 'al_irpj': D('0.54'), 'al_csll': D('0.54'), 'al_cofins': D('1.60'), 'al_pis': D('0.38'), 'al_cpp': D('4.60'), 'al_icms': D('3.95'), 'al_iss': D('0.50')}," calcext:value-type="string">
            <text:p>SIMPLES_NACIONAL_TETO_20: {'al_simples': D('12.11'), 'al_irpj': D('0.54'), 'al_csll': D('0.54'), 'al_cofins': D('1.60'), 'al_pis': D('0.38'), 'al_cpp': D('4.60'), 'al_icms': D('3.95'), 'al_iss': D('0.50')},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erviços – Anexo 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ceita Bruta em 12 meses (em R$)</text:p>
          </table:table-cell>
          <table:table-cell/>
          <table:table-cell office:value-type="string" calcext:value-type="string">
            <text:p>Alíquota Total</text:p>
          </table:table-cell>
          <table:table-cell office:value-type="string" calcext:value-type="string">
            <text:p>IRPJ</text:p>
          </table:table-cell>
          <table:table-cell office:value-type="string" calcext:value-type="string">
            <text:p>CSLL</text:p>
          </table:table-cell>
          <table:table-cell office:value-type="string" calcext:value-type="string">
            <text:p>COFINS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CMS</text:p>
          </table:table-cell>
          <table:table-cell office:value-type="string" calcext:value-type="string">
            <text:p>IPI</text:p>
          </table:table-cell>
          <table:table-cell office:value-type="string" calcext:value-type="string">
            <text:p>I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R$ 0,00 a R$ 180.000,00</text:p>
          </table:table-cell>
          <table:table-cell office:value-type="string" calcext:value-type="string">
            <text:p>SIMPLES_NACIONAL_TETO_0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NCATENATE(&quot;'al_simples': D('&quot;;SUBSTITUTE(TEXT([.C49];&quot;#0,00&quot;);&quot;,&quot;;&quot;.&quot;);&quot;')&quot;)" office:value-type="string" office:string-value="'al_simples': D('6.00')" calcext:value-type="string">
            <text:p>'al_simples': D('6.00')</text:p>
          </table:table-cell>
          <table:table-cell table:formula="of:=CONCATENATE(&quot;'al_irpj': D('&quot;;SUBSTITUTE(TEXT([.D49];&quot;#0,00&quot;);&quot;,&quot;;&quot;.&quot;);&quot;')&quot;)" office:value-type="string" office:string-value="'al_irpj': D('0.00')" calcext:value-type="string">
            <text:p>'al_irpj': D('0.00')</text:p>
          </table:table-cell>
          <table:table-cell table:formula="of:=CONCATENATE(&quot;'al_csll': D('&quot;;SUBSTITUTE(TEXT([.E49];&quot;#0,00&quot;);&quot;,&quot;;&quot;.&quot;);&quot;')&quot;)" office:value-type="string" office:string-value="'al_csll': D('0.00')" calcext:value-type="string">
            <text:p>'al_csll': D('0.00')</text:p>
          </table:table-cell>
          <table:table-cell table:formula="of:=CONCATENATE(&quot;'al_cofins': D('&quot;;SUBSTITUTE(TEXT([.F49];&quot;#0,00&quot;);&quot;,&quot;;&quot;.&quot;);&quot;')&quot;)" office:value-type="string" office:string-value="'al_cofins': D('0.00')" calcext:value-type="string">
            <text:p>'al_cofins': D('0.00')</text:p>
          </table:table-cell>
          <table:table-cell table:formula="of:=CONCATENATE(&quot;'al_pis': D('&quot;;SUBSTITUTE(TEXT([.G49];&quot;#0,00&quot;);&quot;,&quot;;&quot;.&quot;);&quot;')&quot;)" office:value-type="string" office:string-value="'al_pis': D('0.00')" calcext:value-type="string">
            <text:p>'al_pis': D('0.00')</text:p>
          </table:table-cell>
          <table:table-cell table:formula="of:=CONCATENATE(&quot;'al_cpp': D('&quot;;SUBSTITUTE(TEXT([.H49];&quot;#0,00&quot;);&quot;,&quot;;&quot;.&quot;);&quot;')&quot;)" office:value-type="string" office:string-value="'al_cpp': D('4.00')" calcext:value-type="string">
            <text:p>'al_cpp': D('4.00')</text:p>
          </table:table-cell>
          <table:table-cell table:formula="of:=CONCATENATE(&quot;'al_icms': D('&quot;;SUBSTITUTE(TEXT([.I49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49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49];&quot;: {&quot;;[.L49];&quot;, &quot;;[.M49];&quot;, &quot;;[.N49];&quot;, &quot;;[.O49];&quot;, &quot;;[.P49];&quot;, &quot;;[.Q49];&quot;, &quot;;[.R49];&quot;, &quot;;[.S49];&quot;},&quot;)" office:value-type="string" office:string-value="SIMPLES_NACIONAL_TETO_01: {'al_simples': D('6.00'), 'al_irpj': D('0.00'), 'al_csll': D('0.00'), 'al_cofins': D('0.00'), 'al_pis': D('0.00'), 'al_cpp': D('4.00'), 'al_icms': D('0.00'), 'al_iss': D('0.00')}," calcext:value-type="string">
            <text:p>SIMPLES_NACIONAL_TETO_01: {'al_simples': D('6.00'), 'al_irpj': D('0.00'), 'al_csll': D('0.00'), 'al_cofins': D('0.00'), 'al_pis': D('0.00'), 'al_cpp': D('4.00'), 'al_icms': D('0.00'), 'al_iss': D('0.00')},</text:p>
          </table:table-cell>
        </table:table-row>
        <table:table-row table:style-name="ro1">
          <table:table-cell office:value-type="string" calcext:value-type="string">
            <text:p>De R$ 180.000,01 a R$ 360.000,00</text:p>
          </table:table-cell>
          <table:table-cell office:value-type="string" calcext:value-type="string">
            <text:p>SIMPLES_NACIONAL_TETO_02</text:p>
          </table:table-cell>
          <table:table-cell office:value-type="float" office:value="8.21" calcext:value-type="float">
            <text:p>8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" calcext:value-type="float">
            <text:p>1,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9" calcext:value-type="float">
            <text:p>2,79</text:p>
          </table:table-cell>
          <table:table-cell table:formula="of:=CONCATENATE(&quot;'al_simples': D('&quot;;SUBSTITUTE(TEXT([.C50];&quot;#0,00&quot;);&quot;,&quot;;&quot;.&quot;);&quot;')&quot;)" office:value-type="string" office:string-value="'al_simples': D('8.21')" calcext:value-type="string">
            <text:p>'al_simples': D('8.21')</text:p>
          </table:table-cell>
          <table:table-cell table:formula="of:=CONCATENATE(&quot;'al_irpj': D('&quot;;SUBSTITUTE(TEXT([.D50];&quot;#0,00&quot;);&quot;,&quot;;&quot;.&quot;);&quot;')&quot;)" office:value-type="string" office:string-value="'al_irpj': D('0.00')" calcext:value-type="string">
            <text:p>'al_irpj': D('0.00')</text:p>
          </table:table-cell>
          <table:table-cell table:formula="of:=CONCATENATE(&quot;'al_csll': D('&quot;;SUBSTITUTE(TEXT([.E50];&quot;#0,00&quot;);&quot;,&quot;;&quot;.&quot;);&quot;')&quot;)" office:value-type="string" office:string-value="'al_csll': D('0.00')" calcext:value-type="string">
            <text:p>'al_csll': D('0.00')</text:p>
          </table:table-cell>
          <table:table-cell table:formula="of:=CONCATENATE(&quot;'al_cofins': D('&quot;;SUBSTITUTE(TEXT([.F50];&quot;#0,00&quot;);&quot;,&quot;;&quot;.&quot;);&quot;')&quot;)" office:value-type="string" office:string-value="'al_cofins': D('1.42')" calcext:value-type="string">
            <text:p>'al_cofins': D('1.42')</text:p>
          </table:table-cell>
          <table:table-cell table:formula="of:=CONCATENATE(&quot;'al_pis': D('&quot;;SUBSTITUTE(TEXT([.G50];&quot;#0,00&quot;);&quot;,&quot;;&quot;.&quot;);&quot;')&quot;)" office:value-type="string" office:string-value="'al_pis': D('0.00')" calcext:value-type="string">
            <text:p>'al_pis': D('0.00')</text:p>
          </table:table-cell>
          <table:table-cell table:formula="of:=CONCATENATE(&quot;'al_cpp': D('&quot;;SUBSTITUTE(TEXT([.H50];&quot;#0,00&quot;);&quot;,&quot;;&quot;.&quot;);&quot;')&quot;)" office:value-type="string" office:string-value="'al_cpp': D('4.00')" calcext:value-type="string">
            <text:p>'al_cpp': D('4.00')</text:p>
          </table:table-cell>
          <table:table-cell table:formula="of:=CONCATENATE(&quot;'al_icms': D('&quot;;SUBSTITUTE(TEXT([.I50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50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50];&quot;: {&quot;;[.L50];&quot;, &quot;;[.M50];&quot;, &quot;;[.N50];&quot;, &quot;;[.O50];&quot;, &quot;;[.P50];&quot;, &quot;;[.Q50];&quot;, &quot;;[.R50];&quot;, &quot;;[.S50];&quot;},&quot;)" office:value-type="string" office:string-value="SIMPLES_NACIONAL_TETO_02: {'al_simples': D('8.21'), 'al_irpj': D('0.00'), 'al_csll': D('0.00'), 'al_cofins': D('1.42'), 'al_pis': D('0.00'), 'al_cpp': D('4.00'), 'al_icms': D('0.00'), 'al_iss': D('0.00')}," calcext:value-type="string">
            <text:p>SIMPLES_NACIONAL_TETO_02: {'al_simples': D('8.21'), 'al_irpj': D('0.00'), 'al_csll': D('0.00'), 'al_cofins': D('1.42'), 'al_pis': D('0.00'), 'al_cpp': D('4.00'), 'al_icms': D('0.00'), 'al_iss': D('0.00')},</text:p>
          </table:table-cell>
        </table:table-row>
        <table:table-row table:style-name="ro1">
          <table:table-cell office:value-type="string" calcext:value-type="string">
            <text:p>De R$ 360.000,01 a R$ 540.000,00</text:p>
          </table:table-cell>
          <table:table-cell office:value-type="string" calcext:value-type="string">
            <text:p>SIMPLES_NACIONAL_TETO_03</text:p>
          </table:table-cell>
          <table:table-cell office:value-type="float" office:value="10.26" calcext:value-type="float">
            <text:p>10,26</text:p>
          </table:table-cell>
          <table:table-cell office:value-type="float" office:value="0.48" calcext:value-type="float">
            <text:p>0,48</text:p>
          </table:table-cell>
          <table:table-cell office:value-type="float" office:value="0.43" calcext:value-type="float">
            <text:p>0,43</text:p>
          </table:table-cell>
          <table:table-cell office:value-type="float" office:value="1.43" calcext:value-type="float">
            <text:p>1,43</text:p>
          </table:table-cell>
          <table:table-cell office:value-type="float" office:value="0.35" calcext:value-type="float">
            <text:p>0,35</text:p>
          </table:table-cell>
          <table:table-cell office:value-type="float" office:value="4.07" calcext:value-type="float">
            <text:p>4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formula="of:=CONCATENATE(&quot;'al_simples': D('&quot;;SUBSTITUTE(TEXT([.C51];&quot;#0,00&quot;);&quot;,&quot;;&quot;.&quot;);&quot;')&quot;)" office:value-type="string" office:string-value="'al_simples': D('10.26')" calcext:value-type="string">
            <text:p>'al_simples': D('10.26')</text:p>
          </table:table-cell>
          <table:table-cell table:formula="of:=CONCATENATE(&quot;'al_irpj': D('&quot;;SUBSTITUTE(TEXT([.D51];&quot;#0,00&quot;);&quot;,&quot;;&quot;.&quot;);&quot;')&quot;)" office:value-type="string" office:string-value="'al_irpj': D('0.48')" calcext:value-type="string">
            <text:p>'al_irpj': D('0.48')</text:p>
          </table:table-cell>
          <table:table-cell table:formula="of:=CONCATENATE(&quot;'al_csll': D('&quot;;SUBSTITUTE(TEXT([.E51];&quot;#0,00&quot;);&quot;,&quot;;&quot;.&quot;);&quot;')&quot;)" office:value-type="string" office:string-value="'al_csll': D('0.43')" calcext:value-type="string">
            <text:p>'al_csll': D('0.43')</text:p>
          </table:table-cell>
          <table:table-cell table:formula="of:=CONCATENATE(&quot;'al_cofins': D('&quot;;SUBSTITUTE(TEXT([.F51];&quot;#0,00&quot;);&quot;,&quot;;&quot;.&quot;);&quot;')&quot;)" office:value-type="string" office:string-value="'al_cofins': D('1.43')" calcext:value-type="string">
            <text:p>'al_cofins': D('1.43')</text:p>
          </table:table-cell>
          <table:table-cell table:formula="of:=CONCATENATE(&quot;'al_pis': D('&quot;;SUBSTITUTE(TEXT([.G51];&quot;#0,00&quot;);&quot;,&quot;;&quot;.&quot;);&quot;')&quot;)" office:value-type="string" office:string-value="'al_pis': D('0.35')" calcext:value-type="string">
            <text:p>'al_pis': D('0.35')</text:p>
          </table:table-cell>
          <table:table-cell table:formula="of:=CONCATENATE(&quot;'al_cpp': D('&quot;;SUBSTITUTE(TEXT([.H51];&quot;#0,00&quot;);&quot;,&quot;;&quot;.&quot;);&quot;')&quot;)" office:value-type="string" office:string-value="'al_cpp': D('4.07')" calcext:value-type="string">
            <text:p>'al_cpp': D('4.07')</text:p>
          </table:table-cell>
          <table:table-cell table:formula="of:=CONCATENATE(&quot;'al_icms': D('&quot;;SUBSTITUTE(TEXT([.I51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51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51];&quot;: {&quot;;[.L51];&quot;, &quot;;[.M51];&quot;, &quot;;[.N51];&quot;, &quot;;[.O51];&quot;, &quot;;[.P51];&quot;, &quot;;[.Q51];&quot;, &quot;;[.R51];&quot;, &quot;;[.S51];&quot;},&quot;)" office:value-type="string" office:string-value="SIMPLES_NACIONAL_TETO_03: {'al_simples': D('10.26'), 'al_irpj': D('0.48'), 'al_csll': D('0.43'), 'al_cofins': D('1.43'), 'al_pis': D('0.35'), 'al_cpp': D('4.07'), 'al_icms': D('0.00'), 'al_iss': D('0.00')}," calcext:value-type="string">
            <text:p>SIMPLES_NACIONAL_TETO_03: {'al_simples': D('10.26'), 'al_irpj': D('0.48'), 'al_csll': D('0.43'), 'al_cofins': D('1.43'), 'al_pis': D('0.35'), 'al_cpp': D('4.07'), 'al_icms': D('0.00'), 'al_iss': D('0.00')},</text:p>
          </table:table-cell>
        </table:table-row>
        <table:table-row table:style-name="ro1">
          <table:table-cell office:value-type="string" calcext:value-type="string">
            <text:p>De R$ 540.000,01 a R$ 720.000,00</text:p>
          </table:table-cell>
          <table:table-cell office:value-type="string" calcext:value-type="string">
            <text:p>SIMPLES_NACIONAL_TETO_04</text:p>
          </table:table-cell>
          <table:table-cell office:value-type="float" office:value="11.31" calcext:value-type="float">
            <text:p>11,31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1.56" calcext:value-type="float">
            <text:p>1,56</text:p>
          </table:table-cell>
          <table:table-cell office:value-type="float" office:value="0.38" calcext:value-type="float">
            <text:p>0,38</text:p>
          </table:table-cell>
          <table:table-cell office:value-type="float" office:value="4.47" calcext:value-type="float">
            <text:p>4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4" calcext:value-type="float">
            <text:p>3,84</text:p>
          </table:table-cell>
          <table:table-cell table:formula="of:=CONCATENATE(&quot;'al_simples': D('&quot;;SUBSTITUTE(TEXT([.C52];&quot;#0,00&quot;);&quot;,&quot;;&quot;.&quot;);&quot;')&quot;)" office:value-type="string" office:string-value="'al_simples': D('11.31')" calcext:value-type="string">
            <text:p>'al_simples': D('11.31')</text:p>
          </table:table-cell>
          <table:table-cell table:formula="of:=CONCATENATE(&quot;'al_irpj': D('&quot;;SUBSTITUTE(TEXT([.D52];&quot;#0,00&quot;);&quot;,&quot;;&quot;.&quot;);&quot;')&quot;)" office:value-type="string" office:string-value="'al_irpj': D('0.53')" calcext:value-type="string">
            <text:p>'al_irpj': D('0.53')</text:p>
          </table:table-cell>
          <table:table-cell table:formula="of:=CONCATENATE(&quot;'al_csll': D('&quot;;SUBSTITUTE(TEXT([.E52];&quot;#0,00&quot;);&quot;,&quot;;&quot;.&quot;);&quot;')&quot;)" office:value-type="string" office:string-value="'al_csll': D('0.53')" calcext:value-type="string">
            <text:p>'al_csll': D('0.53')</text:p>
          </table:table-cell>
          <table:table-cell table:formula="of:=CONCATENATE(&quot;'al_cofins': D('&quot;;SUBSTITUTE(TEXT([.F52];&quot;#0,00&quot;);&quot;,&quot;;&quot;.&quot;);&quot;')&quot;)" office:value-type="string" office:string-value="'al_cofins': D('1.56')" calcext:value-type="string">
            <text:p>'al_cofins': D('1.56')</text:p>
          </table:table-cell>
          <table:table-cell table:formula="of:=CONCATENATE(&quot;'al_pis': D('&quot;;SUBSTITUTE(TEXT([.G52];&quot;#0,00&quot;);&quot;,&quot;;&quot;.&quot;);&quot;')&quot;)" office:value-type="string" office:string-value="'al_pis': D('0.38')" calcext:value-type="string">
            <text:p>'al_pis': D('0.38')</text:p>
          </table:table-cell>
          <table:table-cell table:formula="of:=CONCATENATE(&quot;'al_cpp': D('&quot;;SUBSTITUTE(TEXT([.H52];&quot;#0,00&quot;);&quot;,&quot;;&quot;.&quot;);&quot;')&quot;)" office:value-type="string" office:string-value="'al_cpp': D('4.47')" calcext:value-type="string">
            <text:p>'al_cpp': D('4.47')</text:p>
          </table:table-cell>
          <table:table-cell table:formula="of:=CONCATENATE(&quot;'al_icms': D('&quot;;SUBSTITUTE(TEXT([.I52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52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52];&quot;: {&quot;;[.L52];&quot;, &quot;;[.M52];&quot;, &quot;;[.N52];&quot;, &quot;;[.O52];&quot;, &quot;;[.P52];&quot;, &quot;;[.Q52];&quot;, &quot;;[.R52];&quot;, &quot;;[.S52];&quot;},&quot;)" office:value-type="string" office:string-value="SIMPLES_NACIONAL_TETO_04: {'al_simples': D('11.31'), 'al_irpj': D('0.53'), 'al_csll': D('0.53'), 'al_cofins': D('1.56'), 'al_pis': D('0.38'), 'al_cpp': D('4.47'), 'al_icms': D('0.00'), 'al_iss': D('0.00')}," calcext:value-type="string">
            <text:p>SIMPLES_NACIONAL_TETO_04: {'al_simples': D('11.31'), 'al_irpj': D('0.53'), 'al_csll': D('0.53'), 'al_cofins': D('1.56'), 'al_pis': D('0.38'), 'al_cpp': D('4.47'), 'al_icms': D('0.00'), 'al_iss': D('0.00')},</text:p>
          </table:table-cell>
        </table:table-row>
        <table:table-row table:style-name="ro1">
          <table:table-cell office:value-type="string" calcext:value-type="string">
            <text:p>De R$ 720.000,01 a R$ 900.000,00</text:p>
          </table:table-cell>
          <table:table-cell office:value-type="string" calcext:value-type="string">
            <text:p>SIMPLES_NACIONAL_TETO_05</text:p>
          </table:table-cell>
          <table:table-cell office:value-type="float" office:value="11.4" calcext:value-type="float">
            <text:p>11,4</text:p>
          </table:table-cell>
          <table:table-cell office:value-type="float" office:value="0.53" calcext:value-type="float">
            <text:p>0,53</text:p>
          </table:table-cell>
          <table:table-cell office:value-type="float" office:value="0.52" calcext:value-type="float">
            <text:p>0,52</text:p>
          </table:table-cell>
          <table:table-cell office:value-type="float" office:value="1.58" calcext:value-type="float">
            <text:p>1,58</text:p>
          </table:table-cell>
          <table:table-cell office:value-type="float" office:value="0.38" calcext:value-type="float">
            <text:p>0,38</text:p>
          </table:table-cell>
          <table:table-cell office:value-type="float" office:value="4.52" calcext:value-type="float">
            <text:p>4,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7" calcext:value-type="float">
            <text:p>3,87</text:p>
          </table:table-cell>
          <table:table-cell table:formula="of:=CONCATENATE(&quot;'al_simples': D('&quot;;SUBSTITUTE(TEXT([.C53];&quot;#0,00&quot;);&quot;,&quot;;&quot;.&quot;);&quot;')&quot;)" office:value-type="string" office:string-value="'al_simples': D('11.40')" calcext:value-type="string">
            <text:p>'al_simples': D('11.40')</text:p>
          </table:table-cell>
          <table:table-cell table:formula="of:=CONCATENATE(&quot;'al_irpj': D('&quot;;SUBSTITUTE(TEXT([.D53];&quot;#0,00&quot;);&quot;,&quot;;&quot;.&quot;);&quot;')&quot;)" office:value-type="string" office:string-value="'al_irpj': D('0.53')" calcext:value-type="string">
            <text:p>'al_irpj': D('0.53')</text:p>
          </table:table-cell>
          <table:table-cell table:formula="of:=CONCATENATE(&quot;'al_csll': D('&quot;;SUBSTITUTE(TEXT([.E53];&quot;#0,00&quot;);&quot;,&quot;;&quot;.&quot;);&quot;')&quot;)" office:value-type="string" office:string-value="'al_csll': D('0.52')" calcext:value-type="string">
            <text:p>'al_csll': D('0.52')</text:p>
          </table:table-cell>
          <table:table-cell table:formula="of:=CONCATENATE(&quot;'al_cofins': D('&quot;;SUBSTITUTE(TEXT([.F53];&quot;#0,00&quot;);&quot;,&quot;;&quot;.&quot;);&quot;')&quot;)" office:value-type="string" office:string-value="'al_cofins': D('1.58')" calcext:value-type="string">
            <text:p>'al_cofins': D('1.58')</text:p>
          </table:table-cell>
          <table:table-cell table:formula="of:=CONCATENATE(&quot;'al_pis': D('&quot;;SUBSTITUTE(TEXT([.G53];&quot;#0,00&quot;);&quot;,&quot;;&quot;.&quot;);&quot;')&quot;)" office:value-type="string" office:string-value="'al_pis': D('0.38')" calcext:value-type="string">
            <text:p>'al_pis': D('0.38')</text:p>
          </table:table-cell>
          <table:table-cell table:formula="of:=CONCATENATE(&quot;'al_cpp': D('&quot;;SUBSTITUTE(TEXT([.H53];&quot;#0,00&quot;);&quot;,&quot;;&quot;.&quot;);&quot;')&quot;)" office:value-type="string" office:string-value="'al_cpp': D('4.52')" calcext:value-type="string">
            <text:p>'al_cpp': D('4.52')</text:p>
          </table:table-cell>
          <table:table-cell table:formula="of:=CONCATENATE(&quot;'al_icms': D('&quot;;SUBSTITUTE(TEXT([.I53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53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53];&quot;: {&quot;;[.L53];&quot;, &quot;;[.M53];&quot;, &quot;;[.N53];&quot;, &quot;;[.O53];&quot;, &quot;;[.P53];&quot;, &quot;;[.Q53];&quot;, &quot;;[.R53];&quot;, &quot;;[.S53];&quot;},&quot;)" office:value-type="string" office:string-value="SIMPLES_NACIONAL_TETO_05: {'al_simples': D('11.40'), 'al_irpj': D('0.53'), 'al_csll': D('0.52'), 'al_cofins': D('1.58'), 'al_pis': D('0.38'), 'al_cpp': D('4.52'), 'al_icms': D('0.00'), 'al_iss': D('0.00')}," calcext:value-type="string">
            <text:p>SIMPLES_NACIONAL_TETO_05: {'al_simples': D('11.40'), 'al_irpj': D('0.53'), 'al_csll': D('0.52'), 'al_cofins': D('1.58'), 'al_pis': D('0.38'), 'al_cpp': D('4.52'), 'al_icms': D('0.00'), 'al_iss': D('0.00')},</text:p>
          </table:table-cell>
        </table:table-row>
        <table:table-row table:style-name="ro1">
          <table:table-cell office:value-type="string" calcext:value-type="string">
            <text:p>De R$ 900.000,01 a R$ 1.080.000,00</text:p>
          </table:table-cell>
          <table:table-cell office:value-type="string" calcext:value-type="string">
            <text:p>SIMPLES_NACIONAL_TETO_06</text:p>
          </table:table-cell>
          <table:table-cell office:value-type="float" office:value="12.42" calcext:value-type="float">
            <text:p>12,42</text:p>
          </table:table-cell>
          <table:table-cell table:number-columns-repeated="2" office:value-type="float" office:value="0.57" calcext:value-type="float">
            <text:p>0,57</text:p>
          </table:table-cell>
          <table:table-cell office:value-type="float" office:value="1.73" calcext:value-type="float">
            <text:p>1,73</text:p>
          </table:table-cell>
          <table:table-cell office:value-type="float" office:value="0.4" calcext:value-type="float">
            <text:p>0,4</text:p>
          </table:table-cell>
          <table:table-cell office:value-type="float" office:value="4.92" calcext:value-type="float">
            <text:p>4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3" calcext:value-type="float">
            <text:p>4,23</text:p>
          </table:table-cell>
          <table:table-cell table:formula="of:=CONCATENATE(&quot;'al_simples': D('&quot;;SUBSTITUTE(TEXT([.C54];&quot;#0,00&quot;);&quot;,&quot;;&quot;.&quot;);&quot;')&quot;)" office:value-type="string" office:string-value="'al_simples': D('12.42')" calcext:value-type="string">
            <text:p>'al_simples': D('12.42')</text:p>
          </table:table-cell>
          <table:table-cell table:formula="of:=CONCATENATE(&quot;'al_irpj': D('&quot;;SUBSTITUTE(TEXT([.D54];&quot;#0,00&quot;);&quot;,&quot;;&quot;.&quot;);&quot;')&quot;)" office:value-type="string" office:string-value="'al_irpj': D('0.57')" calcext:value-type="string">
            <text:p>'al_irpj': D('0.57')</text:p>
          </table:table-cell>
          <table:table-cell table:formula="of:=CONCATENATE(&quot;'al_csll': D('&quot;;SUBSTITUTE(TEXT([.E54];&quot;#0,00&quot;);&quot;,&quot;;&quot;.&quot;);&quot;')&quot;)" office:value-type="string" office:string-value="'al_csll': D('0.57')" calcext:value-type="string">
            <text:p>'al_csll': D('0.57')</text:p>
          </table:table-cell>
          <table:table-cell table:formula="of:=CONCATENATE(&quot;'al_cofins': D('&quot;;SUBSTITUTE(TEXT([.F54];&quot;#0,00&quot;);&quot;,&quot;;&quot;.&quot;);&quot;')&quot;)" office:value-type="string" office:string-value="'al_cofins': D('1.73')" calcext:value-type="string">
            <text:p>'al_cofins': D('1.73')</text:p>
          </table:table-cell>
          <table:table-cell table:formula="of:=CONCATENATE(&quot;'al_pis': D('&quot;;SUBSTITUTE(TEXT([.G54];&quot;#0,00&quot;);&quot;,&quot;;&quot;.&quot;);&quot;')&quot;)" office:value-type="string" office:string-value="'al_pis': D('0.40')" calcext:value-type="string">
            <text:p>'al_pis': D('0.40')</text:p>
          </table:table-cell>
          <table:table-cell table:formula="of:=CONCATENATE(&quot;'al_cpp': D('&quot;;SUBSTITUTE(TEXT([.H54];&quot;#0,00&quot;);&quot;,&quot;;&quot;.&quot;);&quot;')&quot;)" office:value-type="string" office:string-value="'al_cpp': D('4.92')" calcext:value-type="string">
            <text:p>'al_cpp': D('4.92')</text:p>
          </table:table-cell>
          <table:table-cell table:formula="of:=CONCATENATE(&quot;'al_icms': D('&quot;;SUBSTITUTE(TEXT([.I54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54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54];&quot;: {&quot;;[.L54];&quot;, &quot;;[.M54];&quot;, &quot;;[.N54];&quot;, &quot;;[.O54];&quot;, &quot;;[.P54];&quot;, &quot;;[.Q54];&quot;, &quot;;[.R54];&quot;, &quot;;[.S54];&quot;},&quot;)" office:value-type="string" office:string-value="SIMPLES_NACIONAL_TETO_06: {'al_simples': D('12.42'), 'al_irpj': D('0.57'), 'al_csll': D('0.57'), 'al_cofins': D('1.73'), 'al_pis': D('0.40'), 'al_cpp': D('4.92'), 'al_icms': D('0.00'), 'al_iss': D('0.00')}," calcext:value-type="string">
            <text:p>SIMPLES_NACIONAL_TETO_06: {'al_simples': D('12.42'), 'al_irpj': D('0.57'), 'al_csll': D('0.57'), 'al_cofins': D('1.73'), 'al_pis': D('0.40'), 'al_cpp': D('4.92'), 'al_icms': D('0.00'), 'al_iss': D('0.00')},</text:p>
          </table:table-cell>
        </table:table-row>
        <table:table-row table:style-name="ro1">
          <table:table-cell office:value-type="string" calcext:value-type="string">
            <text:p>De R$ 1.080.000,01 a R$ 1.260.000,00</text:p>
          </table:table-cell>
          <table:table-cell office:value-type="string" calcext:value-type="string">
            <text:p>SIMPLES_NACIONAL_TETO_07</text:p>
          </table:table-cell>
          <table:table-cell office:value-type="float" office:value="12.54" calcext:value-type="float">
            <text:p>12,54</text:p>
          </table:table-cell>
          <table:table-cell office:value-type="float" office:value="0.59" calcext:value-type="float">
            <text:p>0,59</text:p>
          </table:table-cell>
          <table:table-cell office:value-type="float" office:value="0.56" calcext:value-type="float">
            <text:p>0,56</text:p>
          </table:table-cell>
          <table:table-cell office:value-type="float" office:value="1.74" calcext:value-type="float">
            <text:p>1,74</text:p>
          </table:table-cell>
          <table:table-cell office:value-type="float" office:value="0.42" calcext:value-type="float">
            <text:p>0,42</text:p>
          </table:table-cell>
          <table:table-cell office:value-type="float" office:value="4.97" calcext:value-type="float">
            <text:p>4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6" calcext:value-type="float">
            <text:p>4,26</text:p>
          </table:table-cell>
          <table:table-cell table:formula="of:=CONCATENATE(&quot;'al_simples': D('&quot;;SUBSTITUTE(TEXT([.C55];&quot;#0,00&quot;);&quot;,&quot;;&quot;.&quot;);&quot;')&quot;)" office:value-type="string" office:string-value="'al_simples': D('12.54')" calcext:value-type="string">
            <text:p>'al_simples': D('12.54')</text:p>
          </table:table-cell>
          <table:table-cell table:formula="of:=CONCATENATE(&quot;'al_irpj': D('&quot;;SUBSTITUTE(TEXT([.D55];&quot;#0,00&quot;);&quot;,&quot;;&quot;.&quot;);&quot;')&quot;)" office:value-type="string" office:string-value="'al_irpj': D('0.59')" calcext:value-type="string">
            <text:p>'al_irpj': D('0.59')</text:p>
          </table:table-cell>
          <table:table-cell table:formula="of:=CONCATENATE(&quot;'al_csll': D('&quot;;SUBSTITUTE(TEXT([.E55];&quot;#0,00&quot;);&quot;,&quot;;&quot;.&quot;);&quot;')&quot;)" office:value-type="string" office:string-value="'al_csll': D('0.56')" calcext:value-type="string">
            <text:p>'al_csll': D('0.56')</text:p>
          </table:table-cell>
          <table:table-cell table:formula="of:=CONCATENATE(&quot;'al_cofins': D('&quot;;SUBSTITUTE(TEXT([.F55];&quot;#0,00&quot;);&quot;,&quot;;&quot;.&quot;);&quot;')&quot;)" office:value-type="string" office:string-value="'al_cofins': D('1.74')" calcext:value-type="string">
            <text:p>'al_cofins': D('1.74')</text:p>
          </table:table-cell>
          <table:table-cell table:formula="of:=CONCATENATE(&quot;'al_pis': D('&quot;;SUBSTITUTE(TEXT([.G55];&quot;#0,00&quot;);&quot;,&quot;;&quot;.&quot;);&quot;')&quot;)" office:value-type="string" office:string-value="'al_pis': D('0.42')" calcext:value-type="string">
            <text:p>'al_pis': D('0.42')</text:p>
          </table:table-cell>
          <table:table-cell table:formula="of:=CONCATENATE(&quot;'al_cpp': D('&quot;;SUBSTITUTE(TEXT([.H55];&quot;#0,00&quot;);&quot;,&quot;;&quot;.&quot;);&quot;')&quot;)" office:value-type="string" office:string-value="'al_cpp': D('4.97')" calcext:value-type="string">
            <text:p>'al_cpp': D('4.97')</text:p>
          </table:table-cell>
          <table:table-cell table:formula="of:=CONCATENATE(&quot;'al_icms': D('&quot;;SUBSTITUTE(TEXT([.I55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55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55];&quot;: {&quot;;[.L55];&quot;, &quot;;[.M55];&quot;, &quot;;[.N55];&quot;, &quot;;[.O55];&quot;, &quot;;[.P55];&quot;, &quot;;[.Q55];&quot;, &quot;;[.R55];&quot;, &quot;;[.S55];&quot;},&quot;)" office:value-type="string" office:string-value="SIMPLES_NACIONAL_TETO_07: {'al_simples': D('12.54'), 'al_irpj': D('0.59'), 'al_csll': D('0.56'), 'al_cofins': D('1.74'), 'al_pis': D('0.42'), 'al_cpp': D('4.97'), 'al_icms': D('0.00'), 'al_iss': D('0.00')}," calcext:value-type="string">
            <text:p>SIMPLES_NACIONAL_TETO_07: {'al_simples': D('12.54'), 'al_irpj': D('0.59'), 'al_csll': D('0.56'), 'al_cofins': D('1.74'), 'al_pis': D('0.42'), 'al_cpp': D('4.97'), 'al_icms': D('0.00'), 'al_iss': D('0.00')},</text:p>
          </table:table-cell>
        </table:table-row>
        <table:table-row table:style-name="ro1">
          <table:table-cell office:value-type="string" calcext:value-type="string">
            <text:p>De R$ 1.260.000,01 a R$ 1.440.000,00</text:p>
          </table:table-cell>
          <table:table-cell office:value-type="string" calcext:value-type="string">
            <text:p>SIMPLES_NACIONAL_TETO_08</text:p>
          </table:table-cell>
          <table:table-cell office:value-type="float" office:value="12.68" calcext:value-type="float">
            <text:p>12,68</text:p>
          </table:table-cell>
          <table:table-cell office:value-type="float" office:value="0.59" calcext:value-type="float">
            <text:p>0,59</text:p>
          </table:table-cell>
          <table:table-cell office:value-type="float" office:value="0.57" calcext:value-type="float">
            <text:p>0,57</text:p>
          </table:table-cell>
          <table:table-cell office:value-type="float" office:value="1.76" calcext:value-type="float">
            <text:p>1,76</text:p>
          </table:table-cell>
          <table:table-cell office:value-type="float" office:value="0.42" calcext:value-type="float">
            <text:p>0,42</text:p>
          </table:table-cell>
          <table:table-cell office:value-type="float" office:value="5.03" calcext:value-type="float">
            <text:p>5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1" calcext:value-type="float">
            <text:p>4,31</text:p>
          </table:table-cell>
          <table:table-cell table:formula="of:=CONCATENATE(&quot;'al_simples': D('&quot;;SUBSTITUTE(TEXT([.C56];&quot;#0,00&quot;);&quot;,&quot;;&quot;.&quot;);&quot;')&quot;)" office:value-type="string" office:string-value="'al_simples': D('12.68')" calcext:value-type="string">
            <text:p>'al_simples': D('12.68')</text:p>
          </table:table-cell>
          <table:table-cell table:formula="of:=CONCATENATE(&quot;'al_irpj': D('&quot;;SUBSTITUTE(TEXT([.D56];&quot;#0,00&quot;);&quot;,&quot;;&quot;.&quot;);&quot;')&quot;)" office:value-type="string" office:string-value="'al_irpj': D('0.59')" calcext:value-type="string">
            <text:p>'al_irpj': D('0.59')</text:p>
          </table:table-cell>
          <table:table-cell table:formula="of:=CONCATENATE(&quot;'al_csll': D('&quot;;SUBSTITUTE(TEXT([.E56];&quot;#0,00&quot;);&quot;,&quot;;&quot;.&quot;);&quot;')&quot;)" office:value-type="string" office:string-value="'al_csll': D('0.57')" calcext:value-type="string">
            <text:p>'al_csll': D('0.57')</text:p>
          </table:table-cell>
          <table:table-cell table:formula="of:=CONCATENATE(&quot;'al_cofins': D('&quot;;SUBSTITUTE(TEXT([.F56];&quot;#0,00&quot;);&quot;,&quot;;&quot;.&quot;);&quot;')&quot;)" office:value-type="string" office:string-value="'al_cofins': D('1.76')" calcext:value-type="string">
            <text:p>'al_cofins': D('1.76')</text:p>
          </table:table-cell>
          <table:table-cell table:formula="of:=CONCATENATE(&quot;'al_pis': D('&quot;;SUBSTITUTE(TEXT([.G56];&quot;#0,00&quot;);&quot;,&quot;;&quot;.&quot;);&quot;')&quot;)" office:value-type="string" office:string-value="'al_pis': D('0.42')" calcext:value-type="string">
            <text:p>'al_pis': D('0.42')</text:p>
          </table:table-cell>
          <table:table-cell table:formula="of:=CONCATENATE(&quot;'al_cpp': D('&quot;;SUBSTITUTE(TEXT([.H56];&quot;#0,00&quot;);&quot;,&quot;;&quot;.&quot;);&quot;')&quot;)" office:value-type="string" office:string-value="'al_cpp': D('5.03')" calcext:value-type="string">
            <text:p>'al_cpp': D('5.03')</text:p>
          </table:table-cell>
          <table:table-cell table:formula="of:=CONCATENATE(&quot;'al_icms': D('&quot;;SUBSTITUTE(TEXT([.I56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56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56];&quot;: {&quot;;[.L56];&quot;, &quot;;[.M56];&quot;, &quot;;[.N56];&quot;, &quot;;[.O56];&quot;, &quot;;[.P56];&quot;, &quot;;[.Q56];&quot;, &quot;;[.R56];&quot;, &quot;;[.S56];&quot;},&quot;)" office:value-type="string" office:string-value="SIMPLES_NACIONAL_TETO_08: {'al_simples': D('12.68'), 'al_irpj': D('0.59'), 'al_csll': D('0.57'), 'al_cofins': D('1.76'), 'al_pis': D('0.42'), 'al_cpp': D('5.03'), 'al_icms': D('0.00'), 'al_iss': D('0.00')}," calcext:value-type="string">
            <text:p>SIMPLES_NACIONAL_TETO_08: {'al_simples': D('12.68'), 'al_irpj': D('0.59'), 'al_csll': D('0.57'), 'al_cofins': D('1.76'), 'al_pis': D('0.42'), 'al_cpp': D('5.03'), 'al_icms': D('0.00'), 'al_iss': D('0.00')},</text:p>
          </table:table-cell>
        </table:table-row>
        <table:table-row table:style-name="ro1">
          <table:table-cell office:value-type="string" calcext:value-type="string">
            <text:p>De R$ 1.440.000,01 a R$ 1.620.000,00</text:p>
          </table:table-cell>
          <table:table-cell office:value-type="string" calcext:value-type="string">
            <text:p>SIMPLES_NACIONAL_TETO_09</text:p>
          </table:table-cell>
          <table:table-cell office:value-type="float" office:value="13.55" calcext:value-type="float">
            <text:p>13,55</text:p>
          </table:table-cell>
          <table:table-cell office:value-type="float" office:value="0.63" calcext:value-type="float">
            <text:p>0,63</text:p>
          </table:table-cell>
          <table:table-cell office:value-type="float" office:value="0.61" calcext:value-type="float">
            <text:p>0,61</text:p>
          </table:table-cell>
          <table:table-cell office:value-type="float" office:value="1.88" calcext:value-type="float">
            <text:p>1,88</text:p>
          </table:table-cell>
          <table:table-cell office:value-type="float" office:value="0.45" calcext:value-type="float">
            <text:p>0,45</text:p>
          </table:table-cell>
          <table:table-cell office:value-type="float" office:value="5.37" calcext:value-type="float">
            <text:p>5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1" calcext:value-type="float">
            <text:p>4,61</text:p>
          </table:table-cell>
          <table:table-cell table:formula="of:=CONCATENATE(&quot;'al_simples': D('&quot;;SUBSTITUTE(TEXT([.C57];&quot;#0,00&quot;);&quot;,&quot;;&quot;.&quot;);&quot;')&quot;)" office:value-type="string" office:string-value="'al_simples': D('13.55')" calcext:value-type="string">
            <text:p>'al_simples': D('13.55')</text:p>
          </table:table-cell>
          <table:table-cell table:formula="of:=CONCATENATE(&quot;'al_irpj': D('&quot;;SUBSTITUTE(TEXT([.D57];&quot;#0,00&quot;);&quot;,&quot;;&quot;.&quot;);&quot;')&quot;)" office:value-type="string" office:string-value="'al_irpj': D('0.63')" calcext:value-type="string">
            <text:p>'al_irpj': D('0.63')</text:p>
          </table:table-cell>
          <table:table-cell table:formula="of:=CONCATENATE(&quot;'al_csll': D('&quot;;SUBSTITUTE(TEXT([.E57];&quot;#0,00&quot;);&quot;,&quot;;&quot;.&quot;);&quot;')&quot;)" office:value-type="string" office:string-value="'al_csll': D('0.61')" calcext:value-type="string">
            <text:p>'al_csll': D('0.61')</text:p>
          </table:table-cell>
          <table:table-cell table:formula="of:=CONCATENATE(&quot;'al_cofins': D('&quot;;SUBSTITUTE(TEXT([.F57];&quot;#0,00&quot;);&quot;,&quot;;&quot;.&quot;);&quot;')&quot;)" office:value-type="string" office:string-value="'al_cofins': D('1.88')" calcext:value-type="string">
            <text:p>'al_cofins': D('1.88')</text:p>
          </table:table-cell>
          <table:table-cell table:formula="of:=CONCATENATE(&quot;'al_pis': D('&quot;;SUBSTITUTE(TEXT([.G57];&quot;#0,00&quot;);&quot;,&quot;;&quot;.&quot;);&quot;')&quot;)" office:value-type="string" office:string-value="'al_pis': D('0.45')" calcext:value-type="string">
            <text:p>'al_pis': D('0.45')</text:p>
          </table:table-cell>
          <table:table-cell table:formula="of:=CONCATENATE(&quot;'al_cpp': D('&quot;;SUBSTITUTE(TEXT([.H57];&quot;#0,00&quot;);&quot;,&quot;;&quot;.&quot;);&quot;')&quot;)" office:value-type="string" office:string-value="'al_cpp': D('5.37')" calcext:value-type="string">
            <text:p>'al_cpp': D('5.37')</text:p>
          </table:table-cell>
          <table:table-cell table:formula="of:=CONCATENATE(&quot;'al_icms': D('&quot;;SUBSTITUTE(TEXT([.I57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57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57];&quot;: {&quot;;[.L57];&quot;, &quot;;[.M57];&quot;, &quot;;[.N57];&quot;, &quot;;[.O57];&quot;, &quot;;[.P57];&quot;, &quot;;[.Q57];&quot;, &quot;;[.R57];&quot;, &quot;;[.S57];&quot;},&quot;)" office:value-type="string" office:string-value="SIMPLES_NACIONAL_TETO_09: {'al_simples': D('13.55'), 'al_irpj': D('0.63'), 'al_csll': D('0.61'), 'al_cofins': D('1.88'), 'al_pis': D('0.45'), 'al_cpp': D('5.37'), 'al_icms': D('0.00'), 'al_iss': D('0.00')}," calcext:value-type="string">
            <text:p>SIMPLES_NACIONAL_TETO_09: {'al_simples': D('13.55'), 'al_irpj': D('0.63'), 'al_csll': D('0.61'), 'al_cofins': D('1.88'), 'al_pis': D('0.45'), 'al_cpp': D('5.37'), 'al_icms': D('0.00'), 'al_iss': D('0.00')},</text:p>
          </table:table-cell>
        </table:table-row>
        <table:table-row table:style-name="ro1">
          <table:table-cell office:value-type="string" calcext:value-type="string">
            <text:p>De R$ 1.620.000,01 a R$ 1.800.000,00</text:p>
          </table:table-cell>
          <table:table-cell office:value-type="string" calcext:value-type="string">
            <text:p>SIMPLES_NACIONAL_TETO_10</text:p>
          </table:table-cell>
          <table:table-cell office:value-type="float" office:value="13.68" calcext:value-type="float">
            <text:p>13,68</text:p>
          </table:table-cell>
          <table:table-cell office:value-type="float" office:value="0.63" calcext:value-type="float">
            <text:p>0,63</text:p>
          </table:table-cell>
          <table:table-cell office:value-type="float" office:value="0.64" calcext:value-type="float">
            <text:p>0,64</text:p>
          </table:table-cell>
          <table:table-cell office:value-type="float" office:value="1.89" calcext:value-type="float">
            <text:p>1,89</text:p>
          </table:table-cell>
          <table:table-cell office:value-type="float" office:value="0.45" calcext:value-type="float">
            <text:p>0,45</text:p>
          </table:table-cell>
          <table:table-cell office:value-type="float" office:value="5.42" calcext:value-type="float">
            <text:p>5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5" calcext:value-type="float">
            <text:p>4,65</text:p>
          </table:table-cell>
          <table:table-cell table:formula="of:=CONCATENATE(&quot;'al_simples': D('&quot;;SUBSTITUTE(TEXT([.C58];&quot;#0,00&quot;);&quot;,&quot;;&quot;.&quot;);&quot;')&quot;)" office:value-type="string" office:string-value="'al_simples': D('13.68')" calcext:value-type="string">
            <text:p>'al_simples': D('13.68')</text:p>
          </table:table-cell>
          <table:table-cell table:formula="of:=CONCATENATE(&quot;'al_irpj': D('&quot;;SUBSTITUTE(TEXT([.D58];&quot;#0,00&quot;);&quot;,&quot;;&quot;.&quot;);&quot;')&quot;)" office:value-type="string" office:string-value="'al_irpj': D('0.63')" calcext:value-type="string">
            <text:p>'al_irpj': D('0.63')</text:p>
          </table:table-cell>
          <table:table-cell table:formula="of:=CONCATENATE(&quot;'al_csll': D('&quot;;SUBSTITUTE(TEXT([.E58];&quot;#0,00&quot;);&quot;,&quot;;&quot;.&quot;);&quot;')&quot;)" office:value-type="string" office:string-value="'al_csll': D('0.64')" calcext:value-type="string">
            <text:p>'al_csll': D('0.64')</text:p>
          </table:table-cell>
          <table:table-cell table:formula="of:=CONCATENATE(&quot;'al_cofins': D('&quot;;SUBSTITUTE(TEXT([.F58];&quot;#0,00&quot;);&quot;,&quot;;&quot;.&quot;);&quot;')&quot;)" office:value-type="string" office:string-value="'al_cofins': D('1.89')" calcext:value-type="string">
            <text:p>'al_cofins': D('1.89')</text:p>
          </table:table-cell>
          <table:table-cell table:formula="of:=CONCATENATE(&quot;'al_pis': D('&quot;;SUBSTITUTE(TEXT([.G58];&quot;#0,00&quot;);&quot;,&quot;;&quot;.&quot;);&quot;')&quot;)" office:value-type="string" office:string-value="'al_pis': D('0.45')" calcext:value-type="string">
            <text:p>'al_pis': D('0.45')</text:p>
          </table:table-cell>
          <table:table-cell table:formula="of:=CONCATENATE(&quot;'al_cpp': D('&quot;;SUBSTITUTE(TEXT([.H58];&quot;#0,00&quot;);&quot;,&quot;;&quot;.&quot;);&quot;')&quot;)" office:value-type="string" office:string-value="'al_cpp': D('5.42')" calcext:value-type="string">
            <text:p>'al_cpp': D('5.42')</text:p>
          </table:table-cell>
          <table:table-cell table:formula="of:=CONCATENATE(&quot;'al_icms': D('&quot;;SUBSTITUTE(TEXT([.I58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58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58];&quot;: {&quot;;[.L58];&quot;, &quot;;[.M58];&quot;, &quot;;[.N58];&quot;, &quot;;[.O58];&quot;, &quot;;[.P58];&quot;, &quot;;[.Q58];&quot;, &quot;;[.R58];&quot;, &quot;;[.S58];&quot;},&quot;)" office:value-type="string" office:string-value="SIMPLES_NACIONAL_TETO_10: {'al_simples': D('13.68'), 'al_irpj': D('0.63'), 'al_csll': D('0.64'), 'al_cofins': D('1.89'), 'al_pis': D('0.45'), 'al_cpp': D('5.42'), 'al_icms': D('0.00'), 'al_iss': D('0.00')}," calcext:value-type="string">
            <text:p>SIMPLES_NACIONAL_TETO_10: {'al_simples': D('13.68'), 'al_irpj': D('0.63'), 'al_csll': D('0.64'), 'al_cofins': D('1.89'), 'al_pis': D('0.45'), 'al_cpp': D('5.42'), 'al_icms': D('0.00'), 'al_iss': D('0.00')},</text:p>
          </table:table-cell>
        </table:table-row>
        <table:table-row table:style-name="ro1">
          <table:table-cell office:value-type="string" calcext:value-type="string">
            <text:p>De R$ 1.800.000,01 a R$ 1.980.000,00</text:p>
          </table:table-cell>
          <table:table-cell office:value-type="string" calcext:value-type="string">
            <text:p>SIMPLES_NACIONAL_TETO_11</text:p>
          </table:table-cell>
          <table:table-cell office:value-type="float" office:value="14.93" calcext:value-type="float">
            <text:p>14,93</text:p>
          </table:table-cell>
          <table:table-cell table:number-columns-repeated="2" office:value-type="float" office:value="0.69" calcext:value-type="float">
            <text:p>0,69</text:p>
          </table:table-cell>
          <table:table-cell office:value-type="float" office:value="2.07" calcext:value-type="float">
            <text:p>2,07</text:p>
          </table:table-cell>
          <table:table-cell office:value-type="float" office:value="0.5" calcext:value-type="float">
            <text:p>0,5</text:p>
          </table:table-cell>
          <table:table-cell office:value-type="float" office:value="5.98" calcext:value-type="float">
            <text:p>5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59];&quot;#0,00&quot;);&quot;,&quot;;&quot;.&quot;);&quot;')&quot;)" office:value-type="string" office:string-value="'al_simples': D('14.93')" calcext:value-type="string">
            <text:p>'al_simples': D('14.93')</text:p>
          </table:table-cell>
          <table:table-cell table:formula="of:=CONCATENATE(&quot;'al_irpj': D('&quot;;SUBSTITUTE(TEXT([.D59];&quot;#0,00&quot;);&quot;,&quot;;&quot;.&quot;);&quot;')&quot;)" office:value-type="string" office:string-value="'al_irpj': D('0.69')" calcext:value-type="string">
            <text:p>'al_irpj': D('0.69')</text:p>
          </table:table-cell>
          <table:table-cell table:formula="of:=CONCATENATE(&quot;'al_csll': D('&quot;;SUBSTITUTE(TEXT([.E59];&quot;#0,00&quot;);&quot;,&quot;;&quot;.&quot;);&quot;')&quot;)" office:value-type="string" office:string-value="'al_csll': D('0.69')" calcext:value-type="string">
            <text:p>'al_csll': D('0.69')</text:p>
          </table:table-cell>
          <table:table-cell table:formula="of:=CONCATENATE(&quot;'al_cofins': D('&quot;;SUBSTITUTE(TEXT([.F59];&quot;#0,00&quot;);&quot;,&quot;;&quot;.&quot;);&quot;')&quot;)" office:value-type="string" office:string-value="'al_cofins': D('2.07')" calcext:value-type="string">
            <text:p>'al_cofins': D('2.07')</text:p>
          </table:table-cell>
          <table:table-cell table:formula="of:=CONCATENATE(&quot;'al_pis': D('&quot;;SUBSTITUTE(TEXT([.G59];&quot;#0,00&quot;);&quot;,&quot;;&quot;.&quot;);&quot;')&quot;)" office:value-type="string" office:string-value="'al_pis': D('0.50')" calcext:value-type="string">
            <text:p>'al_pis': D('0.50')</text:p>
          </table:table-cell>
          <table:table-cell table:formula="of:=CONCATENATE(&quot;'al_cpp': D('&quot;;SUBSTITUTE(TEXT([.H59];&quot;#0,00&quot;);&quot;,&quot;;&quot;.&quot;);&quot;')&quot;)" office:value-type="string" office:string-value="'al_cpp': D('5.98')" calcext:value-type="string">
            <text:p>'al_cpp': D('5.98')</text:p>
          </table:table-cell>
          <table:table-cell table:formula="of:=CONCATENATE(&quot;'al_icms': D('&quot;;SUBSTITUTE(TEXT([.I59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59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59];&quot;: {&quot;;[.L59];&quot;, &quot;;[.M59];&quot;, &quot;;[.N59];&quot;, &quot;;[.O59];&quot;, &quot;;[.P59];&quot;, &quot;;[.Q59];&quot;, &quot;;[.R59];&quot;, &quot;;[.S59];&quot;},&quot;)" office:value-type="string" office:string-value="SIMPLES_NACIONAL_TETO_11: {'al_simples': D('14.93'), 'al_irpj': D('0.69'), 'al_csll': D('0.69'), 'al_cofins': D('2.07'), 'al_pis': D('0.50'), 'al_cpp': D('5.98'), 'al_icms': D('0.00'), 'al_iss': D('0.00')}," calcext:value-type="string">
            <text:p>SIMPLES_NACIONAL_TETO_11: {'al_simples': D('14.93'), 'al_irpj': D('0.69'), 'al_csll': D('0.69'), 'al_cofins': D('2.07'), 'al_pis': D('0.50'), 'al_cpp': D('5.98'), 'al_icms': D('0.00'), 'al_iss': D('0.00')},</text:p>
          </table:table-cell>
        </table:table-row>
        <table:table-row table:style-name="ro1">
          <table:table-cell office:value-type="string" calcext:value-type="string">
            <text:p>De R$ 1.980.000,01 a R$ 2.160.000,00</text:p>
          </table:table-cell>
          <table:table-cell office:value-type="string" calcext:value-type="string">
            <text:p>SIMPLES_NACIONAL_TETO_12</text:p>
          </table:table-cell>
          <table:table-cell office:value-type="float" office:value="15.06" calcext:value-type="float">
            <text:p>15,06</text:p>
          </table:table-cell>
          <table:table-cell table:number-columns-repeated="2" office:value-type="float" office:value="0.69" calcext:value-type="float">
            <text:p>0,69</text:p>
          </table:table-cell>
          <table:table-cell office:value-type="float" office:value="2.09" calcext:value-type="float">
            <text:p>2,09</text:p>
          </table:table-cell>
          <table:table-cell office:value-type="float" office:value="0.5" calcext:value-type="float">
            <text:p>0,5</text:p>
          </table:table-cell>
          <table:table-cell office:value-type="float" office:value="6.09" calcext:value-type="float">
            <text:p>6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60];&quot;#0,00&quot;);&quot;,&quot;;&quot;.&quot;);&quot;')&quot;)" office:value-type="string" office:string-value="'al_simples': D('15.06')" calcext:value-type="string">
            <text:p>'al_simples': D('15.06')</text:p>
          </table:table-cell>
          <table:table-cell table:formula="of:=CONCATENATE(&quot;'al_irpj': D('&quot;;SUBSTITUTE(TEXT([.D60];&quot;#0,00&quot;);&quot;,&quot;;&quot;.&quot;);&quot;')&quot;)" office:value-type="string" office:string-value="'al_irpj': D('0.69')" calcext:value-type="string">
            <text:p>'al_irpj': D('0.69')</text:p>
          </table:table-cell>
          <table:table-cell table:formula="of:=CONCATENATE(&quot;'al_csll': D('&quot;;SUBSTITUTE(TEXT([.E60];&quot;#0,00&quot;);&quot;,&quot;;&quot;.&quot;);&quot;')&quot;)" office:value-type="string" office:string-value="'al_csll': D('0.69')" calcext:value-type="string">
            <text:p>'al_csll': D('0.69')</text:p>
          </table:table-cell>
          <table:table-cell table:formula="of:=CONCATENATE(&quot;'al_cofins': D('&quot;;SUBSTITUTE(TEXT([.F60];&quot;#0,00&quot;);&quot;,&quot;;&quot;.&quot;);&quot;')&quot;)" office:value-type="string" office:string-value="'al_cofins': D('2.09')" calcext:value-type="string">
            <text:p>'al_cofins': D('2.09')</text:p>
          </table:table-cell>
          <table:table-cell table:formula="of:=CONCATENATE(&quot;'al_pis': D('&quot;;SUBSTITUTE(TEXT([.G60];&quot;#0,00&quot;);&quot;,&quot;;&quot;.&quot;);&quot;')&quot;)" office:value-type="string" office:string-value="'al_pis': D('0.50')" calcext:value-type="string">
            <text:p>'al_pis': D('0.50')</text:p>
          </table:table-cell>
          <table:table-cell table:formula="of:=CONCATENATE(&quot;'al_cpp': D('&quot;;SUBSTITUTE(TEXT([.H60];&quot;#0,00&quot;);&quot;,&quot;;&quot;.&quot;);&quot;')&quot;)" office:value-type="string" office:string-value="'al_cpp': D('6.09')" calcext:value-type="string">
            <text:p>'al_cpp': D('6.09')</text:p>
          </table:table-cell>
          <table:table-cell table:formula="of:=CONCATENATE(&quot;'al_icms': D('&quot;;SUBSTITUTE(TEXT([.I60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60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60];&quot;: {&quot;;[.L60];&quot;, &quot;;[.M60];&quot;, &quot;;[.N60];&quot;, &quot;;[.O60];&quot;, &quot;;[.P60];&quot;, &quot;;[.Q60];&quot;, &quot;;[.R60];&quot;, &quot;;[.S60];&quot;},&quot;)" office:value-type="string" office:string-value="SIMPLES_NACIONAL_TETO_12: {'al_simples': D('15.06'), 'al_irpj': D('0.69'), 'al_csll': D('0.69'), 'al_cofins': D('2.09'), 'al_pis': D('0.50'), 'al_cpp': D('6.09'), 'al_icms': D('0.00'), 'al_iss': D('0.00')}," calcext:value-type="string">
            <text:p>SIMPLES_NACIONAL_TETO_12: {'al_simples': D('15.06'), 'al_irpj': D('0.69'), 'al_csll': D('0.69'), 'al_cofins': D('2.09'), 'al_pis': D('0.50'), 'al_cpp': D('6.09'), 'al_icms': D('0.00'), 'al_iss': D('0.00')},</text:p>
          </table:table-cell>
        </table:table-row>
        <table:table-row table:style-name="ro1">
          <table:table-cell office:value-type="string" calcext:value-type="string">
            <text:p>De R$ 2.160.000,01 a R$ 2.340.000,00</text:p>
          </table:table-cell>
          <table:table-cell office:value-type="string" calcext:value-type="string">
            <text:p>SIMPLES_NACIONAL_TETO_13</text:p>
          </table:table-cell>
          <table:table-cell office:value-type="float" office:value="15.2" calcext:value-type="float">
            <text:p>15,2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2.1" calcext:value-type="float">
            <text:p>2,1</text:p>
          </table:table-cell>
          <table:table-cell office:value-type="float" office:value="0.5" calcext:value-type="float">
            <text:p>0,5</text:p>
          </table:table-cell>
          <table:table-cell office:value-type="float" office:value="6.19" calcext:value-type="float">
            <text:p>6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61];&quot;#0,00&quot;);&quot;,&quot;;&quot;.&quot;);&quot;')&quot;)" office:value-type="string" office:string-value="'al_simples': D('15.20')" calcext:value-type="string">
            <text:p>'al_simples': D('15.20')</text:p>
          </table:table-cell>
          <table:table-cell table:formula="of:=CONCATENATE(&quot;'al_irpj': D('&quot;;SUBSTITUTE(TEXT([.D61];&quot;#0,00&quot;);&quot;,&quot;;&quot;.&quot;);&quot;')&quot;)" office:value-type="string" office:string-value="'al_irpj': D('0.71')" calcext:value-type="string">
            <text:p>'al_irpj': D('0.71')</text:p>
          </table:table-cell>
          <table:table-cell table:formula="of:=CONCATENATE(&quot;'al_csll': D('&quot;;SUBSTITUTE(TEXT([.E61];&quot;#0,00&quot;);&quot;,&quot;;&quot;.&quot;);&quot;')&quot;)" office:value-type="string" office:string-value="'al_csll': D('0.70')" calcext:value-type="string">
            <text:p>'al_csll': D('0.70')</text:p>
          </table:table-cell>
          <table:table-cell table:formula="of:=CONCATENATE(&quot;'al_cofins': D('&quot;;SUBSTITUTE(TEXT([.F61];&quot;#0,00&quot;);&quot;,&quot;;&quot;.&quot;);&quot;')&quot;)" office:value-type="string" office:string-value="'al_cofins': D('2.10')" calcext:value-type="string">
            <text:p>'al_cofins': D('2.10')</text:p>
          </table:table-cell>
          <table:table-cell table:formula="of:=CONCATENATE(&quot;'al_pis': D('&quot;;SUBSTITUTE(TEXT([.G61];&quot;#0,00&quot;);&quot;,&quot;;&quot;.&quot;);&quot;')&quot;)" office:value-type="string" office:string-value="'al_pis': D('0.50')" calcext:value-type="string">
            <text:p>'al_pis': D('0.50')</text:p>
          </table:table-cell>
          <table:table-cell table:formula="of:=CONCATENATE(&quot;'al_cpp': D('&quot;;SUBSTITUTE(TEXT([.H61];&quot;#0,00&quot;);&quot;,&quot;;&quot;.&quot;);&quot;')&quot;)" office:value-type="string" office:string-value="'al_cpp': D('6.19')" calcext:value-type="string">
            <text:p>'al_cpp': D('6.19')</text:p>
          </table:table-cell>
          <table:table-cell table:formula="of:=CONCATENATE(&quot;'al_icms': D('&quot;;SUBSTITUTE(TEXT([.I61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61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61];&quot;: {&quot;;[.L61];&quot;, &quot;;[.M61];&quot;, &quot;;[.N61];&quot;, &quot;;[.O61];&quot;, &quot;;[.P61];&quot;, &quot;;[.Q61];&quot;, &quot;;[.R61];&quot;, &quot;;[.S61];&quot;},&quot;)" office:value-type="string" office:string-value="SIMPLES_NACIONAL_TETO_13: {'al_simples': D('15.20'), 'al_irpj': D('0.71'), 'al_csll': D('0.70'), 'al_cofins': D('2.10'), 'al_pis': D('0.50'), 'al_cpp': D('6.19'), 'al_icms': D('0.00'), 'al_iss': D('0.00')}," calcext:value-type="string">
            <text:p>SIMPLES_NACIONAL_TETO_13: {'al_simples': D('15.20'), 'al_irpj': D('0.71'), 'al_csll': D('0.70'), 'al_cofins': D('2.10'), 'al_pis': D('0.50'), 'al_cpp': D('6.19'), 'al_icms': D('0.00'), 'al_iss': D('0.00')},</text:p>
          </table:table-cell>
        </table:table-row>
        <table:table-row table:style-name="ro1">
          <table:table-cell office:value-type="string" calcext:value-type="string">
            <text:p>De R$ 2.340.000,01 a R$ 2.520.000,00</text:p>
          </table:table-cell>
          <table:table-cell office:value-type="string" calcext:value-type="string">
            <text:p>SIMPLES_NACIONAL_TETO_14</text:p>
          </table:table-cell>
          <table:table-cell office:value-type="float" office:value="15.35" calcext:value-type="float">
            <text:p>15,35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2.13" calcext:value-type="float">
            <text:p>2,13</text:p>
          </table:table-cell>
          <table:table-cell office:value-type="float" office:value="0.51" calcext:value-type="float">
            <text:p>0,51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62];&quot;#0,00&quot;);&quot;,&quot;;&quot;.&quot;);&quot;')&quot;)" office:value-type="string" office:string-value="'al_simples': D('15.35')" calcext:value-type="string">
            <text:p>'al_simples': D('15.35')</text:p>
          </table:table-cell>
          <table:table-cell table:formula="of:=CONCATENATE(&quot;'al_irpj': D('&quot;;SUBSTITUTE(TEXT([.D62];&quot;#0,00&quot;);&quot;,&quot;;&quot;.&quot;);&quot;')&quot;)" office:value-type="string" office:string-value="'al_irpj': D('0.71')" calcext:value-type="string">
            <text:p>'al_irpj': D('0.71')</text:p>
          </table:table-cell>
          <table:table-cell table:formula="of:=CONCATENATE(&quot;'al_csll': D('&quot;;SUBSTITUTE(TEXT([.E62];&quot;#0,00&quot;);&quot;,&quot;;&quot;.&quot;);&quot;')&quot;)" office:value-type="string" office:string-value="'al_csll': D('0.70')" calcext:value-type="string">
            <text:p>'al_csll': D('0.70')</text:p>
          </table:table-cell>
          <table:table-cell table:formula="of:=CONCATENATE(&quot;'al_cofins': D('&quot;;SUBSTITUTE(TEXT([.F62];&quot;#0,00&quot;);&quot;,&quot;;&quot;.&quot;);&quot;')&quot;)" office:value-type="string" office:string-value="'al_cofins': D('2.13')" calcext:value-type="string">
            <text:p>'al_cofins': D('2.13')</text:p>
          </table:table-cell>
          <table:table-cell table:formula="of:=CONCATENATE(&quot;'al_pis': D('&quot;;SUBSTITUTE(TEXT([.G62];&quot;#0,00&quot;);&quot;,&quot;;&quot;.&quot;);&quot;')&quot;)" office:value-type="string" office:string-value="'al_pis': D('0.51')" calcext:value-type="string">
            <text:p>'al_pis': D('0.51')</text:p>
          </table:table-cell>
          <table:table-cell table:formula="of:=CONCATENATE(&quot;'al_cpp': D('&quot;;SUBSTITUTE(TEXT([.H62];&quot;#0,00&quot;);&quot;,&quot;;&quot;.&quot;);&quot;')&quot;)" office:value-type="string" office:string-value="'al_cpp': D('6.30')" calcext:value-type="string">
            <text:p>'al_cpp': D('6.30')</text:p>
          </table:table-cell>
          <table:table-cell table:formula="of:=CONCATENATE(&quot;'al_icms': D('&quot;;SUBSTITUTE(TEXT([.I62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62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62];&quot;: {&quot;;[.L62];&quot;, &quot;;[.M62];&quot;, &quot;;[.N62];&quot;, &quot;;[.O62];&quot;, &quot;;[.P62];&quot;, &quot;;[.Q62];&quot;, &quot;;[.R62];&quot;, &quot;;[.S62];&quot;},&quot;)" office:value-type="string" office:string-value="SIMPLES_NACIONAL_TETO_14: {'al_simples': D('15.35'), 'al_irpj': D('0.71'), 'al_csll': D('0.70'), 'al_cofins': D('2.13'), 'al_pis': D('0.51'), 'al_cpp': D('6.30'), 'al_icms': D('0.00'), 'al_iss': D('0.00')}," calcext:value-type="string">
            <text:p>SIMPLES_NACIONAL_TETO_14: {'al_simples': D('15.35'), 'al_irpj': D('0.71'), 'al_csll': D('0.70'), 'al_cofins': D('2.13'), 'al_pis': D('0.51'), 'al_cpp': D('6.30'), 'al_icms': D('0.00'), 'al_iss': D('0.00')},</text:p>
          </table:table-cell>
        </table:table-row>
        <table:table-row table:style-name="ro1">
          <table:table-cell office:value-type="string" calcext:value-type="string">
            <text:p>De R$ 2.520.000,01 a R$ 2.700.000,00</text:p>
          </table:table-cell>
          <table:table-cell office:value-type="string" calcext:value-type="string">
            <text:p>SIMPLES_NACIONAL_TETO_15</text:p>
          </table:table-cell>
          <table:table-cell office:value-type="float" office:value="15.48" calcext:value-type="float">
            <text:p>15,48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2.15" calcext:value-type="float">
            <text:p>2,15</text:p>
          </table:table-cell>
          <table:table-cell office:value-type="float" office:value="0.51" calcext:value-type="float">
            <text:p>0,51</text:p>
          </table:table-cell>
          <table:table-cell office:value-type="float" office:value="6.4" calcext:value-type="float">
            <text:p>6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63];&quot;#0,00&quot;);&quot;,&quot;;&quot;.&quot;);&quot;')&quot;)" office:value-type="string" office:string-value="'al_simples': D('15.48')" calcext:value-type="string">
            <text:p>'al_simples': D('15.48')</text:p>
          </table:table-cell>
          <table:table-cell table:formula="of:=CONCATENATE(&quot;'al_irpj': D('&quot;;SUBSTITUTE(TEXT([.D63];&quot;#0,00&quot;);&quot;,&quot;;&quot;.&quot;);&quot;')&quot;)" office:value-type="string" office:string-value="'al_irpj': D('0.72')" calcext:value-type="string">
            <text:p>'al_irpj': D('0.72')</text:p>
          </table:table-cell>
          <table:table-cell table:formula="of:=CONCATENATE(&quot;'al_csll': D('&quot;;SUBSTITUTE(TEXT([.E63];&quot;#0,00&quot;);&quot;,&quot;;&quot;.&quot;);&quot;')&quot;)" office:value-type="string" office:string-value="'al_csll': D('0.70')" calcext:value-type="string">
            <text:p>'al_csll': D('0.70')</text:p>
          </table:table-cell>
          <table:table-cell table:formula="of:=CONCATENATE(&quot;'al_cofins': D('&quot;;SUBSTITUTE(TEXT([.F63];&quot;#0,00&quot;);&quot;,&quot;;&quot;.&quot;);&quot;')&quot;)" office:value-type="string" office:string-value="'al_cofins': D('2.15')" calcext:value-type="string">
            <text:p>'al_cofins': D('2.15')</text:p>
          </table:table-cell>
          <table:table-cell table:formula="of:=CONCATENATE(&quot;'al_pis': D('&quot;;SUBSTITUTE(TEXT([.G63];&quot;#0,00&quot;);&quot;,&quot;;&quot;.&quot;);&quot;')&quot;)" office:value-type="string" office:string-value="'al_pis': D('0.51')" calcext:value-type="string">
            <text:p>'al_pis': D('0.51')</text:p>
          </table:table-cell>
          <table:table-cell table:formula="of:=CONCATENATE(&quot;'al_cpp': D('&quot;;SUBSTITUTE(TEXT([.H63];&quot;#0,00&quot;);&quot;,&quot;;&quot;.&quot;);&quot;')&quot;)" office:value-type="string" office:string-value="'al_cpp': D('6.40')" calcext:value-type="string">
            <text:p>'al_cpp': D('6.40')</text:p>
          </table:table-cell>
          <table:table-cell table:formula="of:=CONCATENATE(&quot;'al_icms': D('&quot;;SUBSTITUTE(TEXT([.I63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63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63];&quot;: {&quot;;[.L63];&quot;, &quot;;[.M63];&quot;, &quot;;[.N63];&quot;, &quot;;[.O63];&quot;, &quot;;[.P63];&quot;, &quot;;[.Q63];&quot;, &quot;;[.R63];&quot;, &quot;;[.S63];&quot;},&quot;)" office:value-type="string" office:string-value="SIMPLES_NACIONAL_TETO_15: {'al_simples': D('15.48'), 'al_irpj': D('0.72'), 'al_csll': D('0.70'), 'al_cofins': D('2.15'), 'al_pis': D('0.51'), 'al_cpp': D('6.40'), 'al_icms': D('0.00'), 'al_iss': D('0.00')}," calcext:value-type="string">
            <text:p>SIMPLES_NACIONAL_TETO_15: {'al_simples': D('15.48'), 'al_irpj': D('0.72'), 'al_csll': D('0.70'), 'al_cofins': D('2.15'), 'al_pis': D('0.51'), 'al_cpp': D('6.40'), 'al_icms': D('0.00'), 'al_iss': D('0.00')},</text:p>
          </table:table-cell>
        </table:table-row>
        <table:table-row table:style-name="ro1">
          <table:table-cell office:value-type="string" calcext:value-type="string">
            <text:p>De R$ 2.700.000,01 a R$ 2.880.000,00</text:p>
          </table:table-cell>
          <table:table-cell office:value-type="string" calcext:value-type="string">
            <text:p>SIMPLES_NACIONAL_TETO_16</text:p>
          </table:table-cell>
          <table:table-cell office:value-type="float" office:value="16.85" calcext:value-type="float">
            <text:p>16,85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2.34" calcext:value-type="float">
            <text:p>2,34</text:p>
          </table:table-cell>
          <table:table-cell office:value-type="float" office:value="0.56" calcext:value-type="float">
            <text:p>0,56</text:p>
          </table:table-cell>
          <table:table-cell office:value-type="float" office:value="7.41" calcext:value-type="float">
            <text:p>7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64];&quot;#0,00&quot;);&quot;,&quot;;&quot;.&quot;);&quot;')&quot;)" office:value-type="string" office:string-value="'al_simples': D('16.85')" calcext:value-type="string">
            <text:p>'al_simples': D('16.85')</text:p>
          </table:table-cell>
          <table:table-cell table:formula="of:=CONCATENATE(&quot;'al_irpj': D('&quot;;SUBSTITUTE(TEXT([.D64];&quot;#0,00&quot;);&quot;,&quot;;&quot;.&quot;);&quot;')&quot;)" office:value-type="string" office:string-value="'al_irpj': D('0.78')" calcext:value-type="string">
            <text:p>'al_irpj': D('0.78')</text:p>
          </table:table-cell>
          <table:table-cell table:formula="of:=CONCATENATE(&quot;'al_csll': D('&quot;;SUBSTITUTE(TEXT([.E64];&quot;#0,00&quot;);&quot;,&quot;;&quot;.&quot;);&quot;')&quot;)" office:value-type="string" office:string-value="'al_csll': D('0.76')" calcext:value-type="string">
            <text:p>'al_csll': D('0.76')</text:p>
          </table:table-cell>
          <table:table-cell table:formula="of:=CONCATENATE(&quot;'al_cofins': D('&quot;;SUBSTITUTE(TEXT([.F64];&quot;#0,00&quot;);&quot;,&quot;;&quot;.&quot;);&quot;')&quot;)" office:value-type="string" office:string-value="'al_cofins': D('2.34')" calcext:value-type="string">
            <text:p>'al_cofins': D('2.34')</text:p>
          </table:table-cell>
          <table:table-cell table:formula="of:=CONCATENATE(&quot;'al_pis': D('&quot;;SUBSTITUTE(TEXT([.G64];&quot;#0,00&quot;);&quot;,&quot;;&quot;.&quot;);&quot;')&quot;)" office:value-type="string" office:string-value="'al_pis': D('0.56')" calcext:value-type="string">
            <text:p>'al_pis': D('0.56')</text:p>
          </table:table-cell>
          <table:table-cell table:formula="of:=CONCATENATE(&quot;'al_cpp': D('&quot;;SUBSTITUTE(TEXT([.H64];&quot;#0,00&quot;);&quot;,&quot;;&quot;.&quot;);&quot;')&quot;)" office:value-type="string" office:string-value="'al_cpp': D('7.41')" calcext:value-type="string">
            <text:p>'al_cpp': D('7.41')</text:p>
          </table:table-cell>
          <table:table-cell table:formula="of:=CONCATENATE(&quot;'al_icms': D('&quot;;SUBSTITUTE(TEXT([.I64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64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64];&quot;: {&quot;;[.L64];&quot;, &quot;;[.M64];&quot;, &quot;;[.N64];&quot;, &quot;;[.O64];&quot;, &quot;;[.P64];&quot;, &quot;;[.Q64];&quot;, &quot;;[.R64];&quot;, &quot;;[.S64];&quot;},&quot;)" office:value-type="string" office:string-value="SIMPLES_NACIONAL_TETO_16: {'al_simples': D('16.85'), 'al_irpj': D('0.78'), 'al_csll': D('0.76'), 'al_cofins': D('2.34'), 'al_pis': D('0.56'), 'al_cpp': D('7.41'), 'al_icms': D('0.00'), 'al_iss': D('0.00')}," calcext:value-type="string">
            <text:p>SIMPLES_NACIONAL_TETO_16: {'al_simples': D('16.85'), 'al_irpj': D('0.78'), 'al_csll': D('0.76'), 'al_cofins': D('2.34'), 'al_pis': D('0.56'), 'al_cpp': D('7.41'), 'al_icms': D('0.00'), 'al_iss': D('0.00')},</text:p>
          </table:table-cell>
        </table:table-row>
        <table:table-row table:style-name="ro1">
          <table:table-cell office:value-type="string" calcext:value-type="string">
            <text:p>De R$ 2.880.000,01 a R$ 3.060.000,00</text:p>
          </table:table-cell>
          <table:table-cell office:value-type="string" calcext:value-type="string">
            <text:p>SIMPLES_NACIONAL_TETO_17</text:p>
          </table:table-cell>
          <table:table-cell office:value-type="float" office:value="16.98" calcext:value-type="float">
            <text:p>16,98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2.36" calcext:value-type="float">
            <text:p>2,36</text:p>
          </table:table-cell>
          <table:table-cell office:value-type="float" office:value="0.56" calcext:value-type="float">
            <text:p>0,56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65];&quot;#0,00&quot;);&quot;,&quot;;&quot;.&quot;);&quot;')&quot;)" office:value-type="string" office:string-value="'al_simples': D('16.98')" calcext:value-type="string">
            <text:p>'al_simples': D('16.98')</text:p>
          </table:table-cell>
          <table:table-cell table:formula="of:=CONCATENATE(&quot;'al_irpj': D('&quot;;SUBSTITUTE(TEXT([.D65];&quot;#0,00&quot;);&quot;,&quot;;&quot;.&quot;);&quot;')&quot;)" office:value-type="string" office:string-value="'al_irpj': D('0.78')" calcext:value-type="string">
            <text:p>'al_irpj': D('0.78')</text:p>
          </table:table-cell>
          <table:table-cell table:formula="of:=CONCATENATE(&quot;'al_csll': D('&quot;;SUBSTITUTE(TEXT([.E65];&quot;#0,00&quot;);&quot;,&quot;;&quot;.&quot;);&quot;')&quot;)" office:value-type="string" office:string-value="'al_csll': D('0.78')" calcext:value-type="string">
            <text:p>'al_csll': D('0.78')</text:p>
          </table:table-cell>
          <table:table-cell table:formula="of:=CONCATENATE(&quot;'al_cofins': D('&quot;;SUBSTITUTE(TEXT([.F65];&quot;#0,00&quot;);&quot;,&quot;;&quot;.&quot;);&quot;')&quot;)" office:value-type="string" office:string-value="'al_cofins': D('2.36')" calcext:value-type="string">
            <text:p>'al_cofins': D('2.36')</text:p>
          </table:table-cell>
          <table:table-cell table:formula="of:=CONCATENATE(&quot;'al_pis': D('&quot;;SUBSTITUTE(TEXT([.G65];&quot;#0,00&quot;);&quot;,&quot;;&quot;.&quot;);&quot;')&quot;)" office:value-type="string" office:string-value="'al_pis': D('0.56')" calcext:value-type="string">
            <text:p>'al_pis': D('0.56')</text:p>
          </table:table-cell>
          <table:table-cell table:formula="of:=CONCATENATE(&quot;'al_cpp': D('&quot;;SUBSTITUTE(TEXT([.H65];&quot;#0,00&quot;);&quot;,&quot;;&quot;.&quot;);&quot;')&quot;)" office:value-type="string" office:string-value="'al_cpp': D('7.50')" calcext:value-type="string">
            <text:p>'al_cpp': D('7.50')</text:p>
          </table:table-cell>
          <table:table-cell table:formula="of:=CONCATENATE(&quot;'al_icms': D('&quot;;SUBSTITUTE(TEXT([.I65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65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65];&quot;: {&quot;;[.L65];&quot;, &quot;;[.M65];&quot;, &quot;;[.N65];&quot;, &quot;;[.O65];&quot;, &quot;;[.P65];&quot;, &quot;;[.Q65];&quot;, &quot;;[.R65];&quot;, &quot;;[.S65];&quot;},&quot;)" office:value-type="string" office:string-value="SIMPLES_NACIONAL_TETO_17: {'al_simples': D('16.98'), 'al_irpj': D('0.78'), 'al_csll': D('0.78'), 'al_cofins': D('2.36'), 'al_pis': D('0.56'), 'al_cpp': D('7.50'), 'al_icms': D('0.00'), 'al_iss': D('0.00')}," calcext:value-type="string">
            <text:p>SIMPLES_NACIONAL_TETO_17: {'al_simples': D('16.98'), 'al_irpj': D('0.78'), 'al_csll': D('0.78'), 'al_cofins': D('2.36'), 'al_pis': D('0.56'), 'al_cpp': D('7.50'), 'al_icms': D('0.00'), 'al_iss': D('0.00')},</text:p>
          </table:table-cell>
        </table:table-row>
        <table:table-row table:style-name="ro1">
          <table:table-cell office:value-type="string" calcext:value-type="string">
            <text:p>De R$ 3.060.000,01 a R$ 3.240.000,00</text:p>
          </table:table-cell>
          <table:table-cell office:value-type="string" calcext:value-type="string">
            <text:p>SIMPLES_NACIONAL_TETO_18</text:p>
          </table:table-cell>
          <table:table-cell office:value-type="float" office:value="17.13" calcext:value-type="float">
            <text:p>17,13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2.37" calcext:value-type="float">
            <text:p>2,37</text:p>
          </table:table-cell>
          <table:table-cell office:value-type="float" office:value="0.57" calcext:value-type="float">
            <text:p>0,57</text:p>
          </table:table-cell>
          <table:table-cell office:value-type="float" office:value="7.6" calcext:value-type="float">
            <text:p>7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66];&quot;#0,00&quot;);&quot;,&quot;;&quot;.&quot;);&quot;')&quot;)" office:value-type="string" office:string-value="'al_simples': D('17.13')" calcext:value-type="string">
            <text:p>'al_simples': D('17.13')</text:p>
          </table:table-cell>
          <table:table-cell table:formula="of:=CONCATENATE(&quot;'al_irpj': D('&quot;;SUBSTITUTE(TEXT([.D66];&quot;#0,00&quot;);&quot;,&quot;;&quot;.&quot;);&quot;')&quot;)" office:value-type="string" office:string-value="'al_irpj': D('0.80')" calcext:value-type="string">
            <text:p>'al_irpj': D('0.80')</text:p>
          </table:table-cell>
          <table:table-cell table:formula="of:=CONCATENATE(&quot;'al_csll': D('&quot;;SUBSTITUTE(TEXT([.E66];&quot;#0,00&quot;);&quot;,&quot;;&quot;.&quot;);&quot;')&quot;)" office:value-type="string" office:string-value="'al_csll': D('0.79')" calcext:value-type="string">
            <text:p>'al_csll': D('0.79')</text:p>
          </table:table-cell>
          <table:table-cell table:formula="of:=CONCATENATE(&quot;'al_cofins': D('&quot;;SUBSTITUTE(TEXT([.F66];&quot;#0,00&quot;);&quot;,&quot;;&quot;.&quot;);&quot;')&quot;)" office:value-type="string" office:string-value="'al_cofins': D('2.37')" calcext:value-type="string">
            <text:p>'al_cofins': D('2.37')</text:p>
          </table:table-cell>
          <table:table-cell table:formula="of:=CONCATENATE(&quot;'al_pis': D('&quot;;SUBSTITUTE(TEXT([.G66];&quot;#0,00&quot;);&quot;,&quot;;&quot;.&quot;);&quot;')&quot;)" office:value-type="string" office:string-value="'al_pis': D('0.57')" calcext:value-type="string">
            <text:p>'al_pis': D('0.57')</text:p>
          </table:table-cell>
          <table:table-cell table:formula="of:=CONCATENATE(&quot;'al_cpp': D('&quot;;SUBSTITUTE(TEXT([.H66];&quot;#0,00&quot;);&quot;,&quot;;&quot;.&quot;);&quot;')&quot;)" office:value-type="string" office:string-value="'al_cpp': D('7.60')" calcext:value-type="string">
            <text:p>'al_cpp': D('7.60')</text:p>
          </table:table-cell>
          <table:table-cell table:formula="of:=CONCATENATE(&quot;'al_icms': D('&quot;;SUBSTITUTE(TEXT([.I66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66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66];&quot;: {&quot;;[.L66];&quot;, &quot;;[.M66];&quot;, &quot;;[.N66];&quot;, &quot;;[.O66];&quot;, &quot;;[.P66];&quot;, &quot;;[.Q66];&quot;, &quot;;[.R66];&quot;, &quot;;[.S66];&quot;},&quot;)" office:value-type="string" office:string-value="SIMPLES_NACIONAL_TETO_18: {'al_simples': D('17.13'), 'al_irpj': D('0.80'), 'al_csll': D('0.79'), 'al_cofins': D('2.37'), 'al_pis': D('0.57'), 'al_cpp': D('7.60'), 'al_icms': D('0.00'), 'al_iss': D('0.00')}," calcext:value-type="string">
            <text:p>SIMPLES_NACIONAL_TETO_18: {'al_simples': D('17.13'), 'al_irpj': D('0.80'), 'al_csll': D('0.79'), 'al_cofins': D('2.37'), 'al_pis': D('0.57'), 'al_cpp': D('7.60'), 'al_icms': D('0.00'), 'al_iss': D('0.00')},</text:p>
          </table:table-cell>
        </table:table-row>
        <table:table-row table:style-name="ro1">
          <table:table-cell office:value-type="string" calcext:value-type="string">
            <text:p>De R$ 3.240.000,01 a R$ 3.420.000,00</text:p>
          </table:table-cell>
          <table:table-cell office:value-type="string" calcext:value-type="string">
            <text:p>SIMPLES_NACIONAL_TETO_19</text:p>
          </table:table-cell>
          <table:table-cell office:value-type="float" office:value="17.27" calcext:value-type="float">
            <text:p>17,27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2.4" calcext:value-type="float">
            <text:p>2,4</text:p>
          </table:table-cell>
          <table:table-cell office:value-type="float" office:value="0.57" calcext:value-type="float">
            <text:p>0,57</text:p>
          </table:table-cell>
          <table:table-cell office:value-type="float" office:value="7.71" calcext:value-type="float">
            <text:p>7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67];&quot;#0,00&quot;);&quot;,&quot;;&quot;.&quot;);&quot;')&quot;)" office:value-type="string" office:string-value="'al_simples': D('17.27')" calcext:value-type="string">
            <text:p>'al_simples': D('17.27')</text:p>
          </table:table-cell>
          <table:table-cell table:formula="of:=CONCATENATE(&quot;'al_irpj': D('&quot;;SUBSTITUTE(TEXT([.D67];&quot;#0,00&quot;);&quot;,&quot;;&quot;.&quot;);&quot;')&quot;)" office:value-type="string" office:string-value="'al_irpj': D('0.80')" calcext:value-type="string">
            <text:p>'al_irpj': D('0.80')</text:p>
          </table:table-cell>
          <table:table-cell table:formula="of:=CONCATENATE(&quot;'al_csll': D('&quot;;SUBSTITUTE(TEXT([.E67];&quot;#0,00&quot;);&quot;,&quot;;&quot;.&quot;);&quot;')&quot;)" office:value-type="string" office:string-value="'al_csll': D('0.79')" calcext:value-type="string">
            <text:p>'al_csll': D('0.79')</text:p>
          </table:table-cell>
          <table:table-cell table:formula="of:=CONCATENATE(&quot;'al_cofins': D('&quot;;SUBSTITUTE(TEXT([.F67];&quot;#0,00&quot;);&quot;,&quot;;&quot;.&quot;);&quot;')&quot;)" office:value-type="string" office:string-value="'al_cofins': D('2.40')" calcext:value-type="string">
            <text:p>'al_cofins': D('2.40')</text:p>
          </table:table-cell>
          <table:table-cell table:formula="of:=CONCATENATE(&quot;'al_pis': D('&quot;;SUBSTITUTE(TEXT([.G67];&quot;#0,00&quot;);&quot;,&quot;;&quot;.&quot;);&quot;')&quot;)" office:value-type="string" office:string-value="'al_pis': D('0.57')" calcext:value-type="string">
            <text:p>'al_pis': D('0.57')</text:p>
          </table:table-cell>
          <table:table-cell table:formula="of:=CONCATENATE(&quot;'al_cpp': D('&quot;;SUBSTITUTE(TEXT([.H67];&quot;#0,00&quot;);&quot;,&quot;;&quot;.&quot;);&quot;')&quot;)" office:value-type="string" office:string-value="'al_cpp': D('7.71')" calcext:value-type="string">
            <text:p>'al_cpp': D('7.71')</text:p>
          </table:table-cell>
          <table:table-cell table:formula="of:=CONCATENATE(&quot;'al_icms': D('&quot;;SUBSTITUTE(TEXT([.I67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67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67];&quot;: {&quot;;[.L67];&quot;, &quot;;[.M67];&quot;, &quot;;[.N67];&quot;, &quot;;[.O67];&quot;, &quot;;[.P67];&quot;, &quot;;[.Q67];&quot;, &quot;;[.R67];&quot;, &quot;;[.S67];&quot;},&quot;)" office:value-type="string" office:string-value="SIMPLES_NACIONAL_TETO_19: {'al_simples': D('17.27'), 'al_irpj': D('0.80'), 'al_csll': D('0.79'), 'al_cofins': D('2.40'), 'al_pis': D('0.57'), 'al_cpp': D('7.71'), 'al_icms': D('0.00'), 'al_iss': D('0.00')}," calcext:value-type="string">
            <text:p>SIMPLES_NACIONAL_TETO_19: {'al_simples': D('17.27'), 'al_irpj': D('0.80'), 'al_csll': D('0.79'), 'al_cofins': D('2.40'), 'al_pis': D('0.57'), 'al_cpp': D('7.71'), 'al_icms': D('0.00'), 'al_iss': D('0.00')},</text:p>
          </table:table-cell>
        </table:table-row>
        <table:table-row table:style-name="ro1">
          <table:table-cell office:value-type="string" calcext:value-type="string">
            <text:p>De R$ 3.420.000,01 a R$ 3.600.000,00</text:p>
          </table:table-cell>
          <table:table-cell office:value-type="string" calcext:value-type="string">
            <text:p>SIMPLES_NACIONAL_TETO_20</text:p>
          </table:table-cell>
          <table:table-cell office:value-type="float" office:value="17.42" calcext:value-type="float">
            <text:p>17,42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2.42" calcext:value-type="float">
            <text:p>2,42</text:p>
          </table:table-cell>
          <table:table-cell office:value-type="float" office:value="0.57" calcext:value-type="float">
            <text:p>0,57</text:p>
          </table:table-cell>
          <table:table-cell office:value-type="float" office:value="7.83" calcext:value-type="float">
            <text:p>7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68];&quot;#0,00&quot;);&quot;,&quot;;&quot;.&quot;);&quot;')&quot;)" office:value-type="string" office:string-value="'al_simples': D('17.42')" calcext:value-type="string">
            <text:p>'al_simples': D('17.42')</text:p>
          </table:table-cell>
          <table:table-cell table:formula="of:=CONCATENATE(&quot;'al_irpj': D('&quot;;SUBSTITUTE(TEXT([.D68];&quot;#0,00&quot;);&quot;,&quot;;&quot;.&quot;);&quot;')&quot;)" office:value-type="string" office:string-value="'al_irpj': D('0.81')" calcext:value-type="string">
            <text:p>'al_irpj': D('0.81')</text:p>
          </table:table-cell>
          <table:table-cell table:formula="of:=CONCATENATE(&quot;'al_csll': D('&quot;;SUBSTITUTE(TEXT([.E68];&quot;#0,00&quot;);&quot;,&quot;;&quot;.&quot;);&quot;')&quot;)" office:value-type="string" office:string-value="'al_csll': D('0.79')" calcext:value-type="string">
            <text:p>'al_csll': D('0.79')</text:p>
          </table:table-cell>
          <table:table-cell table:formula="of:=CONCATENATE(&quot;'al_cofins': D('&quot;;SUBSTITUTE(TEXT([.F68];&quot;#0,00&quot;);&quot;,&quot;;&quot;.&quot;);&quot;')&quot;)" office:value-type="string" office:string-value="'al_cofins': D('2.42')" calcext:value-type="string">
            <text:p>'al_cofins': D('2.42')</text:p>
          </table:table-cell>
          <table:table-cell table:formula="of:=CONCATENATE(&quot;'al_pis': D('&quot;;SUBSTITUTE(TEXT([.G68];&quot;#0,00&quot;);&quot;,&quot;;&quot;.&quot;);&quot;')&quot;)" office:value-type="string" office:string-value="'al_pis': D('0.57')" calcext:value-type="string">
            <text:p>'al_pis': D('0.57')</text:p>
          </table:table-cell>
          <table:table-cell table:formula="of:=CONCATENATE(&quot;'al_cpp': D('&quot;;SUBSTITUTE(TEXT([.H68];&quot;#0,00&quot;);&quot;,&quot;;&quot;.&quot;);&quot;')&quot;)" office:value-type="string" office:string-value="'al_cpp': D('7.83')" calcext:value-type="string">
            <text:p>'al_cpp': D('7.83')</text:p>
          </table:table-cell>
          <table:table-cell table:formula="of:=CONCATENATE(&quot;'al_icms': D('&quot;;SUBSTITUTE(TEXT([.I68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68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68];&quot;: {&quot;;[.L68];&quot;, &quot;;[.M68];&quot;, &quot;;[.N68];&quot;, &quot;;[.O68];&quot;, &quot;;[.P68];&quot;, &quot;;[.Q68];&quot;, &quot;;[.R68];&quot;, &quot;;[.S68];&quot;},&quot;)" office:value-type="string" office:string-value="SIMPLES_NACIONAL_TETO_20: {'al_simples': D('17.42'), 'al_irpj': D('0.81'), 'al_csll': D('0.79'), 'al_cofins': D('2.42'), 'al_pis': D('0.57'), 'al_cpp': D('7.83'), 'al_icms': D('0.00'), 'al_iss': D('0.00')}," calcext:value-type="string">
            <text:p>SIMPLES_NACIONAL_TETO_20: {'al_simples': D('17.42'), 'al_irpj': D('0.81'), 'al_csll': D('0.79'), 'al_cofins': D('2.42'), 'al_pis': D('0.57'), 'al_cpp': D('7.83'), 'al_icms': D('0.00'), 'al_iss': D('0.00')},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erviços – Anexo 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ceita Bruta em 12 meses (em R$)</text:p>
          </table:table-cell>
          <table:table-cell/>
          <table:table-cell office:value-type="string" calcext:value-type="string">
            <text:p>Alíquota Total</text:p>
          </table:table-cell>
          <table:table-cell office:value-type="string" calcext:value-type="string">
            <text:p>IRPJ</text:p>
          </table:table-cell>
          <table:table-cell office:value-type="string" calcext:value-type="string">
            <text:p>CSLL</text:p>
          </table:table-cell>
          <table:table-cell office:value-type="string" calcext:value-type="string">
            <text:p>COFINS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CMS</text:p>
          </table:table-cell>
          <table:table-cell office:value-type="string" calcext:value-type="string">
            <text:p>IPI</text:p>
          </table:table-cell>
          <table:table-cell office:value-type="string" calcext:value-type="string">
            <text:p>I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R$ 0,00 a R$ 180.000,00</text:p>
          </table:table-cell>
          <table:table-cell office:value-type="string" calcext:value-type="string">
            <text:p>SIMPLES_NACIONAL_TETO_01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,22</text:p>
          </table:table-cell>
          <table:table-cell office:value-type="float" office:value="1.28" calcext:value-type="float">
            <text:p>1,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NCATENATE(&quot;'al_simples': D('&quot;;SUBSTITUTE(TEXT([.C72];&quot;#0,00&quot;);&quot;,&quot;;&quot;.&quot;);&quot;')&quot;)" office:value-type="string" office:string-value="'al_simples': D('4.50')" calcext:value-type="string">
            <text:p>'al_simples': D('4.50')</text:p>
          </table:table-cell>
          <table:table-cell table:formula="of:=CONCATENATE(&quot;'al_irpj': D('&quot;;SUBSTITUTE(TEXT([.D72];&quot;#0,00&quot;);&quot;,&quot;;&quot;.&quot;);&quot;')&quot;)" office:value-type="string" office:string-value="'al_irpj': D('0.00')" calcext:value-type="string">
            <text:p>'al_irpj': D('0.00')</text:p>
          </table:table-cell>
          <table:table-cell table:formula="of:=CONCATENATE(&quot;'al_csll': D('&quot;;SUBSTITUTE(TEXT([.E72];&quot;#0,00&quot;);&quot;,&quot;;&quot;.&quot;);&quot;')&quot;)" office:value-type="string" office:string-value="'al_csll': D('1.22')" calcext:value-type="string">
            <text:p>'al_csll': D('1.22')</text:p>
          </table:table-cell>
          <table:table-cell table:formula="of:=CONCATENATE(&quot;'al_cofins': D('&quot;;SUBSTITUTE(TEXT([.F72];&quot;#0,00&quot;);&quot;,&quot;;&quot;.&quot;);&quot;')&quot;)" office:value-type="string" office:string-value="'al_cofins': D('1.28')" calcext:value-type="string">
            <text:p>'al_cofins': D('1.28')</text:p>
          </table:table-cell>
          <table:table-cell table:formula="of:=CONCATENATE(&quot;'al_pis': D('&quot;;SUBSTITUTE(TEXT([.G72];&quot;#0,00&quot;);&quot;,&quot;;&quot;.&quot;);&quot;')&quot;)" office:value-type="string" office:string-value="'al_pis': D('0.00')" calcext:value-type="string">
            <text:p>'al_pis': D('0.00')</text:p>
          </table:table-cell>
          <table:table-cell table:formula="of:=CONCATENATE(&quot;'al_cpp': D('&quot;;SUBSTITUTE(TEXT([.H72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72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72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72];&quot;: {&quot;;[.L72];&quot;, &quot;;[.M72];&quot;, &quot;;[.N72];&quot;, &quot;;[.O72];&quot;, &quot;;[.P72];&quot;, &quot;;[.Q72];&quot;, &quot;;[.R72];&quot;, &quot;;[.S72];&quot;},&quot;)" office:value-type="string" office:string-value="SIMPLES_NACIONAL_TETO_01: {'al_simples': D('4.50'), 'al_irpj': D('0.00'), 'al_csll': D('1.22'), 'al_cofins': D('1.28'), 'al_pis': D('0.00'), 'al_cpp': D('0.00'), 'al_icms': D('0.00'), 'al_iss': D('0.00')}," calcext:value-type="string">
            <text:p>SIMPLES_NACIONAL_TETO_01: {'al_simples': D('4.50'), 'al_irpj': D('0.00'), 'al_csll': D('1.22'), 'al_cofins': D('1.28'), 'al_pis': D('0.00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180.000,01 a R$ 360.000,00</text:p>
          </table:table-cell>
          <table:table-cell office:value-type="string" calcext:value-type="string">
            <text:p>SIMPLES_NACIONAL_TETO_02</text:p>
          </table:table-cell>
          <table:table-cell office:value-type="float" office:value="6.54" calcext:value-type="float">
            <text:p>6,54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,84</text:p>
          </table:table-cell>
          <table:table-cell office:value-type="float" office:value="1.91" calcext:value-type="float">
            <text:p>1,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9" calcext:value-type="float">
            <text:p>2,79</text:p>
          </table:table-cell>
          <table:table-cell table:formula="of:=CONCATENATE(&quot;'al_simples': D('&quot;;SUBSTITUTE(TEXT([.C73];&quot;#0,00&quot;);&quot;,&quot;;&quot;.&quot;);&quot;')&quot;)" office:value-type="string" office:string-value="'al_simples': D('6.54')" calcext:value-type="string">
            <text:p>'al_simples': D('6.54')</text:p>
          </table:table-cell>
          <table:table-cell table:formula="of:=CONCATENATE(&quot;'al_irpj': D('&quot;;SUBSTITUTE(TEXT([.D73];&quot;#0,00&quot;);&quot;,&quot;;&quot;.&quot;);&quot;')&quot;)" office:value-type="string" office:string-value="'al_irpj': D('0.00')" calcext:value-type="string">
            <text:p>'al_irpj': D('0.00')</text:p>
          </table:table-cell>
          <table:table-cell table:formula="of:=CONCATENATE(&quot;'al_csll': D('&quot;;SUBSTITUTE(TEXT([.E73];&quot;#0,00&quot;);&quot;,&quot;;&quot;.&quot;);&quot;')&quot;)" office:value-type="string" office:string-value="'al_csll': D('1.84')" calcext:value-type="string">
            <text:p>'al_csll': D('1.84')</text:p>
          </table:table-cell>
          <table:table-cell table:formula="of:=CONCATENATE(&quot;'al_cofins': D('&quot;;SUBSTITUTE(TEXT([.F73];&quot;#0,00&quot;);&quot;,&quot;;&quot;.&quot;);&quot;')&quot;)" office:value-type="string" office:string-value="'al_cofins': D('1.91')" calcext:value-type="string">
            <text:p>'al_cofins': D('1.91')</text:p>
          </table:table-cell>
          <table:table-cell table:formula="of:=CONCATENATE(&quot;'al_pis': D('&quot;;SUBSTITUTE(TEXT([.G73];&quot;#0,00&quot;);&quot;,&quot;;&quot;.&quot;);&quot;')&quot;)" office:value-type="string" office:string-value="'al_pis': D('0.00')" calcext:value-type="string">
            <text:p>'al_pis': D('0.00')</text:p>
          </table:table-cell>
          <table:table-cell table:formula="of:=CONCATENATE(&quot;'al_cpp': D('&quot;;SUBSTITUTE(TEXT([.H73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73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73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73];&quot;: {&quot;;[.L73];&quot;, &quot;;[.M73];&quot;, &quot;;[.N73];&quot;, &quot;;[.O73];&quot;, &quot;;[.P73];&quot;, &quot;;[.Q73];&quot;, &quot;;[.R73];&quot;, &quot;;[.S73];&quot;},&quot;)" office:value-type="string" office:string-value="SIMPLES_NACIONAL_TETO_02: {'al_simples': D('6.54'), 'al_irpj': D('0.00'), 'al_csll': D('1.84'), 'al_cofins': D('1.91'), 'al_pis': D('0.00'), 'al_cpp': D('0.00'), 'al_icms': D('0.00'), 'al_iss': D('0.00')}," calcext:value-type="string">
            <text:p>SIMPLES_NACIONAL_TETO_02: {'al_simples': D('6.54'), 'al_irpj': D('0.00'), 'al_csll': D('1.84'), 'al_cofins': D('1.91'), 'al_pis': D('0.00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360.000,01 a R$ 540.000,00</text:p>
          </table:table-cell>
          <table:table-cell office:value-type="string" calcext:value-type="string">
            <text:p>SIMPLES_NACIONAL_TETO_03</text:p>
          </table:table-cell>
          <table:table-cell office:value-type="float" office:value="7.7" calcext:value-type="float">
            <text:p>7,7</text:p>
          </table:table-cell>
          <table:table-cell office:value-type="float" office:value="0.16" calcext:value-type="float">
            <text:p>0,16</text:p>
          </table:table-cell>
          <table:table-cell office:value-type="float" office:value="1.85" calcext:value-type="float">
            <text:p>1,85</text:p>
          </table:table-cell>
          <table:table-cell office:value-type="float" office:value="1.95" calcext:value-type="float">
            <text:p>1,95</text:p>
          </table:table-cell>
          <table:table-cell office:value-type="float" office:value="0.24" calcext:value-type="float">
            <text:p>0,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formula="of:=CONCATENATE(&quot;'al_simples': D('&quot;;SUBSTITUTE(TEXT([.C74];&quot;#0,00&quot;);&quot;,&quot;;&quot;.&quot;);&quot;')&quot;)" office:value-type="string" office:string-value="'al_simples': D('7.70')" calcext:value-type="string">
            <text:p>'al_simples': D('7.70')</text:p>
          </table:table-cell>
          <table:table-cell table:formula="of:=CONCATENATE(&quot;'al_irpj': D('&quot;;SUBSTITUTE(TEXT([.D74];&quot;#0,00&quot;);&quot;,&quot;;&quot;.&quot;);&quot;')&quot;)" office:value-type="string" office:string-value="'al_irpj': D('0.16')" calcext:value-type="string">
            <text:p>'al_irpj': D('0.16')</text:p>
          </table:table-cell>
          <table:table-cell table:formula="of:=CONCATENATE(&quot;'al_csll': D('&quot;;SUBSTITUTE(TEXT([.E74];&quot;#0,00&quot;);&quot;,&quot;;&quot;.&quot;);&quot;')&quot;)" office:value-type="string" office:string-value="'al_csll': D('1.85')" calcext:value-type="string">
            <text:p>'al_csll': D('1.85')</text:p>
          </table:table-cell>
          <table:table-cell table:formula="of:=CONCATENATE(&quot;'al_cofins': D('&quot;;SUBSTITUTE(TEXT([.F74];&quot;#0,00&quot;);&quot;,&quot;;&quot;.&quot;);&quot;')&quot;)" office:value-type="string" office:string-value="'al_cofins': D('1.95')" calcext:value-type="string">
            <text:p>'al_cofins': D('1.95')</text:p>
          </table:table-cell>
          <table:table-cell table:formula="of:=CONCATENATE(&quot;'al_pis': D('&quot;;SUBSTITUTE(TEXT([.G74];&quot;#0,00&quot;);&quot;,&quot;;&quot;.&quot;);&quot;')&quot;)" office:value-type="string" office:string-value="'al_pis': D('0.24')" calcext:value-type="string">
            <text:p>'al_pis': D('0.24')</text:p>
          </table:table-cell>
          <table:table-cell table:formula="of:=CONCATENATE(&quot;'al_cpp': D('&quot;;SUBSTITUTE(TEXT([.H74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74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74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74];&quot;: {&quot;;[.L74];&quot;, &quot;;[.M74];&quot;, &quot;;[.N74];&quot;, &quot;;[.O74];&quot;, &quot;;[.P74];&quot;, &quot;;[.Q74];&quot;, &quot;;[.R74];&quot;, &quot;;[.S74];&quot;},&quot;)" office:value-type="string" office:string-value="SIMPLES_NACIONAL_TETO_03: {'al_simples': D('7.70'), 'al_irpj': D('0.16'), 'al_csll': D('1.85'), 'al_cofins': D('1.95'), 'al_pis': D('0.24'), 'al_cpp': D('0.00'), 'al_icms': D('0.00'), 'al_iss': D('0.00')}," calcext:value-type="string">
            <text:p>SIMPLES_NACIONAL_TETO_03: {'al_simples': D('7.70'), 'al_irpj': D('0.16'), 'al_csll': D('1.85'), 'al_cofins': D('1.95'), 'al_pis': D('0.24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540.000,01 a R$ 720.000,00</text:p>
          </table:table-cell>
          <table:table-cell office:value-type="string" calcext:value-type="string">
            <text:p>SIMPLES_NACIONAL_TETO_04</text:p>
          </table:table-cell>
          <table:table-cell office:value-type="float" office:value="8.49" calcext:value-type="float">
            <text:p>8,49</text:p>
          </table:table-cell>
          <table:table-cell office:value-type="float" office:value="0.52" calcext:value-type="float">
            <text:p>0,52</text:p>
          </table:table-cell>
          <table:table-cell office:value-type="float" office:value="1.87" calcext:value-type="float">
            <text:p>1,87</text:p>
          </table:table-cell>
          <table:table-cell office:value-type="float" office:value="1.99" calcext:value-type="float">
            <text:p>1,99</text:p>
          </table:table-cell>
          <table:table-cell office:value-type="float" office:value="0.27" calcext:value-type="float">
            <text:p>0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4" calcext:value-type="float">
            <text:p>3,84</text:p>
          </table:table-cell>
          <table:table-cell table:formula="of:=CONCATENATE(&quot;'al_simples': D('&quot;;SUBSTITUTE(TEXT([.C75];&quot;#0,00&quot;);&quot;,&quot;;&quot;.&quot;);&quot;')&quot;)" office:value-type="string" office:string-value="'al_simples': D('8.49')" calcext:value-type="string">
            <text:p>'al_simples': D('8.49')</text:p>
          </table:table-cell>
          <table:table-cell table:formula="of:=CONCATENATE(&quot;'al_irpj': D('&quot;;SUBSTITUTE(TEXT([.D75];&quot;#0,00&quot;);&quot;,&quot;;&quot;.&quot;);&quot;')&quot;)" office:value-type="string" office:string-value="'al_irpj': D('0.52')" calcext:value-type="string">
            <text:p>'al_irpj': D('0.52')</text:p>
          </table:table-cell>
          <table:table-cell table:formula="of:=CONCATENATE(&quot;'al_csll': D('&quot;;SUBSTITUTE(TEXT([.E75];&quot;#0,00&quot;);&quot;,&quot;;&quot;.&quot;);&quot;')&quot;)" office:value-type="string" office:string-value="'al_csll': D('1.87')" calcext:value-type="string">
            <text:p>'al_csll': D('1.87')</text:p>
          </table:table-cell>
          <table:table-cell table:formula="of:=CONCATENATE(&quot;'al_cofins': D('&quot;;SUBSTITUTE(TEXT([.F75];&quot;#0,00&quot;);&quot;,&quot;;&quot;.&quot;);&quot;')&quot;)" office:value-type="string" office:string-value="'al_cofins': D('1.99')" calcext:value-type="string">
            <text:p>'al_cofins': D('1.99')</text:p>
          </table:table-cell>
          <table:table-cell table:formula="of:=CONCATENATE(&quot;'al_pis': D('&quot;;SUBSTITUTE(TEXT([.G75];&quot;#0,00&quot;);&quot;,&quot;;&quot;.&quot;);&quot;')&quot;)" office:value-type="string" office:string-value="'al_pis': D('0.27')" calcext:value-type="string">
            <text:p>'al_pis': D('0.27')</text:p>
          </table:table-cell>
          <table:table-cell table:formula="of:=CONCATENATE(&quot;'al_cpp': D('&quot;;SUBSTITUTE(TEXT([.H75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75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75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75];&quot;: {&quot;;[.L75];&quot;, &quot;;[.M75];&quot;, &quot;;[.N75];&quot;, &quot;;[.O75];&quot;, &quot;;[.P75];&quot;, &quot;;[.Q75];&quot;, &quot;;[.R75];&quot;, &quot;;[.S75];&quot;},&quot;)" office:value-type="string" office:string-value="SIMPLES_NACIONAL_TETO_04: {'al_simples': D('8.49'), 'al_irpj': D('0.52'), 'al_csll': D('1.87'), 'al_cofins': D('1.99'), 'al_pis': D('0.27'), 'al_cpp': D('0.00'), 'al_icms': D('0.00'), 'al_iss': D('0.00')}," calcext:value-type="string">
            <text:p>SIMPLES_NACIONAL_TETO_04: {'al_simples': D('8.49'), 'al_irpj': D('0.52'), 'al_csll': D('1.87'), 'al_cofins': D('1.99'), 'al_pis': D('0.27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720.000,01 a R$ 900.000,00</text:p>
          </table:table-cell>
          <table:table-cell office:value-type="string" calcext:value-type="string">
            <text:p>SIMPLES_NACIONAL_TETO_05</text:p>
          </table:table-cell>
          <table:table-cell office:value-type="float" office:value="8.97" calcext:value-type="float">
            <text:p>8,97</text:p>
          </table:table-cell>
          <table:table-cell office:value-type="float" office:value="0.89" calcext:value-type="float">
            <text:p>0,89</text:p>
          </table:table-cell>
          <table:table-cell office:value-type="float" office:value="1.89" calcext:value-type="float">
            <text:p>1,89</text:p>
          </table:table-cell>
          <table:table-cell office:value-type="float" office:value="2.03" calcext:value-type="float">
            <text:p>2,03</text:p>
          </table:table-cell>
          <table:table-cell office:value-type="float" office:value="0.29" calcext:value-type="float">
            <text:p>0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7" calcext:value-type="float">
            <text:p>3,87</text:p>
          </table:table-cell>
          <table:table-cell table:formula="of:=CONCATENATE(&quot;'al_simples': D('&quot;;SUBSTITUTE(TEXT([.C76];&quot;#0,00&quot;);&quot;,&quot;;&quot;.&quot;);&quot;')&quot;)" office:value-type="string" office:string-value="'al_simples': D('8.97')" calcext:value-type="string">
            <text:p>'al_simples': D('8.97')</text:p>
          </table:table-cell>
          <table:table-cell table:formula="of:=CONCATENATE(&quot;'al_irpj': D('&quot;;SUBSTITUTE(TEXT([.D76];&quot;#0,00&quot;);&quot;,&quot;;&quot;.&quot;);&quot;')&quot;)" office:value-type="string" office:string-value="'al_irpj': D('0.89')" calcext:value-type="string">
            <text:p>'al_irpj': D('0.89')</text:p>
          </table:table-cell>
          <table:table-cell table:formula="of:=CONCATENATE(&quot;'al_csll': D('&quot;;SUBSTITUTE(TEXT([.E76];&quot;#0,00&quot;);&quot;,&quot;;&quot;.&quot;);&quot;')&quot;)" office:value-type="string" office:string-value="'al_csll': D('1.89')" calcext:value-type="string">
            <text:p>'al_csll': D('1.89')</text:p>
          </table:table-cell>
          <table:table-cell table:formula="of:=CONCATENATE(&quot;'al_cofins': D('&quot;;SUBSTITUTE(TEXT([.F76];&quot;#0,00&quot;);&quot;,&quot;;&quot;.&quot;);&quot;')&quot;)" office:value-type="string" office:string-value="'al_cofins': D('2.03')" calcext:value-type="string">
            <text:p>'al_cofins': D('2.03')</text:p>
          </table:table-cell>
          <table:table-cell table:formula="of:=CONCATENATE(&quot;'al_pis': D('&quot;;SUBSTITUTE(TEXT([.G76];&quot;#0,00&quot;);&quot;,&quot;;&quot;.&quot;);&quot;')&quot;)" office:value-type="string" office:string-value="'al_pis': D('0.29')" calcext:value-type="string">
            <text:p>'al_pis': D('0.29')</text:p>
          </table:table-cell>
          <table:table-cell table:formula="of:=CONCATENATE(&quot;'al_cpp': D('&quot;;SUBSTITUTE(TEXT([.H76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76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76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76];&quot;: {&quot;;[.L76];&quot;, &quot;;[.M76];&quot;, &quot;;[.N76];&quot;, &quot;;[.O76];&quot;, &quot;;[.P76];&quot;, &quot;;[.Q76];&quot;, &quot;;[.R76];&quot;, &quot;;[.S76];&quot;},&quot;)" office:value-type="string" office:string-value="SIMPLES_NACIONAL_TETO_05: {'al_simples': D('8.97'), 'al_irpj': D('0.89'), 'al_csll': D('1.89'), 'al_cofins': D('2.03'), 'al_pis': D('0.29'), 'al_cpp': D('0.00'), 'al_icms': D('0.00'), 'al_iss': D('0.00')}," calcext:value-type="string">
            <text:p>SIMPLES_NACIONAL_TETO_05: {'al_simples': D('8.97'), 'al_irpj': D('0.89'), 'al_csll': D('1.89'), 'al_cofins': D('2.03'), 'al_pis': D('0.29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900.000,01 a R$ 1.080.000,00</text:p>
          </table:table-cell>
          <table:table-cell office:value-type="string" calcext:value-type="string">
            <text:p>SIMPLES_NACIONAL_TETO_06</text:p>
          </table:table-cell>
          <table:table-cell office:value-type="float" office:value="9.78" calcext:value-type="float">
            <text:p>9,78</text:p>
          </table:table-cell>
          <table:table-cell office:value-type="float" office:value="1.25" calcext:value-type="float">
            <text:p>1,25</text:p>
          </table:table-cell>
          <table:table-cell office:value-type="float" office:value="1.91" calcext:value-type="float">
            <text:p>1,91</text:p>
          </table:table-cell>
          <table:table-cell office:value-type="float" office:value="2.07" calcext:value-type="float">
            <text:p>2,07</text:p>
          </table:table-cell>
          <table:table-cell office:value-type="float" office:value="0.32" calcext:value-type="float">
            <text:p>0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3" calcext:value-type="float">
            <text:p>4,23</text:p>
          </table:table-cell>
          <table:table-cell table:formula="of:=CONCATENATE(&quot;'al_simples': D('&quot;;SUBSTITUTE(TEXT([.C77];&quot;#0,00&quot;);&quot;,&quot;;&quot;.&quot;);&quot;')&quot;)" office:value-type="string" office:string-value="'al_simples': D('9.78')" calcext:value-type="string">
            <text:p>'al_simples': D('9.78')</text:p>
          </table:table-cell>
          <table:table-cell table:formula="of:=CONCATENATE(&quot;'al_irpj': D('&quot;;SUBSTITUTE(TEXT([.D77];&quot;#0,00&quot;);&quot;,&quot;;&quot;.&quot;);&quot;')&quot;)" office:value-type="string" office:string-value="'al_irpj': D('1.25')" calcext:value-type="string">
            <text:p>'al_irpj': D('1.25')</text:p>
          </table:table-cell>
          <table:table-cell table:formula="of:=CONCATENATE(&quot;'al_csll': D('&quot;;SUBSTITUTE(TEXT([.E77];&quot;#0,00&quot;);&quot;,&quot;;&quot;.&quot;);&quot;')&quot;)" office:value-type="string" office:string-value="'al_csll': D('1.91')" calcext:value-type="string">
            <text:p>'al_csll': D('1.91')</text:p>
          </table:table-cell>
          <table:table-cell table:formula="of:=CONCATENATE(&quot;'al_cofins': D('&quot;;SUBSTITUTE(TEXT([.F77];&quot;#0,00&quot;);&quot;,&quot;;&quot;.&quot;);&quot;')&quot;)" office:value-type="string" office:string-value="'al_cofins': D('2.07')" calcext:value-type="string">
            <text:p>'al_cofins': D('2.07')</text:p>
          </table:table-cell>
          <table:table-cell table:formula="of:=CONCATENATE(&quot;'al_pis': D('&quot;;SUBSTITUTE(TEXT([.G77];&quot;#0,00&quot;);&quot;,&quot;;&quot;.&quot;);&quot;')&quot;)" office:value-type="string" office:string-value="'al_pis': D('0.32')" calcext:value-type="string">
            <text:p>'al_pis': D('0.32')</text:p>
          </table:table-cell>
          <table:table-cell table:formula="of:=CONCATENATE(&quot;'al_cpp': D('&quot;;SUBSTITUTE(TEXT([.H77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77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77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77];&quot;: {&quot;;[.L77];&quot;, &quot;;[.M77];&quot;, &quot;;[.N77];&quot;, &quot;;[.O77];&quot;, &quot;;[.P77];&quot;, &quot;;[.Q77];&quot;, &quot;;[.R77];&quot;, &quot;;[.S77];&quot;},&quot;)" office:value-type="string" office:string-value="SIMPLES_NACIONAL_TETO_06: {'al_simples': D('9.78'), 'al_irpj': D('1.25'), 'al_csll': D('1.91'), 'al_cofins': D('2.07'), 'al_pis': D('0.32'), 'al_cpp': D('0.00'), 'al_icms': D('0.00'), 'al_iss': D('0.00')}," calcext:value-type="string">
            <text:p>SIMPLES_NACIONAL_TETO_06: {'al_simples': D('9.78'), 'al_irpj': D('1.25'), 'al_csll': D('1.91'), 'al_cofins': D('2.07'), 'al_pis': D('0.32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1.080.000,01 a R$ 1.260.000,00</text:p>
          </table:table-cell>
          <table:table-cell office:value-type="string" calcext:value-type="string">
            <text:p>SIMPLES_NACIONAL_TETO_07</text:p>
          </table:table-cell>
          <table:table-cell office:value-type="float" office:value="10.26" calcext:value-type="float">
            <text:p>10,26</text:p>
          </table:table-cell>
          <table:table-cell office:value-type="float" office:value="1.62" calcext:value-type="float">
            <text:p>1,62</text:p>
          </table:table-cell>
          <table:table-cell office:value-type="float" office:value="1.93" calcext:value-type="float">
            <text:p>1,93</text:p>
          </table:table-cell>
          <table:table-cell office:value-type="float" office:value="2.11" calcext:value-type="float">
            <text:p>2,11</text:p>
          </table:table-cell>
          <table:table-cell office:value-type="float" office:value="0.34" calcext:value-type="float">
            <text:p>0,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6" calcext:value-type="float">
            <text:p>4,26</text:p>
          </table:table-cell>
          <table:table-cell table:formula="of:=CONCATENATE(&quot;'al_simples': D('&quot;;SUBSTITUTE(TEXT([.C78];&quot;#0,00&quot;);&quot;,&quot;;&quot;.&quot;);&quot;')&quot;)" office:value-type="string" office:string-value="'al_simples': D('10.26')" calcext:value-type="string">
            <text:p>'al_simples': D('10.26')</text:p>
          </table:table-cell>
          <table:table-cell table:formula="of:=CONCATENATE(&quot;'al_irpj': D('&quot;;SUBSTITUTE(TEXT([.D78];&quot;#0,00&quot;);&quot;,&quot;;&quot;.&quot;);&quot;')&quot;)" office:value-type="string" office:string-value="'al_irpj': D('1.62')" calcext:value-type="string">
            <text:p>'al_irpj': D('1.62')</text:p>
          </table:table-cell>
          <table:table-cell table:formula="of:=CONCATENATE(&quot;'al_csll': D('&quot;;SUBSTITUTE(TEXT([.E78];&quot;#0,00&quot;);&quot;,&quot;;&quot;.&quot;);&quot;')&quot;)" office:value-type="string" office:string-value="'al_csll': D('1.93')" calcext:value-type="string">
            <text:p>'al_csll': D('1.93')</text:p>
          </table:table-cell>
          <table:table-cell table:formula="of:=CONCATENATE(&quot;'al_cofins': D('&quot;;SUBSTITUTE(TEXT([.F78];&quot;#0,00&quot;);&quot;,&quot;;&quot;.&quot;);&quot;')&quot;)" office:value-type="string" office:string-value="'al_cofins': D('2.11')" calcext:value-type="string">
            <text:p>'al_cofins': D('2.11')</text:p>
          </table:table-cell>
          <table:table-cell table:formula="of:=CONCATENATE(&quot;'al_pis': D('&quot;;SUBSTITUTE(TEXT([.G78];&quot;#0,00&quot;);&quot;,&quot;;&quot;.&quot;);&quot;')&quot;)" office:value-type="string" office:string-value="'al_pis': D('0.34')" calcext:value-type="string">
            <text:p>'al_pis': D('0.34')</text:p>
          </table:table-cell>
          <table:table-cell table:formula="of:=CONCATENATE(&quot;'al_cpp': D('&quot;;SUBSTITUTE(TEXT([.H78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78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78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78];&quot;: {&quot;;[.L78];&quot;, &quot;;[.M78];&quot;, &quot;;[.N78];&quot;, &quot;;[.O78];&quot;, &quot;;[.P78];&quot;, &quot;;[.Q78];&quot;, &quot;;[.R78];&quot;, &quot;;[.S78];&quot;},&quot;)" office:value-type="string" office:string-value="SIMPLES_NACIONAL_TETO_07: {'al_simples': D('10.26'), 'al_irpj': D('1.62'), 'al_csll': D('1.93'), 'al_cofins': D('2.11'), 'al_pis': D('0.34'), 'al_cpp': D('0.00'), 'al_icms': D('0.00'), 'al_iss': D('0.00')}," calcext:value-type="string">
            <text:p>SIMPLES_NACIONAL_TETO_07: {'al_simples': D('10.26'), 'al_irpj': D('1.62'), 'al_csll': D('1.93'), 'al_cofins': D('2.11'), 'al_pis': D('0.34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1.260.000,01 a R$ 1.440.000,00</text:p>
          </table:table-cell>
          <table:table-cell office:value-type="string" calcext:value-type="string">
            <text:p>SIMPLES_NACIONAL_TETO_08</text:p>
          </table:table-cell>
          <table:table-cell office:value-type="float" office:value="10.76" calcext:value-type="float">
            <text:p>10,76</text:p>
          </table:table-cell>
          <table:table-cell office:value-type="float" office:value="2" calcext:value-type="float">
            <text:p>2</text:p>
          </table:table-cell>
          <table:table-cell office:value-type="float" office:value="1.95" calcext:value-type="float">
            <text:p>1,95</text:p>
          </table:table-cell>
          <table:table-cell office:value-type="float" office:value="2.15" calcext:value-type="float">
            <text:p>2,15</text:p>
          </table:table-cell>
          <table:table-cell office:value-type="float" office:value="0.35" calcext:value-type="float">
            <text:p>0,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1" calcext:value-type="float">
            <text:p>4,31</text:p>
          </table:table-cell>
          <table:table-cell table:formula="of:=CONCATENATE(&quot;'al_simples': D('&quot;;SUBSTITUTE(TEXT([.C79];&quot;#0,00&quot;);&quot;,&quot;;&quot;.&quot;);&quot;')&quot;)" office:value-type="string" office:string-value="'al_simples': D('10.76')" calcext:value-type="string">
            <text:p>'al_simples': D('10.76')</text:p>
          </table:table-cell>
          <table:table-cell table:formula="of:=CONCATENATE(&quot;'al_irpj': D('&quot;;SUBSTITUTE(TEXT([.D79];&quot;#0,00&quot;);&quot;,&quot;;&quot;.&quot;);&quot;')&quot;)" office:value-type="string" office:string-value="'al_irpj': D('2.00')" calcext:value-type="string">
            <text:p>'al_irpj': D('2.00')</text:p>
          </table:table-cell>
          <table:table-cell table:formula="of:=CONCATENATE(&quot;'al_csll': D('&quot;;SUBSTITUTE(TEXT([.E79];&quot;#0,00&quot;);&quot;,&quot;;&quot;.&quot;);&quot;')&quot;)" office:value-type="string" office:string-value="'al_csll': D('1.95')" calcext:value-type="string">
            <text:p>'al_csll': D('1.95')</text:p>
          </table:table-cell>
          <table:table-cell table:formula="of:=CONCATENATE(&quot;'al_cofins': D('&quot;;SUBSTITUTE(TEXT([.F79];&quot;#0,00&quot;);&quot;,&quot;;&quot;.&quot;);&quot;')&quot;)" office:value-type="string" office:string-value="'al_cofins': D('2.15')" calcext:value-type="string">
            <text:p>'al_cofins': D('2.15')</text:p>
          </table:table-cell>
          <table:table-cell table:formula="of:=CONCATENATE(&quot;'al_pis': D('&quot;;SUBSTITUTE(TEXT([.G79];&quot;#0,00&quot;);&quot;,&quot;;&quot;.&quot;);&quot;')&quot;)" office:value-type="string" office:string-value="'al_pis': D('0.35')" calcext:value-type="string">
            <text:p>'al_pis': D('0.35')</text:p>
          </table:table-cell>
          <table:table-cell table:formula="of:=CONCATENATE(&quot;'al_cpp': D('&quot;;SUBSTITUTE(TEXT([.H79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79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79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79];&quot;: {&quot;;[.L79];&quot;, &quot;;[.M79];&quot;, &quot;;[.N79];&quot;, &quot;;[.O79];&quot;, &quot;;[.P79];&quot;, &quot;;[.Q79];&quot;, &quot;;[.R79];&quot;, &quot;;[.S79];&quot;},&quot;)" office:value-type="string" office:string-value="SIMPLES_NACIONAL_TETO_08: {'al_simples': D('10.76'), 'al_irpj': D('2.00'), 'al_csll': D('1.95'), 'al_cofins': D('2.15'), 'al_pis': D('0.35'), 'al_cpp': D('0.00'), 'al_icms': D('0.00'), 'al_iss': D('0.00')}," calcext:value-type="string">
            <text:p>SIMPLES_NACIONAL_TETO_08: {'al_simples': D('10.76'), 'al_irpj': D('2.00'), 'al_csll': D('1.95'), 'al_cofins': D('2.15'), 'al_pis': D('0.35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1.440.000,01 a R$ 1.620.000,00</text:p>
          </table:table-cell>
          <table:table-cell office:value-type="string" calcext:value-type="string">
            <text:p>SIMPLES_NACIONAL_TETO_09</text:p>
          </table:table-cell>
          <table:table-cell office:value-type="float" office:value="11.51" calcext:value-type="float">
            <text:p>11,51</text:p>
          </table:table-cell>
          <table:table-cell office:value-type="float" office:value="2.37" calcext:value-type="float">
            <text:p>2,37</text:p>
          </table:table-cell>
          <table:table-cell office:value-type="float" office:value="1.97" calcext:value-type="float">
            <text:p>1,97</text:p>
          </table:table-cell>
          <table:table-cell office:value-type="float" office:value="2.19" calcext:value-type="float">
            <text:p>2,19</text:p>
          </table:table-cell>
          <table:table-cell office:value-type="float" office:value="0.37" calcext:value-type="float">
            <text:p>0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61" calcext:value-type="float">
            <text:p>4,61</text:p>
          </table:table-cell>
          <table:table-cell table:formula="of:=CONCATENATE(&quot;'al_simples': D('&quot;;SUBSTITUTE(TEXT([.C80];&quot;#0,00&quot;);&quot;,&quot;;&quot;.&quot;);&quot;')&quot;)" office:value-type="string" office:string-value="'al_simples': D('11.51')" calcext:value-type="string">
            <text:p>'al_simples': D('11.51')</text:p>
          </table:table-cell>
          <table:table-cell table:formula="of:=CONCATENATE(&quot;'al_irpj': D('&quot;;SUBSTITUTE(TEXT([.D80];&quot;#0,00&quot;);&quot;,&quot;;&quot;.&quot;);&quot;')&quot;)" office:value-type="string" office:string-value="'al_irpj': D('2.37')" calcext:value-type="string">
            <text:p>'al_irpj': D('2.37')</text:p>
          </table:table-cell>
          <table:table-cell table:formula="of:=CONCATENATE(&quot;'al_csll': D('&quot;;SUBSTITUTE(TEXT([.E80];&quot;#0,00&quot;);&quot;,&quot;;&quot;.&quot;);&quot;')&quot;)" office:value-type="string" office:string-value="'al_csll': D('1.97')" calcext:value-type="string">
            <text:p>'al_csll': D('1.97')</text:p>
          </table:table-cell>
          <table:table-cell table:formula="of:=CONCATENATE(&quot;'al_cofins': D('&quot;;SUBSTITUTE(TEXT([.F80];&quot;#0,00&quot;);&quot;,&quot;;&quot;.&quot;);&quot;')&quot;)" office:value-type="string" office:string-value="'al_cofins': D('2.19')" calcext:value-type="string">
            <text:p>'al_cofins': D('2.19')</text:p>
          </table:table-cell>
          <table:table-cell table:formula="of:=CONCATENATE(&quot;'al_pis': D('&quot;;SUBSTITUTE(TEXT([.G80];&quot;#0,00&quot;);&quot;,&quot;;&quot;.&quot;);&quot;')&quot;)" office:value-type="string" office:string-value="'al_pis': D('0.37')" calcext:value-type="string">
            <text:p>'al_pis': D('0.37')</text:p>
          </table:table-cell>
          <table:table-cell table:formula="of:=CONCATENATE(&quot;'al_cpp': D('&quot;;SUBSTITUTE(TEXT([.H80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80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80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80];&quot;: {&quot;;[.L80];&quot;, &quot;;[.M80];&quot;, &quot;;[.N80];&quot;, &quot;;[.O80];&quot;, &quot;;[.P80];&quot;, &quot;;[.Q80];&quot;, &quot;;[.R80];&quot;, &quot;;[.S80];&quot;},&quot;)" office:value-type="string" office:string-value="SIMPLES_NACIONAL_TETO_09: {'al_simples': D('11.51'), 'al_irpj': D('2.37'), 'al_csll': D('1.97'), 'al_cofins': D('2.19'), 'al_pis': D('0.37'), 'al_cpp': D('0.00'), 'al_icms': D('0.00'), 'al_iss': D('0.00')}," calcext:value-type="string">
            <text:p>SIMPLES_NACIONAL_TETO_09: {'al_simples': D('11.51'), 'al_irpj': D('2.37'), 'al_csll': D('1.97'), 'al_cofins': D('2.19'), 'al_pis': D('0.37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1.620.000,01 a R$ 1.800.000,00</text:p>
          </table:table-cell>
          <table:table-cell office:value-type="string" calcext:value-type="string">
            <text:p>SIMPLES_NACIONAL_TETO_10</text:p>
          </table:table-cell>
          <table:table-cell office:value-type="float" office:value="12" calcext:value-type="float">
            <text:p>12</text:p>
          </table:table-cell>
          <table:table-cell office:value-type="float" office:value="2.74" calcext:value-type="float">
            <text:p>2,74</text:p>
          </table:table-cell>
          <table:table-cell office:value-type="float" office:value="2" calcext:value-type="float">
            <text:p>2</text:p>
          </table:table-cell>
          <table:table-cell office:value-type="float" office:value="2.23" calcext:value-type="float">
            <text:p>2,23</text:p>
          </table:table-cell>
          <table:table-cell office:value-type="float" office:value="0.38" calcext:value-type="float">
            <text:p>0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65" calcext:value-type="float">
            <text:p>4,65</text:p>
          </table:table-cell>
          <table:table-cell table:formula="of:=CONCATENATE(&quot;'al_simples': D('&quot;;SUBSTITUTE(TEXT([.C81];&quot;#0,00&quot;);&quot;,&quot;;&quot;.&quot;);&quot;')&quot;)" office:value-type="string" office:string-value="'al_simples': D('12.00')" calcext:value-type="string">
            <text:p>'al_simples': D('12.00')</text:p>
          </table:table-cell>
          <table:table-cell table:formula="of:=CONCATENATE(&quot;'al_irpj': D('&quot;;SUBSTITUTE(TEXT([.D81];&quot;#0,00&quot;);&quot;,&quot;;&quot;.&quot;);&quot;')&quot;)" office:value-type="string" office:string-value="'al_irpj': D('2.74')" calcext:value-type="string">
            <text:p>'al_irpj': D('2.74')</text:p>
          </table:table-cell>
          <table:table-cell table:formula="of:=CONCATENATE(&quot;'al_csll': D('&quot;;SUBSTITUTE(TEXT([.E81];&quot;#0,00&quot;);&quot;,&quot;;&quot;.&quot;);&quot;')&quot;)" office:value-type="string" office:string-value="'al_csll': D('2.00')" calcext:value-type="string">
            <text:p>'al_csll': D('2.00')</text:p>
          </table:table-cell>
          <table:table-cell table:formula="of:=CONCATENATE(&quot;'al_cofins': D('&quot;;SUBSTITUTE(TEXT([.F81];&quot;#0,00&quot;);&quot;,&quot;;&quot;.&quot;);&quot;')&quot;)" office:value-type="string" office:string-value="'al_cofins': D('2.23')" calcext:value-type="string">
            <text:p>'al_cofins': D('2.23')</text:p>
          </table:table-cell>
          <table:table-cell table:formula="of:=CONCATENATE(&quot;'al_pis': D('&quot;;SUBSTITUTE(TEXT([.G81];&quot;#0,00&quot;);&quot;,&quot;;&quot;.&quot;);&quot;')&quot;)" office:value-type="string" office:string-value="'al_pis': D('0.38')" calcext:value-type="string">
            <text:p>'al_pis': D('0.38')</text:p>
          </table:table-cell>
          <table:table-cell table:formula="of:=CONCATENATE(&quot;'al_cpp': D('&quot;;SUBSTITUTE(TEXT([.H81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81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81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81];&quot;: {&quot;;[.L81];&quot;, &quot;;[.M81];&quot;, &quot;;[.N81];&quot;, &quot;;[.O81];&quot;, &quot;;[.P81];&quot;, &quot;;[.Q81];&quot;, &quot;;[.R81];&quot;, &quot;;[.S81];&quot;},&quot;)" office:value-type="string" office:string-value="SIMPLES_NACIONAL_TETO_10: {'al_simples': D('12.00'), 'al_irpj': D('2.74'), 'al_csll': D('2.00'), 'al_cofins': D('2.23'), 'al_pis': D('0.38'), 'al_cpp': D('0.00'), 'al_icms': D('0.00'), 'al_iss': D('0.00')}," calcext:value-type="string">
            <text:p>SIMPLES_NACIONAL_TETO_10: {'al_simples': D('12.00'), 'al_irpj': D('2.74'), 'al_csll': D('2.00'), 'al_cofins': D('2.23'), 'al_pis': D('0.38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1.800.000,01 a R$ 1.980.000,00</text:p>
          </table:table-cell>
          <table:table-cell office:value-type="string" calcext:value-type="string">
            <text:p>SIMPLES_NACIONAL_TETO_11</text:p>
          </table:table-cell>
          <table:table-cell office:value-type="float" office:value="12.8" calcext:value-type="float">
            <text:p>12,8</text:p>
          </table:table-cell>
          <table:table-cell office:value-type="float" office:value="3.12" calcext:value-type="float">
            <text:p>3,12</text:p>
          </table:table-cell>
          <table:table-cell office:value-type="float" office:value="2.01" calcext:value-type="float">
            <text:p>2,01</text:p>
          </table:table-cell>
          <table:table-cell office:value-type="float" office:value="2.27" calcext:value-type="float">
            <text:p>2,27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82];&quot;#0,00&quot;);&quot;,&quot;;&quot;.&quot;);&quot;')&quot;)" office:value-type="string" office:string-value="'al_simples': D('12.80')" calcext:value-type="string">
            <text:p>'al_simples': D('12.80')</text:p>
          </table:table-cell>
          <table:table-cell table:formula="of:=CONCATENATE(&quot;'al_irpj': D('&quot;;SUBSTITUTE(TEXT([.D82];&quot;#0,00&quot;);&quot;,&quot;;&quot;.&quot;);&quot;')&quot;)" office:value-type="string" office:string-value="'al_irpj': D('3.12')" calcext:value-type="string">
            <text:p>'al_irpj': D('3.12')</text:p>
          </table:table-cell>
          <table:table-cell table:formula="of:=CONCATENATE(&quot;'al_csll': D('&quot;;SUBSTITUTE(TEXT([.E82];&quot;#0,00&quot;);&quot;,&quot;;&quot;.&quot;);&quot;')&quot;)" office:value-type="string" office:string-value="'al_csll': D('2.01')" calcext:value-type="string">
            <text:p>'al_csll': D('2.01')</text:p>
          </table:table-cell>
          <table:table-cell table:formula="of:=CONCATENATE(&quot;'al_cofins': D('&quot;;SUBSTITUTE(TEXT([.F82];&quot;#0,00&quot;);&quot;,&quot;;&quot;.&quot;);&quot;')&quot;)" office:value-type="string" office:string-value="'al_cofins': D('2.27')" calcext:value-type="string">
            <text:p>'al_cofins': D('2.27')</text:p>
          </table:table-cell>
          <table:table-cell table:formula="of:=CONCATENATE(&quot;'al_pis': D('&quot;;SUBSTITUTE(TEXT([.G82];&quot;#0,00&quot;);&quot;,&quot;;&quot;.&quot;);&quot;')&quot;)" office:value-type="string" office:string-value="'al_pis': D('0.40')" calcext:value-type="string">
            <text:p>'al_pis': D('0.40')</text:p>
          </table:table-cell>
          <table:table-cell table:formula="of:=CONCATENATE(&quot;'al_cpp': D('&quot;;SUBSTITUTE(TEXT([.H82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82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82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82];&quot;: {&quot;;[.L82];&quot;, &quot;;[.M82];&quot;, &quot;;[.N82];&quot;, &quot;;[.O82];&quot;, &quot;;[.P82];&quot;, &quot;;[.Q82];&quot;, &quot;;[.R82];&quot;, &quot;;[.S82];&quot;},&quot;)" office:value-type="string" office:string-value="SIMPLES_NACIONAL_TETO_11: {'al_simples': D('12.80'), 'al_irpj': D('3.12'), 'al_csll': D('2.01'), 'al_cofins': D('2.27'), 'al_pis': D('0.40'), 'al_cpp': D('0.00'), 'al_icms': D('0.00'), 'al_iss': D('0.00')}," calcext:value-type="string">
            <text:p>SIMPLES_NACIONAL_TETO_11: {'al_simples': D('12.80'), 'al_irpj': D('3.12'), 'al_csll': D('2.01'), 'al_cofins': D('2.27'), 'al_pis': D('0.40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1.980.000,01 a R$ 2.160.000,00</text:p>
          </table:table-cell>
          <table:table-cell office:value-type="string" calcext:value-type="string">
            <text:p>SIMPLES_NACIONAL_TETO_12</text:p>
          </table:table-cell>
          <table:table-cell office:value-type="float" office:value="13.25" calcext:value-type="float">
            <text:p>13,25</text:p>
          </table:table-cell>
          <table:table-cell office:value-type="float" office:value="3.49" calcext:value-type="float">
            <text:p>3,49</text:p>
          </table:table-cell>
          <table:table-cell office:value-type="float" office:value="2.03" calcext:value-type="float">
            <text:p>2,03</text:p>
          </table:table-cell>
          <table:table-cell office:value-type="float" office:value="2.31" calcext:value-type="float">
            <text:p>2,31</text:p>
          </table:table-cell>
          <table:table-cell office:value-type="float" office:value="0.42" calcext:value-type="float">
            <text:p>0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83];&quot;#0,00&quot;);&quot;,&quot;;&quot;.&quot;);&quot;')&quot;)" office:value-type="string" office:string-value="'al_simples': D('13.25')" calcext:value-type="string">
            <text:p>'al_simples': D('13.25')</text:p>
          </table:table-cell>
          <table:table-cell table:formula="of:=CONCATENATE(&quot;'al_irpj': D('&quot;;SUBSTITUTE(TEXT([.D83];&quot;#0,00&quot;);&quot;,&quot;;&quot;.&quot;);&quot;')&quot;)" office:value-type="string" office:string-value="'al_irpj': D('3.49')" calcext:value-type="string">
            <text:p>'al_irpj': D('3.49')</text:p>
          </table:table-cell>
          <table:table-cell table:formula="of:=CONCATENATE(&quot;'al_csll': D('&quot;;SUBSTITUTE(TEXT([.E83];&quot;#0,00&quot;);&quot;,&quot;;&quot;.&quot;);&quot;')&quot;)" office:value-type="string" office:string-value="'al_csll': D('2.03')" calcext:value-type="string">
            <text:p>'al_csll': D('2.03')</text:p>
          </table:table-cell>
          <table:table-cell table:formula="of:=CONCATENATE(&quot;'al_cofins': D('&quot;;SUBSTITUTE(TEXT([.F83];&quot;#0,00&quot;);&quot;,&quot;;&quot;.&quot;);&quot;')&quot;)" office:value-type="string" office:string-value="'al_cofins': D('2.31')" calcext:value-type="string">
            <text:p>'al_cofins': D('2.31')</text:p>
          </table:table-cell>
          <table:table-cell table:formula="of:=CONCATENATE(&quot;'al_pis': D('&quot;;SUBSTITUTE(TEXT([.G83];&quot;#0,00&quot;);&quot;,&quot;;&quot;.&quot;);&quot;')&quot;)" office:value-type="string" office:string-value="'al_pis': D('0.42')" calcext:value-type="string">
            <text:p>'al_pis': D('0.42')</text:p>
          </table:table-cell>
          <table:table-cell table:formula="of:=CONCATENATE(&quot;'al_cpp': D('&quot;;SUBSTITUTE(TEXT([.H83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83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83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83];&quot;: {&quot;;[.L83];&quot;, &quot;;[.M83];&quot;, &quot;;[.N83];&quot;, &quot;;[.O83];&quot;, &quot;;[.P83];&quot;, &quot;;[.Q83];&quot;, &quot;;[.R83];&quot;, &quot;;[.S83];&quot;},&quot;)" office:value-type="string" office:string-value="SIMPLES_NACIONAL_TETO_12: {'al_simples': D('13.25'), 'al_irpj': D('3.49'), 'al_csll': D('2.03'), 'al_cofins': D('2.31'), 'al_pis': D('0.42'), 'al_cpp': D('0.00'), 'al_icms': D('0.00'), 'al_iss': D('0.00')}," calcext:value-type="string">
            <text:p>SIMPLES_NACIONAL_TETO_12: {'al_simples': D('13.25'), 'al_irpj': D('3.49'), 'al_csll': D('2.03'), 'al_cofins': D('2.31'), 'al_pis': D('0.42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2.160.000,01 a R$ 2.340.000,00</text:p>
          </table:table-cell>
          <table:table-cell office:value-type="string" calcext:value-type="string">
            <text:p>SIMPLES_NACIONAL_TETO_13</text:p>
          </table:table-cell>
          <table:table-cell office:value-type="float" office:value="13.7" calcext:value-type="float">
            <text:p>13,7</text:p>
          </table:table-cell>
          <table:table-cell office:value-type="float" office:value="3.86" calcext:value-type="float">
            <text:p>3,86</text:p>
          </table:table-cell>
          <table:table-cell office:value-type="float" office:value="2.05" calcext:value-type="float">
            <text:p>2,05</text:p>
          </table:table-cell>
          <table:table-cell office:value-type="float" office:value="2.35" calcext:value-type="float">
            <text:p>2,35</text:p>
          </table:table-cell>
          <table:table-cell office:value-type="float" office:value="0.44" calcext:value-type="float">
            <text:p>0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84];&quot;#0,00&quot;);&quot;,&quot;;&quot;.&quot;);&quot;')&quot;)" office:value-type="string" office:string-value="'al_simples': D('13.70')" calcext:value-type="string">
            <text:p>'al_simples': D('13.70')</text:p>
          </table:table-cell>
          <table:table-cell table:formula="of:=CONCATENATE(&quot;'al_irpj': D('&quot;;SUBSTITUTE(TEXT([.D84];&quot;#0,00&quot;);&quot;,&quot;;&quot;.&quot;);&quot;')&quot;)" office:value-type="string" office:string-value="'al_irpj': D('3.86')" calcext:value-type="string">
            <text:p>'al_irpj': D('3.86')</text:p>
          </table:table-cell>
          <table:table-cell table:formula="of:=CONCATENATE(&quot;'al_csll': D('&quot;;SUBSTITUTE(TEXT([.E84];&quot;#0,00&quot;);&quot;,&quot;;&quot;.&quot;);&quot;')&quot;)" office:value-type="string" office:string-value="'al_csll': D('2.05')" calcext:value-type="string">
            <text:p>'al_csll': D('2.05')</text:p>
          </table:table-cell>
          <table:table-cell table:formula="of:=CONCATENATE(&quot;'al_cofins': D('&quot;;SUBSTITUTE(TEXT([.F84];&quot;#0,00&quot;);&quot;,&quot;;&quot;.&quot;);&quot;')&quot;)" office:value-type="string" office:string-value="'al_cofins': D('2.35')" calcext:value-type="string">
            <text:p>'al_cofins': D('2.35')</text:p>
          </table:table-cell>
          <table:table-cell table:formula="of:=CONCATENATE(&quot;'al_pis': D('&quot;;SUBSTITUTE(TEXT([.G84];&quot;#0,00&quot;);&quot;,&quot;;&quot;.&quot;);&quot;')&quot;)" office:value-type="string" office:string-value="'al_pis': D('0.44')" calcext:value-type="string">
            <text:p>'al_pis': D('0.44')</text:p>
          </table:table-cell>
          <table:table-cell table:formula="of:=CONCATENATE(&quot;'al_cpp': D('&quot;;SUBSTITUTE(TEXT([.H84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84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84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84];&quot;: {&quot;;[.L84];&quot;, &quot;;[.M84];&quot;, &quot;;[.N84];&quot;, &quot;;[.O84];&quot;, &quot;;[.P84];&quot;, &quot;;[.Q84];&quot;, &quot;;[.R84];&quot;, &quot;;[.S84];&quot;},&quot;)" office:value-type="string" office:string-value="SIMPLES_NACIONAL_TETO_13: {'al_simples': D('13.70'), 'al_irpj': D('3.86'), 'al_csll': D('2.05'), 'al_cofins': D('2.35'), 'al_pis': D('0.44'), 'al_cpp': D('0.00'), 'al_icms': D('0.00'), 'al_iss': D('0.00')}," calcext:value-type="string">
            <text:p>SIMPLES_NACIONAL_TETO_13: {'al_simples': D('13.70'), 'al_irpj': D('3.86'), 'al_csll': D('2.05'), 'al_cofins': D('2.35'), 'al_pis': D('0.44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2.340.000,01 a R$ 2.520.000,00</text:p>
          </table:table-cell>
          <table:table-cell office:value-type="string" calcext:value-type="string">
            <text:p>SIMPLES_NACIONAL_TETO_14</text:p>
          </table:table-cell>
          <table:table-cell office:value-type="float" office:value="14.15" calcext:value-type="float">
            <text:p>14,15</text:p>
          </table:table-cell>
          <table:table-cell office:value-type="float" office:value="4.23" calcext:value-type="float">
            <text:p>4,23</text:p>
          </table:table-cell>
          <table:table-cell office:value-type="float" office:value="2.07" calcext:value-type="float">
            <text:p>2,07</text:p>
          </table:table-cell>
          <table:table-cell office:value-type="float" office:value="2.39" calcext:value-type="float">
            <text:p>2,39</text:p>
          </table:table-cell>
          <table:table-cell office:value-type="float" office:value="0.46" calcext:value-type="float">
            <text:p>0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85];&quot;#0,00&quot;);&quot;,&quot;;&quot;.&quot;);&quot;')&quot;)" office:value-type="string" office:string-value="'al_simples': D('14.15')" calcext:value-type="string">
            <text:p>'al_simples': D('14.15')</text:p>
          </table:table-cell>
          <table:table-cell table:formula="of:=CONCATENATE(&quot;'al_irpj': D('&quot;;SUBSTITUTE(TEXT([.D85];&quot;#0,00&quot;);&quot;,&quot;;&quot;.&quot;);&quot;')&quot;)" office:value-type="string" office:string-value="'al_irpj': D('4.23')" calcext:value-type="string">
            <text:p>'al_irpj': D('4.23')</text:p>
          </table:table-cell>
          <table:table-cell table:formula="of:=CONCATENATE(&quot;'al_csll': D('&quot;;SUBSTITUTE(TEXT([.E85];&quot;#0,00&quot;);&quot;,&quot;;&quot;.&quot;);&quot;')&quot;)" office:value-type="string" office:string-value="'al_csll': D('2.07')" calcext:value-type="string">
            <text:p>'al_csll': D('2.07')</text:p>
          </table:table-cell>
          <table:table-cell table:formula="of:=CONCATENATE(&quot;'al_cofins': D('&quot;;SUBSTITUTE(TEXT([.F85];&quot;#0,00&quot;);&quot;,&quot;;&quot;.&quot;);&quot;')&quot;)" office:value-type="string" office:string-value="'al_cofins': D('2.39')" calcext:value-type="string">
            <text:p>'al_cofins': D('2.39')</text:p>
          </table:table-cell>
          <table:table-cell table:formula="of:=CONCATENATE(&quot;'al_pis': D('&quot;;SUBSTITUTE(TEXT([.G85];&quot;#0,00&quot;);&quot;,&quot;;&quot;.&quot;);&quot;')&quot;)" office:value-type="string" office:string-value="'al_pis': D('0.46')" calcext:value-type="string">
            <text:p>'al_pis': D('0.46')</text:p>
          </table:table-cell>
          <table:table-cell table:formula="of:=CONCATENATE(&quot;'al_cpp': D('&quot;;SUBSTITUTE(TEXT([.H85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85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85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85];&quot;: {&quot;;[.L85];&quot;, &quot;;[.M85];&quot;, &quot;;[.N85];&quot;, &quot;;[.O85];&quot;, &quot;;[.P85];&quot;, &quot;;[.Q85];&quot;, &quot;;[.R85];&quot;, &quot;;[.S85];&quot;},&quot;)" office:value-type="string" office:string-value="SIMPLES_NACIONAL_TETO_14: {'al_simples': D('14.15'), 'al_irpj': D('4.23'), 'al_csll': D('2.07'), 'al_cofins': D('2.39'), 'al_pis': D('0.46'), 'al_cpp': D('0.00'), 'al_icms': D('0.00'), 'al_iss': D('0.00')}," calcext:value-type="string">
            <text:p>SIMPLES_NACIONAL_TETO_14: {'al_simples': D('14.15'), 'al_irpj': D('4.23'), 'al_csll': D('2.07'), 'al_cofins': D('2.39'), 'al_pis': D('0.46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2.520.000,01 a R$ 2.700.000,00</text:p>
          </table:table-cell>
          <table:table-cell office:value-type="string" calcext:value-type="string">
            <text:p>SIMPLES_NACIONAL_TETO_15</text:p>
          </table:table-cell>
          <table:table-cell office:value-type="float" office:value="14.6" calcext:value-type="float">
            <text:p>14,6</text:p>
          </table:table-cell>
          <table:table-cell office:value-type="float" office:value="4.6" calcext:value-type="float">
            <text:p>4,6</text:p>
          </table:table-cell>
          <table:table-cell office:value-type="float" office:value="2.1" calcext:value-type="float">
            <text:p>2,1</text:p>
          </table:table-cell>
          <table:table-cell office:value-type="float" office:value="2.43" calcext:value-type="float">
            <text:p>2,43</text:p>
          </table:table-cell>
          <table:table-cell office:value-type="float" office:value="0.47" calcext:value-type="float">
            <text:p>0,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86];&quot;#0,00&quot;);&quot;,&quot;;&quot;.&quot;);&quot;')&quot;)" office:value-type="string" office:string-value="'al_simples': D('14.60')" calcext:value-type="string">
            <text:p>'al_simples': D('14.60')</text:p>
          </table:table-cell>
          <table:table-cell table:formula="of:=CONCATENATE(&quot;'al_irpj': D('&quot;;SUBSTITUTE(TEXT([.D86];&quot;#0,00&quot;);&quot;,&quot;;&quot;.&quot;);&quot;')&quot;)" office:value-type="string" office:string-value="'al_irpj': D('4.60')" calcext:value-type="string">
            <text:p>'al_irpj': D('4.60')</text:p>
          </table:table-cell>
          <table:table-cell table:formula="of:=CONCATENATE(&quot;'al_csll': D('&quot;;SUBSTITUTE(TEXT([.E86];&quot;#0,00&quot;);&quot;,&quot;;&quot;.&quot;);&quot;')&quot;)" office:value-type="string" office:string-value="'al_csll': D('2.10')" calcext:value-type="string">
            <text:p>'al_csll': D('2.10')</text:p>
          </table:table-cell>
          <table:table-cell table:formula="of:=CONCATENATE(&quot;'al_cofins': D('&quot;;SUBSTITUTE(TEXT([.F86];&quot;#0,00&quot;);&quot;,&quot;;&quot;.&quot;);&quot;')&quot;)" office:value-type="string" office:string-value="'al_cofins': D('2.43')" calcext:value-type="string">
            <text:p>'al_cofins': D('2.43')</text:p>
          </table:table-cell>
          <table:table-cell table:formula="of:=CONCATENATE(&quot;'al_pis': D('&quot;;SUBSTITUTE(TEXT([.G86];&quot;#0,00&quot;);&quot;,&quot;;&quot;.&quot;);&quot;')&quot;)" office:value-type="string" office:string-value="'al_pis': D('0.47')" calcext:value-type="string">
            <text:p>'al_pis': D('0.47')</text:p>
          </table:table-cell>
          <table:table-cell table:formula="of:=CONCATENATE(&quot;'al_cpp': D('&quot;;SUBSTITUTE(TEXT([.H86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86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86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86];&quot;: {&quot;;[.L86];&quot;, &quot;;[.M86];&quot;, &quot;;[.N86];&quot;, &quot;;[.O86];&quot;, &quot;;[.P86];&quot;, &quot;;[.Q86];&quot;, &quot;;[.R86];&quot;, &quot;;[.S86];&quot;},&quot;)" office:value-type="string" office:string-value="SIMPLES_NACIONAL_TETO_15: {'al_simples': D('14.60'), 'al_irpj': D('4.60'), 'al_csll': D('2.10'), 'al_cofins': D('2.43'), 'al_pis': D('0.47'), 'al_cpp': D('0.00'), 'al_icms': D('0.00'), 'al_iss': D('0.00')}," calcext:value-type="string">
            <text:p>SIMPLES_NACIONAL_TETO_15: {'al_simples': D('14.60'), 'al_irpj': D('4.60'), 'al_csll': D('2.10'), 'al_cofins': D('2.43'), 'al_pis': D('0.47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2.700.000,01 a R$ 2.880.000,00</text:p>
          </table:table-cell>
          <table:table-cell office:value-type="string" calcext:value-type="string">
            <text:p>SIMPLES_NACIONAL_TETO_16</text:p>
          </table:table-cell>
          <table:table-cell office:value-type="float" office:value="15.05" calcext:value-type="float">
            <text:p>15,05</text:p>
          </table:table-cell>
          <table:table-cell office:value-type="float" office:value="4.9" calcext:value-type="float">
            <text:p>4,9</text:p>
          </table:table-cell>
          <table:table-cell office:value-type="float" office:value="2.19" calcext:value-type="float">
            <text:p>2,19</text:p>
          </table:table-cell>
          <table:table-cell office:value-type="float" office:value="2.47" calcext:value-type="float">
            <text:p>2,47</text:p>
          </table:table-cell>
          <table:table-cell office:value-type="float" office:value="0.49" calcext:value-type="float">
            <text:p>0,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87];&quot;#0,00&quot;);&quot;,&quot;;&quot;.&quot;);&quot;')&quot;)" office:value-type="string" office:string-value="'al_simples': D('15.05')" calcext:value-type="string">
            <text:p>'al_simples': D('15.05')</text:p>
          </table:table-cell>
          <table:table-cell table:formula="of:=CONCATENATE(&quot;'al_irpj': D('&quot;;SUBSTITUTE(TEXT([.D87];&quot;#0,00&quot;);&quot;,&quot;;&quot;.&quot;);&quot;')&quot;)" office:value-type="string" office:string-value="'al_irpj': D('4.90')" calcext:value-type="string">
            <text:p>'al_irpj': D('4.90')</text:p>
          </table:table-cell>
          <table:table-cell table:formula="of:=CONCATENATE(&quot;'al_csll': D('&quot;;SUBSTITUTE(TEXT([.E87];&quot;#0,00&quot;);&quot;,&quot;;&quot;.&quot;);&quot;')&quot;)" office:value-type="string" office:string-value="'al_csll': D('2.19')" calcext:value-type="string">
            <text:p>'al_csll': D('2.19')</text:p>
          </table:table-cell>
          <table:table-cell table:formula="of:=CONCATENATE(&quot;'al_cofins': D('&quot;;SUBSTITUTE(TEXT([.F87];&quot;#0,00&quot;);&quot;,&quot;;&quot;.&quot;);&quot;')&quot;)" office:value-type="string" office:string-value="'al_cofins': D('2.47')" calcext:value-type="string">
            <text:p>'al_cofins': D('2.47')</text:p>
          </table:table-cell>
          <table:table-cell table:formula="of:=CONCATENATE(&quot;'al_pis': D('&quot;;SUBSTITUTE(TEXT([.G87];&quot;#0,00&quot;);&quot;,&quot;;&quot;.&quot;);&quot;')&quot;)" office:value-type="string" office:string-value="'al_pis': D('0.49')" calcext:value-type="string">
            <text:p>'al_pis': D('0.49')</text:p>
          </table:table-cell>
          <table:table-cell table:formula="of:=CONCATENATE(&quot;'al_cpp': D('&quot;;SUBSTITUTE(TEXT([.H87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87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87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87];&quot;: {&quot;;[.L87];&quot;, &quot;;[.M87];&quot;, &quot;;[.N87];&quot;, &quot;;[.O87];&quot;, &quot;;[.P87];&quot;, &quot;;[.Q87];&quot;, &quot;;[.R87];&quot;, &quot;;[.S87];&quot;},&quot;)" office:value-type="string" office:string-value="SIMPLES_NACIONAL_TETO_16: {'al_simples': D('15.05'), 'al_irpj': D('4.90'), 'al_csll': D('2.19'), 'al_cofins': D('2.47'), 'al_pis': D('0.49'), 'al_cpp': D('0.00'), 'al_icms': D('0.00'), 'al_iss': D('0.00')}," calcext:value-type="string">
            <text:p>SIMPLES_NACIONAL_TETO_16: {'al_simples': D('15.05'), 'al_irpj': D('4.90'), 'al_csll': D('2.19'), 'al_cofins': D('2.47'), 'al_pis': D('0.49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2.880.000,01 a R$ 3.060.000,00</text:p>
          </table:table-cell>
          <table:table-cell office:value-type="string" calcext:value-type="string">
            <text:p>SIMPLES_NACIONAL_TETO_17</text:p>
          </table:table-cell>
          <table:table-cell office:value-type="float" office:value="15.5" calcext:value-type="float">
            <text:p>15,5</text:p>
          </table:table-cell>
          <table:table-cell office:value-type="float" office:value="5.21" calcext:value-type="float">
            <text:p>5,21</text:p>
          </table:table-cell>
          <table:table-cell office:value-type="float" office:value="2.27" calcext:value-type="float">
            <text:p>2,27</text:p>
          </table:table-cell>
          <table:table-cell office:value-type="float" office:value="2.51" calcext:value-type="float">
            <text:p>2,51</text:p>
          </table:table-cell>
          <table:table-cell office:value-type="float" office:value="0.51" calcext:value-type="float">
            <text:p>0,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88];&quot;#0,00&quot;);&quot;,&quot;;&quot;.&quot;);&quot;')&quot;)" office:value-type="string" office:string-value="'al_simples': D('15.50')" calcext:value-type="string">
            <text:p>'al_simples': D('15.50')</text:p>
          </table:table-cell>
          <table:table-cell table:formula="of:=CONCATENATE(&quot;'al_irpj': D('&quot;;SUBSTITUTE(TEXT([.D88];&quot;#0,00&quot;);&quot;,&quot;;&quot;.&quot;);&quot;')&quot;)" office:value-type="string" office:string-value="'al_irpj': D('5.21')" calcext:value-type="string">
            <text:p>'al_irpj': D('5.21')</text:p>
          </table:table-cell>
          <table:table-cell table:formula="of:=CONCATENATE(&quot;'al_csll': D('&quot;;SUBSTITUTE(TEXT([.E88];&quot;#0,00&quot;);&quot;,&quot;;&quot;.&quot;);&quot;')&quot;)" office:value-type="string" office:string-value="'al_csll': D('2.27')" calcext:value-type="string">
            <text:p>'al_csll': D('2.27')</text:p>
          </table:table-cell>
          <table:table-cell table:formula="of:=CONCATENATE(&quot;'al_cofins': D('&quot;;SUBSTITUTE(TEXT([.F88];&quot;#0,00&quot;);&quot;,&quot;;&quot;.&quot;);&quot;')&quot;)" office:value-type="string" office:string-value="'al_cofins': D('2.51')" calcext:value-type="string">
            <text:p>'al_cofins': D('2.51')</text:p>
          </table:table-cell>
          <table:table-cell table:formula="of:=CONCATENATE(&quot;'al_pis': D('&quot;;SUBSTITUTE(TEXT([.G88];&quot;#0,00&quot;);&quot;,&quot;;&quot;.&quot;);&quot;')&quot;)" office:value-type="string" office:string-value="'al_pis': D('0.51')" calcext:value-type="string">
            <text:p>'al_pis': D('0.51')</text:p>
          </table:table-cell>
          <table:table-cell table:formula="of:=CONCATENATE(&quot;'al_cpp': D('&quot;;SUBSTITUTE(TEXT([.H88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88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88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88];&quot;: {&quot;;[.L88];&quot;, &quot;;[.M88];&quot;, &quot;;[.N88];&quot;, &quot;;[.O88];&quot;, &quot;;[.P88];&quot;, &quot;;[.Q88];&quot;, &quot;;[.R88];&quot;, &quot;;[.S88];&quot;},&quot;)" office:value-type="string" office:string-value="SIMPLES_NACIONAL_TETO_17: {'al_simples': D('15.50'), 'al_irpj': D('5.21'), 'al_csll': D('2.27'), 'al_cofins': D('2.51'), 'al_pis': D('0.51'), 'al_cpp': D('0.00'), 'al_icms': D('0.00'), 'al_iss': D('0.00')}," calcext:value-type="string">
            <text:p>SIMPLES_NACIONAL_TETO_17: {'al_simples': D('15.50'), 'al_irpj': D('5.21'), 'al_csll': D('2.27'), 'al_cofins': D('2.51'), 'al_pis': D('0.51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3.060.000,01 a R$ 3.240.000,00</text:p>
          </table:table-cell>
          <table:table-cell office:value-type="string" calcext:value-type="string">
            <text:p>SIMPLES_NACIONAL_TETO_18</text:p>
          </table:table-cell>
          <table:table-cell office:value-type="float" office:value="15.95" calcext:value-type="float">
            <text:p>15,95</text:p>
          </table:table-cell>
          <table:table-cell office:value-type="float" office:value="5.51" calcext:value-type="float">
            <text:p>5,51</text:p>
          </table:table-cell>
          <table:table-cell office:value-type="float" office:value="2.36" calcext:value-type="float">
            <text:p>2,36</text:p>
          </table:table-cell>
          <table:table-cell office:value-type="float" office:value="2.55" calcext:value-type="float">
            <text:p>2,55</text:p>
          </table:table-cell>
          <table:table-cell office:value-type="float" office:value="0.53" calcext:value-type="float">
            <text:p>0,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89];&quot;#0,00&quot;);&quot;,&quot;;&quot;.&quot;);&quot;')&quot;)" office:value-type="string" office:string-value="'al_simples': D('15.95')" calcext:value-type="string">
            <text:p>'al_simples': D('15.95')</text:p>
          </table:table-cell>
          <table:table-cell table:formula="of:=CONCATENATE(&quot;'al_irpj': D('&quot;;SUBSTITUTE(TEXT([.D89];&quot;#0,00&quot;);&quot;,&quot;;&quot;.&quot;);&quot;')&quot;)" office:value-type="string" office:string-value="'al_irpj': D('5.51')" calcext:value-type="string">
            <text:p>'al_irpj': D('5.51')</text:p>
          </table:table-cell>
          <table:table-cell table:formula="of:=CONCATENATE(&quot;'al_csll': D('&quot;;SUBSTITUTE(TEXT([.E89];&quot;#0,00&quot;);&quot;,&quot;;&quot;.&quot;);&quot;')&quot;)" office:value-type="string" office:string-value="'al_csll': D('2.36')" calcext:value-type="string">
            <text:p>'al_csll': D('2.36')</text:p>
          </table:table-cell>
          <table:table-cell table:formula="of:=CONCATENATE(&quot;'al_cofins': D('&quot;;SUBSTITUTE(TEXT([.F89];&quot;#0,00&quot;);&quot;,&quot;;&quot;.&quot;);&quot;')&quot;)" office:value-type="string" office:string-value="'al_cofins': D('2.55')" calcext:value-type="string">
            <text:p>'al_cofins': D('2.55')</text:p>
          </table:table-cell>
          <table:table-cell table:formula="of:=CONCATENATE(&quot;'al_pis': D('&quot;;SUBSTITUTE(TEXT([.G89];&quot;#0,00&quot;);&quot;,&quot;;&quot;.&quot;);&quot;')&quot;)" office:value-type="string" office:string-value="'al_pis': D('0.53')" calcext:value-type="string">
            <text:p>'al_pis': D('0.53')</text:p>
          </table:table-cell>
          <table:table-cell table:formula="of:=CONCATENATE(&quot;'al_cpp': D('&quot;;SUBSTITUTE(TEXT([.H89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89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89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89];&quot;: {&quot;;[.L89];&quot;, &quot;;[.M89];&quot;, &quot;;[.N89];&quot;, &quot;;[.O89];&quot;, &quot;;[.P89];&quot;, &quot;;[.Q89];&quot;, &quot;;[.R89];&quot;, &quot;;[.S89];&quot;},&quot;)" office:value-type="string" office:string-value="SIMPLES_NACIONAL_TETO_18: {'al_simples': D('15.95'), 'al_irpj': D('5.51'), 'al_csll': D('2.36'), 'al_cofins': D('2.55'), 'al_pis': D('0.53'), 'al_cpp': D('0.00'), 'al_icms': D('0.00'), 'al_iss': D('0.00')}," calcext:value-type="string">
            <text:p>SIMPLES_NACIONAL_TETO_18: {'al_simples': D('15.95'), 'al_irpj': D('5.51'), 'al_csll': D('2.36'), 'al_cofins': D('2.55'), 'al_pis': D('0.53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3.240.000,01 a R$ 3.420.000,00</text:p>
          </table:table-cell>
          <table:table-cell office:value-type="string" calcext:value-type="string">
            <text:p>SIMPLES_NACIONAL_TETO_19</text:p>
          </table:table-cell>
          <table:table-cell office:value-type="float" office:value="16.4" calcext:value-type="float">
            <text:p>16,4</text:p>
          </table:table-cell>
          <table:table-cell office:value-type="float" office:value="5.81" calcext:value-type="float">
            <text:p>5,81</text:p>
          </table:table-cell>
          <table:table-cell office:value-type="float" office:value="2.45" calcext:value-type="float">
            <text:p>2,45</text:p>
          </table:table-cell>
          <table:table-cell office:value-type="float" office:value="2.59" calcext:value-type="float">
            <text:p>2,59</text:p>
          </table:table-cell>
          <table:table-cell office:value-type="float" office:value="0.55" calcext:value-type="float">
            <text:p>0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90];&quot;#0,00&quot;);&quot;,&quot;;&quot;.&quot;);&quot;')&quot;)" office:value-type="string" office:string-value="'al_simples': D('16.40')" calcext:value-type="string">
            <text:p>'al_simples': D('16.40')</text:p>
          </table:table-cell>
          <table:table-cell table:formula="of:=CONCATENATE(&quot;'al_irpj': D('&quot;;SUBSTITUTE(TEXT([.D90];&quot;#0,00&quot;);&quot;,&quot;;&quot;.&quot;);&quot;')&quot;)" office:value-type="string" office:string-value="'al_irpj': D('5.81')" calcext:value-type="string">
            <text:p>'al_irpj': D('5.81')</text:p>
          </table:table-cell>
          <table:table-cell table:formula="of:=CONCATENATE(&quot;'al_csll': D('&quot;;SUBSTITUTE(TEXT([.E90];&quot;#0,00&quot;);&quot;,&quot;;&quot;.&quot;);&quot;')&quot;)" office:value-type="string" office:string-value="'al_csll': D('2.45')" calcext:value-type="string">
            <text:p>'al_csll': D('2.45')</text:p>
          </table:table-cell>
          <table:table-cell table:formula="of:=CONCATENATE(&quot;'al_cofins': D('&quot;;SUBSTITUTE(TEXT([.F90];&quot;#0,00&quot;);&quot;,&quot;;&quot;.&quot;);&quot;')&quot;)" office:value-type="string" office:string-value="'al_cofins': D('2.59')" calcext:value-type="string">
            <text:p>'al_cofins': D('2.59')</text:p>
          </table:table-cell>
          <table:table-cell table:formula="of:=CONCATENATE(&quot;'al_pis': D('&quot;;SUBSTITUTE(TEXT([.G90];&quot;#0,00&quot;);&quot;,&quot;;&quot;.&quot;);&quot;')&quot;)" office:value-type="string" office:string-value="'al_pis': D('0.55')" calcext:value-type="string">
            <text:p>'al_pis': D('0.55')</text:p>
          </table:table-cell>
          <table:table-cell table:formula="of:=CONCATENATE(&quot;'al_cpp': D('&quot;;SUBSTITUTE(TEXT([.H90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90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90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90];&quot;: {&quot;;[.L90];&quot;, &quot;;[.M90];&quot;, &quot;;[.N90];&quot;, &quot;;[.O90];&quot;, &quot;;[.P90];&quot;, &quot;;[.Q90];&quot;, &quot;;[.R90];&quot;, &quot;;[.S90];&quot;},&quot;)" office:value-type="string" office:string-value="SIMPLES_NACIONAL_TETO_19: {'al_simples': D('16.40'), 'al_irpj': D('5.81'), 'al_csll': D('2.45'), 'al_cofins': D('2.59'), 'al_pis': D('0.55'), 'al_cpp': D('0.00'), 'al_icms': D('0.00'), 'al_iss': D('0.00')}," calcext:value-type="string">
            <text:p>SIMPLES_NACIONAL_TETO_19: {'al_simples': D('16.40'), 'al_irpj': D('5.81'), 'al_csll': D('2.45'), 'al_cofins': D('2.59'), 'al_pis': D('0.55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3.420.000,01 a R$ 3.600.000,00</text:p>
          </table:table-cell>
          <table:table-cell office:value-type="string" calcext:value-type="string">
            <text:p>SIMPLES_NACIONAL_TETO_20</text:p>
          </table:table-cell>
          <table:table-cell office:value-type="float" office:value="16.85" calcext:value-type="float">
            <text:p>16,85</text:p>
          </table:table-cell>
          <table:table-cell office:value-type="float" office:value="6.12" calcext:value-type="float">
            <text:p>6,12</text:p>
          </table:table-cell>
          <table:table-cell office:value-type="float" office:value="2.53" calcext:value-type="float">
            <text:p>2,53</text:p>
          </table:table-cell>
          <table:table-cell office:value-type="float" office:value="2.63" calcext:value-type="float">
            <text:p>2,63</text:p>
          </table:table-cell>
          <table:table-cell office:value-type="float" office:value="0.57" calcext:value-type="float">
            <text:p>0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91];&quot;#0,00&quot;);&quot;,&quot;;&quot;.&quot;);&quot;')&quot;)" office:value-type="string" office:string-value="'al_simples': D('16.85')" calcext:value-type="string">
            <text:p>'al_simples': D('16.85')</text:p>
          </table:table-cell>
          <table:table-cell table:formula="of:=CONCATENATE(&quot;'al_irpj': D('&quot;;SUBSTITUTE(TEXT([.D91];&quot;#0,00&quot;);&quot;,&quot;;&quot;.&quot;);&quot;')&quot;)" office:value-type="string" office:string-value="'al_irpj': D('6.12')" calcext:value-type="string">
            <text:p>'al_irpj': D('6.12')</text:p>
          </table:table-cell>
          <table:table-cell table:formula="of:=CONCATENATE(&quot;'al_csll': D('&quot;;SUBSTITUTE(TEXT([.E91];&quot;#0,00&quot;);&quot;,&quot;;&quot;.&quot;);&quot;')&quot;)" office:value-type="string" office:string-value="'al_csll': D('2.53')" calcext:value-type="string">
            <text:p>'al_csll': D('2.53')</text:p>
          </table:table-cell>
          <table:table-cell table:formula="of:=CONCATENATE(&quot;'al_cofins': D('&quot;;SUBSTITUTE(TEXT([.F91];&quot;#0,00&quot;);&quot;,&quot;;&quot;.&quot;);&quot;')&quot;)" office:value-type="string" office:string-value="'al_cofins': D('2.63')" calcext:value-type="string">
            <text:p>'al_cofins': D('2.63')</text:p>
          </table:table-cell>
          <table:table-cell table:formula="of:=CONCATENATE(&quot;'al_pis': D('&quot;;SUBSTITUTE(TEXT([.G91];&quot;#0,00&quot;);&quot;,&quot;;&quot;.&quot;);&quot;')&quot;)" office:value-type="string" office:string-value="'al_pis': D('0.57')" calcext:value-type="string">
            <text:p>'al_pis': D('0.57')</text:p>
          </table:table-cell>
          <table:table-cell table:formula="of:=CONCATENATE(&quot;'al_cpp': D('&quot;;SUBSTITUTE(TEXT([.H91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91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91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91];&quot;: {&quot;;[.L91];&quot;, &quot;;[.M91];&quot;, &quot;;[.N91];&quot;, &quot;;[.O91];&quot;, &quot;;[.P91];&quot;, &quot;;[.Q91];&quot;, &quot;;[.R91];&quot;, &quot;;[.S91];&quot;},&quot;)" office:value-type="string" office:string-value="SIMPLES_NACIONAL_TETO_20: {'al_simples': D('16.85'), 'al_irpj': D('6.12'), 'al_csll': D('2.53'), 'al_cofins': D('2.63'), 'al_pis': D('0.57'), 'al_cpp': D('0.00'), 'al_icms': D('0.00'), 'al_iss': D('0.00')}," calcext:value-type="string">
            <text:p>SIMPLES_NACIONAL_TETO_20: {'al_simples': D('16.85'), 'al_irpj': D('6.12'), 'al_csll': D('2.53'), 'al_cofins': D('2.63'), 'al_pis': D('0.57'), 'al_cpp': D('0.00'), 'al_icms': D('0.00'), 'al_iss': D('0.00')},</text:p>
          </table:table-cell>
        </table:table-row>
        <table:table-row table:style-name="ro1">
          <table:table-cell table:number-columns-repeated="3"/>
          <table:table-cell table:formula="of:=[.D91]/([.C91]-[.K91])" office:value-type="float" office:value="0.516455696202532" calcext:value-type="float">
            <text:p>0,5164556962</text:p>
          </table:table-cell>
          <table:table-cell table:formula="of:=[.E91]/([.C91]-[.K91])" office:value-type="float" office:value="0.213502109704641" calcext:value-type="float">
            <text:p>0,2135021097</text:p>
          </table:table-cell>
          <table:table-cell table:formula="of:=[.F91]/([.C91]-[.K91])" office:value-type="float" office:value="0.221940928270042" calcext:value-type="float">
            <text:p>0,2219409283</text:p>
          </table:table-cell>
          <table:table-cell table:formula="of:=[.G91]/([.C91]-[.K91])" office:value-type="float" office:value="0.0481012658227848" calcext:value-type="float">
            <text:p>0,0481012658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erviços – Anexo 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ceita Bruta em 12 meses (em R$)</text:p>
          </table:table-cell>
          <table:table-cell/>
          <table:table-cell office:value-type="string" calcext:value-type="string">
            <text:p>Alíquota Total</text:p>
          </table:table-cell>
          <table:table-cell office:value-type="string" calcext:value-type="string">
            <text:p>IRPJ</text:p>
          </table:table-cell>
          <table:table-cell office:value-type="string" calcext:value-type="string">
            <text:p>CSLL</text:p>
          </table:table-cell>
          <table:table-cell office:value-type="string" calcext:value-type="string">
            <text:p>COFINS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ICMS</text:p>
          </table:table-cell>
          <table:table-cell office:value-type="string" calcext:value-type="string">
            <text:p>IPI</text:p>
          </table:table-cell>
          <table:table-cell office:value-type="string" calcext:value-type="string">
            <text:p>I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R$ 0,00 a R$ 180.000,00</text:p>
          </table:table-cell>
          <table:table-cell office:value-type="string" calcext:value-type="string">
            <text:p>SIMPLES_NACIONAL_TETO_01</text:p>
          </table:table-cell>
          <table:table-cell office:value-type="float" office:value="16.93" calcext:value-type="float">
            <text:p>16,93</text:p>
          </table:table-cell>
          <table:table-cell table:formula="of:=ROUND(([.$C96]-[.$K96])*[.$D$92];2)" office:value-type="float" office:value="7.71" calcext:value-type="float">
            <text:p>7,71</text:p>
          </table:table-cell>
          <table:table-cell table:formula="of:=ROUND(([.$C96]-[.$K96])*[.$E$92];2)" office:value-type="float" office:value="3.19" calcext:value-type="float">
            <text:p>3,19</text:p>
          </table:table-cell>
          <table:table-cell table:formula="of:=ROUND(([.$C96]-[.$K96])*[.$F$92];2)" office:value-type="float" office:value="3.31" calcext:value-type="float">
            <text:p>3,31</text:p>
          </table:table-cell>
          <table:table-cell table:formula="of:=ROUND(([.$C96]-[.$K96])*[.$G$92];2)" office:value-type="float" office:value="0.72" calcext:value-type="float">
            <text:p>0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NCATENATE(&quot;'al_simples': D('&quot;;SUBSTITUTE(TEXT([.C96];&quot;#0,00&quot;);&quot;,&quot;;&quot;.&quot;);&quot;')&quot;)" office:value-type="string" office:string-value="'al_simples': D('16.93')" calcext:value-type="string">
            <text:p>'al_simples': D('16.93')</text:p>
          </table:table-cell>
          <table:table-cell table:formula="of:=CONCATENATE(&quot;'al_irpj': D('&quot;;SUBSTITUTE(TEXT([.D96];&quot;#0,00&quot;);&quot;,&quot;;&quot;.&quot;);&quot;')&quot;)" office:value-type="string" office:string-value="'al_irpj': D('7.71')" calcext:value-type="string">
            <text:p>'al_irpj': D('7.71')</text:p>
          </table:table-cell>
          <table:table-cell table:formula="of:=CONCATENATE(&quot;'al_csll': D('&quot;;SUBSTITUTE(TEXT([.E96];&quot;#0,00&quot;);&quot;,&quot;;&quot;.&quot;);&quot;')&quot;)" office:value-type="string" office:string-value="'al_csll': D('3.19')" calcext:value-type="string">
            <text:p>'al_csll': D('3.19')</text:p>
          </table:table-cell>
          <table:table-cell table:formula="of:=CONCATENATE(&quot;'al_cofins': D('&quot;;SUBSTITUTE(TEXT([.F96];&quot;#0,00&quot;);&quot;,&quot;;&quot;.&quot;);&quot;')&quot;)" office:value-type="string" office:string-value="'al_cofins': D('3.31')" calcext:value-type="string">
            <text:p>'al_cofins': D('3.31')</text:p>
          </table:table-cell>
          <table:table-cell table:formula="of:=CONCATENATE(&quot;'al_pis': D('&quot;;SUBSTITUTE(TEXT([.G96];&quot;#0,00&quot;);&quot;,&quot;;&quot;.&quot;);&quot;')&quot;)" office:value-type="string" office:string-value="'al_pis': D('0.72')" calcext:value-type="string">
            <text:p>'al_pis': D('0.72')</text:p>
          </table:table-cell>
          <table:table-cell table:formula="of:=CONCATENATE(&quot;'al_cpp': D('&quot;;SUBSTITUTE(TEXT([.H96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96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96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96];&quot;: {&quot;;[.L96];&quot;, &quot;;[.M96];&quot;, &quot;;[.N96];&quot;, &quot;;[.O96];&quot;, &quot;;[.P96];&quot;, &quot;;[.Q96];&quot;, &quot;;[.R96];&quot;, &quot;;[.S96];&quot;},&quot;)" office:value-type="string" office:string-value="SIMPLES_NACIONAL_TETO_01: {'al_simples': D('16.93'), 'al_irpj': D('7.71'), 'al_csll': D('3.19'), 'al_cofins': D('3.31'), 'al_pis': D('0.72'), 'al_cpp': D('0.00'), 'al_icms': D('0.00'), 'al_iss': D('0.00')}," calcext:value-type="string">
            <text:p>SIMPLES_NACIONAL_TETO_01: {'al_simples': D('16.93'), 'al_irpj': D('7.71'), 'al_csll': D('3.19'), 'al_cofins': D('3.31'), 'al_pis': D('0.72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180.000,01 a R$ 360.000,00</text:p>
          </table:table-cell>
          <table:table-cell office:value-type="string" calcext:value-type="string">
            <text:p>SIMPLES_NACIONAL_TETO_02</text:p>
          </table:table-cell>
          <table:table-cell office:value-type="float" office:value="17.72" calcext:value-type="float">
            <text:p>17,72</text:p>
          </table:table-cell>
          <table:table-cell table:formula="of:=ROUND(([.C97]-[.K97])*[.$D$92];2)" office:value-type="float" office:value="7.71" calcext:value-type="float">
            <text:p>7,71</text:p>
          </table:table-cell>
          <table:table-cell table:formula="of:=ROUND(([.$C97]-[.$K97])*[.$E$92];2)" office:value-type="float" office:value="3.19" calcext:value-type="float">
            <text:p>3,19</text:p>
          </table:table-cell>
          <table:table-cell table:formula="of:=ROUND(([.$C97]-[.$K97])*[.$F$92];2)" office:value-type="float" office:value="3.31" calcext:value-type="float">
            <text:p>3,31</text:p>
          </table:table-cell>
          <table:table-cell table:formula="of:=ROUND(([.$C97]-[.$K97])*[.$G$92];2)" office:value-type="float" office:value="0.72" calcext:value-type="float">
            <text:p>0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9" calcext:value-type="float">
            <text:p>2,79</text:p>
          </table:table-cell>
          <table:table-cell table:formula="of:=CONCATENATE(&quot;'al_simples': D('&quot;;SUBSTITUTE(TEXT([.C97];&quot;#0,00&quot;);&quot;,&quot;;&quot;.&quot;);&quot;')&quot;)" office:value-type="string" office:string-value="'al_simples': D('17.72')" calcext:value-type="string">
            <text:p>'al_simples': D('17.72')</text:p>
          </table:table-cell>
          <table:table-cell table:formula="of:=CONCATENATE(&quot;'al_irpj': D('&quot;;SUBSTITUTE(TEXT([.D97];&quot;#0,00&quot;);&quot;,&quot;;&quot;.&quot;);&quot;')&quot;)" office:value-type="string" office:string-value="'al_irpj': D('7.71')" calcext:value-type="string">
            <text:p>'al_irpj': D('7.71')</text:p>
          </table:table-cell>
          <table:table-cell table:formula="of:=CONCATENATE(&quot;'al_csll': D('&quot;;SUBSTITUTE(TEXT([.E97];&quot;#0,00&quot;);&quot;,&quot;;&quot;.&quot;);&quot;')&quot;)" office:value-type="string" office:string-value="'al_csll': D('3.19')" calcext:value-type="string">
            <text:p>'al_csll': D('3.19')</text:p>
          </table:table-cell>
          <table:table-cell table:formula="of:=CONCATENATE(&quot;'al_cofins': D('&quot;;SUBSTITUTE(TEXT([.F97];&quot;#0,00&quot;);&quot;,&quot;;&quot;.&quot;);&quot;')&quot;)" office:value-type="string" office:string-value="'al_cofins': D('3.31')" calcext:value-type="string">
            <text:p>'al_cofins': D('3.31')</text:p>
          </table:table-cell>
          <table:table-cell table:formula="of:=CONCATENATE(&quot;'al_pis': D('&quot;;SUBSTITUTE(TEXT([.G97];&quot;#0,00&quot;);&quot;,&quot;;&quot;.&quot;);&quot;')&quot;)" office:value-type="string" office:string-value="'al_pis': D('0.72')" calcext:value-type="string">
            <text:p>'al_pis': D('0.72')</text:p>
          </table:table-cell>
          <table:table-cell table:formula="of:=CONCATENATE(&quot;'al_cpp': D('&quot;;SUBSTITUTE(TEXT([.H97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97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97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97];&quot;: {&quot;;[.L97];&quot;, &quot;;[.M97];&quot;, &quot;;[.N97];&quot;, &quot;;[.O97];&quot;, &quot;;[.P97];&quot;, &quot;;[.Q97];&quot;, &quot;;[.R97];&quot;, &quot;;[.S97];&quot;},&quot;)" office:value-type="string" office:string-value="SIMPLES_NACIONAL_TETO_02: {'al_simples': D('17.72'), 'al_irpj': D('7.71'), 'al_csll': D('3.19'), 'al_cofins': D('3.31'), 'al_pis': D('0.72'), 'al_cpp': D('0.00'), 'al_icms': D('0.00'), 'al_iss': D('0.00')}," calcext:value-type="string">
            <text:p>SIMPLES_NACIONAL_TETO_02: {'al_simples': D('17.72'), 'al_irpj': D('7.71'), 'al_csll': D('3.19'), 'al_cofins': D('3.31'), 'al_pis': D('0.72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360.000,01 a R$ 540.000,00</text:p>
          </table:table-cell>
          <table:table-cell office:value-type="string" calcext:value-type="string">
            <text:p>SIMPLES_NACIONAL_TETO_03</text:p>
          </table:table-cell>
          <table:table-cell office:value-type="float" office:value="18.43" calcext:value-type="float">
            <text:p>18,43</text:p>
          </table:table-cell>
          <table:table-cell table:formula="of:=ROUND(([.C98]-[.K98])*[.$D$92];2)" office:value-type="float" office:value="7.71" calcext:value-type="float">
            <text:p>7,71</text:p>
          </table:table-cell>
          <table:table-cell table:formula="of:=ROUND(([.$C98]-[.$K98])*[.$E$92];2)" office:value-type="float" office:value="3.19" calcext:value-type="float">
            <text:p>3,19</text:p>
          </table:table-cell>
          <table:table-cell table:formula="of:=ROUND(([.$C98]-[.$K98])*[.$F$92];2)" office:value-type="float" office:value="3.31" calcext:value-type="float">
            <text:p>3,31</text:p>
          </table:table-cell>
          <table:table-cell table:formula="of:=ROUND(([.$C98]-[.$K98])*[.$G$92];2)" office:value-type="float" office:value="0.72" calcext:value-type="float">
            <text:p>0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formula="of:=CONCATENATE(&quot;'al_simples': D('&quot;;SUBSTITUTE(TEXT([.C98];&quot;#0,00&quot;);&quot;,&quot;;&quot;.&quot;);&quot;')&quot;)" office:value-type="string" office:string-value="'al_simples': D('18.43')" calcext:value-type="string">
            <text:p>'al_simples': D('18.43')</text:p>
          </table:table-cell>
          <table:table-cell table:formula="of:=CONCATENATE(&quot;'al_irpj': D('&quot;;SUBSTITUTE(TEXT([.D98];&quot;#0,00&quot;);&quot;,&quot;;&quot;.&quot;);&quot;')&quot;)" office:value-type="string" office:string-value="'al_irpj': D('7.71')" calcext:value-type="string">
            <text:p>'al_irpj': D('7.71')</text:p>
          </table:table-cell>
          <table:table-cell table:formula="of:=CONCATENATE(&quot;'al_csll': D('&quot;;SUBSTITUTE(TEXT([.E98];&quot;#0,00&quot;);&quot;,&quot;;&quot;.&quot;);&quot;')&quot;)" office:value-type="string" office:string-value="'al_csll': D('3.19')" calcext:value-type="string">
            <text:p>'al_csll': D('3.19')</text:p>
          </table:table-cell>
          <table:table-cell table:formula="of:=CONCATENATE(&quot;'al_cofins': D('&quot;;SUBSTITUTE(TEXT([.F98];&quot;#0,00&quot;);&quot;,&quot;;&quot;.&quot;);&quot;')&quot;)" office:value-type="string" office:string-value="'al_cofins': D('3.31')" calcext:value-type="string">
            <text:p>'al_cofins': D('3.31')</text:p>
          </table:table-cell>
          <table:table-cell table:formula="of:=CONCATENATE(&quot;'al_pis': D('&quot;;SUBSTITUTE(TEXT([.G98];&quot;#0,00&quot;);&quot;,&quot;;&quot;.&quot;);&quot;')&quot;)" office:value-type="string" office:string-value="'al_pis': D('0.72')" calcext:value-type="string">
            <text:p>'al_pis': D('0.72')</text:p>
          </table:table-cell>
          <table:table-cell table:formula="of:=CONCATENATE(&quot;'al_cpp': D('&quot;;SUBSTITUTE(TEXT([.H98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98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98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98];&quot;: {&quot;;[.L98];&quot;, &quot;;[.M98];&quot;, &quot;;[.N98];&quot;, &quot;;[.O98];&quot;, &quot;;[.P98];&quot;, &quot;;[.Q98];&quot;, &quot;;[.R98];&quot;, &quot;;[.S98];&quot;},&quot;)" office:value-type="string" office:string-value="SIMPLES_NACIONAL_TETO_03: {'al_simples': D('18.43'), 'al_irpj': D('7.71'), 'al_csll': D('3.19'), 'al_cofins': D('3.31'), 'al_pis': D('0.72'), 'al_cpp': D('0.00'), 'al_icms': D('0.00'), 'al_iss': D('0.00')}," calcext:value-type="string">
            <text:p>SIMPLES_NACIONAL_TETO_03: {'al_simples': D('18.43'), 'al_irpj': D('7.71'), 'al_csll': D('3.19'), 'al_cofins': D('3.31'), 'al_pis': D('0.72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540.000,01 a R$ 720.000,00</text:p>
          </table:table-cell>
          <table:table-cell office:value-type="string" calcext:value-type="string">
            <text:p>SIMPLES_NACIONAL_TETO_04</text:p>
          </table:table-cell>
          <table:table-cell office:value-type="float" office:value="18.77" calcext:value-type="float">
            <text:p>18,77</text:p>
          </table:table-cell>
          <table:table-cell table:formula="of:=ROUND(([.C99]-[.K99])*[.$D$92];2)" office:value-type="float" office:value="7.71" calcext:value-type="float">
            <text:p>7,71</text:p>
          </table:table-cell>
          <table:table-cell table:formula="of:=ROUND(([.$C99]-[.$K99])*[.$E$92];2)" office:value-type="float" office:value="3.19" calcext:value-type="float">
            <text:p>3,19</text:p>
          </table:table-cell>
          <table:table-cell table:formula="of:=ROUND(([.$C99]-[.$K99])*[.$F$92];2)" office:value-type="float" office:value="3.31" calcext:value-type="float">
            <text:p>3,31</text:p>
          </table:table-cell>
          <table:table-cell table:formula="of:=ROUND(([.$C99]-[.$K99])*[.$G$92];2)" office:value-type="float" office:value="0.72" calcext:value-type="float">
            <text:p>0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4" calcext:value-type="float">
            <text:p>3,84</text:p>
          </table:table-cell>
          <table:table-cell table:formula="of:=CONCATENATE(&quot;'al_simples': D('&quot;;SUBSTITUTE(TEXT([.C99];&quot;#0,00&quot;);&quot;,&quot;;&quot;.&quot;);&quot;')&quot;)" office:value-type="string" office:string-value="'al_simples': D('18.77')" calcext:value-type="string">
            <text:p>'al_simples': D('18.77')</text:p>
          </table:table-cell>
          <table:table-cell table:formula="of:=CONCATENATE(&quot;'al_irpj': D('&quot;;SUBSTITUTE(TEXT([.D99];&quot;#0,00&quot;);&quot;,&quot;;&quot;.&quot;);&quot;')&quot;)" office:value-type="string" office:string-value="'al_irpj': D('7.71')" calcext:value-type="string">
            <text:p>'al_irpj': D('7.71')</text:p>
          </table:table-cell>
          <table:table-cell table:formula="of:=CONCATENATE(&quot;'al_csll': D('&quot;;SUBSTITUTE(TEXT([.E99];&quot;#0,00&quot;);&quot;,&quot;;&quot;.&quot;);&quot;')&quot;)" office:value-type="string" office:string-value="'al_csll': D('3.19')" calcext:value-type="string">
            <text:p>'al_csll': D('3.19')</text:p>
          </table:table-cell>
          <table:table-cell table:formula="of:=CONCATENATE(&quot;'al_cofins': D('&quot;;SUBSTITUTE(TEXT([.F99];&quot;#0,00&quot;);&quot;,&quot;;&quot;.&quot;);&quot;')&quot;)" office:value-type="string" office:string-value="'al_cofins': D('3.31')" calcext:value-type="string">
            <text:p>'al_cofins': D('3.31')</text:p>
          </table:table-cell>
          <table:table-cell table:formula="of:=CONCATENATE(&quot;'al_pis': D('&quot;;SUBSTITUTE(TEXT([.G99];&quot;#0,00&quot;);&quot;,&quot;;&quot;.&quot;);&quot;')&quot;)" office:value-type="string" office:string-value="'al_pis': D('0.72')" calcext:value-type="string">
            <text:p>'al_pis': D('0.72')</text:p>
          </table:table-cell>
          <table:table-cell table:formula="of:=CONCATENATE(&quot;'al_cpp': D('&quot;;SUBSTITUTE(TEXT([.H99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99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99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99];&quot;: {&quot;;[.L99];&quot;, &quot;;[.M99];&quot;, &quot;;[.N99];&quot;, &quot;;[.O99];&quot;, &quot;;[.P99];&quot;, &quot;;[.Q99];&quot;, &quot;;[.R99];&quot;, &quot;;[.S99];&quot;},&quot;)" office:value-type="string" office:string-value="SIMPLES_NACIONAL_TETO_04: {'al_simples': D('18.77'), 'al_irpj': D('7.71'), 'al_csll': D('3.19'), 'al_cofins': D('3.31'), 'al_pis': D('0.72'), 'al_cpp': D('0.00'), 'al_icms': D('0.00'), 'al_iss': D('0.00')}," calcext:value-type="string">
            <text:p>SIMPLES_NACIONAL_TETO_04: {'al_simples': D('18.77'), 'al_irpj': D('7.71'), 'al_csll': D('3.19'), 'al_cofins': D('3.31'), 'al_pis': D('0.72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720.000,01 a R$ 900.000,00</text:p>
          </table:table-cell>
          <table:table-cell office:value-type="string" calcext:value-type="string">
            <text:p>SIMPLES_NACIONAL_TETO_05</text:p>
          </table:table-cell>
          <table:table-cell office:value-type="float" office:value="19.04" calcext:value-type="float">
            <text:p>19,04</text:p>
          </table:table-cell>
          <table:table-cell table:formula="of:=ROUND(([.C100]-[.K100])*[.$D$92];2)" office:value-type="float" office:value="7.83" calcext:value-type="float">
            <text:p>7,83</text:p>
          </table:table-cell>
          <table:table-cell table:formula="of:=ROUND(([.$C100]-[.$K100])*[.$E$92];2)" office:value-type="float" office:value="3.24" calcext:value-type="float">
            <text:p>3,24</text:p>
          </table:table-cell>
          <table:table-cell table:formula="of:=ROUND(([.$C100]-[.$K100])*[.$F$92];2)" office:value-type="float" office:value="3.37" calcext:value-type="float">
            <text:p>3,37</text:p>
          </table:table-cell>
          <table:table-cell table:formula="of:=ROUND(([.$C100]-[.$K100])*[.$G$92];2)" office:value-type="float" office:value="0.73" calcext:value-type="float">
            <text:p>0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7" calcext:value-type="float">
            <text:p>3,87</text:p>
          </table:table-cell>
          <table:table-cell table:formula="of:=CONCATENATE(&quot;'al_simples': D('&quot;;SUBSTITUTE(TEXT([.C100];&quot;#0,00&quot;);&quot;,&quot;;&quot;.&quot;);&quot;')&quot;)" office:value-type="string" office:string-value="'al_simples': D('19.04')" calcext:value-type="string">
            <text:p>'al_simples': D('19.04')</text:p>
          </table:table-cell>
          <table:table-cell table:formula="of:=CONCATENATE(&quot;'al_irpj': D('&quot;;SUBSTITUTE(TEXT([.D100];&quot;#0,00&quot;);&quot;,&quot;;&quot;.&quot;);&quot;')&quot;)" office:value-type="string" office:string-value="'al_irpj': D('7.83')" calcext:value-type="string">
            <text:p>'al_irpj': D('7.83')</text:p>
          </table:table-cell>
          <table:table-cell table:formula="of:=CONCATENATE(&quot;'al_csll': D('&quot;;SUBSTITUTE(TEXT([.E100];&quot;#0,00&quot;);&quot;,&quot;;&quot;.&quot;);&quot;')&quot;)" office:value-type="string" office:string-value="'al_csll': D('3.24')" calcext:value-type="string">
            <text:p>'al_csll': D('3.24')</text:p>
          </table:table-cell>
          <table:table-cell table:formula="of:=CONCATENATE(&quot;'al_cofins': D('&quot;;SUBSTITUTE(TEXT([.F100];&quot;#0,00&quot;);&quot;,&quot;;&quot;.&quot;);&quot;')&quot;)" office:value-type="string" office:string-value="'al_cofins': D('3.37')" calcext:value-type="string">
            <text:p>'al_cofins': D('3.37')</text:p>
          </table:table-cell>
          <table:table-cell table:formula="of:=CONCATENATE(&quot;'al_pis': D('&quot;;SUBSTITUTE(TEXT([.G100];&quot;#0,00&quot;);&quot;,&quot;;&quot;.&quot;);&quot;')&quot;)" office:value-type="string" office:string-value="'al_pis': D('0.73')" calcext:value-type="string">
            <text:p>'al_pis': D('0.73')</text:p>
          </table:table-cell>
          <table:table-cell table:formula="of:=CONCATENATE(&quot;'al_cpp': D('&quot;;SUBSTITUTE(TEXT([.H100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100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100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00];&quot;: {&quot;;[.L100];&quot;, &quot;;[.M100];&quot;, &quot;;[.N100];&quot;, &quot;;[.O100];&quot;, &quot;;[.P100];&quot;, &quot;;[.Q100];&quot;, &quot;;[.R100];&quot;, &quot;;[.S100];&quot;},&quot;)" office:value-type="string" office:string-value="SIMPLES_NACIONAL_TETO_05: {'al_simples': D('19.04'), 'al_irpj': D('7.83'), 'al_csll': D('3.24'), 'al_cofins': D('3.37'), 'al_pis': D('0.73'), 'al_cpp': D('0.00'), 'al_icms': D('0.00'), 'al_iss': D('0.00')}," calcext:value-type="string">
            <text:p>SIMPLES_NACIONAL_TETO_05: {'al_simples': D('19.04'), 'al_irpj': D('7.83'), 'al_csll': D('3.24'), 'al_cofins': D('3.37'), 'al_pis': D('0.73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900.000,01 a R$ 1.080.000,00</text:p>
          </table:table-cell>
          <table:table-cell office:value-type="string" calcext:value-type="string">
            <text:p>SIMPLES_NACIONAL_TETO_06</text:p>
          </table:table-cell>
          <table:table-cell office:value-type="float" office:value="19.94" calcext:value-type="float">
            <text:p>19,94</text:p>
          </table:table-cell>
          <table:table-cell table:formula="of:=ROUND(([.C101]-[.K101])*[.$D$92];2)" office:value-type="float" office:value="8.11" calcext:value-type="float">
            <text:p>8,11</text:p>
          </table:table-cell>
          <table:table-cell table:formula="of:=ROUND(([.$C101]-[.$K101])*[.$E$92];2)" office:value-type="float" office:value="3.35" calcext:value-type="float">
            <text:p>3,35</text:p>
          </table:table-cell>
          <table:table-cell table:formula="of:=ROUND(([.$C101]-[.$K101])*[.$F$92];2)" office:value-type="float" office:value="3.49" calcext:value-type="float">
            <text:p>3,49</text:p>
          </table:table-cell>
          <table:table-cell table:formula="of:=ROUND(([.$C101]-[.$K101])*[.$G$92];2)" office:value-type="float" office:value="0.76" calcext:value-type="float">
            <text:p>0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3" calcext:value-type="float">
            <text:p>4,23</text:p>
          </table:table-cell>
          <table:table-cell table:formula="of:=CONCATENATE(&quot;'al_simples': D('&quot;;SUBSTITUTE(TEXT([.C101];&quot;#0,00&quot;);&quot;,&quot;;&quot;.&quot;);&quot;')&quot;)" office:value-type="string" office:string-value="'al_simples': D('19.94')" calcext:value-type="string">
            <text:p>'al_simples': D('19.94')</text:p>
          </table:table-cell>
          <table:table-cell table:formula="of:=CONCATENATE(&quot;'al_irpj': D('&quot;;SUBSTITUTE(TEXT([.D101];&quot;#0,00&quot;);&quot;,&quot;;&quot;.&quot;);&quot;')&quot;)" office:value-type="string" office:string-value="'al_irpj': D('8.11')" calcext:value-type="string">
            <text:p>'al_irpj': D('8.11')</text:p>
          </table:table-cell>
          <table:table-cell table:formula="of:=CONCATENATE(&quot;'al_csll': D('&quot;;SUBSTITUTE(TEXT([.E101];&quot;#0,00&quot;);&quot;,&quot;;&quot;.&quot;);&quot;')&quot;)" office:value-type="string" office:string-value="'al_csll': D('3.35')" calcext:value-type="string">
            <text:p>'al_csll': D('3.35')</text:p>
          </table:table-cell>
          <table:table-cell table:formula="of:=CONCATENATE(&quot;'al_cofins': D('&quot;;SUBSTITUTE(TEXT([.F101];&quot;#0,00&quot;);&quot;,&quot;;&quot;.&quot;);&quot;')&quot;)" office:value-type="string" office:string-value="'al_cofins': D('3.49')" calcext:value-type="string">
            <text:p>'al_cofins': D('3.49')</text:p>
          </table:table-cell>
          <table:table-cell table:formula="of:=CONCATENATE(&quot;'al_pis': D('&quot;;SUBSTITUTE(TEXT([.G101];&quot;#0,00&quot;);&quot;,&quot;;&quot;.&quot;);&quot;')&quot;)" office:value-type="string" office:string-value="'al_pis': D('0.76')" calcext:value-type="string">
            <text:p>'al_pis': D('0.76')</text:p>
          </table:table-cell>
          <table:table-cell table:formula="of:=CONCATENATE(&quot;'al_cpp': D('&quot;;SUBSTITUTE(TEXT([.H101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101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101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01];&quot;: {&quot;;[.L101];&quot;, &quot;;[.M101];&quot;, &quot;;[.N101];&quot;, &quot;;[.O101];&quot;, &quot;;[.P101];&quot;, &quot;;[.Q101];&quot;, &quot;;[.R101];&quot;, &quot;;[.S101];&quot;},&quot;)" office:value-type="string" office:string-value="SIMPLES_NACIONAL_TETO_06: {'al_simples': D('19.94'), 'al_irpj': D('8.11'), 'al_csll': D('3.35'), 'al_cofins': D('3.49'), 'al_pis': D('0.76'), 'al_cpp': D('0.00'), 'al_icms': D('0.00'), 'al_iss': D('0.00')}," calcext:value-type="string">
            <text:p>SIMPLES_NACIONAL_TETO_06: {'al_simples': D('19.94'), 'al_irpj': D('8.11'), 'al_csll': D('3.35'), 'al_cofins': D('3.49'), 'al_pis': D('0.76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1.080.000,01 a R$ 1.260.000,00</text:p>
          </table:table-cell>
          <table:table-cell office:value-type="string" calcext:value-type="string">
            <text:p>SIMPLES_NACIONAL_TETO_07</text:p>
          </table:table-cell>
          <table:table-cell office:value-type="float" office:value="20.34" calcext:value-type="float">
            <text:p>20,34</text:p>
          </table:table-cell>
          <table:table-cell table:formula="of:=ROUND(([.C102]-[.K102])*[.$D$92];2)+0.01" office:value-type="float" office:value="8.31" calcext:value-type="float">
            <text:p>8,31</text:p>
          </table:table-cell>
          <table:table-cell table:formula="of:=ROUND(([.$C102]-[.$K102])*[.$E$92];2)" office:value-type="float" office:value="3.43" calcext:value-type="float">
            <text:p>3,43</text:p>
          </table:table-cell>
          <table:table-cell table:formula="of:=ROUND(([.$C102]-[.$K102])*[.$F$92];2)" office:value-type="float" office:value="3.57" calcext:value-type="float">
            <text:p>3,57</text:p>
          </table:table-cell>
          <table:table-cell table:formula="of:=ROUND(([.$C102]-[.$K102])*[.$G$92];2)" office:value-type="float" office:value="0.77" calcext:value-type="float">
            <text:p>0,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6" calcext:value-type="float">
            <text:p>4,26</text:p>
          </table:table-cell>
          <table:table-cell table:formula="of:=CONCATENATE(&quot;'al_simples': D('&quot;;SUBSTITUTE(TEXT([.C102];&quot;#0,00&quot;);&quot;,&quot;;&quot;.&quot;);&quot;')&quot;)" office:value-type="string" office:string-value="'al_simples': D('20.34')" calcext:value-type="string">
            <text:p>'al_simples': D('20.34')</text:p>
          </table:table-cell>
          <table:table-cell table:formula="of:=CONCATENATE(&quot;'al_irpj': D('&quot;;SUBSTITUTE(TEXT([.D102];&quot;#0,00&quot;);&quot;,&quot;;&quot;.&quot;);&quot;')&quot;)" office:value-type="string" office:string-value="'al_irpj': D('8.31')" calcext:value-type="string">
            <text:p>'al_irpj': D('8.31')</text:p>
          </table:table-cell>
          <table:table-cell table:formula="of:=CONCATENATE(&quot;'al_csll': D('&quot;;SUBSTITUTE(TEXT([.E102];&quot;#0,00&quot;);&quot;,&quot;;&quot;.&quot;);&quot;')&quot;)" office:value-type="string" office:string-value="'al_csll': D('3.43')" calcext:value-type="string">
            <text:p>'al_csll': D('3.43')</text:p>
          </table:table-cell>
          <table:table-cell table:formula="of:=CONCATENATE(&quot;'al_cofins': D('&quot;;SUBSTITUTE(TEXT([.F102];&quot;#0,00&quot;);&quot;,&quot;;&quot;.&quot;);&quot;')&quot;)" office:value-type="string" office:string-value="'al_cofins': D('3.57')" calcext:value-type="string">
            <text:p>'al_cofins': D('3.57')</text:p>
          </table:table-cell>
          <table:table-cell table:formula="of:=CONCATENATE(&quot;'al_pis': D('&quot;;SUBSTITUTE(TEXT([.G102];&quot;#0,00&quot;);&quot;,&quot;;&quot;.&quot;);&quot;')&quot;)" office:value-type="string" office:string-value="'al_pis': D('0.77')" calcext:value-type="string">
            <text:p>'al_pis': D('0.77')</text:p>
          </table:table-cell>
          <table:table-cell table:formula="of:=CONCATENATE(&quot;'al_cpp': D('&quot;;SUBSTITUTE(TEXT([.H102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102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102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02];&quot;: {&quot;;[.L102];&quot;, &quot;;[.M102];&quot;, &quot;;[.N102];&quot;, &quot;;[.O102];&quot;, &quot;;[.P102];&quot;, &quot;;[.Q102];&quot;, &quot;;[.R102];&quot;, &quot;;[.S102];&quot;},&quot;)" office:value-type="string" office:string-value="SIMPLES_NACIONAL_TETO_07: {'al_simples': D('20.34'), 'al_irpj': D('8.31'), 'al_csll': D('3.43'), 'al_cofins': D('3.57'), 'al_pis': D('0.77'), 'al_cpp': D('0.00'), 'al_icms': D('0.00'), 'al_iss': D('0.00')}," calcext:value-type="string">
            <text:p>SIMPLES_NACIONAL_TETO_07: {'al_simples': D('20.34'), 'al_irpj': D('8.31'), 'al_csll': D('3.43'), 'al_cofins': D('3.57'), 'al_pis': D('0.77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1.260.000,01 a R$ 1.440.000,00</text:p>
          </table:table-cell>
          <table:table-cell office:value-type="string" calcext:value-type="string">
            <text:p>SIMPLES_NACIONAL_TETO_08</text:p>
          </table:table-cell>
          <table:table-cell office:value-type="float" office:value="20.66" calcext:value-type="float">
            <text:p>20,66</text:p>
          </table:table-cell>
          <table:table-cell table:formula="of:=ROUND(([.C103]-[.K103])*[.$D$92];2)" office:value-type="float" office:value="8.44" calcext:value-type="float">
            <text:p>8,44</text:p>
          </table:table-cell>
          <table:table-cell table:formula="of:=ROUND(([.$C103]-[.$K103])*[.$E$92];2)" office:value-type="float" office:value="3.49" calcext:value-type="float">
            <text:p>3,49</text:p>
          </table:table-cell>
          <table:table-cell table:formula="of:=ROUND(([.$C103]-[.$K103])*[.$F$92];2)" office:value-type="float" office:value="3.63" calcext:value-type="float">
            <text:p>3,63</text:p>
          </table:table-cell>
          <table:table-cell table:formula="of:=ROUND(([.$C103]-[.$K103])*[.$G$92];2)" office:value-type="float" office:value="0.79" calcext:value-type="float">
            <text:p>0,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1" calcext:value-type="float">
            <text:p>4,31</text:p>
          </table:table-cell>
          <table:table-cell table:formula="of:=CONCATENATE(&quot;'al_simples': D('&quot;;SUBSTITUTE(TEXT([.C103];&quot;#0,00&quot;);&quot;,&quot;;&quot;.&quot;);&quot;')&quot;)" office:value-type="string" office:string-value="'al_simples': D('20.66')" calcext:value-type="string">
            <text:p>'al_simples': D('20.66')</text:p>
          </table:table-cell>
          <table:table-cell table:formula="of:=CONCATENATE(&quot;'al_irpj': D('&quot;;SUBSTITUTE(TEXT([.D103];&quot;#0,00&quot;);&quot;,&quot;;&quot;.&quot;);&quot;')&quot;)" office:value-type="string" office:string-value="'al_irpj': D('8.44')" calcext:value-type="string">
            <text:p>'al_irpj': D('8.44')</text:p>
          </table:table-cell>
          <table:table-cell table:formula="of:=CONCATENATE(&quot;'al_csll': D('&quot;;SUBSTITUTE(TEXT([.E103];&quot;#0,00&quot;);&quot;,&quot;;&quot;.&quot;);&quot;')&quot;)" office:value-type="string" office:string-value="'al_csll': D('3.49')" calcext:value-type="string">
            <text:p>'al_csll': D('3.49')</text:p>
          </table:table-cell>
          <table:table-cell table:formula="of:=CONCATENATE(&quot;'al_cofins': D('&quot;;SUBSTITUTE(TEXT([.F103];&quot;#0,00&quot;);&quot;,&quot;;&quot;.&quot;);&quot;')&quot;)" office:value-type="string" office:string-value="'al_cofins': D('3.63')" calcext:value-type="string">
            <text:p>'al_cofins': D('3.63')</text:p>
          </table:table-cell>
          <table:table-cell table:formula="of:=CONCATENATE(&quot;'al_pis': D('&quot;;SUBSTITUTE(TEXT([.G103];&quot;#0,00&quot;);&quot;,&quot;;&quot;.&quot;);&quot;')&quot;)" office:value-type="string" office:string-value="'al_pis': D('0.79')" calcext:value-type="string">
            <text:p>'al_pis': D('0.79')</text:p>
          </table:table-cell>
          <table:table-cell table:formula="of:=CONCATENATE(&quot;'al_cpp': D('&quot;;SUBSTITUTE(TEXT([.H103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103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103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03];&quot;: {&quot;;[.L103];&quot;, &quot;;[.M103];&quot;, &quot;;[.N103];&quot;, &quot;;[.O103];&quot;, &quot;;[.P103];&quot;, &quot;;[.Q103];&quot;, &quot;;[.R103];&quot;, &quot;;[.S103];&quot;},&quot;)" office:value-type="string" office:string-value="SIMPLES_NACIONAL_TETO_08: {'al_simples': D('20.66'), 'al_irpj': D('8.44'), 'al_csll': D('3.49'), 'al_cofins': D('3.63'), 'al_pis': D('0.79'), 'al_cpp': D('0.00'), 'al_icms': D('0.00'), 'al_iss': D('0.00')}," calcext:value-type="string">
            <text:p>SIMPLES_NACIONAL_TETO_08: {'al_simples': D('20.66'), 'al_irpj': D('8.44'), 'al_csll': D('3.49'), 'al_cofins': D('3.63'), 'al_pis': D('0.79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1.440.000,01 a R$ 1.620.000,00</text:p>
          </table:table-cell>
          <table:table-cell office:value-type="string" calcext:value-type="string">
            <text:p>SIMPLES_NACIONAL_TETO_09</text:p>
          </table:table-cell>
          <table:table-cell office:value-type="float" office:value="21.17" calcext:value-type="float">
            <text:p>21,17</text:p>
          </table:table-cell>
          <table:table-cell table:formula="of:=ROUND(([.C104]-[.K104])*[.$D$92];2)-0.01" office:value-type="float" office:value="8.54" calcext:value-type="float">
            <text:p>8,54</text:p>
          </table:table-cell>
          <table:table-cell table:formula="of:=ROUND(([.$C104]-[.$K104])*[.$E$92];2)" office:value-type="float" office:value="3.54" calcext:value-type="float">
            <text:p>3,54</text:p>
          </table:table-cell>
          <table:table-cell table:formula="of:=ROUND(([.$C104]-[.$K104])*[.$F$92];2)" office:value-type="float" office:value="3.68" calcext:value-type="float">
            <text:p>3,68</text:p>
          </table:table-cell>
          <table:table-cell table:formula="of:=ROUND(([.$C104]-[.$K104])*[.$G$92];2)" office:value-type="float" office:value="0.8" calcext:value-type="float">
            <text:p>0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61" calcext:value-type="float">
            <text:p>4,61</text:p>
          </table:table-cell>
          <table:table-cell table:formula="of:=CONCATENATE(&quot;'al_simples': D('&quot;;SUBSTITUTE(TEXT([.C104];&quot;#0,00&quot;);&quot;,&quot;;&quot;.&quot;);&quot;')&quot;)" office:value-type="string" office:string-value="'al_simples': D('21.17')" calcext:value-type="string">
            <text:p>'al_simples': D('21.17')</text:p>
          </table:table-cell>
          <table:table-cell table:formula="of:=CONCATENATE(&quot;'al_irpj': D('&quot;;SUBSTITUTE(TEXT([.D104];&quot;#0,00&quot;);&quot;,&quot;;&quot;.&quot;);&quot;')&quot;)" office:value-type="string" office:string-value="'al_irpj': D('8.54')" calcext:value-type="string">
            <text:p>'al_irpj': D('8.54')</text:p>
          </table:table-cell>
          <table:table-cell table:formula="of:=CONCATENATE(&quot;'al_csll': D('&quot;;SUBSTITUTE(TEXT([.E104];&quot;#0,00&quot;);&quot;,&quot;;&quot;.&quot;);&quot;')&quot;)" office:value-type="string" office:string-value="'al_csll': D('3.54')" calcext:value-type="string">
            <text:p>'al_csll': D('3.54')</text:p>
          </table:table-cell>
          <table:table-cell table:formula="of:=CONCATENATE(&quot;'al_cofins': D('&quot;;SUBSTITUTE(TEXT([.F104];&quot;#0,00&quot;);&quot;,&quot;;&quot;.&quot;);&quot;')&quot;)" office:value-type="string" office:string-value="'al_cofins': D('3.68')" calcext:value-type="string">
            <text:p>'al_cofins': D('3.68')</text:p>
          </table:table-cell>
          <table:table-cell table:formula="of:=CONCATENATE(&quot;'al_pis': D('&quot;;SUBSTITUTE(TEXT([.G104];&quot;#0,00&quot;);&quot;,&quot;;&quot;.&quot;);&quot;')&quot;)" office:value-type="string" office:string-value="'al_pis': D('0.80')" calcext:value-type="string">
            <text:p>'al_pis': D('0.80')</text:p>
          </table:table-cell>
          <table:table-cell table:formula="of:=CONCATENATE(&quot;'al_cpp': D('&quot;;SUBSTITUTE(TEXT([.H104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104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104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04];&quot;: {&quot;;[.L104];&quot;, &quot;;[.M104];&quot;, &quot;;[.N104];&quot;, &quot;;[.O104];&quot;, &quot;;[.P104];&quot;, &quot;;[.Q104];&quot;, &quot;;[.R104];&quot;, &quot;;[.S104];&quot;},&quot;)" office:value-type="string" office:string-value="SIMPLES_NACIONAL_TETO_09: {'al_simples': D('21.17'), 'al_irpj': D('8.54'), 'al_csll': D('3.54'), 'al_cofins': D('3.68'), 'al_pis': D('0.80'), 'al_cpp': D('0.00'), 'al_icms': D('0.00'), 'al_iss': D('0.00')}," calcext:value-type="string">
            <text:p>SIMPLES_NACIONAL_TETO_09: {'al_simples': D('21.17'), 'al_irpj': D('8.54'), 'al_csll': D('3.54'), 'al_cofins': D('3.68'), 'al_pis': D('0.80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1.620.000,01 a R$ 1.800.000,00</text:p>
          </table:table-cell>
          <table:table-cell office:value-type="string" calcext:value-type="string">
            <text:p>SIMPLES_NACIONAL_TETO_10</text:p>
          </table:table-cell>
          <table:table-cell office:value-type="float" office:value="21.38" calcext:value-type="float">
            <text:p>21,38</text:p>
          </table:table-cell>
          <table:table-cell table:formula="of:=ROUND(([.C105]-[.K105])*[.$D$92];2)+0.01" office:value-type="float" office:value="8.65" calcext:value-type="float">
            <text:p>8,65</text:p>
          </table:table-cell>
          <table:table-cell table:formula="of:=ROUND(([.$C105]-[.$K105])*[.$E$92];2)" office:value-type="float" office:value="3.57" calcext:value-type="float">
            <text:p>3,57</text:p>
          </table:table-cell>
          <table:table-cell table:formula="of:=ROUND(([.$C105]-[.$K105])*[.$F$92];2)" office:value-type="float" office:value="3.71" calcext:value-type="float">
            <text:p>3,71</text:p>
          </table:table-cell>
          <table:table-cell table:formula="of:=ROUND(([.$C105]-[.$K105])*[.$G$92];2)" office:value-type="float" office:value="0.8" calcext:value-type="float">
            <text:p>0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65" calcext:value-type="float">
            <text:p>4,65</text:p>
          </table:table-cell>
          <table:table-cell table:formula="of:=CONCATENATE(&quot;'al_simples': D('&quot;;SUBSTITUTE(TEXT([.C105];&quot;#0,00&quot;);&quot;,&quot;;&quot;.&quot;);&quot;')&quot;)" office:value-type="string" office:string-value="'al_simples': D('21.38')" calcext:value-type="string">
            <text:p>'al_simples': D('21.38')</text:p>
          </table:table-cell>
          <table:table-cell table:formula="of:=CONCATENATE(&quot;'al_irpj': D('&quot;;SUBSTITUTE(TEXT([.D105];&quot;#0,00&quot;);&quot;,&quot;;&quot;.&quot;);&quot;')&quot;)" office:value-type="string" office:string-value="'al_irpj': D('8.65')" calcext:value-type="string">
            <text:p>'al_irpj': D('8.65')</text:p>
          </table:table-cell>
          <table:table-cell table:formula="of:=CONCATENATE(&quot;'al_csll': D('&quot;;SUBSTITUTE(TEXT([.E105];&quot;#0,00&quot;);&quot;,&quot;;&quot;.&quot;);&quot;')&quot;)" office:value-type="string" office:string-value="'al_csll': D('3.57')" calcext:value-type="string">
            <text:p>'al_csll': D('3.57')</text:p>
          </table:table-cell>
          <table:table-cell table:formula="of:=CONCATENATE(&quot;'al_cofins': D('&quot;;SUBSTITUTE(TEXT([.F105];&quot;#0,00&quot;);&quot;,&quot;;&quot;.&quot;);&quot;')&quot;)" office:value-type="string" office:string-value="'al_cofins': D('3.71')" calcext:value-type="string">
            <text:p>'al_cofins': D('3.71')</text:p>
          </table:table-cell>
          <table:table-cell table:formula="of:=CONCATENATE(&quot;'al_pis': D('&quot;;SUBSTITUTE(TEXT([.G105];&quot;#0,00&quot;);&quot;,&quot;;&quot;.&quot;);&quot;')&quot;)" office:value-type="string" office:string-value="'al_pis': D('0.80')" calcext:value-type="string">
            <text:p>'al_pis': D('0.80')</text:p>
          </table:table-cell>
          <table:table-cell table:formula="of:=CONCATENATE(&quot;'al_cpp': D('&quot;;SUBSTITUTE(TEXT([.H105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105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105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05];&quot;: {&quot;;[.L105];&quot;, &quot;;[.M105];&quot;, &quot;;[.N105];&quot;, &quot;;[.O105];&quot;, &quot;;[.P105];&quot;, &quot;;[.Q105];&quot;, &quot;;[.R105];&quot;, &quot;;[.S105];&quot;},&quot;)" office:value-type="string" office:string-value="SIMPLES_NACIONAL_TETO_10: {'al_simples': D('21.38'), 'al_irpj': D('8.65'), 'al_csll': D('3.57'), 'al_cofins': D('3.71'), 'al_pis': D('0.80'), 'al_cpp': D('0.00'), 'al_icms': D('0.00'), 'al_iss': D('0.00')}," calcext:value-type="string">
            <text:p>SIMPLES_NACIONAL_TETO_10: {'al_simples': D('21.38'), 'al_irpj': D('8.65'), 'al_csll': D('3.57'), 'al_cofins': D('3.71'), 'al_pis': D('0.80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1.800.000,01 a R$ 1.980.000,00</text:p>
          </table:table-cell>
          <table:table-cell office:value-type="string" calcext:value-type="string">
            <text:p>SIMPLES_NACIONAL_TETO_11</text:p>
          </table:table-cell>
          <table:table-cell office:value-type="float" office:value="21.86" calcext:value-type="float">
            <text:p>21,86</text:p>
          </table:table-cell>
          <table:table-cell table:formula="of:=ROUND(([.C106]-[.K106])*[.$D$92];2)" office:value-type="float" office:value="8.71" calcext:value-type="float">
            <text:p>8,71</text:p>
          </table:table-cell>
          <table:table-cell table:formula="of:=ROUND(([.$C106]-[.$K106])*[.$E$92];2)" office:value-type="float" office:value="3.6" calcext:value-type="float">
            <text:p>3,6</text:p>
          </table:table-cell>
          <table:table-cell table:formula="of:=ROUND(([.$C106]-[.$K106])*[.$F$92];2)" office:value-type="float" office:value="3.74" calcext:value-type="float">
            <text:p>3,74</text:p>
          </table:table-cell>
          <table:table-cell table:formula="of:=ROUND(([.$C106]-[.$K106])*[.$G$92];2)" office:value-type="float" office:value="0.81" calcext:value-type="float">
            <text:p>0,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106];&quot;#0,00&quot;);&quot;,&quot;;&quot;.&quot;);&quot;')&quot;)" office:value-type="string" office:string-value="'al_simples': D('21.86')" calcext:value-type="string">
            <text:p>'al_simples': D('21.86')</text:p>
          </table:table-cell>
          <table:table-cell table:formula="of:=CONCATENATE(&quot;'al_irpj': D('&quot;;SUBSTITUTE(TEXT([.D106];&quot;#0,00&quot;);&quot;,&quot;;&quot;.&quot;);&quot;')&quot;)" office:value-type="string" office:string-value="'al_irpj': D('8.71')" calcext:value-type="string">
            <text:p>'al_irpj': D('8.71')</text:p>
          </table:table-cell>
          <table:table-cell table:formula="of:=CONCATENATE(&quot;'al_csll': D('&quot;;SUBSTITUTE(TEXT([.E106];&quot;#0,00&quot;);&quot;,&quot;;&quot;.&quot;);&quot;')&quot;)" office:value-type="string" office:string-value="'al_csll': D('3.60')" calcext:value-type="string">
            <text:p>'al_csll': D('3.60')</text:p>
          </table:table-cell>
          <table:table-cell table:formula="of:=CONCATENATE(&quot;'al_cofins': D('&quot;;SUBSTITUTE(TEXT([.F106];&quot;#0,00&quot;);&quot;,&quot;;&quot;.&quot;);&quot;')&quot;)" office:value-type="string" office:string-value="'al_cofins': D('3.74')" calcext:value-type="string">
            <text:p>'al_cofins': D('3.74')</text:p>
          </table:table-cell>
          <table:table-cell table:formula="of:=CONCATENATE(&quot;'al_pis': D('&quot;;SUBSTITUTE(TEXT([.G106];&quot;#0,00&quot;);&quot;,&quot;;&quot;.&quot;);&quot;')&quot;)" office:value-type="string" office:string-value="'al_pis': D('0.81')" calcext:value-type="string">
            <text:p>'al_pis': D('0.81')</text:p>
          </table:table-cell>
          <table:table-cell table:formula="of:=CONCATENATE(&quot;'al_cpp': D('&quot;;SUBSTITUTE(TEXT([.H106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106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106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06];&quot;: {&quot;;[.L106];&quot;, &quot;;[.M106];&quot;, &quot;;[.N106];&quot;, &quot;;[.O106];&quot;, &quot;;[.P106];&quot;, &quot;;[.Q106];&quot;, &quot;;[.R106];&quot;, &quot;;[.S106];&quot;},&quot;)" office:value-type="string" office:string-value="SIMPLES_NACIONAL_TETO_11: {'al_simples': D('21.86'), 'al_irpj': D('8.71'), 'al_csll': D('3.60'), 'al_cofins': D('3.74'), 'al_pis': D('0.81'), 'al_cpp': D('0.00'), 'al_icms': D('0.00'), 'al_iss': D('0.00')}," calcext:value-type="string">
            <text:p>SIMPLES_NACIONAL_TETO_11: {'al_simples': D('21.86'), 'al_irpj': D('8.71'), 'al_csll': D('3.60'), 'al_cofins': D('3.74'), 'al_pis': D('0.81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1.980.000,01 a R$ 2.160.000,00</text:p>
          </table:table-cell>
          <table:table-cell office:value-type="string" calcext:value-type="string">
            <text:p>SIMPLES_NACIONAL_TETO_12</text:p>
          </table:table-cell>
          <table:table-cell office:value-type="float" office:value="21.97" calcext:value-type="float">
            <text:p>21,97</text:p>
          </table:table-cell>
          <table:table-cell table:formula="of:=ROUND(([.C107]-[.K107])*[.$D$92];2)" office:value-type="float" office:value="8.76" calcext:value-type="float">
            <text:p>8,76</text:p>
          </table:table-cell>
          <table:table-cell table:formula="of:=ROUND(([.$C107]-[.$K107])*[.$E$92];2)" office:value-type="float" office:value="3.62" calcext:value-type="float">
            <text:p>3,62</text:p>
          </table:table-cell>
          <table:table-cell table:formula="of:=ROUND(([.$C107]-[.$K107])*[.$F$92];2)" office:value-type="float" office:value="3.77" calcext:value-type="float">
            <text:p>3,77</text:p>
          </table:table-cell>
          <table:table-cell table:formula="of:=ROUND(([.$C107]-[.$K107])*[.$G$92];2)" office:value-type="float" office:value="0.82" calcext:value-type="float">
            <text:p>0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107];&quot;#0,00&quot;);&quot;,&quot;;&quot;.&quot;);&quot;')&quot;)" office:value-type="string" office:string-value="'al_simples': D('21.97')" calcext:value-type="string">
            <text:p>'al_simples': D('21.97')</text:p>
          </table:table-cell>
          <table:table-cell table:formula="of:=CONCATENATE(&quot;'al_irpj': D('&quot;;SUBSTITUTE(TEXT([.D107];&quot;#0,00&quot;);&quot;,&quot;;&quot;.&quot;);&quot;')&quot;)" office:value-type="string" office:string-value="'al_irpj': D('8.76')" calcext:value-type="string">
            <text:p>'al_irpj': D('8.76')</text:p>
          </table:table-cell>
          <table:table-cell table:formula="of:=CONCATENATE(&quot;'al_csll': D('&quot;;SUBSTITUTE(TEXT([.E107];&quot;#0,00&quot;);&quot;,&quot;;&quot;.&quot;);&quot;')&quot;)" office:value-type="string" office:string-value="'al_csll': D('3.62')" calcext:value-type="string">
            <text:p>'al_csll': D('3.62')</text:p>
          </table:table-cell>
          <table:table-cell table:formula="of:=CONCATENATE(&quot;'al_cofins': D('&quot;;SUBSTITUTE(TEXT([.F107];&quot;#0,00&quot;);&quot;,&quot;;&quot;.&quot;);&quot;')&quot;)" office:value-type="string" office:string-value="'al_cofins': D('3.77')" calcext:value-type="string">
            <text:p>'al_cofins': D('3.77')</text:p>
          </table:table-cell>
          <table:table-cell table:formula="of:=CONCATENATE(&quot;'al_pis': D('&quot;;SUBSTITUTE(TEXT([.G107];&quot;#0,00&quot;);&quot;,&quot;;&quot;.&quot;);&quot;')&quot;)" office:value-type="string" office:string-value="'al_pis': D('0.82')" calcext:value-type="string">
            <text:p>'al_pis': D('0.82')</text:p>
          </table:table-cell>
          <table:table-cell table:formula="of:=CONCATENATE(&quot;'al_cpp': D('&quot;;SUBSTITUTE(TEXT([.H107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107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107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07];&quot;: {&quot;;[.L107];&quot;, &quot;;[.M107];&quot;, &quot;;[.N107];&quot;, &quot;;[.O107];&quot;, &quot;;[.P107];&quot;, &quot;;[.Q107];&quot;, &quot;;[.R107];&quot;, &quot;;[.S107];&quot;},&quot;)" office:value-type="string" office:string-value="SIMPLES_NACIONAL_TETO_12: {'al_simples': D('21.97'), 'al_irpj': D('8.76'), 'al_csll': D('3.62'), 'al_cofins': D('3.77'), 'al_pis': D('0.82'), 'al_cpp': D('0.00'), 'al_icms': D('0.00'), 'al_iss': D('0.00')}," calcext:value-type="string">
            <text:p>SIMPLES_NACIONAL_TETO_12: {'al_simples': D('21.97'), 'al_irpj': D('8.76'), 'al_csll': D('3.62'), 'al_cofins': D('3.77'), 'al_pis': D('0.82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2.160.000,01 a R$ 2.340.000,00</text:p>
          </table:table-cell>
          <table:table-cell office:value-type="string" calcext:value-type="string">
            <text:p>SIMPLES_NACIONAL_TETO_13</text:p>
          </table:table-cell>
          <table:table-cell office:value-type="float" office:value="22.06" calcext:value-type="float">
            <text:p>22,06</text:p>
          </table:table-cell>
          <table:table-cell table:formula="of:=ROUND(([.C108]-[.K108])*[.$D$92];2)" office:value-type="float" office:value="8.81" calcext:value-type="float">
            <text:p>8,81</text:p>
          </table:table-cell>
          <table:table-cell table:formula="of:=ROUND(([.$C108]-[.$K108])*[.$E$92];2)" office:value-type="float" office:value="3.64" calcext:value-type="float">
            <text:p>3,64</text:p>
          </table:table-cell>
          <table:table-cell table:formula="of:=ROUND(([.$C108]-[.$K108])*[.$F$92];2)" office:value-type="float" office:value="3.79" calcext:value-type="float">
            <text:p>3,79</text:p>
          </table:table-cell>
          <table:table-cell table:formula="of:=ROUND(([.$C108]-[.$K108])*[.$G$92];2)" office:value-type="float" office:value="0.82" calcext:value-type="float">
            <text:p>0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108];&quot;#0,00&quot;);&quot;,&quot;;&quot;.&quot;);&quot;')&quot;)" office:value-type="string" office:string-value="'al_simples': D('22.06')" calcext:value-type="string">
            <text:p>'al_simples': D('22.06')</text:p>
          </table:table-cell>
          <table:table-cell table:formula="of:=CONCATENATE(&quot;'al_irpj': D('&quot;;SUBSTITUTE(TEXT([.D108];&quot;#0,00&quot;);&quot;,&quot;;&quot;.&quot;);&quot;')&quot;)" office:value-type="string" office:string-value="'al_irpj': D('8.81')" calcext:value-type="string">
            <text:p>'al_irpj': D('8.81')</text:p>
          </table:table-cell>
          <table:table-cell table:formula="of:=CONCATENATE(&quot;'al_csll': D('&quot;;SUBSTITUTE(TEXT([.E108];&quot;#0,00&quot;);&quot;,&quot;;&quot;.&quot;);&quot;')&quot;)" office:value-type="string" office:string-value="'al_csll': D('3.64')" calcext:value-type="string">
            <text:p>'al_csll': D('3.64')</text:p>
          </table:table-cell>
          <table:table-cell table:formula="of:=CONCATENATE(&quot;'al_cofins': D('&quot;;SUBSTITUTE(TEXT([.F108];&quot;#0,00&quot;);&quot;,&quot;;&quot;.&quot;);&quot;')&quot;)" office:value-type="string" office:string-value="'al_cofins': D('3.79')" calcext:value-type="string">
            <text:p>'al_cofins': D('3.79')</text:p>
          </table:table-cell>
          <table:table-cell table:formula="of:=CONCATENATE(&quot;'al_pis': D('&quot;;SUBSTITUTE(TEXT([.G108];&quot;#0,00&quot;);&quot;,&quot;;&quot;.&quot;);&quot;')&quot;)" office:value-type="string" office:string-value="'al_pis': D('0.82')" calcext:value-type="string">
            <text:p>'al_pis': D('0.82')</text:p>
          </table:table-cell>
          <table:table-cell table:formula="of:=CONCATENATE(&quot;'al_cpp': D('&quot;;SUBSTITUTE(TEXT([.H108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108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108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08];&quot;: {&quot;;[.L108];&quot;, &quot;;[.M108];&quot;, &quot;;[.N108];&quot;, &quot;;[.O108];&quot;, &quot;;[.P108];&quot;, &quot;;[.Q108];&quot;, &quot;;[.R108];&quot;, &quot;;[.S108];&quot;},&quot;)" office:value-type="string" office:string-value="SIMPLES_NACIONAL_TETO_13: {'al_simples': D('22.06'), 'al_irpj': D('8.81'), 'al_csll': D('3.64'), 'al_cofins': D('3.79'), 'al_pis': D('0.82'), 'al_cpp': D('0.00'), 'al_icms': D('0.00'), 'al_iss': D('0.00')}," calcext:value-type="string">
            <text:p>SIMPLES_NACIONAL_TETO_13: {'al_simples': D('22.06'), 'al_irpj': D('8.81'), 'al_csll': D('3.64'), 'al_cofins': D('3.79'), 'al_pis': D('0.82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2.340.000,01 a R$ 2.520.000,00</text:p>
          </table:table-cell>
          <table:table-cell office:value-type="string" calcext:value-type="string">
            <text:p>SIMPLES_NACIONAL_TETO_14</text:p>
          </table:table-cell>
          <table:table-cell office:value-type="float" office:value="22.14" calcext:value-type="float">
            <text:p>22,14</text:p>
          </table:table-cell>
          <table:table-cell table:formula="of:=ROUND(([.C109]-[.K109])*[.$D$92];2)+0.01" office:value-type="float" office:value="8.86" calcext:value-type="float">
            <text:p>8,86</text:p>
          </table:table-cell>
          <table:table-cell table:formula="of:=ROUND(([.$C109]-[.$K109])*[.$E$92];2)" office:value-type="float" office:value="3.66" calcext:value-type="float">
            <text:p>3,66</text:p>
          </table:table-cell>
          <table:table-cell table:formula="of:=ROUND(([.$C109]-[.$K109])*[.$F$92];2)" office:value-type="float" office:value="3.8" calcext:value-type="float">
            <text:p>3,8</text:p>
          </table:table-cell>
          <table:table-cell table:formula="of:=ROUND(([.$C109]-[.$K109])*[.$G$92];2)" office:value-type="float" office:value="0.82" calcext:value-type="float">
            <text:p>0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109];&quot;#0,00&quot;);&quot;,&quot;;&quot;.&quot;);&quot;')&quot;)" office:value-type="string" office:string-value="'al_simples': D('22.14')" calcext:value-type="string">
            <text:p>'al_simples': D('22.14')</text:p>
          </table:table-cell>
          <table:table-cell table:formula="of:=CONCATENATE(&quot;'al_irpj': D('&quot;;SUBSTITUTE(TEXT([.D109];&quot;#0,00&quot;);&quot;,&quot;;&quot;.&quot;);&quot;')&quot;)" office:value-type="string" office:string-value="'al_irpj': D('8.86')" calcext:value-type="string">
            <text:p>'al_irpj': D('8.86')</text:p>
          </table:table-cell>
          <table:table-cell table:formula="of:=CONCATENATE(&quot;'al_csll': D('&quot;;SUBSTITUTE(TEXT([.E109];&quot;#0,00&quot;);&quot;,&quot;;&quot;.&quot;);&quot;')&quot;)" office:value-type="string" office:string-value="'al_csll': D('3.66')" calcext:value-type="string">
            <text:p>'al_csll': D('3.66')</text:p>
          </table:table-cell>
          <table:table-cell table:formula="of:=CONCATENATE(&quot;'al_cofins': D('&quot;;SUBSTITUTE(TEXT([.F109];&quot;#0,00&quot;);&quot;,&quot;;&quot;.&quot;);&quot;')&quot;)" office:value-type="string" office:string-value="'al_cofins': D('3.80')" calcext:value-type="string">
            <text:p>'al_cofins': D('3.80')</text:p>
          </table:table-cell>
          <table:table-cell table:formula="of:=CONCATENATE(&quot;'al_pis': D('&quot;;SUBSTITUTE(TEXT([.G109];&quot;#0,00&quot;);&quot;,&quot;;&quot;.&quot;);&quot;')&quot;)" office:value-type="string" office:string-value="'al_pis': D('0.82')" calcext:value-type="string">
            <text:p>'al_pis': D('0.82')</text:p>
          </table:table-cell>
          <table:table-cell table:formula="of:=CONCATENATE(&quot;'al_cpp': D('&quot;;SUBSTITUTE(TEXT([.H109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109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109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09];&quot;: {&quot;;[.L109];&quot;, &quot;;[.M109];&quot;, &quot;;[.N109];&quot;, &quot;;[.O109];&quot;, &quot;;[.P109];&quot;, &quot;;[.Q109];&quot;, &quot;;[.R109];&quot;, &quot;;[.S109];&quot;},&quot;)" office:value-type="string" office:string-value="SIMPLES_NACIONAL_TETO_14: {'al_simples': D('22.14'), 'al_irpj': D('8.86'), 'al_csll': D('3.66'), 'al_cofins': D('3.80'), 'al_pis': D('0.82'), 'al_cpp': D('0.00'), 'al_icms': D('0.00'), 'al_iss': D('0.00')}," calcext:value-type="string">
            <text:p>SIMPLES_NACIONAL_TETO_14: {'al_simples': D('22.14'), 'al_irpj': D('8.86'), 'al_csll': D('3.66'), 'al_cofins': D('3.80'), 'al_pis': D('0.82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2.520.000,01 a R$ 2.700.000,00</text:p>
          </table:table-cell>
          <table:table-cell office:value-type="string" calcext:value-type="string">
            <text:p>SIMPLES_NACIONAL_TETO_15</text:p>
          </table:table-cell>
          <table:table-cell office:value-type="float" office:value="22.21" calcext:value-type="float">
            <text:p>22,21</text:p>
          </table:table-cell>
          <table:table-cell table:formula="of:=ROUND(([.C110]-[.K110])*[.$D$92];2)" office:value-type="float" office:value="8.89" calcext:value-type="float">
            <text:p>8,89</text:p>
          </table:table-cell>
          <table:table-cell table:formula="of:=ROUND(([.$C110]-[.$K110])*[.$E$92];2)" office:value-type="float" office:value="3.67" calcext:value-type="float">
            <text:p>3,67</text:p>
          </table:table-cell>
          <table:table-cell table:formula="of:=ROUND(([.$C110]-[.$K110])*[.$F$92];2)" office:value-type="float" office:value="3.82" calcext:value-type="float">
            <text:p>3,82</text:p>
          </table:table-cell>
          <table:table-cell table:formula="of:=ROUND(([.$C110]-[.$K110])*[.$G$92];2)" office:value-type="float" office:value="0.83" calcext:value-type="float">
            <text:p>0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110];&quot;#0,00&quot;);&quot;,&quot;;&quot;.&quot;);&quot;')&quot;)" office:value-type="string" office:string-value="'al_simples': D('22.21')" calcext:value-type="string">
            <text:p>'al_simples': D('22.21')</text:p>
          </table:table-cell>
          <table:table-cell table:formula="of:=CONCATENATE(&quot;'al_irpj': D('&quot;;SUBSTITUTE(TEXT([.D110];&quot;#0,00&quot;);&quot;,&quot;;&quot;.&quot;);&quot;')&quot;)" office:value-type="string" office:string-value="'al_irpj': D('8.89')" calcext:value-type="string">
            <text:p>'al_irpj': D('8.89')</text:p>
          </table:table-cell>
          <table:table-cell table:formula="of:=CONCATENATE(&quot;'al_csll': D('&quot;;SUBSTITUTE(TEXT([.E110];&quot;#0,00&quot;);&quot;,&quot;;&quot;.&quot;);&quot;')&quot;)" office:value-type="string" office:string-value="'al_csll': D('3.67')" calcext:value-type="string">
            <text:p>'al_csll': D('3.67')</text:p>
          </table:table-cell>
          <table:table-cell table:formula="of:=CONCATENATE(&quot;'al_cofins': D('&quot;;SUBSTITUTE(TEXT([.F110];&quot;#0,00&quot;);&quot;,&quot;;&quot;.&quot;);&quot;')&quot;)" office:value-type="string" office:string-value="'al_cofins': D('3.82')" calcext:value-type="string">
            <text:p>'al_cofins': D('3.82')</text:p>
          </table:table-cell>
          <table:table-cell table:formula="of:=CONCATENATE(&quot;'al_pis': D('&quot;;SUBSTITUTE(TEXT([.G110];&quot;#0,00&quot;);&quot;,&quot;;&quot;.&quot;);&quot;')&quot;)" office:value-type="string" office:string-value="'al_pis': D('0.83')" calcext:value-type="string">
            <text:p>'al_pis': D('0.83')</text:p>
          </table:table-cell>
          <table:table-cell table:formula="of:=CONCATENATE(&quot;'al_cpp': D('&quot;;SUBSTITUTE(TEXT([.H110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110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110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10];&quot;: {&quot;;[.L110];&quot;, &quot;;[.M110];&quot;, &quot;;[.N110];&quot;, &quot;;[.O110];&quot;, &quot;;[.P110];&quot;, &quot;;[.Q110];&quot;, &quot;;[.R110];&quot;, &quot;;[.S110];&quot;},&quot;)" office:value-type="string" office:string-value="SIMPLES_NACIONAL_TETO_15: {'al_simples': D('22.21'), 'al_irpj': D('8.89'), 'al_csll': D('3.67'), 'al_cofins': D('3.82'), 'al_pis': D('0.83'), 'al_cpp': D('0.00'), 'al_icms': D('0.00'), 'al_iss': D('0.00')}," calcext:value-type="string">
            <text:p>SIMPLES_NACIONAL_TETO_15: {'al_simples': D('22.21'), 'al_irpj': D('8.89'), 'al_csll': D('3.67'), 'al_cofins': D('3.82'), 'al_pis': D('0.83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2.700.000,01 a R$ 2.880.000,00</text:p>
          </table:table-cell>
          <table:table-cell office:value-type="string" calcext:value-type="string">
            <text:p>SIMPLES_NACIONAL_TETO_16</text:p>
          </table:table-cell>
          <table:table-cell office:value-type="float" office:value="22.21" calcext:value-type="float">
            <text:p>22,21</text:p>
          </table:table-cell>
          <table:table-cell table:formula="of:=ROUND(([.C111]-[.K111])*[.$D$92];2)" office:value-type="float" office:value="8.89" calcext:value-type="float">
            <text:p>8,89</text:p>
          </table:table-cell>
          <table:table-cell table:formula="of:=ROUND(([.$C111]-[.$K111])*[.$E$92];2)" office:value-type="float" office:value="3.67" calcext:value-type="float">
            <text:p>3,67</text:p>
          </table:table-cell>
          <table:table-cell table:formula="of:=ROUND(([.$C111]-[.$K111])*[.$F$92];2)" office:value-type="float" office:value="3.82" calcext:value-type="float">
            <text:p>3,82</text:p>
          </table:table-cell>
          <table:table-cell table:formula="of:=ROUND(([.$C111]-[.$K111])*[.$G$92];2)" office:value-type="float" office:value="0.83" calcext:value-type="float">
            <text:p>0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111];&quot;#0,00&quot;);&quot;,&quot;;&quot;.&quot;);&quot;')&quot;)" office:value-type="string" office:string-value="'al_simples': D('22.21')" calcext:value-type="string">
            <text:p>'al_simples': D('22.21')</text:p>
          </table:table-cell>
          <table:table-cell table:formula="of:=CONCATENATE(&quot;'al_irpj': D('&quot;;SUBSTITUTE(TEXT([.D111];&quot;#0,00&quot;);&quot;,&quot;;&quot;.&quot;);&quot;')&quot;)" office:value-type="string" office:string-value="'al_irpj': D('8.89')" calcext:value-type="string">
            <text:p>'al_irpj': D('8.89')</text:p>
          </table:table-cell>
          <table:table-cell table:formula="of:=CONCATENATE(&quot;'al_csll': D('&quot;;SUBSTITUTE(TEXT([.E111];&quot;#0,00&quot;);&quot;,&quot;;&quot;.&quot;);&quot;')&quot;)" office:value-type="string" office:string-value="'al_csll': D('3.67')" calcext:value-type="string">
            <text:p>'al_csll': D('3.67')</text:p>
          </table:table-cell>
          <table:table-cell table:formula="of:=CONCATENATE(&quot;'al_cofins': D('&quot;;SUBSTITUTE(TEXT([.F111];&quot;#0,00&quot;);&quot;,&quot;;&quot;.&quot;);&quot;')&quot;)" office:value-type="string" office:string-value="'al_cofins': D('3.82')" calcext:value-type="string">
            <text:p>'al_cofins': D('3.82')</text:p>
          </table:table-cell>
          <table:table-cell table:formula="of:=CONCATENATE(&quot;'al_pis': D('&quot;;SUBSTITUTE(TEXT([.G111];&quot;#0,00&quot;);&quot;,&quot;;&quot;.&quot;);&quot;')&quot;)" office:value-type="string" office:string-value="'al_pis': D('0.83')" calcext:value-type="string">
            <text:p>'al_pis': D('0.83')</text:p>
          </table:table-cell>
          <table:table-cell table:formula="of:=CONCATENATE(&quot;'al_cpp': D('&quot;;SUBSTITUTE(TEXT([.H111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111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111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11];&quot;: {&quot;;[.L111];&quot;, &quot;;[.M111];&quot;, &quot;;[.N111];&quot;, &quot;;[.O111];&quot;, &quot;;[.P111];&quot;, &quot;;[.Q111];&quot;, &quot;;[.R111];&quot;, &quot;;[.S111];&quot;},&quot;)" office:value-type="string" office:string-value="SIMPLES_NACIONAL_TETO_16: {'al_simples': D('22.21'), 'al_irpj': D('8.89'), 'al_csll': D('3.67'), 'al_cofins': D('3.82'), 'al_pis': D('0.83'), 'al_cpp': D('0.00'), 'al_icms': D('0.00'), 'al_iss': D('0.00')}," calcext:value-type="string">
            <text:p>SIMPLES_NACIONAL_TETO_16: {'al_simples': D('22.21'), 'al_irpj': D('8.89'), 'al_csll': D('3.67'), 'al_cofins': D('3.82'), 'al_pis': D('0.83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2.880.000,01 a R$ 3.060.000,00</text:p>
          </table:table-cell>
          <table:table-cell office:value-type="string" calcext:value-type="string">
            <text:p>SIMPLES_NACIONAL_TETO_17</text:p>
          </table:table-cell>
          <table:table-cell office:value-type="float" office:value="22.32" calcext:value-type="float">
            <text:p>22,32</text:p>
          </table:table-cell>
          <table:table-cell table:formula="of:=ROUND(([.C112]-[.K112])*[.$D$92];2)" office:value-type="float" office:value="8.95" calcext:value-type="float">
            <text:p>8,95</text:p>
          </table:table-cell>
          <table:table-cell table:formula="of:=ROUND(([.$C112]-[.$K112])*[.$E$92];2)" office:value-type="float" office:value="3.7" calcext:value-type="float">
            <text:p>3,7</text:p>
          </table:table-cell>
          <table:table-cell table:formula="of:=ROUND(([.$C112]-[.$K112])*[.$F$92];2)" office:value-type="float" office:value="3.84" calcext:value-type="float">
            <text:p>3,84</text:p>
          </table:table-cell>
          <table:table-cell table:formula="of:=ROUND(([.$C112]-[.$K112])*[.$G$92];2)" office:value-type="float" office:value="0.83" calcext:value-type="float">
            <text:p>0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112];&quot;#0,00&quot;);&quot;,&quot;;&quot;.&quot;);&quot;')&quot;)" office:value-type="string" office:string-value="'al_simples': D('22.32')" calcext:value-type="string">
            <text:p>'al_simples': D('22.32')</text:p>
          </table:table-cell>
          <table:table-cell table:formula="of:=CONCATENATE(&quot;'al_irpj': D('&quot;;SUBSTITUTE(TEXT([.D112];&quot;#0,00&quot;);&quot;,&quot;;&quot;.&quot;);&quot;')&quot;)" office:value-type="string" office:string-value="'al_irpj': D('8.95')" calcext:value-type="string">
            <text:p>'al_irpj': D('8.95')</text:p>
          </table:table-cell>
          <table:table-cell table:formula="of:=CONCATENATE(&quot;'al_csll': D('&quot;;SUBSTITUTE(TEXT([.E112];&quot;#0,00&quot;);&quot;,&quot;;&quot;.&quot;);&quot;')&quot;)" office:value-type="string" office:string-value="'al_csll': D('3.70')" calcext:value-type="string">
            <text:p>'al_csll': D('3.70')</text:p>
          </table:table-cell>
          <table:table-cell table:formula="of:=CONCATENATE(&quot;'al_cofins': D('&quot;;SUBSTITUTE(TEXT([.F112];&quot;#0,00&quot;);&quot;,&quot;;&quot;.&quot;);&quot;')&quot;)" office:value-type="string" office:string-value="'al_cofins': D('3.84')" calcext:value-type="string">
            <text:p>'al_cofins': D('3.84')</text:p>
          </table:table-cell>
          <table:table-cell table:formula="of:=CONCATENATE(&quot;'al_pis': D('&quot;;SUBSTITUTE(TEXT([.G112];&quot;#0,00&quot;);&quot;,&quot;;&quot;.&quot;);&quot;')&quot;)" office:value-type="string" office:string-value="'al_pis': D('0.83')" calcext:value-type="string">
            <text:p>'al_pis': D('0.83')</text:p>
          </table:table-cell>
          <table:table-cell table:formula="of:=CONCATENATE(&quot;'al_cpp': D('&quot;;SUBSTITUTE(TEXT([.H112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112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112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12];&quot;: {&quot;;[.L112];&quot;, &quot;;[.M112];&quot;, &quot;;[.N112];&quot;, &quot;;[.O112];&quot;, &quot;;[.P112];&quot;, &quot;;[.Q112];&quot;, &quot;;[.R112];&quot;, &quot;;[.S112];&quot;},&quot;)" office:value-type="string" office:string-value="SIMPLES_NACIONAL_TETO_17: {'al_simples': D('22.32'), 'al_irpj': D('8.95'), 'al_csll': D('3.70'), 'al_cofins': D('3.84'), 'al_pis': D('0.83'), 'al_cpp': D('0.00'), 'al_icms': D('0.00'), 'al_iss': D('0.00')}," calcext:value-type="string">
            <text:p>SIMPLES_NACIONAL_TETO_17: {'al_simples': D('22.32'), 'al_irpj': D('8.95'), 'al_csll': D('3.70'), 'al_cofins': D('3.84'), 'al_pis': D('0.83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3.060.000,01 a R$ 3.240.000,00</text:p>
          </table:table-cell>
          <table:table-cell office:value-type="string" calcext:value-type="string">
            <text:p>SIMPLES_NACIONAL_TETO_18</text:p>
          </table:table-cell>
          <table:table-cell office:value-type="float" office:value="22.37" calcext:value-type="float">
            <text:p>22,37</text:p>
          </table:table-cell>
          <table:table-cell table:formula="of:=ROUND(([.C113]-[.K113])*[.$D$92];2)-0.01" office:value-type="float" office:value="8.96" calcext:value-type="float">
            <text:p>8,96</text:p>
          </table:table-cell>
          <table:table-cell table:formula="of:=ROUND(([.$C113]-[.$K113])*[.$E$92];2)" office:value-type="float" office:value="3.71" calcext:value-type="float">
            <text:p>3,71</text:p>
          </table:table-cell>
          <table:table-cell table:formula="of:=ROUND(([.$C113]-[.$K113])*[.$F$92];2)" office:value-type="float" office:value="3.86" calcext:value-type="float">
            <text:p>3,86</text:p>
          </table:table-cell>
          <table:table-cell table:formula="of:=ROUND(([.$C113]-[.$K113])*[.$G$92];2)" office:value-type="float" office:value="0.84" calcext:value-type="float">
            <text:p>0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113];&quot;#0,00&quot;);&quot;,&quot;;&quot;.&quot;);&quot;')&quot;)" office:value-type="string" office:string-value="'al_simples': D('22.37')" calcext:value-type="string">
            <text:p>'al_simples': D('22.37')</text:p>
          </table:table-cell>
          <table:table-cell table:formula="of:=CONCATENATE(&quot;'al_irpj': D('&quot;;SUBSTITUTE(TEXT([.D113];&quot;#0,00&quot;);&quot;,&quot;;&quot;.&quot;);&quot;')&quot;)" office:value-type="string" office:string-value="'al_irpj': D('8.96')" calcext:value-type="string">
            <text:p>'al_irpj': D('8.96')</text:p>
          </table:table-cell>
          <table:table-cell table:formula="of:=CONCATENATE(&quot;'al_csll': D('&quot;;SUBSTITUTE(TEXT([.E113];&quot;#0,00&quot;);&quot;,&quot;;&quot;.&quot;);&quot;')&quot;)" office:value-type="string" office:string-value="'al_csll': D('3.71')" calcext:value-type="string">
            <text:p>'al_csll': D('3.71')</text:p>
          </table:table-cell>
          <table:table-cell table:formula="of:=CONCATENATE(&quot;'al_cofins': D('&quot;;SUBSTITUTE(TEXT([.F113];&quot;#0,00&quot;);&quot;,&quot;;&quot;.&quot;);&quot;')&quot;)" office:value-type="string" office:string-value="'al_cofins': D('3.86')" calcext:value-type="string">
            <text:p>'al_cofins': D('3.86')</text:p>
          </table:table-cell>
          <table:table-cell table:formula="of:=CONCATENATE(&quot;'al_pis': D('&quot;;SUBSTITUTE(TEXT([.G113];&quot;#0,00&quot;);&quot;,&quot;;&quot;.&quot;);&quot;')&quot;)" office:value-type="string" office:string-value="'al_pis': D('0.84')" calcext:value-type="string">
            <text:p>'al_pis': D('0.84')</text:p>
          </table:table-cell>
          <table:table-cell table:formula="of:=CONCATENATE(&quot;'al_cpp': D('&quot;;SUBSTITUTE(TEXT([.H113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113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113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13];&quot;: {&quot;;[.L113];&quot;, &quot;;[.M113];&quot;, &quot;;[.N113];&quot;, &quot;;[.O113];&quot;, &quot;;[.P113];&quot;, &quot;;[.Q113];&quot;, &quot;;[.R113];&quot;, &quot;;[.S113];&quot;},&quot;)" office:value-type="string" office:string-value="SIMPLES_NACIONAL_TETO_18: {'al_simples': D('22.37'), 'al_irpj': D('8.96'), 'al_csll': D('3.71'), 'al_cofins': D('3.86'), 'al_pis': D('0.84'), 'al_cpp': D('0.00'), 'al_icms': D('0.00'), 'al_iss': D('0.00')}," calcext:value-type="string">
            <text:p>SIMPLES_NACIONAL_TETO_18: {'al_simples': D('22.37'), 'al_irpj': D('8.96'), 'al_csll': D('3.71'), 'al_cofins': D('3.86'), 'al_pis': D('0.84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3.240.000,01 a R$ 3.420.000,00</text:p>
          </table:table-cell>
          <table:table-cell office:value-type="string" calcext:value-type="string">
            <text:p>SIMPLES_NACIONAL_TETO_19</text:p>
          </table:table-cell>
          <table:table-cell office:value-type="float" office:value="22.41" calcext:value-type="float">
            <text:p>22,41</text:p>
          </table:table-cell>
          <table:table-cell table:formula="of:=ROUND(([.C114]-[.K114])*[.$D$92];2)" office:value-type="float" office:value="8.99" calcext:value-type="float">
            <text:p>8,99</text:p>
          </table:table-cell>
          <table:table-cell table:formula="of:=ROUND(([.$C114]-[.$K114])*[.$E$92];2)" office:value-type="float" office:value="3.72" calcext:value-type="float">
            <text:p>3,72</text:p>
          </table:table-cell>
          <table:table-cell table:formula="of:=ROUND(([.$C114]-[.$K114])*[.$F$92];2)" office:value-type="float" office:value="3.86" calcext:value-type="float">
            <text:p>3,86</text:p>
          </table:table-cell>
          <table:table-cell table:formula="of:=ROUND(([.$C114]-[.$K114])*[.$G$92];2)" office:value-type="float" office:value="0.84" calcext:value-type="float">
            <text:p>0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114];&quot;#0,00&quot;);&quot;,&quot;;&quot;.&quot;);&quot;')&quot;)" office:value-type="string" office:string-value="'al_simples': D('22.41')" calcext:value-type="string">
            <text:p>'al_simples': D('22.41')</text:p>
          </table:table-cell>
          <table:table-cell table:formula="of:=CONCATENATE(&quot;'al_irpj': D('&quot;;SUBSTITUTE(TEXT([.D114];&quot;#0,00&quot;);&quot;,&quot;;&quot;.&quot;);&quot;')&quot;)" office:value-type="string" office:string-value="'al_irpj': D('8.99')" calcext:value-type="string">
            <text:p>'al_irpj': D('8.99')</text:p>
          </table:table-cell>
          <table:table-cell table:formula="of:=CONCATENATE(&quot;'al_csll': D('&quot;;SUBSTITUTE(TEXT([.E114];&quot;#0,00&quot;);&quot;,&quot;;&quot;.&quot;);&quot;')&quot;)" office:value-type="string" office:string-value="'al_csll': D('3.72')" calcext:value-type="string">
            <text:p>'al_csll': D('3.72')</text:p>
          </table:table-cell>
          <table:table-cell table:formula="of:=CONCATENATE(&quot;'al_cofins': D('&quot;;SUBSTITUTE(TEXT([.F114];&quot;#0,00&quot;);&quot;,&quot;;&quot;.&quot;);&quot;')&quot;)" office:value-type="string" office:string-value="'al_cofins': D('3.86')" calcext:value-type="string">
            <text:p>'al_cofins': D('3.86')</text:p>
          </table:table-cell>
          <table:table-cell table:formula="of:=CONCATENATE(&quot;'al_pis': D('&quot;;SUBSTITUTE(TEXT([.G114];&quot;#0,00&quot;);&quot;,&quot;;&quot;.&quot;);&quot;')&quot;)" office:value-type="string" office:string-value="'al_pis': D('0.84')" calcext:value-type="string">
            <text:p>'al_pis': D('0.84')</text:p>
          </table:table-cell>
          <table:table-cell table:formula="of:=CONCATENATE(&quot;'al_cpp': D('&quot;;SUBSTITUTE(TEXT([.H114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114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114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14];&quot;: {&quot;;[.L114];&quot;, &quot;;[.M114];&quot;, &quot;;[.N114];&quot;, &quot;;[.O114];&quot;, &quot;;[.P114];&quot;, &quot;;[.Q114];&quot;, &quot;;[.R114];&quot;, &quot;;[.S114];&quot;},&quot;)" office:value-type="string" office:string-value="SIMPLES_NACIONAL_TETO_19: {'al_simples': D('22.41'), 'al_irpj': D('8.99'), 'al_csll': D('3.72'), 'al_cofins': D('3.86'), 'al_pis': D('0.84'), 'al_cpp': D('0.00'), 'al_icms': D('0.00'), 'al_iss': D('0.00')}," calcext:value-type="string">
            <text:p>SIMPLES_NACIONAL_TETO_19: {'al_simples': D('22.41'), 'al_irpj': D('8.99'), 'al_csll': D('3.72'), 'al_cofins': D('3.86'), 'al_pis': D('0.84'), 'al_cpp': D('0.00'), 'al_icms': D('0.00'), 'al_iss': D('0.00')},</text:p>
          </table:table-cell>
        </table:table-row>
        <table:table-row table:style-name="ro1">
          <table:table-cell office:value-type="string" calcext:value-type="string">
            <text:p>De R$ 3.420.000,01 a R$ 3.600.000,00</text:p>
          </table:table-cell>
          <table:table-cell office:value-type="string" calcext:value-type="string">
            <text:p>SIMPLES_NACIONAL_TETO_20</text:p>
          </table:table-cell>
          <table:table-cell office:value-type="float" office:value="22.45" calcext:value-type="float">
            <text:p>22,45</text:p>
          </table:table-cell>
          <table:table-cell table:formula="of:=ROUND(([.C115]-[.K115])*[.$D$92];2)" office:value-type="float" office:value="9.01" calcext:value-type="float">
            <text:p>9,01</text:p>
          </table:table-cell>
          <table:table-cell table:formula="of:=ROUND(([.$C115]-[.$K115])*[.$E$92];2)" office:value-type="float" office:value="3.73" calcext:value-type="float">
            <text:p>3,73</text:p>
          </table:table-cell>
          <table:table-cell table:formula="of:=ROUND(([.$C115]-[.$K115])*[.$F$92];2)" office:value-type="float" office:value="3.87" calcext:value-type="float">
            <text:p>3,87</text:p>
          </table:table-cell>
          <table:table-cell table:formula="of:=ROUND(([.$C115]-[.$K115])*[.$G$92];2)" office:value-type="float" office:value="0.84" calcext:value-type="float">
            <text:p>0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'al_simples': D('&quot;;SUBSTITUTE(TEXT([.C115];&quot;#0,00&quot;);&quot;,&quot;;&quot;.&quot;);&quot;')&quot;)" office:value-type="string" office:string-value="'al_simples': D('22.45')" calcext:value-type="string">
            <text:p>'al_simples': D('22.45')</text:p>
          </table:table-cell>
          <table:table-cell table:formula="of:=CONCATENATE(&quot;'al_irpj': D('&quot;;SUBSTITUTE(TEXT([.D115];&quot;#0,00&quot;);&quot;,&quot;;&quot;.&quot;);&quot;')&quot;)" office:value-type="string" office:string-value="'al_irpj': D('9.01')" calcext:value-type="string">
            <text:p>'al_irpj': D('9.01')</text:p>
          </table:table-cell>
          <table:table-cell table:formula="of:=CONCATENATE(&quot;'al_csll': D('&quot;;SUBSTITUTE(TEXT([.E115];&quot;#0,00&quot;);&quot;,&quot;;&quot;.&quot;);&quot;')&quot;)" office:value-type="string" office:string-value="'al_csll': D('3.73')" calcext:value-type="string">
            <text:p>'al_csll': D('3.73')</text:p>
          </table:table-cell>
          <table:table-cell table:formula="of:=CONCATENATE(&quot;'al_cofins': D('&quot;;SUBSTITUTE(TEXT([.F115];&quot;#0,00&quot;);&quot;,&quot;;&quot;.&quot;);&quot;')&quot;)" office:value-type="string" office:string-value="'al_cofins': D('3.87')" calcext:value-type="string">
            <text:p>'al_cofins': D('3.87')</text:p>
          </table:table-cell>
          <table:table-cell table:formula="of:=CONCATENATE(&quot;'al_pis': D('&quot;;SUBSTITUTE(TEXT([.G115];&quot;#0,00&quot;);&quot;,&quot;;&quot;.&quot;);&quot;')&quot;)" office:value-type="string" office:string-value="'al_pis': D('0.84')" calcext:value-type="string">
            <text:p>'al_pis': D('0.84')</text:p>
          </table:table-cell>
          <table:table-cell table:formula="of:=CONCATENATE(&quot;'al_cpp': D('&quot;;SUBSTITUTE(TEXT([.H115];&quot;#0,00&quot;);&quot;,&quot;;&quot;.&quot;);&quot;')&quot;)" office:value-type="string" office:string-value="'al_cpp': D('0.00')" calcext:value-type="string">
            <text:p>'al_cpp': D('0.00')</text:p>
          </table:table-cell>
          <table:table-cell table:formula="of:=CONCATENATE(&quot;'al_icms': D('&quot;;SUBSTITUTE(TEXT([.I115];&quot;#0,00&quot;);&quot;,&quot;;&quot;.&quot;);&quot;')&quot;)" office:value-type="string" office:string-value="'al_icms': D('0.00')" calcext:value-type="string">
            <text:p>'al_icms': D('0.00')</text:p>
          </table:table-cell>
          <table:table-cell table:formula="of:=CONCATENATE(&quot;'al_iss': D('&quot;;SUBSTITUTE(TEXT([.J115];&quot;#0,00&quot;);&quot;,&quot;;&quot;.&quot;);&quot;')&quot;)" office:value-type="string" office:string-value="'al_iss': D('0.00')" calcext:value-type="string">
            <text:p>'al_iss': D('0.00')</text:p>
          </table:table-cell>
          <table:table-cell table:formula="of:=CONCATENATE([.B115];&quot;: {&quot;;[.L115];&quot;, &quot;;[.M115];&quot;, &quot;;[.N115];&quot;, &quot;;[.O115];&quot;, &quot;;[.P115];&quot;, &quot;;[.Q115];&quot;, &quot;;[.R115];&quot;, &quot;;[.S115];&quot;},&quot;)" office:value-type="string" office:string-value="SIMPLES_NACIONAL_TETO_20: {'al_simples': D('22.45'), 'al_irpj': D('9.01'), 'al_csll': D('3.73'), 'al_cofins': D('3.87'), 'al_pis': D('0.84'), 'al_cpp': D('0.00'), 'al_icms': D('0.00'), 'al_iss': D('0.00')}," calcext:value-type="string">
            <text:p>SIMPLES_NACIONAL_TETO_20: {'al_simples': D('22.45'), 'al_irpj': D('9.01'), 'al_csll': D('3.73'), 'al_cofins': D('3.87'), 'al_pis': D('0.84'), 'al_cpp': D('0.00'), 'al_icms': D('0.00'), 'al_iss': D('0.00')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0:13:22.106235426</meta:creation-date>
    <dc:date>2016-05-05T14:02:46.351628094</dc:date>
    <meta:editing-duration>PT6M33S</meta:editing-duration>
    <meta:editing-cycles>1</meta:editing-cycles>
    <meta:document-statistic meta:table-count="1" meta:cell-count="2060" meta:object-count="0"/>
    <meta:generator>LibreOffice/5.1.2.2.0$Linux_X86_64 LibreOffice_project/10m0$Build-2</meta:generator>
  </office:meta>
</office:document-meta>
</file>